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62cm"/>
    </style:style>
    <style:style style:name="co3" style:family="table-column">
      <style:table-column-properties fo:break-before="auto" style:column-width="2.783cm"/>
    </style:style>
    <style:style style:name="co4" style:family="table-column">
      <style:table-column-properties fo:break-before="auto" style:column-width="3.57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/>
    </style:style>
    <style:style style:name="ce2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808080" style:text-align-source="fix" style:repeat-content="false" fo:border-left="2.24pt solid #1c1c1c" fo:border-right="none" fo:border-top="2.24pt solid #000000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808080" style:text-align-source="fix" style:repeat-content="false" fo:border-left="2.24pt solid #1c1c1c" fo:border-right="2.24pt solid #1c1c1c" fo:border-top="none"/>
      <style:paragraph-properties fo:text-align="center" fo:margin-left="0cm"/>
      <style:text-properties fo:color="#ffffff" style:font-name="Arial" fo:font-size="12pt" style:font-size-asian="12pt" style:font-size-complex="12pt"/>
    </style:style>
    <style:style style:name="ce22" style:family="table-cell" style:parent-style-name="Default">
      <style:table-cell-properties fo:border-bottom="2.24pt solid #1c1c1c" fo:background-color="#808080" style:text-align-source="fix" style:repeat-content="false" fo:border-left="2.24pt solid #1c1c1c" fo:border-right="2.24pt solid #1c1c1c" fo:border-top="none"/>
      <style:paragraph-properties fo:text-align="center" fo:margin-left="0cm"/>
      <style:text-properties fo:color="#ffffff" style:font-name="Arial" fo:font-size="12pt" style:font-size-asian="12pt" style:font-size-complex="12pt"/>
    </style:style>
    <style:style style:name="ce8" style:family="table-cell" style:parent-style-name="Default" style:data-style-name="N37">
      <style:table-cell-properties fo:border-bottom="2.24pt solid #1c1c1c" fo:background-color="#808080" fo:border-left="none" fo:border-right="none" fo:border-top="2.24pt solid #000000"/>
      <style:text-properties fo:color="#ffffff" style:font-name="Arial"/>
    </style:style>
    <style:style style:name="ce24" style:family="table-cell" style:parent-style-name="Default">
      <style:table-cell-properties fo:border-bottom="2.24pt solid #1c1c1c" fo:border-left="none" fo:border-right="none" fo:border-top="none"/>
    </style:style>
    <style:style style:name="ce11" style:family="table-cell" style:parent-style-name="Default" style:data-style-name="N37">
      <style:table-cell-properties fo:border-bottom="2.24pt solid #1c1c1c" fo:background-color="#808080" fo:border-left="none" fo:border-right="2.24pt solid #1c1c1c" fo:border-top="2.24pt solid #000000"/>
      <style:text-properties fo:color="#ffffff" style:font-name="Arial"/>
    </style:style>
    <style:style style:name="ce26" style:family="table-cell" style:parent-style-name="barre_5f_orange">
      <style:table-cell-properties fo:border-bottom="2.24pt solid #1c1c1c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2.24pt solid #1c1c1c" fo:border-top="none"/>
    </style:style>
    <style:style style:name="ce28" style:family="table-cell" style:parent-style-name="barre_5f_bleu">
      <style:table-cell-properties fo:border-bottom="none" fo:border-left="none" fo:border-right="2.24pt solid #1c1c1c" fo:border-top="none"/>
    </style:style>
    <style:style style:name="ce29" style:family="table-cell" style:parent-style-name="barre_5f_orange">
      <style:table-cell-properties fo:border-bottom="2.24pt solid #1c1c1c" fo:border-left="none" fo:border-right="2.24pt solid #1c1c1c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default-cell-style-name="ce3"/>
        <table:table-column table:style-name="co1" table:default-cell-style-name="ce4"/>
        <table:table-column table:style-name="co6" table:default-cell-style-name="ce6"/>
        <table:table-column table:style-name="co1" table:number-columns-repeated="81" table:default-cell-style-name="Default"/>
        <table:table-column table:style-name="co1" table:default-cell-style-name="ce27"/>
        <table:table-row table:style-name="ro1">
          <table:table-cell office:value-type="string" calcext:value-type="string">
            <text:p>Tâche</text:p>
          </table:table-cell>
          <table:table-cell table:style-name="ce1" office:value-type="string" calcext:value-type="string">
            <text:p>Nom de la tâche</text:p>
          </table:table-cell>
          <table:table-cell table:style-name="ce1" office:value-type="string" calcext:value-type="string">
            <text:p>Date de début</text:p>
          </table:table-cell>
          <table:table-cell office:value-type="string" calcext:value-type="string">
            <text:p>Durée</text:p>
          </table:table-cell>
          <table:table-cell table:style-name="ce1" office:value-type="string" calcext:value-type="string">
            <text:p>Date de fin</text:p>
          </table:table-cell>
          <table:table-cell table:style-name="Default"/>
          <table:table-cell table:style-name="ce5" office:value-type="string" calcext:value-type="string">
            <text:p>Tâche / Date</text:p>
          </table:table-cell>
          <table:table-cell table:style-name="ce8" office:value-type="date" office:date-value="2026-01-22" calcext:value-type="date">
            <text:p>22/01/26</text:p>
          </table:table-cell>
          <table:table-cell table:style-name="ce8" office:value-type="date" office:date-value="2026-01-23" calcext:value-type="date">
            <text:p>23/01/26</text:p>
          </table:table-cell>
          <table:table-cell table:style-name="ce8" office:value-type="date" office:date-value="2026-01-24" calcext:value-type="date">
            <text:p>24/01/26</text:p>
          </table:table-cell>
          <table:table-cell table:style-name="ce8" office:value-type="date" office:date-value="2026-01-25" calcext:value-type="date">
            <text:p>25/01/26</text:p>
          </table:table-cell>
          <table:table-cell table:style-name="ce8" table:formula="of:=IF([.$H$1] + (COLUMN() - COLUMN([.$H$1])) &lt;= [.$E$25] ; [.$H$1] + (COLUMN() - COLUMN([.$H$1])) ; &quot;&quot;)" office:value-type="date" office:date-value="2026-01-26" calcext:value-type="date">
            <text:p>26/01/26</text:p>
          </table:table-cell>
          <table:table-cell table:style-name="ce8" table:formula="of:=IF([.$H$1] + (COLUMN() - COLUMN([.$H$1])) &lt;= [.$E$25] ; [.$H$1] + (COLUMN() - COLUMN([.$H$1])) ; &quot;&quot;)" office:value-type="date" office:date-value="2026-01-27" calcext:value-type="date">
            <text:p>27/01/26</text:p>
          </table:table-cell>
          <table:table-cell table:style-name="ce8" table:formula="of:=IF([.$H$1] + (COLUMN() - COLUMN([.$H$1])) &lt;= [.$E$25] ; [.$H$1] + (COLUMN() - COLUMN([.$H$1])) ; &quot;&quot;)" office:value-type="date" office:date-value="2026-01-28" calcext:value-type="date">
            <text:p>28/01/26</text:p>
          </table:table-cell>
          <table:table-cell table:style-name="ce8" table:formula="of:=IF([.$H$1] + (COLUMN() - COLUMN([.$H$1])) &lt;= [.$E$25] ; [.$H$1] + (COLUMN() - COLUMN([.$H$1])) ; &quot;&quot;)" office:value-type="date" office:date-value="2026-01-29" calcext:value-type="date">
            <text:p>29/01/26</text:p>
          </table:table-cell>
          <table:table-cell table:style-name="ce8" table:formula="of:=IF([.$H$1] + (COLUMN() - COLUMN([.$H$1])) &lt;= [.$E$25] ; [.$H$1] + (COLUMN() - COLUMN([.$H$1])) ; &quot;&quot;)" office:value-type="date" office:date-value="2026-01-30" calcext:value-type="date">
            <text:p>30/01/26</text:p>
          </table:table-cell>
          <table:table-cell table:style-name="ce8" table:formula="of:=IF([.$H$1] + (COLUMN() - COLUMN([.$H$1])) &lt;= [.$E$25] ; [.$H$1] + (COLUMN() - COLUMN([.$H$1])) ; &quot;&quot;)" office:value-type="date" office:date-value="2026-01-31" calcext:value-type="date">
            <text:p>31/01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1" calcext:value-type="date">
            <text:p>01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2" calcext:value-type="date">
            <text:p>02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3" calcext:value-type="date">
            <text:p>03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4" calcext:value-type="date">
            <text:p>04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5" calcext:value-type="date">
            <text:p>05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6" calcext:value-type="date">
            <text:p>06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7" calcext:value-type="date">
            <text:p>07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8" calcext:value-type="date">
            <text:p>08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9" calcext:value-type="date">
            <text:p>09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0" calcext:value-type="date">
            <text:p>10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1" calcext:value-type="date">
            <text:p>11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2" calcext:value-type="date">
            <text:p>12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3" calcext:value-type="date">
            <text:p>13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4" calcext:value-type="date">
            <text:p>14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5" calcext:value-type="date">
            <text:p>15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6" calcext:value-type="date">
            <text:p>16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7" calcext:value-type="date">
            <text:p>17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8" calcext:value-type="date">
            <text:p>18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9" calcext:value-type="date">
            <text:p>19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0" calcext:value-type="date">
            <text:p>20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1" calcext:value-type="date">
            <text:p>21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2" calcext:value-type="date">
            <text:p>22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3" calcext:value-type="date">
            <text:p>23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4" calcext:value-type="date">
            <text:p>24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5" calcext:value-type="date">
            <text:p>25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6" calcext:value-type="date">
            <text:p>26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7" calcext:value-type="date">
            <text:p>27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8" calcext:value-type="date">
            <text:p>28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1" calcext:value-type="date">
            <text:p>01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2" calcext:value-type="date">
            <text:p>02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3" calcext:value-type="date">
            <text:p>03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4" calcext:value-type="date">
            <text:p>04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5" calcext:value-type="date">
            <text:p>05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6" calcext:value-type="date">
            <text:p>06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7" calcext:value-type="date">
            <text:p>07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8" calcext:value-type="date">
            <text:p>08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9" calcext:value-type="date">
            <text:p>09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0" calcext:value-type="date">
            <text:p>10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1" calcext:value-type="date">
            <text:p>11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2" calcext:value-type="date">
            <text:p>12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3" calcext:value-type="date">
            <text:p>13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4" calcext:value-type="date">
            <text:p>14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5" calcext:value-type="date">
            <text:p>15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6" calcext:value-type="date">
            <text:p>16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7" calcext:value-type="date">
            <text:p>17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8" calcext:value-type="date">
            <text:p>18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9" calcext:value-type="date">
            <text:p>19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0" calcext:value-type="date">
            <text:p>20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1" calcext:value-type="date">
            <text:p>21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2" calcext:value-type="date">
            <text:p>22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3" calcext:value-type="date">
            <text:p>23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4" calcext:value-type="date">
            <text:p>24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5" calcext:value-type="date">
            <text:p>25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6" calcext:value-type="date">
            <text:p>26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7" calcext:value-type="date">
            <text:p>27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8" calcext:value-type="date">
            <text:p>28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9" calcext:value-type="date">
            <text:p>29/03/26</text:p>
          </table:table-cell>
          <table:table-cell table:style-name="ce11" table:formula="of:=IF([.$H$1] + (COLUMN() - COLUMN([.$H$1])) &lt;= [.$E$25] ; [.$H$1] + (COLUMN() - COLUMN([.$H$1])) ; &quot;&quot;)" office:value-type="date" office:date-value="2026-03-30" calcext:value-type="date">
            <text:p>30/03/26</text:p>
          </table:table-cell>
          <table:table-cell table:style-name="ce11" table:formula="of:=IF([.$H$1] + (COLUMN() - COLUMN([.$H$1])) &lt;= [.$E$25] ; [.$H$1] + (COLUMN() - COLUMN([.$H$1])) ; &quot;&quot;)" office:value-type="date" office:date-value="2026-03-31" calcext:value-type="date">
            <text:p>31/03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1" calcext:value-type="date">
            <text:p>01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2" calcext:value-type="date">
            <text:p>02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3" calcext:value-type="date">
            <text:p>03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4" calcext:value-type="date">
            <text:p>04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5" calcext:value-type="date">
            <text:p>05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6" calcext:value-type="date">
            <text:p>06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7" calcext:value-type="date">
            <text:p>07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8" calcext:value-type="date">
            <text:p>08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9" calcext:value-type="date">
            <text:p>09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10" calcext:value-type="date">
            <text:p>10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11" calcext:value-type="date">
            <text:p>11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12" calcext:value-type="date">
            <text:p>12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13" calcext:value-type="date">
            <text:p>13/04/26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Répartition des tâches</text:p>
          </table:table-cell>
          <table:table-cell office:value-type="date" office:date-value="2026-01-22" calcext:value-type="date">
            <text:p>22/01/26</text:p>
          </table:table-cell>
          <table:table-cell table:formula="of:=DAYS360([.C2];[.E2])" office:value-type="float" office:value="8" calcext:value-type="float">
            <text:p>8</text:p>
          </table:table-cell>
          <table:table-cell office:value-type="date" office:date-value="2026-01-30" calcext:value-type="date">
            <text:p>30/01/26</text:p>
          </table:table-cell>
          <table:table-cell/>
          <table:table-cell office:value-type="string" calcext:value-type="string">
            <text:p>T1</text:p>
          </table:table-cell>
          <table:table-cell table:style-name="barre_5f_bleu" table:formula="of:=IF(AND([.$C2]&lt;=[.H$1];[.$E2]&gt;=[.H$1]);T(ORG.OPENOFFICE.STYLE(&quot;barre_bleu&quot;));T(ORG.OPENOFFICE.STYLE(&quot;Neutre&quot;)))">
            <text:p/>
          </table:table-cell>
          <table:table-cell table:style-name="barre_5f_bleu" table:formula="of:=IF(AND([.$C2]&lt;=[.I$1];[.$E2]&gt;=[.I$1]);T(ORG.OPENOFFICE.STYLE(&quot;barre_bleu&quot;));T(ORG.OPENOFFICE.STYLE(&quot;Neutre&quot;)))">
            <text:p/>
          </table:table-cell>
          <table:table-cell table:style-name="barre_5f_bleu" table:formula="of:=IF(AND([.$C2]&lt;=[.J$1];[.$E2]&gt;=[.J$1]);T(ORG.OPENOFFICE.STYLE(&quot;barre_bleu&quot;));T(ORG.OPENOFFICE.STYLE(&quot;Neutre&quot;)))">
            <text:p/>
          </table:table-cell>
          <table:table-cell table:style-name="barre_5f_bleu" table:formula="of:=IF(AND([.$C2]&lt;=[.K$1];[.$E2]&gt;=[.K$1]);T(ORG.OPENOFFICE.STYLE(&quot;barre_bleu&quot;));T(ORG.OPENOFFICE.STYLE(&quot;Neutre&quot;)))">
            <text:p/>
          </table:table-cell>
          <table:table-cell table:style-name="barre_5f_bleu" table:formula="of:=IF(AND([.$C2]&lt;=[.L$1];[.$E2]&gt;=[.L$1]);T(ORG.OPENOFFICE.STYLE(&quot;barre_bleu&quot;));T(ORG.OPENOFFICE.STYLE(&quot;Neutre&quot;)))">
            <text:p/>
          </table:table-cell>
          <table:table-cell table:style-name="barre_5f_bleu" table:formula="of:=IF(AND([.$C2]&lt;=[.M$1];[.$E2]&gt;=[.M$1]);T(ORG.OPENOFFICE.STYLE(&quot;barre_bleu&quot;));T(ORG.OPENOFFICE.STYLE(&quot;Neutre&quot;)))">
            <text:p/>
          </table:table-cell>
          <table:table-cell table:style-name="barre_5f_bleu" table:formula="of:=IF(AND([.$C2]&lt;=[.N$1];[.$E2]&gt;=[.N$1]);T(ORG.OPENOFFICE.STYLE(&quot;barre_bleu&quot;));T(ORG.OPENOFFICE.STYLE(&quot;Neutre&quot;)))">
            <text:p/>
          </table:table-cell>
          <table:table-cell table:style-name="barre_5f_bleu" table:formula="of:=IF(AND([.$C2]&lt;=[.O$1];[.$E2]&gt;=[.O$1]);T(ORG.OPENOFFICE.STYLE(&quot;barre_bleu&quot;));T(ORG.OPENOFFICE.STYLE(&quot;Neutre&quot;)))">
            <text:p/>
          </table:table-cell>
          <table:table-cell table:style-name="barre_5f_bleu" table:formula="of:=IF(AND([.$C2]&lt;=[.P$1];[.$E2]&gt;=[.P$1]);T(ORG.OPENOFFICE.STYLE(&quot;barre_bleu&quot;));T(ORG.OPENOFFICE.STYLE(&quot;Neutre&quot;)))">
            <text:p/>
          </table:table-cell>
          <table:table-cell table:formula="of:=IF(AND([.$C2]&lt;=[.Q$1];[.$E2]&gt;=[.Q$1]);T(ORG.OPENOFFICE.STYLE(&quot;barre_bleu&quot;));T(ORG.OPENOFFICE.STYLE(&quot;Neutre&quot;)))">
            <text:p/>
          </table:table-cell>
          <table:table-cell table:formula="of:=IF(AND([.$C2]&lt;=[.R$1];[.$E2]&gt;=[.R$1]);T(ORG.OPENOFFICE.STYLE(&quot;barre_bleu&quot;));T(ORG.OPENOFFICE.STYLE(&quot;Neutre&quot;)))">
            <text:p/>
          </table:table-cell>
          <table:table-cell table:formula="of:=IF(AND([.$C2]&lt;=[.S$1];[.$E2]&gt;=[.S$1]);T(ORG.OPENOFFICE.STYLE(&quot;barre_bleu&quot;));T(ORG.OPENOFFICE.STYLE(&quot;Neutre&quot;)))">
            <text:p/>
          </table:table-cell>
          <table:table-cell table:formula="of:=IF(AND([.$C2]&lt;=[.T$1];[.$E2]&gt;=[.T$1]);T(ORG.OPENOFFICE.STYLE(&quot;barre_bleu&quot;));T(ORG.OPENOFFICE.STYLE(&quot;Neutre&quot;)))">
            <text:p/>
          </table:table-cell>
          <table:table-cell table:formula="of:=IF(AND([.$C2]&lt;=[.U$1];[.$E2]&gt;=[.U$1]);T(ORG.OPENOFFICE.STYLE(&quot;barre_bleu&quot;));T(ORG.OPENOFFICE.STYLE(&quot;Neutre&quot;)))">
            <text:p/>
          </table:table-cell>
          <table:table-cell table:formula="of:=IF(AND([.$C2]&lt;=[.V$1];[.$E2]&gt;=[.V$1]);T(ORG.OPENOFFICE.STYLE(&quot;barre_bleu&quot;));T(ORG.OPENOFFICE.STYLE(&quot;Neutre&quot;)))">
            <text:p/>
          </table:table-cell>
          <table:table-cell table:formula="of:=IF(AND([.$C2]&lt;=[.W$1];[.$E2]&gt;=[.W$1]);T(ORG.OPENOFFICE.STYLE(&quot;barre_bleu&quot;));T(ORG.OPENOFFICE.STYLE(&quot;Neutre&quot;)))">
            <text:p/>
          </table:table-cell>
          <table:table-cell table:formula="of:=IF(AND([.$C2]&lt;=[.X$1];[.$E2]&gt;=[.X$1]);T(ORG.OPENOFFICE.STYLE(&quot;barre_bleu&quot;));T(ORG.OPENOFFICE.STYLE(&quot;Neutre&quot;)))">
            <text:p/>
          </table:table-cell>
          <table:table-cell table:formula="of:=IF(AND([.$C2]&lt;=[.Y$1];[.$E2]&gt;=[.Y$1]);T(ORG.OPENOFFICE.STYLE(&quot;barre_bleu&quot;));T(ORG.OPENOFFICE.STYLE(&quot;Neutre&quot;)))">
            <text:p/>
          </table:table-cell>
          <table:table-cell table:formula="of:=IF(AND([.$C2]&lt;=[.Z$1];[.$E2]&gt;=[.Z$1]);T(ORG.OPENOFFICE.STYLE(&quot;barre_bleu&quot;));T(ORG.OPENOFFICE.STYLE(&quot;Neutre&quot;)))">
            <text:p/>
          </table:table-cell>
          <table:table-cell table:formula="of:=IF(AND([.$C2]&lt;=[.AA$1];[.$E2]&gt;=[.AA$1]);T(ORG.OPENOFFICE.STYLE(&quot;barre_bleu&quot;));T(ORG.OPENOFFICE.STYLE(&quot;Neutre&quot;)))">
            <text:p/>
          </table:table-cell>
          <table:table-cell table:formula="of:=IF(AND([.$C2]&lt;=[.AB$1];[.$E2]&gt;=[.AB$1]);T(ORG.OPENOFFICE.STYLE(&quot;barre_bleu&quot;));T(ORG.OPENOFFICE.STYLE(&quot;Neutre&quot;)))">
            <text:p/>
          </table:table-cell>
          <table:table-cell table:formula="of:=IF(AND([.$C2]&lt;=[.AC$1];[.$E2]&gt;=[.AC$1]);T(ORG.OPENOFFICE.STYLE(&quot;barre_bleu&quot;));T(ORG.OPENOFFICE.STYLE(&quot;Neutre&quot;)))">
            <text:p/>
          </table:table-cell>
          <table:table-cell table:formula="of:=IF(AND([.$C2]&lt;=[.AD$1];[.$E2]&gt;=[.AD$1]);T(ORG.OPENOFFICE.STYLE(&quot;barre_bleu&quot;));T(ORG.OPENOFFICE.STYLE(&quot;Neutre&quot;)))">
            <text:p/>
          </table:table-cell>
          <table:table-cell table:formula="of:=IF(AND([.$C2]&lt;=[.AE$1];[.$E2]&gt;=[.AE$1]);T(ORG.OPENOFFICE.STYLE(&quot;barre_bleu&quot;));T(ORG.OPENOFFICE.STYLE(&quot;Neutre&quot;)))">
            <text:p/>
          </table:table-cell>
          <table:table-cell table:formula="of:=IF(AND([.$C2]&lt;=[.AF$1];[.$E2]&gt;=[.AF$1]);T(ORG.OPENOFFICE.STYLE(&quot;barre_bleu&quot;));T(ORG.OPENOFFICE.STYLE(&quot;Neutre&quot;)))">
            <text:p/>
          </table:table-cell>
          <table:table-cell table:formula="of:=IF(AND([.$C2]&lt;=[.AG$1];[.$E2]&gt;=[.AG$1]);T(ORG.OPENOFFICE.STYLE(&quot;barre_bleu&quot;));T(ORG.OPENOFFICE.STYLE(&quot;Neutre&quot;)))">
            <text:p/>
          </table:table-cell>
          <table:table-cell table:formula="of:=IF(AND([.$C2]&lt;=[.AH$1];[.$E2]&gt;=[.AH$1]);T(ORG.OPENOFFICE.STYLE(&quot;barre_bleu&quot;));T(ORG.OPENOFFICE.STYLE(&quot;Neutre&quot;)))">
            <text:p/>
          </table:table-cell>
          <table:table-cell table:formula="of:=IF(AND([.$C2]&lt;=[.AI$1];[.$E2]&gt;=[.AI$1]);T(ORG.OPENOFFICE.STYLE(&quot;barre_bleu&quot;));T(ORG.OPENOFFICE.STYLE(&quot;Neutre&quot;)))">
            <text:p/>
          </table:table-cell>
          <table:table-cell table:formula="of:=IF(AND([.$C2]&lt;=[.AJ$1];[.$E2]&gt;=[.AJ$1]);T(ORG.OPENOFFICE.STYLE(&quot;barre_bleu&quot;));T(ORG.OPENOFFICE.STYLE(&quot;Neutre&quot;)))">
            <text:p/>
          </table:table-cell>
          <table:table-cell table:formula="of:=IF(AND([.$C2]&lt;=[.AK$1];[.$E2]&gt;=[.AK$1]);T(ORG.OPENOFFICE.STYLE(&quot;barre_bleu&quot;));T(ORG.OPENOFFICE.STYLE(&quot;Neutre&quot;)))">
            <text:p/>
          </table:table-cell>
          <table:table-cell table:formula="of:=IF(AND([.$C2]&lt;=[.AL$1];[.$E2]&gt;=[.AL$1]);T(ORG.OPENOFFICE.STYLE(&quot;barre_bleu&quot;));T(ORG.OPENOFFICE.STYLE(&quot;Neutre&quot;)))">
            <text:p/>
          </table:table-cell>
          <table:table-cell table:formula="of:=IF(AND([.$C2]&lt;=[.AM$1];[.$E2]&gt;=[.AM$1]);T(ORG.OPENOFFICE.STYLE(&quot;barre_bleu&quot;));T(ORG.OPENOFFICE.STYLE(&quot;Neutre&quot;)))">
            <text:p/>
          </table:table-cell>
          <table:table-cell table:formula="of:=IF(AND([.$C2]&lt;=[.AN$1];[.$E2]&gt;=[.AN$1]);T(ORG.OPENOFFICE.STYLE(&quot;barre_bleu&quot;));T(ORG.OPENOFFICE.STYLE(&quot;Neutre&quot;)))">
            <text:p/>
          </table:table-cell>
          <table:table-cell table:formula="of:=IF(AND([.$C2]&lt;=[.AO$1];[.$E2]&gt;=[.AO$1]);T(ORG.OPENOFFICE.STYLE(&quot;barre_bleu&quot;));T(ORG.OPENOFFICE.STYLE(&quot;Neutre&quot;)))">
            <text:p/>
          </table:table-cell>
          <table:table-cell table:formula="of:=IF(AND([.$C2]&lt;=[.AP$1];[.$E2]&gt;=[.AP$1]);T(ORG.OPENOFFICE.STYLE(&quot;barre_bleu&quot;));T(ORG.OPENOFFICE.STYLE(&quot;Neutre&quot;)))">
            <text:p/>
          </table:table-cell>
          <table:table-cell table:formula="of:=IF(AND([.$C2]&lt;=[.AQ$1];[.$E2]&gt;=[.AQ$1]);T(ORG.OPENOFFICE.STYLE(&quot;barre_bleu&quot;));T(ORG.OPENOFFICE.STYLE(&quot;Neutre&quot;)))">
            <text:p/>
          </table:table-cell>
          <table:table-cell table:formula="of:=IF(AND([.$C2]&lt;=[.AR$1];[.$E2]&gt;=[.AR$1]);T(ORG.OPENOFFICE.STYLE(&quot;barre_bleu&quot;));T(ORG.OPENOFFICE.STYLE(&quot;Neutre&quot;)))">
            <text:p/>
          </table:table-cell>
          <table:table-cell table:formula="of:=IF(AND([.$C2]&lt;=[.AS$1];[.$E2]&gt;=[.AS$1]);T(ORG.OPENOFFICE.STYLE(&quot;barre_bleu&quot;));T(ORG.OPENOFFICE.STYLE(&quot;Neutre&quot;)))">
            <text:p/>
          </table:table-cell>
          <table:table-cell table:formula="of:=IF(AND([.$C2]&lt;=[.AT$1];[.$E2]&gt;=[.AT$1]);T(ORG.OPENOFFICE.STYLE(&quot;barre_bleu&quot;));T(ORG.OPENOFFICE.STYLE(&quot;Neutre&quot;)))">
            <text:p/>
          </table:table-cell>
          <table:table-cell table:formula="of:=IF(AND([.$C2]&lt;=[.AU$1];[.$E2]&gt;=[.AU$1]);T(ORG.OPENOFFICE.STYLE(&quot;barre_bleu&quot;));T(ORG.OPENOFFICE.STYLE(&quot;Neutre&quot;)))">
            <text:p/>
          </table:table-cell>
          <table:table-cell table:formula="of:=IF(AND([.$C2]&lt;=[.AV$1];[.$E2]&gt;=[.AV$1]);T(ORG.OPENOFFICE.STYLE(&quot;barre_bleu&quot;));T(ORG.OPENOFFICE.STYLE(&quot;Neutre&quot;)))">
            <text:p/>
          </table:table-cell>
          <table:table-cell table:formula="of:=IF(AND([.$C2]&lt;=[.AW$1];[.$E2]&gt;=[.AW$1]);T(ORG.OPENOFFICE.STYLE(&quot;barre_bleu&quot;));T(ORG.OPENOFFICE.STYLE(&quot;Neutre&quot;)))">
            <text:p/>
          </table:table-cell>
          <table:table-cell table:formula="of:=IF(AND([.$C2]&lt;=[.AX$1];[.$E2]&gt;=[.AX$1]);T(ORG.OPENOFFICE.STYLE(&quot;barre_bleu&quot;));T(ORG.OPENOFFICE.STYLE(&quot;Neutre&quot;)))">
            <text:p/>
          </table:table-cell>
          <table:table-cell table:formula="of:=IF(AND([.$C2]&lt;=[.AY$1];[.$E2]&gt;=[.AY$1]);T(ORG.OPENOFFICE.STYLE(&quot;barre_bleu&quot;));T(ORG.OPENOFFICE.STYLE(&quot;Neutre&quot;)))">
            <text:p/>
          </table:table-cell>
          <table:table-cell table:formula="of:=IF(AND([.$C2]&lt;=[.AZ$1];[.$E2]&gt;=[.AZ$1]);T(ORG.OPENOFFICE.STYLE(&quot;barre_bleu&quot;));T(ORG.OPENOFFICE.STYLE(&quot;Neutre&quot;)))">
            <text:p/>
          </table:table-cell>
          <table:table-cell table:formula="of:=IF(AND([.$C2]&lt;=[.BA$1];[.$E2]&gt;=[.BA$1]);T(ORG.OPENOFFICE.STYLE(&quot;barre_bleu&quot;));T(ORG.OPENOFFICE.STYLE(&quot;Neutre&quot;)))">
            <text:p/>
          </table:table-cell>
          <table:table-cell table:formula="of:=IF(AND([.$C2]&lt;=[.BB$1];[.$E2]&gt;=[.BB$1]);T(ORG.OPENOFFICE.STYLE(&quot;barre_bleu&quot;));T(ORG.OPENOFFICE.STYLE(&quot;Neutre&quot;)))">
            <text:p/>
          </table:table-cell>
          <table:table-cell table:formula="of:=IF(AND([.$C2]&lt;=[.BC$1];[.$E2]&gt;=[.BC$1]);T(ORG.OPENOFFICE.STYLE(&quot;barre_bleu&quot;));T(ORG.OPENOFFICE.STYLE(&quot;Neutre&quot;)))">
            <text:p/>
          </table:table-cell>
          <table:table-cell table:formula="of:=IF(AND([.$C2]&lt;=[.BD$1];[.$E2]&gt;=[.BD$1]);T(ORG.OPENOFFICE.STYLE(&quot;barre_bleu&quot;));T(ORG.OPENOFFICE.STYLE(&quot;Neutre&quot;)))">
            <text:p/>
          </table:table-cell>
          <table:table-cell table:formula="of:=IF(AND([.$C2]&lt;=[.BE$1];[.$E2]&gt;=[.BE$1]);T(ORG.OPENOFFICE.STYLE(&quot;barre_bleu&quot;));T(ORG.OPENOFFICE.STYLE(&quot;Neutre&quot;)))">
            <text:p/>
          </table:table-cell>
          <table:table-cell table:formula="of:=IF(AND([.$C2]&lt;=[.BF$1];[.$E2]&gt;=[.BF$1]);T(ORG.OPENOFFICE.STYLE(&quot;barre_bleu&quot;));T(ORG.OPENOFFICE.STYLE(&quot;Neutre&quot;)))">
            <text:p/>
          </table:table-cell>
          <table:table-cell table:formula="of:=IF(AND([.$C2]&lt;=[.BG$1];[.$E2]&gt;=[.BG$1]);T(ORG.OPENOFFICE.STYLE(&quot;barre_bleu&quot;));T(ORG.OPENOFFICE.STYLE(&quot;Neutre&quot;)))">
            <text:p/>
          </table:table-cell>
          <table:table-cell table:formula="of:=IF(AND([.$C2]&lt;=[.BH$1];[.$E2]&gt;=[.BH$1]);T(ORG.OPENOFFICE.STYLE(&quot;barre_bleu&quot;));T(ORG.OPENOFFICE.STYLE(&quot;Neutre&quot;)))">
            <text:p/>
          </table:table-cell>
          <table:table-cell table:formula="of:=IF(AND([.$C2]&lt;=[.BI$1];[.$E2]&gt;=[.BI$1]);T(ORG.OPENOFFICE.STYLE(&quot;barre_bleu&quot;));T(ORG.OPENOFFICE.STYLE(&quot;Neutre&quot;)))">
            <text:p/>
          </table:table-cell>
          <table:table-cell table:formula="of:=IF(AND([.$C2]&lt;=[.BJ$1];[.$E2]&gt;=[.BJ$1]);T(ORG.OPENOFFICE.STYLE(&quot;barre_bleu&quot;));T(ORG.OPENOFFICE.STYLE(&quot;Neutre&quot;)))">
            <text:p/>
          </table:table-cell>
          <table:table-cell table:formula="of:=IF(AND([.$C2]&lt;=[.BK$1];[.$E2]&gt;=[.BK$1]);T(ORG.OPENOFFICE.STYLE(&quot;barre_bleu&quot;));T(ORG.OPENOFFICE.STYLE(&quot;Neutre&quot;)))">
            <text:p/>
          </table:table-cell>
          <table:table-cell table:formula="of:=IF(AND([.$C2]&lt;=[.BL$1];[.$E2]&gt;=[.BL$1]);T(ORG.OPENOFFICE.STYLE(&quot;barre_bleu&quot;));T(ORG.OPENOFFICE.STYLE(&quot;Neutre&quot;)))">
            <text:p/>
          </table:table-cell>
          <table:table-cell table:formula="of:=IF(AND([.$C2]&lt;=[.BM$1];[.$E2]&gt;=[.BM$1]);T(ORG.OPENOFFICE.STYLE(&quot;barre_bleu&quot;));T(ORG.OPENOFFICE.STYLE(&quot;Neutre&quot;)))">
            <text:p/>
          </table:table-cell>
          <table:table-cell table:formula="of:=IF(AND([.$C2]&lt;=[.BN$1];[.$E2]&gt;=[.BN$1]);T(ORG.OPENOFFICE.STYLE(&quot;barre_bleu&quot;));T(ORG.OPENOFFICE.STYLE(&quot;Neutre&quot;)))">
            <text:p/>
          </table:table-cell>
          <table:table-cell table:formula="of:=IF(AND([.$C2]&lt;=[.BO$1];[.$E2]&gt;=[.BO$1]);T(ORG.OPENOFFICE.STYLE(&quot;barre_bleu&quot;));T(ORG.OPENOFFICE.STYLE(&quot;Neutre&quot;)))">
            <text:p/>
          </table:table-cell>
          <table:table-cell table:formula="of:=IF(AND([.$C2]&lt;=[.BP$1];[.$E2]&gt;=[.BP$1]);T(ORG.OPENOFFICE.STYLE(&quot;barre_bleu&quot;));T(ORG.OPENOFFICE.STYLE(&quot;Neutre&quot;)))">
            <text:p/>
          </table:table-cell>
          <table:table-cell table:formula="of:=IF(AND([.$C2]&lt;=[.BQ$1];[.$E2]&gt;=[.BQ$1]);T(ORG.OPENOFFICE.STYLE(&quot;barre_bleu&quot;));T(ORG.OPENOFFICE.STYLE(&quot;Neutre&quot;)))">
            <text:p/>
          </table:table-cell>
          <table:table-cell table:formula="of:=IF(AND([.$C2]&lt;=[.BR$1];[.$E2]&gt;=[.BR$1]);T(ORG.OPENOFFICE.STYLE(&quot;barre_bleu&quot;));T(ORG.OPENOFFICE.STYLE(&quot;Neutre&quot;)))">
            <text:p/>
          </table:table-cell>
          <table:table-cell table:formula="of:=IF(AND([.$C2]&lt;=[.BS$1];[.$E2]&gt;=[.BS$1]);T(ORG.OPENOFFICE.STYLE(&quot;barre_bleu&quot;));T(ORG.OPENOFFICE.STYLE(&quot;Neutre&quot;)))">
            <text:p/>
          </table:table-cell>
          <table:table-cell table:formula="of:=IF(AND([.$C2]&lt;=[.BT$1];[.$E2]&gt;=[.BT$1]);T(ORG.OPENOFFICE.STYLE(&quot;barre_bleu&quot;));T(ORG.OPENOFFICE.STYLE(&quot;Neutre&quot;)))">
            <text:p/>
          </table:table-cell>
          <table:table-cell table:formula="of:=IF(AND([.$C2]&lt;=[.BU$1];[.$E2]&gt;=[.BU$1]);T(ORG.OPENOFFICE.STYLE(&quot;barre_bleu&quot;));T(ORG.OPENOFFICE.STYLE(&quot;Neutre&quot;)))">
            <text:p/>
          </table:table-cell>
          <table:table-cell table:formula="of:=IF(AND([.$C2]&lt;=[.BV$1];[.$E2]&gt;=[.BV$1]);T(ORG.OPENOFFICE.STYLE(&quot;barre_bleu&quot;));T(ORG.OPENOFFICE.STYLE(&quot;Neutre&quot;)))">
            <text:p/>
          </table:table-cell>
          <table:table-cell table:formula="of:=IF(AND([.$C2]&lt;=[.BW$1];[.$E2]&gt;=[.BW$1]);T(ORG.OPENOFFICE.STYLE(&quot;barre_bleu&quot;));T(ORG.OPENOFFICE.STYLE(&quot;Neutre&quot;)))">
            <text:p/>
          </table:table-cell>
          <table:table-cell table:formula="of:=IF(AND([.$C2]&lt;=[.BX$1];[.$E2]&gt;=[.BX$1]);T(ORG.OPENOFFICE.STYLE(&quot;barre_bleu&quot;));T(ORG.OPENOFFICE.STYLE(&quot;Neutre&quot;)))">
            <text:p/>
          </table:table-cell>
          <table:table-cell table:formula="of:=IF(AND([.$C2]&lt;=[.BY$1];[.$E2]&gt;=[.BY$1]);T(ORG.OPENOFFICE.STYLE(&quot;barre_bleu&quot;));T(ORG.OPENOFFICE.STYLE(&quot;Neutre&quot;)))">
            <text:p/>
          </table:table-cell>
          <table:table-cell table:formula="of:=IF(AND([.$C2]&lt;=[.BZ$1];[.$E2]&gt;=[.BZ$1]);T(ORG.OPENOFFICE.STYLE(&quot;barre_bleu&quot;));T(ORG.OPENOFFICE.STYLE(&quot;Neutre&quot;)))">
            <text:p/>
          </table:table-cell>
          <table:table-cell table:formula="of:=IF(AND([.$C2]&lt;=[.CA$1];[.$E2]&gt;=[.CA$1]);T(ORG.OPENOFFICE.STYLE(&quot;barre_bleu&quot;));T(ORG.OPENOFFICE.STYLE(&quot;Neutre&quot;)))">
            <text:p/>
          </table:table-cell>
          <table:table-cell table:formula="of:=IF(AND([.$C2]&lt;=[.CB$1];[.$E2]&gt;=[.CB$1]);T(ORG.OPENOFFICE.STYLE(&quot;barre_bleu&quot;));T(ORG.OPENOFFICE.STYLE(&quot;Neutre&quot;)))">
            <text:p/>
          </table:table-cell>
          <table:table-cell table:formula="of:=IF(AND([.$C2]&lt;=[.CC$1];[.$E2]&gt;=[.CC$1]);T(ORG.OPENOFFICE.STYLE(&quot;barre_bleu&quot;));T(ORG.OPENOFFICE.STYLE(&quot;Neutre&quot;)))">
            <text:p/>
          </table:table-cell>
          <table:table-cell table:formula="of:=IF(AND([.$C2]&lt;=[.CD$1];[.$E2]&gt;=[.CD$1]);T(ORG.OPENOFFICE.STYLE(&quot;barre_bleu&quot;));T(ORG.OPENOFFICE.STYLE(&quot;Neutre&quot;)))">
            <text:p/>
          </table:table-cell>
          <table:table-cell table:formula="of:=IF(AND([.$C2]&lt;=[.CE$1];[.$E2]&gt;=[.CE$1]);T(ORG.OPENOFFICE.STYLE(&quot;barre_bleu&quot;));T(ORG.OPENOFFICE.STYLE(&quot;Neutre&quot;)))">
            <text:p/>
          </table:table-cell>
          <table:table-cell table:formula="of:=IF(AND([.$C2]&lt;=[.CF$1];[.$E2]&gt;=[.CF$1]);T(ORG.OPENOFFICE.STYLE(&quot;barre_bleu&quot;));T(ORG.OPENOFFICE.STYLE(&quot;Neutre&quot;)))">
            <text:p/>
          </table:table-cell>
          <table:table-cell table:formula="of:=IF(AND([.$C2]&lt;=[.CG$1];[.$E2]&gt;=[.CG$1]);T(ORG.OPENOFFICE.STYLE(&quot;barre_bleu&quot;));T(ORG.OPENOFFICE.STYLE(&quot;Neutre&quot;)))">
            <text:p/>
          </table:table-cell>
          <table:table-cell table:formula="of:=IF(AND([.$C2]&lt;=[.CH$1];[.$E2]&gt;=[.CH$1]);T(ORG.OPENOFFICE.STYLE(&quot;barre_bleu&quot;));T(ORG.OPENOFFICE.STYLE(&quot;Neutre&quot;)))">
            <text:p/>
          </table:table-cell>
          <table:table-cell table:formula="of:=IF(AND([.$C2]&lt;=[.CI$1];[.$E2]&gt;=[.CI$1]);T(ORG.OPENOFFICE.STYLE(&quot;barre_bleu&quot;));T(ORG.OPENOFFICE.STYLE(&quot;Neutre&quot;)))">
            <text:p/>
          </table:table-cell>
          <table:table-cell table:formula="of:=IF(AND([.$C2]&lt;=[.CJ$1];[.$E2]&gt;=[.CJ$1]);T(ORG.OPENOFFICE.STYLE(&quot;barre_bleu&quot;));T(ORG.OPENOFFICE.STYLE(&quot;Neutre&quot;)))">
            <text:p/>
          </table:table-cell>
          <table:table-cell table:formula="of:=IF(AND([.$C2]&lt;=[.CK$1];[.$E2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Création diagramme de Gantt </text:p>
          </table:table-cell>
          <table:table-cell office:value-type="date" office:date-value="2026-01-27" calcext:value-type="date">
            <text:p>27/01/26</text:p>
          </table:table-cell>
          <table:table-cell table:formula="of:=DAYS360([.C3];[.E3])" office:value-type="float" office:value="3" calcext:value-type="float">
            <text:p>3</text:p>
          </table:table-cell>
          <table:table-cell office:value-type="date" office:date-value="2026-01-30" calcext:value-type="date">
            <text:p>30/01/26</text:p>
          </table:table-cell>
          <table:table-cell/>
          <table:table-cell office:value-type="string" calcext:value-type="string">
            <text:p>T2</text:p>
          </table:table-cell>
          <table:table-cell table:formula="of:=IF(AND([.$C3]&lt;=[.H$1];[.$E3]&gt;=[.H$1]);T(ORG.OPENOFFICE.STYLE(&quot;barre_orange&quot;));T(ORG.OPENOFFICE.STYLE(&quot;Neutre&quot;)))">
            <text:p/>
          </table:table-cell>
          <table:table-cell table:formula="of:=IF(AND([.$C3]&lt;=[.I$1];[.$E3]&gt;=[.I$1]);T(ORG.OPENOFFICE.STYLE(&quot;barre_orange&quot;));T(ORG.OPENOFFICE.STYLE(&quot;Neutre&quot;)))">
            <text:p/>
          </table:table-cell>
          <table:table-cell table:formula="of:=IF(AND([.$C3]&lt;=[.J$1];[.$E3]&gt;=[.J$1]);T(ORG.OPENOFFICE.STYLE(&quot;barre_orange&quot;));T(ORG.OPENOFFICE.STYLE(&quot;Neutre&quot;)))">
            <text:p/>
          </table:table-cell>
          <table:table-cell table:formula="of:=IF(AND([.$C3]&lt;=[.K$1];[.$E3]&gt;=[.K$1]);T(ORG.OPENOFFICE.STYLE(&quot;barre_orange&quot;));T(ORG.OPENOFFICE.STYLE(&quot;Neutre&quot;)))">
            <text:p/>
          </table:table-cell>
          <table:table-cell table:formula="of:=IF(AND([.$C3]&lt;=[.L$1];[.$E3]&gt;=[.L$1]);T(ORG.OPENOFFICE.STYLE(&quot;barre_orange&quot;));T(ORG.OPENOFFICE.STYLE(&quot;Neutre&quot;)))">
            <text:p/>
          </table:table-cell>
          <table:table-cell table:style-name="barre_5f_orange" table:formula="of:=IF(AND([.$C3]&lt;=[.M$1];[.$E3]&gt;=[.M$1]);T(ORG.OPENOFFICE.STYLE(&quot;barre_orange&quot;));T(ORG.OPENOFFICE.STYLE(&quot;Neutre&quot;)))">
            <text:p/>
          </table:table-cell>
          <table:table-cell table:style-name="barre_5f_orange" table:formula="of:=IF(AND([.$C3]&lt;=[.N$1];[.$E3]&gt;=[.N$1]);T(ORG.OPENOFFICE.STYLE(&quot;barre_orange&quot;));T(ORG.OPENOFFICE.STYLE(&quot;Neutre&quot;)))">
            <text:p/>
          </table:table-cell>
          <table:table-cell table:style-name="barre_5f_orange" table:formula="of:=IF(AND([.$C3]&lt;=[.O$1];[.$E3]&gt;=[.O$1]);T(ORG.OPENOFFICE.STYLE(&quot;barre_orange&quot;));T(ORG.OPENOFFICE.STYLE(&quot;Neutre&quot;)))">
            <text:p/>
          </table:table-cell>
          <table:table-cell table:style-name="barre_5f_orange" table:formula="of:=IF(AND([.$C3]&lt;=[.P$1];[.$E3]&gt;=[.P$1]);T(ORG.OPENOFFICE.STYLE(&quot;barre_orange&quot;));T(ORG.OPENOFFICE.STYLE(&quot;Neutre&quot;)))">
            <text:p/>
          </table:table-cell>
          <table:table-cell table:formula="of:=IF(AND([.$C3]&lt;=[.Q$1];[.$E3]&gt;=[.Q$1]);T(ORG.OPENOFFICE.STYLE(&quot;barre_orange&quot;));T(ORG.OPENOFFICE.STYLE(&quot;Neutre&quot;)))">
            <text:p/>
          </table:table-cell>
          <table:table-cell table:formula="of:=IF(AND([.$C3]&lt;=[.R$1];[.$E3]&gt;=[.R$1]);T(ORG.OPENOFFICE.STYLE(&quot;barre_orange&quot;));T(ORG.OPENOFFICE.STYLE(&quot;Neutre&quot;)))">
            <text:p/>
          </table:table-cell>
          <table:table-cell table:formula="of:=IF(AND([.$C3]&lt;=[.S$1];[.$E3]&gt;=[.S$1]);T(ORG.OPENOFFICE.STYLE(&quot;barre_orange&quot;));T(ORG.OPENOFFICE.STYLE(&quot;Neutre&quot;)))">
            <text:p/>
          </table:table-cell>
          <table:table-cell table:formula="of:=IF(AND([.$C3]&lt;=[.T$1];[.$E3]&gt;=[.T$1]);T(ORG.OPENOFFICE.STYLE(&quot;barre_orange&quot;));T(ORG.OPENOFFICE.STYLE(&quot;Neutre&quot;)))">
            <text:p/>
          </table:table-cell>
          <table:table-cell table:formula="of:=IF(AND([.$C3]&lt;=[.U$1];[.$E3]&gt;=[.U$1]);T(ORG.OPENOFFICE.STYLE(&quot;barre_orange&quot;));T(ORG.OPENOFFICE.STYLE(&quot;Neutre&quot;)))">
            <text:p/>
          </table:table-cell>
          <table:table-cell table:formula="of:=IF(AND([.$C3]&lt;=[.V$1];[.$E3]&gt;=[.V$1]);T(ORG.OPENOFFICE.STYLE(&quot;barre_orange&quot;));T(ORG.OPENOFFICE.STYLE(&quot;Neutre&quot;)))">
            <text:p/>
          </table:table-cell>
          <table:table-cell table:formula="of:=IF(AND([.$C3]&lt;=[.W$1];[.$E3]&gt;=[.W$1]);T(ORG.OPENOFFICE.STYLE(&quot;barre_orange&quot;));T(ORG.OPENOFFICE.STYLE(&quot;Neutre&quot;)))">
            <text:p/>
          </table:table-cell>
          <table:table-cell table:formula="of:=IF(AND([.$C3]&lt;=[.X$1];[.$E3]&gt;=[.X$1]);T(ORG.OPENOFFICE.STYLE(&quot;barre_orange&quot;));T(ORG.OPENOFFICE.STYLE(&quot;Neutre&quot;)))">
            <text:p/>
          </table:table-cell>
          <table:table-cell table:formula="of:=IF(AND([.$C3]&lt;=[.Y$1];[.$E3]&gt;=[.Y$1]);T(ORG.OPENOFFICE.STYLE(&quot;barre_orange&quot;));T(ORG.OPENOFFICE.STYLE(&quot;Neutre&quot;)))">
            <text:p/>
          </table:table-cell>
          <table:table-cell table:formula="of:=IF(AND([.$C3]&lt;=[.Z$1];[.$E3]&gt;=[.Z$1]);T(ORG.OPENOFFICE.STYLE(&quot;barre_orange&quot;));T(ORG.OPENOFFICE.STYLE(&quot;Neutre&quot;)))">
            <text:p/>
          </table:table-cell>
          <table:table-cell table:formula="of:=IF(AND([.$C3]&lt;=[.AA$1];[.$E3]&gt;=[.AA$1]);T(ORG.OPENOFFICE.STYLE(&quot;barre_orange&quot;));T(ORG.OPENOFFICE.STYLE(&quot;Neutre&quot;)))">
            <text:p/>
          </table:table-cell>
          <table:table-cell table:formula="of:=IF(AND([.$C3]&lt;=[.AB$1];[.$E3]&gt;=[.AB$1]);T(ORG.OPENOFFICE.STYLE(&quot;barre_orange&quot;));T(ORG.OPENOFFICE.STYLE(&quot;Neutre&quot;)))">
            <text:p/>
          </table:table-cell>
          <table:table-cell table:formula="of:=IF(AND([.$C3]&lt;=[.AC$1];[.$E3]&gt;=[.AC$1]);T(ORG.OPENOFFICE.STYLE(&quot;barre_orange&quot;));T(ORG.OPENOFFICE.STYLE(&quot;Neutre&quot;)))">
            <text:p/>
          </table:table-cell>
          <table:table-cell table:formula="of:=IF(AND([.$C3]&lt;=[.AD$1];[.$E3]&gt;=[.AD$1]);T(ORG.OPENOFFICE.STYLE(&quot;barre_orange&quot;));T(ORG.OPENOFFICE.STYLE(&quot;Neutre&quot;)))">
            <text:p/>
          </table:table-cell>
          <table:table-cell table:formula="of:=IF(AND([.$C3]&lt;=[.AE$1];[.$E3]&gt;=[.AE$1]);T(ORG.OPENOFFICE.STYLE(&quot;barre_orange&quot;));T(ORG.OPENOFFICE.STYLE(&quot;Neutre&quot;)))">
            <text:p/>
          </table:table-cell>
          <table:table-cell table:formula="of:=IF(AND([.$C3]&lt;=[.AF$1];[.$E3]&gt;=[.AF$1]);T(ORG.OPENOFFICE.STYLE(&quot;barre_orange&quot;));T(ORG.OPENOFFICE.STYLE(&quot;Neutre&quot;)))">
            <text:p/>
          </table:table-cell>
          <table:table-cell table:formula="of:=IF(AND([.$C3]&lt;=[.AG$1];[.$E3]&gt;=[.AG$1]);T(ORG.OPENOFFICE.STYLE(&quot;barre_orange&quot;));T(ORG.OPENOFFICE.STYLE(&quot;Neutre&quot;)))">
            <text:p/>
          </table:table-cell>
          <table:table-cell table:formula="of:=IF(AND([.$C3]&lt;=[.AH$1];[.$E3]&gt;=[.AH$1]);T(ORG.OPENOFFICE.STYLE(&quot;barre_orange&quot;));T(ORG.OPENOFFICE.STYLE(&quot;Neutre&quot;)))">
            <text:p/>
          </table:table-cell>
          <table:table-cell table:formula="of:=IF(AND([.$C3]&lt;=[.AI$1];[.$E3]&gt;=[.AI$1]);T(ORG.OPENOFFICE.STYLE(&quot;barre_orange&quot;));T(ORG.OPENOFFICE.STYLE(&quot;Neutre&quot;)))">
            <text:p/>
          </table:table-cell>
          <table:table-cell table:formula="of:=IF(AND([.$C3]&lt;=[.AJ$1];[.$E3]&gt;=[.AJ$1]);T(ORG.OPENOFFICE.STYLE(&quot;barre_orange&quot;));T(ORG.OPENOFFICE.STYLE(&quot;Neutre&quot;)))">
            <text:p/>
          </table:table-cell>
          <table:table-cell table:formula="of:=IF(AND([.$C3]&lt;=[.AK$1];[.$E3]&gt;=[.AK$1]);T(ORG.OPENOFFICE.STYLE(&quot;barre_orange&quot;));T(ORG.OPENOFFICE.STYLE(&quot;Neutre&quot;)))">
            <text:p/>
          </table:table-cell>
          <table:table-cell table:formula="of:=IF(AND([.$C3]&lt;=[.AL$1];[.$E3]&gt;=[.AL$1]);T(ORG.OPENOFFICE.STYLE(&quot;barre_orange&quot;));T(ORG.OPENOFFICE.STYLE(&quot;Neutre&quot;)))">
            <text:p/>
          </table:table-cell>
          <table:table-cell table:formula="of:=IF(AND([.$C3]&lt;=[.AM$1];[.$E3]&gt;=[.AM$1]);T(ORG.OPENOFFICE.STYLE(&quot;barre_orange&quot;));T(ORG.OPENOFFICE.STYLE(&quot;Neutre&quot;)))">
            <text:p/>
          </table:table-cell>
          <table:table-cell table:formula="of:=IF(AND([.$C3]&lt;=[.AN$1];[.$E3]&gt;=[.AN$1]);T(ORG.OPENOFFICE.STYLE(&quot;barre_orange&quot;));T(ORG.OPENOFFICE.STYLE(&quot;Neutre&quot;)))">
            <text:p/>
          </table:table-cell>
          <table:table-cell table:formula="of:=IF(AND([.$C3]&lt;=[.AO$1];[.$E3]&gt;=[.AO$1]);T(ORG.OPENOFFICE.STYLE(&quot;barre_orange&quot;));T(ORG.OPENOFFICE.STYLE(&quot;Neutre&quot;)))">
            <text:p/>
          </table:table-cell>
          <table:table-cell table:formula="of:=IF(AND([.$C3]&lt;=[.AP$1];[.$E3]&gt;=[.AP$1]);T(ORG.OPENOFFICE.STYLE(&quot;barre_orange&quot;));T(ORG.OPENOFFICE.STYLE(&quot;Neutre&quot;)))">
            <text:p/>
          </table:table-cell>
          <table:table-cell table:formula="of:=IF(AND([.$C3]&lt;=[.AQ$1];[.$E3]&gt;=[.AQ$1]);T(ORG.OPENOFFICE.STYLE(&quot;barre_orange&quot;));T(ORG.OPENOFFICE.STYLE(&quot;Neutre&quot;)))">
            <text:p/>
          </table:table-cell>
          <table:table-cell table:formula="of:=IF(AND([.$C3]&lt;=[.AR$1];[.$E3]&gt;=[.AR$1]);T(ORG.OPENOFFICE.STYLE(&quot;barre_orange&quot;));T(ORG.OPENOFFICE.STYLE(&quot;Neutre&quot;)))">
            <text:p/>
          </table:table-cell>
          <table:table-cell table:formula="of:=IF(AND([.$C3]&lt;=[.AS$1];[.$E3]&gt;=[.AS$1]);T(ORG.OPENOFFICE.STYLE(&quot;barre_orange&quot;));T(ORG.OPENOFFICE.STYLE(&quot;Neutre&quot;)))">
            <text:p/>
          </table:table-cell>
          <table:table-cell table:formula="of:=IF(AND([.$C3]&lt;=[.AT$1];[.$E3]&gt;=[.AT$1]);T(ORG.OPENOFFICE.STYLE(&quot;barre_orange&quot;));T(ORG.OPENOFFICE.STYLE(&quot;Neutre&quot;)))">
            <text:p/>
          </table:table-cell>
          <table:table-cell table:formula="of:=IF(AND([.$C3]&lt;=[.AU$1];[.$E3]&gt;=[.AU$1]);T(ORG.OPENOFFICE.STYLE(&quot;barre_orange&quot;));T(ORG.OPENOFFICE.STYLE(&quot;Neutre&quot;)))">
            <text:p/>
          </table:table-cell>
          <table:table-cell table:formula="of:=IF(AND([.$C3]&lt;=[.AV$1];[.$E3]&gt;=[.AV$1]);T(ORG.OPENOFFICE.STYLE(&quot;barre_orange&quot;));T(ORG.OPENOFFICE.STYLE(&quot;Neutre&quot;)))">
            <text:p/>
          </table:table-cell>
          <table:table-cell table:formula="of:=IF(AND([.$C3]&lt;=[.AW$1];[.$E3]&gt;=[.AW$1]);T(ORG.OPENOFFICE.STYLE(&quot;barre_orange&quot;));T(ORG.OPENOFFICE.STYLE(&quot;Neutre&quot;)))">
            <text:p/>
          </table:table-cell>
          <table:table-cell table:formula="of:=IF(AND([.$C3]&lt;=[.AX$1];[.$E3]&gt;=[.AX$1]);T(ORG.OPENOFFICE.STYLE(&quot;barre_orange&quot;));T(ORG.OPENOFFICE.STYLE(&quot;Neutre&quot;)))">
            <text:p/>
          </table:table-cell>
          <table:table-cell table:formula="of:=IF(AND([.$C3]&lt;=[.AY$1];[.$E3]&gt;=[.AY$1]);T(ORG.OPENOFFICE.STYLE(&quot;barre_orange&quot;));T(ORG.OPENOFFICE.STYLE(&quot;Neutre&quot;)))">
            <text:p/>
          </table:table-cell>
          <table:table-cell table:formula="of:=IF(AND([.$C3]&lt;=[.AZ$1];[.$E3]&gt;=[.AZ$1]);T(ORG.OPENOFFICE.STYLE(&quot;barre_orange&quot;));T(ORG.OPENOFFICE.STYLE(&quot;Neutre&quot;)))">
            <text:p/>
          </table:table-cell>
          <table:table-cell table:formula="of:=IF(AND([.$C3]&lt;=[.BA$1];[.$E3]&gt;=[.BA$1]);T(ORG.OPENOFFICE.STYLE(&quot;barre_orange&quot;));T(ORG.OPENOFFICE.STYLE(&quot;Neutre&quot;)))">
            <text:p/>
          </table:table-cell>
          <table:table-cell table:formula="of:=IF(AND([.$C3]&lt;=[.BB$1];[.$E3]&gt;=[.BB$1]);T(ORG.OPENOFFICE.STYLE(&quot;barre_orange&quot;));T(ORG.OPENOFFICE.STYLE(&quot;Neutre&quot;)))">
            <text:p/>
          </table:table-cell>
          <table:table-cell table:formula="of:=IF(AND([.$C3]&lt;=[.BC$1];[.$E3]&gt;=[.BC$1]);T(ORG.OPENOFFICE.STYLE(&quot;barre_orange&quot;));T(ORG.OPENOFFICE.STYLE(&quot;Neutre&quot;)))">
            <text:p/>
          </table:table-cell>
          <table:table-cell table:formula="of:=IF(AND([.$C3]&lt;=[.BD$1];[.$E3]&gt;=[.BD$1]);T(ORG.OPENOFFICE.STYLE(&quot;barre_orange&quot;));T(ORG.OPENOFFICE.STYLE(&quot;Neutre&quot;)))">
            <text:p/>
          </table:table-cell>
          <table:table-cell table:formula="of:=IF(AND([.$C3]&lt;=[.BE$1];[.$E3]&gt;=[.BE$1]);T(ORG.OPENOFFICE.STYLE(&quot;barre_orange&quot;));T(ORG.OPENOFFICE.STYLE(&quot;Neutre&quot;)))">
            <text:p/>
          </table:table-cell>
          <table:table-cell table:formula="of:=IF(AND([.$C3]&lt;=[.BF$1];[.$E3]&gt;=[.BF$1]);T(ORG.OPENOFFICE.STYLE(&quot;barre_orange&quot;));T(ORG.OPENOFFICE.STYLE(&quot;Neutre&quot;)))">
            <text:p/>
          </table:table-cell>
          <table:table-cell table:formula="of:=IF(AND([.$C3]&lt;=[.BG$1];[.$E3]&gt;=[.BG$1]);T(ORG.OPENOFFICE.STYLE(&quot;barre_orange&quot;));T(ORG.OPENOFFICE.STYLE(&quot;Neutre&quot;)))">
            <text:p/>
          </table:table-cell>
          <table:table-cell table:formula="of:=IF(AND([.$C3]&lt;=[.BH$1];[.$E3]&gt;=[.BH$1]);T(ORG.OPENOFFICE.STYLE(&quot;barre_orange&quot;));T(ORG.OPENOFFICE.STYLE(&quot;Neutre&quot;)))">
            <text:p/>
          </table:table-cell>
          <table:table-cell table:formula="of:=IF(AND([.$C3]&lt;=[.BI$1];[.$E3]&gt;=[.BI$1]);T(ORG.OPENOFFICE.STYLE(&quot;barre_orange&quot;));T(ORG.OPENOFFICE.STYLE(&quot;Neutre&quot;)))">
            <text:p/>
          </table:table-cell>
          <table:table-cell table:formula="of:=IF(AND([.$C3]&lt;=[.BJ$1];[.$E3]&gt;=[.BJ$1]);T(ORG.OPENOFFICE.STYLE(&quot;barre_orange&quot;));T(ORG.OPENOFFICE.STYLE(&quot;Neutre&quot;)))">
            <text:p/>
          </table:table-cell>
          <table:table-cell table:formula="of:=IF(AND([.$C3]&lt;=[.BK$1];[.$E3]&gt;=[.BK$1]);T(ORG.OPENOFFICE.STYLE(&quot;barre_orange&quot;));T(ORG.OPENOFFICE.STYLE(&quot;Neutre&quot;)))">
            <text:p/>
          </table:table-cell>
          <table:table-cell table:formula="of:=IF(AND([.$C3]&lt;=[.BL$1];[.$E3]&gt;=[.BL$1]);T(ORG.OPENOFFICE.STYLE(&quot;barre_orange&quot;));T(ORG.OPENOFFICE.STYLE(&quot;Neutre&quot;)))">
            <text:p/>
          </table:table-cell>
          <table:table-cell table:formula="of:=IF(AND([.$C3]&lt;=[.BM$1];[.$E3]&gt;=[.BM$1]);T(ORG.OPENOFFICE.STYLE(&quot;barre_orange&quot;));T(ORG.OPENOFFICE.STYLE(&quot;Neutre&quot;)))">
            <text:p/>
          </table:table-cell>
          <table:table-cell table:formula="of:=IF(AND([.$C3]&lt;=[.BN$1];[.$E3]&gt;=[.BN$1]);T(ORG.OPENOFFICE.STYLE(&quot;barre_orange&quot;));T(ORG.OPENOFFICE.STYLE(&quot;Neutre&quot;)))">
            <text:p/>
          </table:table-cell>
          <table:table-cell table:formula="of:=IF(AND([.$C3]&lt;=[.BO$1];[.$E3]&gt;=[.BO$1]);T(ORG.OPENOFFICE.STYLE(&quot;barre_orange&quot;));T(ORG.OPENOFFICE.STYLE(&quot;Neutre&quot;)))">
            <text:p/>
          </table:table-cell>
          <table:table-cell table:formula="of:=IF(AND([.$C3]&lt;=[.BP$1];[.$E3]&gt;=[.BP$1]);T(ORG.OPENOFFICE.STYLE(&quot;barre_orange&quot;));T(ORG.OPENOFFICE.STYLE(&quot;Neutre&quot;)))">
            <text:p/>
          </table:table-cell>
          <table:table-cell table:formula="of:=IF(AND([.$C3]&lt;=[.BQ$1];[.$E3]&gt;=[.BQ$1]);T(ORG.OPENOFFICE.STYLE(&quot;barre_orange&quot;));T(ORG.OPENOFFICE.STYLE(&quot;Neutre&quot;)))">
            <text:p/>
          </table:table-cell>
          <table:table-cell table:formula="of:=IF(AND([.$C3]&lt;=[.BR$1];[.$E3]&gt;=[.BR$1]);T(ORG.OPENOFFICE.STYLE(&quot;barre_orange&quot;));T(ORG.OPENOFFICE.STYLE(&quot;Neutre&quot;)))">
            <text:p/>
          </table:table-cell>
          <table:table-cell table:formula="of:=IF(AND([.$C3]&lt;=[.BS$1];[.$E3]&gt;=[.BS$1]);T(ORG.OPENOFFICE.STYLE(&quot;barre_orange&quot;));T(ORG.OPENOFFICE.STYLE(&quot;Neutre&quot;)))">
            <text:p/>
          </table:table-cell>
          <table:table-cell table:formula="of:=IF(AND([.$C3]&lt;=[.BT$1];[.$E3]&gt;=[.BT$1]);T(ORG.OPENOFFICE.STYLE(&quot;barre_orange&quot;));T(ORG.OPENOFFICE.STYLE(&quot;Neutre&quot;)))">
            <text:p/>
          </table:table-cell>
          <table:table-cell table:formula="of:=IF(AND([.$C3]&lt;=[.BU$1];[.$E3]&gt;=[.BU$1]);T(ORG.OPENOFFICE.STYLE(&quot;barre_orange&quot;));T(ORG.OPENOFFICE.STYLE(&quot;Neutre&quot;)))">
            <text:p/>
          </table:table-cell>
          <table:table-cell table:formula="of:=IF(AND([.$C3]&lt;=[.BV$1];[.$E3]&gt;=[.BV$1]);T(ORG.OPENOFFICE.STYLE(&quot;barre_orange&quot;));T(ORG.OPENOFFICE.STYLE(&quot;Neutre&quot;)))">
            <text:p/>
          </table:table-cell>
          <table:table-cell table:formula="of:=IF(AND([.$C3]&lt;=[.BW$1];[.$E3]&gt;=[.BW$1]);T(ORG.OPENOFFICE.STYLE(&quot;barre_orange&quot;));T(ORG.OPENOFFICE.STYLE(&quot;Neutre&quot;)))">
            <text:p/>
          </table:table-cell>
          <table:table-cell table:formula="of:=IF(AND([.$C3]&lt;=[.BX$1];[.$E3]&gt;=[.BX$1]);T(ORG.OPENOFFICE.STYLE(&quot;barre_orange&quot;));T(ORG.OPENOFFICE.STYLE(&quot;Neutre&quot;)))">
            <text:p/>
          </table:table-cell>
          <table:table-cell table:formula="of:=IF(AND([.$C3]&lt;=[.BY$1];[.$E3]&gt;=[.BY$1]);T(ORG.OPENOFFICE.STYLE(&quot;barre_orange&quot;));T(ORG.OPENOFFICE.STYLE(&quot;Neutre&quot;)))">
            <text:p/>
          </table:table-cell>
          <table:table-cell table:formula="of:=IF(AND([.$C3]&lt;=[.BZ$1];[.$E3]&gt;=[.BZ$1]);T(ORG.OPENOFFICE.STYLE(&quot;barre_orange&quot;));T(ORG.OPENOFFICE.STYLE(&quot;Neutre&quot;)))">
            <text:p/>
          </table:table-cell>
          <table:table-cell table:formula="of:=IF(AND([.$C3]&lt;=[.CA$1];[.$E3]&gt;=[.CA$1]);T(ORG.OPENOFFICE.STYLE(&quot;barre_orange&quot;));T(ORG.OPENOFFICE.STYLE(&quot;Neutre&quot;)))">
            <text:p/>
          </table:table-cell>
          <table:table-cell table:formula="of:=IF(AND([.$C3]&lt;=[.CB$1];[.$E3]&gt;=[.CB$1]);T(ORG.OPENOFFICE.STYLE(&quot;barre_orange&quot;));T(ORG.OPENOFFICE.STYLE(&quot;Neutre&quot;)))">
            <text:p/>
          </table:table-cell>
          <table:table-cell table:formula="of:=IF(AND([.$C3]&lt;=[.CC$1];[.$E3]&gt;=[.CC$1]);T(ORG.OPENOFFICE.STYLE(&quot;barre_orange&quot;));T(ORG.OPENOFFICE.STYLE(&quot;Neutre&quot;)))">
            <text:p/>
          </table:table-cell>
          <table:table-cell table:formula="of:=IF(AND([.$C3]&lt;=[.CD$1];[.$E3]&gt;=[.CD$1]);T(ORG.OPENOFFICE.STYLE(&quot;barre_orange&quot;));T(ORG.OPENOFFICE.STYLE(&quot;Neutre&quot;)))">
            <text:p/>
          </table:table-cell>
          <table:table-cell table:formula="of:=IF(AND([.$C3]&lt;=[.CE$1];[.$E3]&gt;=[.CE$1]);T(ORG.OPENOFFICE.STYLE(&quot;barre_orange&quot;));T(ORG.OPENOFFICE.STYLE(&quot;Neutre&quot;)))">
            <text:p/>
          </table:table-cell>
          <table:table-cell table:formula="of:=IF(AND([.$C3]&lt;=[.CF$1];[.$E3]&gt;=[.CF$1]);T(ORG.OPENOFFICE.STYLE(&quot;barre_orange&quot;));T(ORG.OPENOFFICE.STYLE(&quot;Neutre&quot;)))">
            <text:p/>
          </table:table-cell>
          <table:table-cell table:formula="of:=IF(AND([.$C3]&lt;=[.CG$1];[.$E3]&gt;=[.CG$1]);T(ORG.OPENOFFICE.STYLE(&quot;barre_orange&quot;));T(ORG.OPENOFFICE.STYLE(&quot;Neutre&quot;)))">
            <text:p/>
          </table:table-cell>
          <table:table-cell table:formula="of:=IF(AND([.$C3]&lt;=[.CH$1];[.$E3]&gt;=[.CH$1]);T(ORG.OPENOFFICE.STYLE(&quot;barre_orange&quot;));T(ORG.OPENOFFICE.STYLE(&quot;Neutre&quot;)))">
            <text:p/>
          </table:table-cell>
          <table:table-cell table:formula="of:=IF(AND([.$C3]&lt;=[.CI$1];[.$E3]&gt;=[.CI$1]);T(ORG.OPENOFFICE.STYLE(&quot;barre_orange&quot;));T(ORG.OPENOFFICE.STYLE(&quot;Neutre&quot;)))">
            <text:p/>
          </table:table-cell>
          <table:table-cell table:formula="of:=IF(AND([.$C3]&lt;=[.CJ$1];[.$E3]&gt;=[.CJ$1]);T(ORG.OPENOFFICE.STYLE(&quot;barre_orange&quot;));T(ORG.OPENOFFICE.STYLE(&quot;Neutre&quot;)))">
            <text:p/>
          </table:table-cell>
          <table:table-cell table:formula="of:=IF(AND([.$C3]&lt;=[.CK$1];[.$E3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Définir les structures</text:p>
          </table:table-cell>
          <table:table-cell office:value-type="date" office:date-value="2026-01-27" calcext:value-type="date">
            <text:p>27/01/26</text:p>
          </table:table-cell>
          <table:table-cell table:formula="of:=DAYS360([.C4];[.E4])" office:value-type="float" office:value="71" calcext:value-type="float">
            <text:p>71</text:p>
          </table:table-cell>
          <table:table-cell office:value-type="date" office:date-value="2026-04-08" calcext:value-type="date">
            <text:p>08/04/26</text:p>
          </table:table-cell>
          <table:table-cell/>
          <table:table-cell office:value-type="string" calcext:value-type="string">
            <text:p>T3</text:p>
          </table:table-cell>
          <table:table-cell table:formula="of:=IF(AND([.$C4]&lt;=[.H$1];[.$E4]&gt;=[.H$1]);T(ORG.OPENOFFICE.STYLE(&quot;barre_bleu&quot;));T(ORG.OPENOFFICE.STYLE(&quot;Neutre&quot;)))">
            <text:p/>
          </table:table-cell>
          <table:table-cell table:formula="of:=IF(AND([.$C4]&lt;=[.I$1];[.$E4]&gt;=[.I$1]);T(ORG.OPENOFFICE.STYLE(&quot;barre_bleu&quot;));T(ORG.OPENOFFICE.STYLE(&quot;Neutre&quot;)))">
            <text:p/>
          </table:table-cell>
          <table:table-cell table:formula="of:=IF(AND([.$C4]&lt;=[.J$1];[.$E4]&gt;=[.J$1]);T(ORG.OPENOFFICE.STYLE(&quot;barre_bleu&quot;));T(ORG.OPENOFFICE.STYLE(&quot;Neutre&quot;)))">
            <text:p/>
          </table:table-cell>
          <table:table-cell table:formula="of:=IF(AND([.$C4]&lt;=[.K$1];[.$E4]&gt;=[.K$1]);T(ORG.OPENOFFICE.STYLE(&quot;barre_bleu&quot;));T(ORG.OPENOFFICE.STYLE(&quot;Neutre&quot;)))">
            <text:p/>
          </table:table-cell>
          <table:table-cell table:formula="of:=IF(AND([.$C4]&lt;=[.L$1];[.$E4]&gt;=[.L$1]);T(ORG.OPENOFFICE.STYLE(&quot;barre_bleu&quot;));T(ORG.OPENOFFICE.STYLE(&quot;Neutre&quot;)))">
            <text:p/>
          </table:table-cell>
          <table:table-cell table:style-name="barre_5f_bleu" table:formula="of:=IF(AND([.$C4]&lt;=[.M$1];[.$E4]&gt;=[.M$1]);T(ORG.OPENOFFICE.STYLE(&quot;barre_bleu&quot;));T(ORG.OPENOFFICE.STYLE(&quot;Neutre&quot;)))">
            <text:p/>
          </table:table-cell>
          <table:table-cell table:style-name="barre_5f_bleu" table:formula="of:=IF(AND([.$C4]&lt;=[.N$1];[.$E4]&gt;=[.N$1]);T(ORG.OPENOFFICE.STYLE(&quot;barre_bleu&quot;));T(ORG.OPENOFFICE.STYLE(&quot;Neutre&quot;)))">
            <text:p/>
          </table:table-cell>
          <table:table-cell table:style-name="barre_5f_bleu" table:formula="of:=IF(AND([.$C4]&lt;=[.O$1];[.$E4]&gt;=[.O$1]);T(ORG.OPENOFFICE.STYLE(&quot;barre_bleu&quot;));T(ORG.OPENOFFICE.STYLE(&quot;Neutre&quot;)))">
            <text:p/>
          </table:table-cell>
          <table:table-cell table:style-name="barre_5f_bleu" table:formula="of:=IF(AND([.$C4]&lt;=[.P$1];[.$E4]&gt;=[.P$1]);T(ORG.OPENOFFICE.STYLE(&quot;barre_bleu&quot;));T(ORG.OPENOFFICE.STYLE(&quot;Neutre&quot;)))">
            <text:p/>
          </table:table-cell>
          <table:table-cell table:style-name="barre_5f_bleu" table:formula="of:=IF(AND([.$C4]&lt;=[.Q$1];[.$E4]&gt;=[.Q$1]);T(ORG.OPENOFFICE.STYLE(&quot;barre_bleu&quot;));T(ORG.OPENOFFICE.STYLE(&quot;Neutre&quot;)))">
            <text:p/>
          </table:table-cell>
          <table:table-cell table:style-name="barre_5f_bleu" table:formula="of:=IF(AND([.$C4]&lt;=[.R$1];[.$E4]&gt;=[.R$1]);T(ORG.OPENOFFICE.STYLE(&quot;barre_bleu&quot;));T(ORG.OPENOFFICE.STYLE(&quot;Neutre&quot;)))">
            <text:p/>
          </table:table-cell>
          <table:table-cell table:style-name="barre_5f_bleu" table:formula="of:=IF(AND([.$C4]&lt;=[.S$1];[.$E4]&gt;=[.S$1]);T(ORG.OPENOFFICE.STYLE(&quot;barre_bleu&quot;));T(ORG.OPENOFFICE.STYLE(&quot;Neutre&quot;)))">
            <text:p/>
          </table:table-cell>
          <table:table-cell table:style-name="barre_5f_bleu" table:formula="of:=IF(AND([.$C4]&lt;=[.T$1];[.$E4]&gt;=[.T$1]);T(ORG.OPENOFFICE.STYLE(&quot;barre_bleu&quot;));T(ORG.OPENOFFICE.STYLE(&quot;Neutre&quot;)))">
            <text:p/>
          </table:table-cell>
          <table:table-cell table:style-name="barre_5f_bleu" table:formula="of:=IF(AND([.$C4]&lt;=[.U$1];[.$E4]&gt;=[.U$1]);T(ORG.OPENOFFICE.STYLE(&quot;barre_bleu&quot;));T(ORG.OPENOFFICE.STYLE(&quot;Neutre&quot;)))">
            <text:p/>
          </table:table-cell>
          <table:table-cell table:style-name="barre_5f_bleu" table:formula="of:=IF(AND([.$C4]&lt;=[.V$1];[.$E4]&gt;=[.V$1]);T(ORG.OPENOFFICE.STYLE(&quot;barre_bleu&quot;));T(ORG.OPENOFFICE.STYLE(&quot;Neutre&quot;)))">
            <text:p/>
          </table:table-cell>
          <table:table-cell table:style-name="barre_5f_bleu" table:formula="of:=IF(AND([.$C4]&lt;=[.W$1];[.$E4]&gt;=[.W$1]);T(ORG.OPENOFFICE.STYLE(&quot;barre_bleu&quot;));T(ORG.OPENOFFICE.STYLE(&quot;Neutre&quot;)))">
            <text:p/>
          </table:table-cell>
          <table:table-cell table:style-name="barre_5f_bleu" table:formula="of:=IF(AND([.$C4]&lt;=[.X$1];[.$E4]&gt;=[.X$1]);T(ORG.OPENOFFICE.STYLE(&quot;barre_bleu&quot;));T(ORG.OPENOFFICE.STYLE(&quot;Neutre&quot;)))">
            <text:p/>
          </table:table-cell>
          <table:table-cell table:style-name="barre_5f_bleu" table:formula="of:=IF(AND([.$C4]&lt;=[.Y$1];[.$E4]&gt;=[.Y$1]);T(ORG.OPENOFFICE.STYLE(&quot;barre_bleu&quot;));T(ORG.OPENOFFICE.STYLE(&quot;Neutre&quot;)))">
            <text:p/>
          </table:table-cell>
          <table:table-cell table:style-name="barre_5f_bleu" table:formula="of:=IF(AND([.$C4]&lt;=[.Z$1];[.$E4]&gt;=[.Z$1]);T(ORG.OPENOFFICE.STYLE(&quot;barre_bleu&quot;));T(ORG.OPENOFFICE.STYLE(&quot;Neutre&quot;)))">
            <text:p/>
          </table:table-cell>
          <table:table-cell table:style-name="barre_5f_bleu" table:formula="of:=IF(AND([.$C4]&lt;=[.AA$1];[.$E4]&gt;=[.AA$1]);T(ORG.OPENOFFICE.STYLE(&quot;barre_bleu&quot;));T(ORG.OPENOFFICE.STYLE(&quot;Neutre&quot;)))">
            <text:p/>
          </table:table-cell>
          <table:table-cell table:style-name="barre_5f_bleu" table:formula="of:=IF(AND([.$C4]&lt;=[.AB$1];[.$E4]&gt;=[.AB$1]);T(ORG.OPENOFFICE.STYLE(&quot;barre_bleu&quot;));T(ORG.OPENOFFICE.STYLE(&quot;Neutre&quot;)))">
            <text:p/>
          </table:table-cell>
          <table:table-cell table:style-name="barre_5f_bleu" table:formula="of:=IF(AND([.$C4]&lt;=[.AC$1];[.$E4]&gt;=[.AC$1]);T(ORG.OPENOFFICE.STYLE(&quot;barre_bleu&quot;));T(ORG.OPENOFFICE.STYLE(&quot;Neutre&quot;)))">
            <text:p/>
          </table:table-cell>
          <table:table-cell table:style-name="barre_5f_bleu" table:formula="of:=IF(AND([.$C4]&lt;=[.AD$1];[.$E4]&gt;=[.AD$1]);T(ORG.OPENOFFICE.STYLE(&quot;barre_bleu&quot;));T(ORG.OPENOFFICE.STYLE(&quot;Neutre&quot;)))">
            <text:p/>
          </table:table-cell>
          <table:table-cell table:style-name="barre_5f_bleu" table:formula="of:=IF(AND([.$C4]&lt;=[.AE$1];[.$E4]&gt;=[.AE$1]);T(ORG.OPENOFFICE.STYLE(&quot;barre_bleu&quot;));T(ORG.OPENOFFICE.STYLE(&quot;Neutre&quot;)))">
            <text:p/>
          </table:table-cell>
          <table:table-cell table:style-name="barre_5f_bleu" table:formula="of:=IF(AND([.$C4]&lt;=[.AF$1];[.$E4]&gt;=[.AF$1]);T(ORG.OPENOFFICE.STYLE(&quot;barre_bleu&quot;));T(ORG.OPENOFFICE.STYLE(&quot;Neutre&quot;)))">
            <text:p/>
          </table:table-cell>
          <table:table-cell table:style-name="barre_5f_bleu" table:formula="of:=IF(AND([.$C4]&lt;=[.AG$1];[.$E4]&gt;=[.AG$1]);T(ORG.OPENOFFICE.STYLE(&quot;barre_bleu&quot;));T(ORG.OPENOFFICE.STYLE(&quot;Neutre&quot;)))">
            <text:p/>
          </table:table-cell>
          <table:table-cell table:style-name="barre_5f_bleu" table:formula="of:=IF(AND([.$C4]&lt;=[.AH$1];[.$E4]&gt;=[.AH$1]);T(ORG.OPENOFFICE.STYLE(&quot;barre_bleu&quot;));T(ORG.OPENOFFICE.STYLE(&quot;Neutre&quot;)))">
            <text:p/>
          </table:table-cell>
          <table:table-cell table:style-name="barre_5f_bleu" table:formula="of:=IF(AND([.$C4]&lt;=[.AI$1];[.$E4]&gt;=[.AI$1]);T(ORG.OPENOFFICE.STYLE(&quot;barre_bleu&quot;));T(ORG.OPENOFFICE.STYLE(&quot;Neutre&quot;)))">
            <text:p/>
          </table:table-cell>
          <table:table-cell table:style-name="barre_5f_bleu" table:formula="of:=IF(AND([.$C4]&lt;=[.AJ$1];[.$E4]&gt;=[.AJ$1]);T(ORG.OPENOFFICE.STYLE(&quot;barre_bleu&quot;));T(ORG.OPENOFFICE.STYLE(&quot;Neutre&quot;)))">
            <text:p/>
          </table:table-cell>
          <table:table-cell table:style-name="barre_5f_bleu" table:formula="of:=IF(AND([.$C4]&lt;=[.AK$1];[.$E4]&gt;=[.AK$1]);T(ORG.OPENOFFICE.STYLE(&quot;barre_bleu&quot;));T(ORG.OPENOFFICE.STYLE(&quot;Neutre&quot;)))">
            <text:p/>
          </table:table-cell>
          <table:table-cell table:style-name="barre_5f_bleu" table:formula="of:=IF(AND([.$C4]&lt;=[.AL$1];[.$E4]&gt;=[.AL$1]);T(ORG.OPENOFFICE.STYLE(&quot;barre_bleu&quot;));T(ORG.OPENOFFICE.STYLE(&quot;Neutre&quot;)))">
            <text:p/>
          </table:table-cell>
          <table:table-cell table:style-name="barre_5f_bleu" table:formula="of:=IF(AND([.$C4]&lt;=[.AM$1];[.$E4]&gt;=[.AM$1]);T(ORG.OPENOFFICE.STYLE(&quot;barre_bleu&quot;));T(ORG.OPENOFFICE.STYLE(&quot;Neutre&quot;)))">
            <text:p/>
          </table:table-cell>
          <table:table-cell table:style-name="barre_5f_bleu" table:formula="of:=IF(AND([.$C4]&lt;=[.AN$1];[.$E4]&gt;=[.AN$1]);T(ORG.OPENOFFICE.STYLE(&quot;barre_bleu&quot;));T(ORG.OPENOFFICE.STYLE(&quot;Neutre&quot;)))">
            <text:p/>
          </table:table-cell>
          <table:table-cell table:style-name="barre_5f_bleu" table:formula="of:=IF(AND([.$C4]&lt;=[.AO$1];[.$E4]&gt;=[.AO$1]);T(ORG.OPENOFFICE.STYLE(&quot;barre_bleu&quot;));T(ORG.OPENOFFICE.STYLE(&quot;Neutre&quot;)))">
            <text:p/>
          </table:table-cell>
          <table:table-cell table:style-name="barre_5f_bleu" table:formula="of:=IF(AND([.$C4]&lt;=[.AP$1];[.$E4]&gt;=[.AP$1]);T(ORG.OPENOFFICE.STYLE(&quot;barre_bleu&quot;));T(ORG.OPENOFFICE.STYLE(&quot;Neutre&quot;)))">
            <text:p/>
          </table:table-cell>
          <table:table-cell table:style-name="barre_5f_bleu" table:formula="of:=IF(AND([.$C4]&lt;=[.AQ$1];[.$E4]&gt;=[.AQ$1]);T(ORG.OPENOFFICE.STYLE(&quot;barre_bleu&quot;));T(ORG.OPENOFFICE.STYLE(&quot;Neutre&quot;)))">
            <text:p/>
          </table:table-cell>
          <table:table-cell table:style-name="barre_5f_bleu" table:formula="of:=IF(AND([.$C4]&lt;=[.AR$1];[.$E4]&gt;=[.AR$1]);T(ORG.OPENOFFICE.STYLE(&quot;barre_bleu&quot;));T(ORG.OPENOFFICE.STYLE(&quot;Neutre&quot;)))">
            <text:p/>
          </table:table-cell>
          <table:table-cell table:style-name="barre_5f_bleu" table:formula="of:=IF(AND([.$C4]&lt;=[.AS$1];[.$E4]&gt;=[.AS$1]);T(ORG.OPENOFFICE.STYLE(&quot;barre_bleu&quot;));T(ORG.OPENOFFICE.STYLE(&quot;Neutre&quot;)))">
            <text:p/>
          </table:table-cell>
          <table:table-cell table:style-name="barre_5f_bleu" table:formula="of:=IF(AND([.$C4]&lt;=[.AT$1];[.$E4]&gt;=[.AT$1]);T(ORG.OPENOFFICE.STYLE(&quot;barre_bleu&quot;));T(ORG.OPENOFFICE.STYLE(&quot;Neutre&quot;)))">
            <text:p/>
          </table:table-cell>
          <table:table-cell table:style-name="barre_5f_bleu" table:formula="of:=IF(AND([.$C4]&lt;=[.AU$1];[.$E4]&gt;=[.AU$1]);T(ORG.OPENOFFICE.STYLE(&quot;barre_bleu&quot;));T(ORG.OPENOFFICE.STYLE(&quot;Neutre&quot;)))">
            <text:p/>
          </table:table-cell>
          <table:table-cell table:style-name="barre_5f_bleu" table:formula="of:=IF(AND([.$C4]&lt;=[.AV$1];[.$E4]&gt;=[.AV$1]);T(ORG.OPENOFFICE.STYLE(&quot;barre_bleu&quot;));T(ORG.OPENOFFICE.STYLE(&quot;Neutre&quot;)))">
            <text:p/>
          </table:table-cell>
          <table:table-cell table:style-name="barre_5f_bleu" table:formula="of:=IF(AND([.$C4]&lt;=[.AW$1];[.$E4]&gt;=[.AW$1]);T(ORG.OPENOFFICE.STYLE(&quot;barre_bleu&quot;));T(ORG.OPENOFFICE.STYLE(&quot;Neutre&quot;)))">
            <text:p/>
          </table:table-cell>
          <table:table-cell table:style-name="barre_5f_bleu" table:formula="of:=IF(AND([.$C4]&lt;=[.AX$1];[.$E4]&gt;=[.AX$1]);T(ORG.OPENOFFICE.STYLE(&quot;barre_bleu&quot;));T(ORG.OPENOFFICE.STYLE(&quot;Neutre&quot;)))">
            <text:p/>
          </table:table-cell>
          <table:table-cell table:style-name="barre_5f_bleu" table:formula="of:=IF(AND([.$C4]&lt;=[.AY$1];[.$E4]&gt;=[.AY$1]);T(ORG.OPENOFFICE.STYLE(&quot;barre_bleu&quot;));T(ORG.OPENOFFICE.STYLE(&quot;Neutre&quot;)))">
            <text:p/>
          </table:table-cell>
          <table:table-cell table:style-name="barre_5f_bleu" table:formula="of:=IF(AND([.$C4]&lt;=[.AZ$1];[.$E4]&gt;=[.AZ$1]);T(ORG.OPENOFFICE.STYLE(&quot;barre_bleu&quot;));T(ORG.OPENOFFICE.STYLE(&quot;Neutre&quot;)))">
            <text:p/>
          </table:table-cell>
          <table:table-cell table:style-name="barre_5f_bleu" table:formula="of:=IF(AND([.$C4]&lt;=[.BA$1];[.$E4]&gt;=[.BA$1]);T(ORG.OPENOFFICE.STYLE(&quot;barre_bleu&quot;));T(ORG.OPENOFFICE.STYLE(&quot;Neutre&quot;)))">
            <text:p/>
          </table:table-cell>
          <table:table-cell table:style-name="barre_5f_bleu" table:formula="of:=IF(AND([.$C4]&lt;=[.BB$1];[.$E4]&gt;=[.BB$1]);T(ORG.OPENOFFICE.STYLE(&quot;barre_bleu&quot;));T(ORG.OPENOFFICE.STYLE(&quot;Neutre&quot;)))">
            <text:p/>
          </table:table-cell>
          <table:table-cell table:style-name="barre_5f_bleu" table:formula="of:=IF(AND([.$C4]&lt;=[.BC$1];[.$E4]&gt;=[.BC$1]);T(ORG.OPENOFFICE.STYLE(&quot;barre_bleu&quot;));T(ORG.OPENOFFICE.STYLE(&quot;Neutre&quot;)))">
            <text:p/>
          </table:table-cell>
          <table:table-cell table:style-name="barre_5f_bleu" table:formula="of:=IF(AND([.$C4]&lt;=[.BD$1];[.$E4]&gt;=[.BD$1]);T(ORG.OPENOFFICE.STYLE(&quot;barre_bleu&quot;));T(ORG.OPENOFFICE.STYLE(&quot;Neutre&quot;)))">
            <text:p/>
          </table:table-cell>
          <table:table-cell table:style-name="barre_5f_bleu" table:formula="of:=IF(AND([.$C4]&lt;=[.BE$1];[.$E4]&gt;=[.BE$1]);T(ORG.OPENOFFICE.STYLE(&quot;barre_bleu&quot;));T(ORG.OPENOFFICE.STYLE(&quot;Neutre&quot;)))">
            <text:p/>
          </table:table-cell>
          <table:table-cell table:style-name="barre_5f_bleu" table:formula="of:=IF(AND([.$C4]&lt;=[.BF$1];[.$E4]&gt;=[.BF$1]);T(ORG.OPENOFFICE.STYLE(&quot;barre_bleu&quot;));T(ORG.OPENOFFICE.STYLE(&quot;Neutre&quot;)))">
            <text:p/>
          </table:table-cell>
          <table:table-cell table:style-name="barre_5f_bleu" table:formula="of:=IF(AND([.$C4]&lt;=[.BG$1];[.$E4]&gt;=[.BG$1]);T(ORG.OPENOFFICE.STYLE(&quot;barre_bleu&quot;));T(ORG.OPENOFFICE.STYLE(&quot;Neutre&quot;)))">
            <text:p/>
          </table:table-cell>
          <table:table-cell table:style-name="barre_5f_bleu" table:formula="of:=IF(AND([.$C4]&lt;=[.BH$1];[.$E4]&gt;=[.BH$1]);T(ORG.OPENOFFICE.STYLE(&quot;barre_bleu&quot;));T(ORG.OPENOFFICE.STYLE(&quot;Neutre&quot;)))">
            <text:p/>
          </table:table-cell>
          <table:table-cell table:style-name="barre_5f_bleu" table:formula="of:=IF(AND([.$C4]&lt;=[.BI$1];[.$E4]&gt;=[.BI$1]);T(ORG.OPENOFFICE.STYLE(&quot;barre_bleu&quot;));T(ORG.OPENOFFICE.STYLE(&quot;Neutre&quot;)))">
            <text:p/>
          </table:table-cell>
          <table:table-cell table:style-name="barre_5f_bleu" table:formula="of:=IF(AND([.$C4]&lt;=[.BJ$1];[.$E4]&gt;=[.BJ$1]);T(ORG.OPENOFFICE.STYLE(&quot;barre_bleu&quot;));T(ORG.OPENOFFICE.STYLE(&quot;Neutre&quot;)))">
            <text:p/>
          </table:table-cell>
          <table:table-cell table:style-name="barre_5f_bleu" table:formula="of:=IF(AND([.$C4]&lt;=[.BK$1];[.$E4]&gt;=[.BK$1]);T(ORG.OPENOFFICE.STYLE(&quot;barre_bleu&quot;));T(ORG.OPENOFFICE.STYLE(&quot;Neutre&quot;)))">
            <text:p/>
          </table:table-cell>
          <table:table-cell table:style-name="barre_5f_bleu" table:formula="of:=IF(AND([.$C4]&lt;=[.BL$1];[.$E4]&gt;=[.BL$1]);T(ORG.OPENOFFICE.STYLE(&quot;barre_bleu&quot;));T(ORG.OPENOFFICE.STYLE(&quot;Neutre&quot;)))">
            <text:p/>
          </table:table-cell>
          <table:table-cell table:style-name="barre_5f_bleu" table:formula="of:=IF(AND([.$C4]&lt;=[.BM$1];[.$E4]&gt;=[.BM$1]);T(ORG.OPENOFFICE.STYLE(&quot;barre_bleu&quot;));T(ORG.OPENOFFICE.STYLE(&quot;Neutre&quot;)))">
            <text:p/>
          </table:table-cell>
          <table:table-cell table:style-name="barre_5f_bleu" table:formula="of:=IF(AND([.$C4]&lt;=[.BN$1];[.$E4]&gt;=[.BN$1]);T(ORG.OPENOFFICE.STYLE(&quot;barre_bleu&quot;));T(ORG.OPENOFFICE.STYLE(&quot;Neutre&quot;)))">
            <text:p/>
          </table:table-cell>
          <table:table-cell table:style-name="barre_5f_bleu" table:formula="of:=IF(AND([.$C4]&lt;=[.BO$1];[.$E4]&gt;=[.BO$1]);T(ORG.OPENOFFICE.STYLE(&quot;barre_bleu&quot;));T(ORG.OPENOFFICE.STYLE(&quot;Neutre&quot;)))">
            <text:p/>
          </table:table-cell>
          <table:table-cell table:style-name="barre_5f_bleu" table:formula="of:=IF(AND([.$C4]&lt;=[.BP$1];[.$E4]&gt;=[.BP$1]);T(ORG.OPENOFFICE.STYLE(&quot;barre_bleu&quot;));T(ORG.OPENOFFICE.STYLE(&quot;Neutre&quot;)))">
            <text:p/>
          </table:table-cell>
          <table:table-cell table:style-name="barre_5f_bleu" table:formula="of:=IF(AND([.$C4]&lt;=[.BQ$1];[.$E4]&gt;=[.BQ$1]);T(ORG.OPENOFFICE.STYLE(&quot;barre_bleu&quot;));T(ORG.OPENOFFICE.STYLE(&quot;Neutre&quot;)))">
            <text:p/>
          </table:table-cell>
          <table:table-cell table:style-name="barre_5f_bleu" table:formula="of:=IF(AND([.$C4]&lt;=[.BR$1];[.$E4]&gt;=[.BR$1]);T(ORG.OPENOFFICE.STYLE(&quot;barre_bleu&quot;));T(ORG.OPENOFFICE.STYLE(&quot;Neutre&quot;)))">
            <text:p/>
          </table:table-cell>
          <table:table-cell table:style-name="barre_5f_bleu" table:formula="of:=IF(AND([.$C4]&lt;=[.BS$1];[.$E4]&gt;=[.BS$1]);T(ORG.OPENOFFICE.STYLE(&quot;barre_bleu&quot;));T(ORG.OPENOFFICE.STYLE(&quot;Neutre&quot;)))">
            <text:p/>
          </table:table-cell>
          <table:table-cell table:style-name="barre_5f_bleu" table:formula="of:=IF(AND([.$C4]&lt;=[.BT$1];[.$E4]&gt;=[.BT$1]);T(ORG.OPENOFFICE.STYLE(&quot;barre_bleu&quot;));T(ORG.OPENOFFICE.STYLE(&quot;Neutre&quot;)))">
            <text:p/>
          </table:table-cell>
          <table:table-cell table:style-name="barre_5f_bleu" table:formula="of:=IF(AND([.$C4]&lt;=[.BU$1];[.$E4]&gt;=[.BU$1]);T(ORG.OPENOFFICE.STYLE(&quot;barre_bleu&quot;));T(ORG.OPENOFFICE.STYLE(&quot;Neutre&quot;)))">
            <text:p/>
          </table:table-cell>
          <table:table-cell table:style-name="barre_5f_bleu" table:formula="of:=IF(AND([.$C4]&lt;=[.BV$1];[.$E4]&gt;=[.BV$1]);T(ORG.OPENOFFICE.STYLE(&quot;barre_bleu&quot;));T(ORG.OPENOFFICE.STYLE(&quot;Neutre&quot;)))">
            <text:p/>
          </table:table-cell>
          <table:table-cell table:style-name="barre_5f_bleu" table:formula="of:=IF(AND([.$C4]&lt;=[.BW$1];[.$E4]&gt;=[.BW$1]);T(ORG.OPENOFFICE.STYLE(&quot;barre_bleu&quot;));T(ORG.OPENOFFICE.STYLE(&quot;Neutre&quot;)))">
            <text:p/>
          </table:table-cell>
          <table:table-cell table:style-name="barre_5f_bleu" table:formula="of:=IF(AND([.$C4]&lt;=[.BX$1];[.$E4]&gt;=[.BX$1]);T(ORG.OPENOFFICE.STYLE(&quot;barre_bleu&quot;));T(ORG.OPENOFFICE.STYLE(&quot;Neutre&quot;)))">
            <text:p/>
          </table:table-cell>
          <table:table-cell table:style-name="barre_5f_bleu" table:formula="of:=IF(AND([.$C4]&lt;=[.BY$1];[.$E4]&gt;=[.BY$1]);T(ORG.OPENOFFICE.STYLE(&quot;barre_bleu&quot;));T(ORG.OPENOFFICE.STYLE(&quot;Neutre&quot;)))">
            <text:p/>
          </table:table-cell>
          <table:table-cell table:style-name="barre_5f_bleu" table:formula="of:=IF(AND([.$C4]&lt;=[.BZ$1];[.$E4]&gt;=[.BZ$1]);T(ORG.OPENOFFICE.STYLE(&quot;barre_bleu&quot;));T(ORG.OPENOFFICE.STYLE(&quot;Neutre&quot;)))">
            <text:p/>
          </table:table-cell>
          <table:table-cell table:style-name="barre_5f_bleu" table:formula="of:=IF(AND([.$C4]&lt;=[.CA$1];[.$E4]&gt;=[.CA$1]);T(ORG.OPENOFFICE.STYLE(&quot;barre_bleu&quot;));T(ORG.OPENOFFICE.STYLE(&quot;Neutre&quot;)))">
            <text:p/>
          </table:table-cell>
          <table:table-cell table:style-name="barre_5f_bleu" table:formula="of:=IF(AND([.$C4]&lt;=[.CB$1];[.$E4]&gt;=[.CB$1]);T(ORG.OPENOFFICE.STYLE(&quot;barre_bleu&quot;));T(ORG.OPENOFFICE.STYLE(&quot;Neutre&quot;)))">
            <text:p/>
          </table:table-cell>
          <table:table-cell table:style-name="barre_5f_bleu" table:formula="of:=IF(AND([.$C4]&lt;=[.CC$1];[.$E4]&gt;=[.CC$1]);T(ORG.OPENOFFICE.STYLE(&quot;barre_bleu&quot;));T(ORG.OPENOFFICE.STYLE(&quot;Neutre&quot;)))">
            <text:p/>
          </table:table-cell>
          <table:table-cell table:style-name="barre_5f_bleu" table:formula="of:=IF(AND([.$C4]&lt;=[.CD$1];[.$E4]&gt;=[.CD$1]);T(ORG.OPENOFFICE.STYLE(&quot;barre_bleu&quot;));T(ORG.OPENOFFICE.STYLE(&quot;Neutre&quot;)))">
            <text:p/>
          </table:table-cell>
          <table:table-cell table:style-name="barre_5f_bleu" table:formula="of:=IF(AND([.$C4]&lt;=[.CE$1];[.$E4]&gt;=[.CE$1]);T(ORG.OPENOFFICE.STYLE(&quot;barre_bleu&quot;));T(ORG.OPENOFFICE.STYLE(&quot;Neutre&quot;)))">
            <text:p/>
          </table:table-cell>
          <table:table-cell table:style-name="barre_5f_bleu" table:formula="of:=IF(AND([.$C4]&lt;=[.CF$1];[.$E4]&gt;=[.CF$1]);T(ORG.OPENOFFICE.STYLE(&quot;barre_bleu&quot;));T(ORG.OPENOFFICE.STYLE(&quot;Neutre&quot;)))">
            <text:p/>
          </table:table-cell>
          <table:table-cell table:formula="of:=IF(AND([.$C4]&lt;=[.CG$1];[.$E4]&gt;=[.CG$1]);T(ORG.OPENOFFICE.STYLE(&quot;barre_bleu&quot;));T(ORG.OPENOFFICE.STYLE(&quot;Neutre&quot;)))">
            <text:p/>
          </table:table-cell>
          <table:table-cell table:formula="of:=IF(AND([.$C4]&lt;=[.CH$1];[.$E4]&gt;=[.CH$1]);T(ORG.OPENOFFICE.STYLE(&quot;barre_bleu&quot;));T(ORG.OPENOFFICE.STYLE(&quot;Neutre&quot;)))">
            <text:p/>
          </table:table-cell>
          <table:table-cell table:formula="of:=IF(AND([.$C4]&lt;=[.CI$1];[.$E4]&gt;=[.CI$1]);T(ORG.OPENOFFICE.STYLE(&quot;barre_bleu&quot;));T(ORG.OPENOFFICE.STYLE(&quot;Neutre&quot;)))">
            <text:p/>
          </table:table-cell>
          <table:table-cell table:formula="of:=IF(AND([.$C4]&lt;=[.CJ$1];[.$E4]&gt;=[.CJ$1]);T(ORG.OPENOFFICE.STYLE(&quot;barre_bleu&quot;));T(ORG.OPENOFFICE.STYLE(&quot;Neutre&quot;)))">
            <text:p/>
          </table:table-cell>
          <table:table-cell table:formula="of:=IF(AND([.$C4]&lt;=[.CK$1];[.$E4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Coder les fonctions d’initialisation</text:p>
          </table:table-cell>
          <table:table-cell office:value-type="date" office:date-value="2026-01-27" calcext:value-type="date">
            <text:p>27/01/26</text:p>
          </table:table-cell>
          <table:table-cell table:formula="of:=DAYS360([.C5];[.E5])" office:value-type="float" office:value="17" calcext:value-type="float">
            <text:p>17</text:p>
          </table:table-cell>
          <table:table-cell office:value-type="date" office:date-value="2026-02-14" calcext:value-type="date">
            <text:p>14/02/26</text:p>
          </table:table-cell>
          <table:table-cell/>
          <table:table-cell office:value-type="string" calcext:value-type="string">
            <text:p>T4</text:p>
          </table:table-cell>
          <table:table-cell table:formula="of:=IF(AND([.$C5]&lt;=[.H$1];[.$E5]&gt;=[.H$1]);T(ORG.OPENOFFICE.STYLE(&quot;barre_orange&quot;));T(ORG.OPENOFFICE.STYLE(&quot;Neutre&quot;)))">
            <text:p/>
          </table:table-cell>
          <table:table-cell table:formula="of:=IF(AND([.$C5]&lt;=[.I$1];[.$E5]&gt;=[.I$1]);T(ORG.OPENOFFICE.STYLE(&quot;barre_orange&quot;));T(ORG.OPENOFFICE.STYLE(&quot;Neutre&quot;)))">
            <text:p/>
          </table:table-cell>
          <table:table-cell table:formula="of:=IF(AND([.$C5]&lt;=[.J$1];[.$E5]&gt;=[.J$1]);T(ORG.OPENOFFICE.STYLE(&quot;barre_orange&quot;));T(ORG.OPENOFFICE.STYLE(&quot;Neutre&quot;)))">
            <text:p/>
          </table:table-cell>
          <table:table-cell table:formula="of:=IF(AND([.$C5]&lt;=[.K$1];[.$E5]&gt;=[.K$1]);T(ORG.OPENOFFICE.STYLE(&quot;barre_orange&quot;));T(ORG.OPENOFFICE.STYLE(&quot;Neutre&quot;)))">
            <text:p/>
          </table:table-cell>
          <table:table-cell table:formula="of:=IF(AND([.$C5]&lt;=[.L$1];[.$E5]&gt;=[.L$1]);T(ORG.OPENOFFICE.STYLE(&quot;barre_orange&quot;));T(ORG.OPENOFFICE.STYLE(&quot;Neutre&quot;)))">
            <text:p/>
          </table:table-cell>
          <table:table-cell table:style-name="barre_5f_orange" table:formula="of:=IF(AND([.$C5]&lt;=[.M$1];[.$E5]&gt;=[.M$1]);T(ORG.OPENOFFICE.STYLE(&quot;barre_orange&quot;));T(ORG.OPENOFFICE.STYLE(&quot;Neutre&quot;)))">
            <text:p/>
          </table:table-cell>
          <table:table-cell table:style-name="barre_5f_orange" table:formula="of:=IF(AND([.$C5]&lt;=[.N$1];[.$E5]&gt;=[.N$1]);T(ORG.OPENOFFICE.STYLE(&quot;barre_orange&quot;));T(ORG.OPENOFFICE.STYLE(&quot;Neutre&quot;)))">
            <text:p/>
          </table:table-cell>
          <table:table-cell table:style-name="barre_5f_orange" table:formula="of:=IF(AND([.$C5]&lt;=[.O$1];[.$E5]&gt;=[.O$1]);T(ORG.OPENOFFICE.STYLE(&quot;barre_orange&quot;));T(ORG.OPENOFFICE.STYLE(&quot;Neutre&quot;)))">
            <text:p/>
          </table:table-cell>
          <table:table-cell table:style-name="barre_5f_orange" table:formula="of:=IF(AND([.$C5]&lt;=[.P$1];[.$E5]&gt;=[.P$1]);T(ORG.OPENOFFICE.STYLE(&quot;barre_orange&quot;));T(ORG.OPENOFFICE.STYLE(&quot;Neutre&quot;)))">
            <text:p/>
          </table:table-cell>
          <table:table-cell table:style-name="barre_5f_orange" table:formula="of:=IF(AND([.$C5]&lt;=[.Q$1];[.$E5]&gt;=[.Q$1]);T(ORG.OPENOFFICE.STYLE(&quot;barre_orange&quot;));T(ORG.OPENOFFICE.STYLE(&quot;Neutre&quot;)))">
            <text:p/>
          </table:table-cell>
          <table:table-cell table:style-name="barre_5f_orange" table:formula="of:=IF(AND([.$C5]&lt;=[.R$1];[.$E5]&gt;=[.R$1]);T(ORG.OPENOFFICE.STYLE(&quot;barre_orange&quot;));T(ORG.OPENOFFICE.STYLE(&quot;Neutre&quot;)))">
            <text:p/>
          </table:table-cell>
          <table:table-cell table:style-name="barre_5f_orange" table:formula="of:=IF(AND([.$C5]&lt;=[.S$1];[.$E5]&gt;=[.S$1]);T(ORG.OPENOFFICE.STYLE(&quot;barre_orange&quot;));T(ORG.OPENOFFICE.STYLE(&quot;Neutre&quot;)))">
            <text:p/>
          </table:table-cell>
          <table:table-cell table:style-name="barre_5f_orange" table:formula="of:=IF(AND([.$C5]&lt;=[.T$1];[.$E5]&gt;=[.T$1]);T(ORG.OPENOFFICE.STYLE(&quot;barre_orange&quot;));T(ORG.OPENOFFICE.STYLE(&quot;Neutre&quot;)))">
            <text:p/>
          </table:table-cell>
          <table:table-cell table:style-name="barre_5f_orange" table:formula="of:=IF(AND([.$C5]&lt;=[.U$1];[.$E5]&gt;=[.U$1]);T(ORG.OPENOFFICE.STYLE(&quot;barre_orange&quot;));T(ORG.OPENOFFICE.STYLE(&quot;Neutre&quot;)))">
            <text:p/>
          </table:table-cell>
          <table:table-cell table:style-name="barre_5f_orange" table:formula="of:=IF(AND([.$C5]&lt;=[.V$1];[.$E5]&gt;=[.V$1]);T(ORG.OPENOFFICE.STYLE(&quot;barre_orange&quot;));T(ORG.OPENOFFICE.STYLE(&quot;Neutre&quot;)))">
            <text:p/>
          </table:table-cell>
          <table:table-cell table:style-name="barre_5f_orange" table:formula="of:=IF(AND([.$C5]&lt;=[.W$1];[.$E5]&gt;=[.W$1]);T(ORG.OPENOFFICE.STYLE(&quot;barre_orange&quot;));T(ORG.OPENOFFICE.STYLE(&quot;Neutre&quot;)))">
            <text:p/>
          </table:table-cell>
          <table:table-cell table:style-name="barre_5f_orange" table:formula="of:=IF(AND([.$C5]&lt;=[.X$1];[.$E5]&gt;=[.X$1]);T(ORG.OPENOFFICE.STYLE(&quot;barre_orange&quot;));T(ORG.OPENOFFICE.STYLE(&quot;Neutre&quot;)))">
            <text:p/>
          </table:table-cell>
          <table:table-cell table:style-name="barre_5f_orange" table:formula="of:=IF(AND([.$C5]&lt;=[.Y$1];[.$E5]&gt;=[.Y$1]);T(ORG.OPENOFFICE.STYLE(&quot;barre_orange&quot;));T(ORG.OPENOFFICE.STYLE(&quot;Neutre&quot;)))">
            <text:p/>
          </table:table-cell>
          <table:table-cell table:style-name="barre_5f_orange" table:formula="of:=IF(AND([.$C5]&lt;=[.Z$1];[.$E5]&gt;=[.Z$1]);T(ORG.OPENOFFICE.STYLE(&quot;barre_orange&quot;));T(ORG.OPENOFFICE.STYLE(&quot;Neutre&quot;)))">
            <text:p/>
          </table:table-cell>
          <table:table-cell table:style-name="barre_5f_orange" table:formula="of:=IF(AND([.$C5]&lt;=[.AA$1];[.$E5]&gt;=[.AA$1]);T(ORG.OPENOFFICE.STYLE(&quot;barre_orange&quot;));T(ORG.OPENOFFICE.STYLE(&quot;Neutre&quot;)))">
            <text:p/>
          </table:table-cell>
          <table:table-cell table:style-name="barre_5f_orange" table:formula="of:=IF(AND([.$C5]&lt;=[.AB$1];[.$E5]&gt;=[.AB$1]);T(ORG.OPENOFFICE.STYLE(&quot;barre_orange&quot;));T(ORG.OPENOFFICE.STYLE(&quot;Neutre&quot;)))">
            <text:p/>
          </table:table-cell>
          <table:table-cell table:style-name="barre_5f_orange" table:formula="of:=IF(AND([.$C5]&lt;=[.AC$1];[.$E5]&gt;=[.AC$1]);T(ORG.OPENOFFICE.STYLE(&quot;barre_orange&quot;));T(ORG.OPENOFFICE.STYLE(&quot;Neutre&quot;)))">
            <text:p/>
          </table:table-cell>
          <table:table-cell table:style-name="barre_5f_orange" table:formula="of:=IF(AND([.$C5]&lt;=[.AD$1];[.$E5]&gt;=[.AD$1]);T(ORG.OPENOFFICE.STYLE(&quot;barre_orange&quot;));T(ORG.OPENOFFICE.STYLE(&quot;Neutre&quot;)))">
            <text:p/>
          </table:table-cell>
          <table:table-cell table:style-name="barre_5f_orange" table:formula="of:=IF(AND([.$C5]&lt;=[.AE$1];[.$E5]&gt;=[.AE$1]);T(ORG.OPENOFFICE.STYLE(&quot;barre_orange&quot;));T(ORG.OPENOFFICE.STYLE(&quot;Neutre&quot;)))">
            <text:p/>
          </table:table-cell>
          <table:table-cell table:formula="of:=IF(AND([.$C5]&lt;=[.AF$1];[.$E5]&gt;=[.AF$1]);T(ORG.OPENOFFICE.STYLE(&quot;barre_orange&quot;));T(ORG.OPENOFFICE.STYLE(&quot;Neutre&quot;)))">
            <text:p/>
          </table:table-cell>
          <table:table-cell table:formula="of:=IF(AND([.$C5]&lt;=[.AG$1];[.$E5]&gt;=[.AG$1]);T(ORG.OPENOFFICE.STYLE(&quot;barre_orange&quot;));T(ORG.OPENOFFICE.STYLE(&quot;Neutre&quot;)))">
            <text:p/>
          </table:table-cell>
          <table:table-cell table:formula="of:=IF(AND([.$C5]&lt;=[.AH$1];[.$E5]&gt;=[.AH$1]);T(ORG.OPENOFFICE.STYLE(&quot;barre_orange&quot;));T(ORG.OPENOFFICE.STYLE(&quot;Neutre&quot;)))">
            <text:p/>
          </table:table-cell>
          <table:table-cell table:formula="of:=IF(AND([.$C5]&lt;=[.AI$1];[.$E5]&gt;=[.AI$1]);T(ORG.OPENOFFICE.STYLE(&quot;barre_orange&quot;));T(ORG.OPENOFFICE.STYLE(&quot;Neutre&quot;)))">
            <text:p/>
          </table:table-cell>
          <table:table-cell table:formula="of:=IF(AND([.$C5]&lt;=[.AJ$1];[.$E5]&gt;=[.AJ$1]);T(ORG.OPENOFFICE.STYLE(&quot;barre_orange&quot;));T(ORG.OPENOFFICE.STYLE(&quot;Neutre&quot;)))">
            <text:p/>
          </table:table-cell>
          <table:table-cell table:formula="of:=IF(AND([.$C5]&lt;=[.AK$1];[.$E5]&gt;=[.AK$1]);T(ORG.OPENOFFICE.STYLE(&quot;barre_orange&quot;));T(ORG.OPENOFFICE.STYLE(&quot;Neutre&quot;)))">
            <text:p/>
          </table:table-cell>
          <table:table-cell table:formula="of:=IF(AND([.$C5]&lt;=[.AL$1];[.$E5]&gt;=[.AL$1]);T(ORG.OPENOFFICE.STYLE(&quot;barre_orange&quot;));T(ORG.OPENOFFICE.STYLE(&quot;Neutre&quot;)))">
            <text:p/>
          </table:table-cell>
          <table:table-cell table:formula="of:=IF(AND([.$C5]&lt;=[.AM$1];[.$E5]&gt;=[.AM$1]);T(ORG.OPENOFFICE.STYLE(&quot;barre_orange&quot;));T(ORG.OPENOFFICE.STYLE(&quot;Neutre&quot;)))">
            <text:p/>
          </table:table-cell>
          <table:table-cell table:formula="of:=IF(AND([.$C5]&lt;=[.AN$1];[.$E5]&gt;=[.AN$1]);T(ORG.OPENOFFICE.STYLE(&quot;barre_orange&quot;));T(ORG.OPENOFFICE.STYLE(&quot;Neutre&quot;)))">
            <text:p/>
          </table:table-cell>
          <table:table-cell table:formula="of:=IF(AND([.$C5]&lt;=[.AO$1];[.$E5]&gt;=[.AO$1]);T(ORG.OPENOFFICE.STYLE(&quot;barre_orange&quot;));T(ORG.OPENOFFICE.STYLE(&quot;Neutre&quot;)))">
            <text:p/>
          </table:table-cell>
          <table:table-cell table:formula="of:=IF(AND([.$C5]&lt;=[.AP$1];[.$E5]&gt;=[.AP$1]);T(ORG.OPENOFFICE.STYLE(&quot;barre_orange&quot;));T(ORG.OPENOFFICE.STYLE(&quot;Neutre&quot;)))">
            <text:p/>
          </table:table-cell>
          <table:table-cell table:formula="of:=IF(AND([.$C5]&lt;=[.AQ$1];[.$E5]&gt;=[.AQ$1]);T(ORG.OPENOFFICE.STYLE(&quot;barre_orange&quot;));T(ORG.OPENOFFICE.STYLE(&quot;Neutre&quot;)))">
            <text:p/>
          </table:table-cell>
          <table:table-cell table:formula="of:=IF(AND([.$C5]&lt;=[.AR$1];[.$E5]&gt;=[.AR$1]);T(ORG.OPENOFFICE.STYLE(&quot;barre_orange&quot;));T(ORG.OPENOFFICE.STYLE(&quot;Neutre&quot;)))">
            <text:p/>
          </table:table-cell>
          <table:table-cell table:formula="of:=IF(AND([.$C5]&lt;=[.AS$1];[.$E5]&gt;=[.AS$1]);T(ORG.OPENOFFICE.STYLE(&quot;barre_orange&quot;));T(ORG.OPENOFFICE.STYLE(&quot;Neutre&quot;)))">
            <text:p/>
          </table:table-cell>
          <table:table-cell table:formula="of:=IF(AND([.$C5]&lt;=[.AT$1];[.$E5]&gt;=[.AT$1]);T(ORG.OPENOFFICE.STYLE(&quot;barre_orange&quot;));T(ORG.OPENOFFICE.STYLE(&quot;Neutre&quot;)))">
            <text:p/>
          </table:table-cell>
          <table:table-cell table:formula="of:=IF(AND([.$C5]&lt;=[.AU$1];[.$E5]&gt;=[.AU$1]);T(ORG.OPENOFFICE.STYLE(&quot;barre_orange&quot;));T(ORG.OPENOFFICE.STYLE(&quot;Neutre&quot;)))">
            <text:p/>
          </table:table-cell>
          <table:table-cell table:formula="of:=IF(AND([.$C5]&lt;=[.AV$1];[.$E5]&gt;=[.AV$1]);T(ORG.OPENOFFICE.STYLE(&quot;barre_orange&quot;));T(ORG.OPENOFFICE.STYLE(&quot;Neutre&quot;)))">
            <text:p/>
          </table:table-cell>
          <table:table-cell table:formula="of:=IF(AND([.$C5]&lt;=[.AW$1];[.$E5]&gt;=[.AW$1]);T(ORG.OPENOFFICE.STYLE(&quot;barre_orange&quot;));T(ORG.OPENOFFICE.STYLE(&quot;Neutre&quot;)))">
            <text:p/>
          </table:table-cell>
          <table:table-cell table:formula="of:=IF(AND([.$C5]&lt;=[.AX$1];[.$E5]&gt;=[.AX$1]);T(ORG.OPENOFFICE.STYLE(&quot;barre_orange&quot;));T(ORG.OPENOFFICE.STYLE(&quot;Neutre&quot;)))">
            <text:p/>
          </table:table-cell>
          <table:table-cell table:formula="of:=IF(AND([.$C5]&lt;=[.AY$1];[.$E5]&gt;=[.AY$1]);T(ORG.OPENOFFICE.STYLE(&quot;barre_orange&quot;));T(ORG.OPENOFFICE.STYLE(&quot;Neutre&quot;)))">
            <text:p/>
          </table:table-cell>
          <table:table-cell table:formula="of:=IF(AND([.$C5]&lt;=[.AZ$1];[.$E5]&gt;=[.AZ$1]);T(ORG.OPENOFFICE.STYLE(&quot;barre_orange&quot;));T(ORG.OPENOFFICE.STYLE(&quot;Neutre&quot;)))">
            <text:p/>
          </table:table-cell>
          <table:table-cell table:formula="of:=IF(AND([.$C5]&lt;=[.BA$1];[.$E5]&gt;=[.BA$1]);T(ORG.OPENOFFICE.STYLE(&quot;barre_orange&quot;));T(ORG.OPENOFFICE.STYLE(&quot;Neutre&quot;)))">
            <text:p/>
          </table:table-cell>
          <table:table-cell table:formula="of:=IF(AND([.$C5]&lt;=[.BB$1];[.$E5]&gt;=[.BB$1]);T(ORG.OPENOFFICE.STYLE(&quot;barre_orange&quot;));T(ORG.OPENOFFICE.STYLE(&quot;Neutre&quot;)))">
            <text:p/>
          </table:table-cell>
          <table:table-cell table:formula="of:=IF(AND([.$C5]&lt;=[.BC$1];[.$E5]&gt;=[.BC$1]);T(ORG.OPENOFFICE.STYLE(&quot;barre_orange&quot;));T(ORG.OPENOFFICE.STYLE(&quot;Neutre&quot;)))">
            <text:p/>
          </table:table-cell>
          <table:table-cell table:formula="of:=IF(AND([.$C5]&lt;=[.BD$1];[.$E5]&gt;=[.BD$1]);T(ORG.OPENOFFICE.STYLE(&quot;barre_orange&quot;));T(ORG.OPENOFFICE.STYLE(&quot;Neutre&quot;)))">
            <text:p/>
          </table:table-cell>
          <table:table-cell table:formula="of:=IF(AND([.$C5]&lt;=[.BE$1];[.$E5]&gt;=[.BE$1]);T(ORG.OPENOFFICE.STYLE(&quot;barre_orange&quot;));T(ORG.OPENOFFICE.STYLE(&quot;Neutre&quot;)))">
            <text:p/>
          </table:table-cell>
          <table:table-cell table:formula="of:=IF(AND([.$C5]&lt;=[.BF$1];[.$E5]&gt;=[.BF$1]);T(ORG.OPENOFFICE.STYLE(&quot;barre_orange&quot;));T(ORG.OPENOFFICE.STYLE(&quot;Neutre&quot;)))">
            <text:p/>
          </table:table-cell>
          <table:table-cell table:formula="of:=IF(AND([.$C5]&lt;=[.BG$1];[.$E5]&gt;=[.BG$1]);T(ORG.OPENOFFICE.STYLE(&quot;barre_orange&quot;));T(ORG.OPENOFFICE.STYLE(&quot;Neutre&quot;)))">
            <text:p/>
          </table:table-cell>
          <table:table-cell table:formula="of:=IF(AND([.$C5]&lt;=[.BH$1];[.$E5]&gt;=[.BH$1]);T(ORG.OPENOFFICE.STYLE(&quot;barre_orange&quot;));T(ORG.OPENOFFICE.STYLE(&quot;Neutre&quot;)))">
            <text:p/>
          </table:table-cell>
          <table:table-cell table:formula="of:=IF(AND([.$C5]&lt;=[.BI$1];[.$E5]&gt;=[.BI$1]);T(ORG.OPENOFFICE.STYLE(&quot;barre_orange&quot;));T(ORG.OPENOFFICE.STYLE(&quot;Neutre&quot;)))">
            <text:p/>
          </table:table-cell>
          <table:table-cell table:formula="of:=IF(AND([.$C5]&lt;=[.BJ$1];[.$E5]&gt;=[.BJ$1]);T(ORG.OPENOFFICE.STYLE(&quot;barre_orange&quot;));T(ORG.OPENOFFICE.STYLE(&quot;Neutre&quot;)))">
            <text:p/>
          </table:table-cell>
          <table:table-cell table:formula="of:=IF(AND([.$C5]&lt;=[.BK$1];[.$E5]&gt;=[.BK$1]);T(ORG.OPENOFFICE.STYLE(&quot;barre_orange&quot;));T(ORG.OPENOFFICE.STYLE(&quot;Neutre&quot;)))">
            <text:p/>
          </table:table-cell>
          <table:table-cell table:formula="of:=IF(AND([.$C5]&lt;=[.BL$1];[.$E5]&gt;=[.BL$1]);T(ORG.OPENOFFICE.STYLE(&quot;barre_orange&quot;));T(ORG.OPENOFFICE.STYLE(&quot;Neutre&quot;)))">
            <text:p/>
          </table:table-cell>
          <table:table-cell table:formula="of:=IF(AND([.$C5]&lt;=[.BM$1];[.$E5]&gt;=[.BM$1]);T(ORG.OPENOFFICE.STYLE(&quot;barre_orange&quot;));T(ORG.OPENOFFICE.STYLE(&quot;Neutre&quot;)))">
            <text:p/>
          </table:table-cell>
          <table:table-cell table:formula="of:=IF(AND([.$C5]&lt;=[.BN$1];[.$E5]&gt;=[.BN$1]);T(ORG.OPENOFFICE.STYLE(&quot;barre_orange&quot;));T(ORG.OPENOFFICE.STYLE(&quot;Neutre&quot;)))">
            <text:p/>
          </table:table-cell>
          <table:table-cell table:formula="of:=IF(AND([.$C5]&lt;=[.BO$1];[.$E5]&gt;=[.BO$1]);T(ORG.OPENOFFICE.STYLE(&quot;barre_orange&quot;));T(ORG.OPENOFFICE.STYLE(&quot;Neutre&quot;)))">
            <text:p/>
          </table:table-cell>
          <table:table-cell table:formula="of:=IF(AND([.$C5]&lt;=[.BP$1];[.$E5]&gt;=[.BP$1]);T(ORG.OPENOFFICE.STYLE(&quot;barre_orange&quot;));T(ORG.OPENOFFICE.STYLE(&quot;Neutre&quot;)))">
            <text:p/>
          </table:table-cell>
          <table:table-cell table:formula="of:=IF(AND([.$C5]&lt;=[.BQ$1];[.$E5]&gt;=[.BQ$1]);T(ORG.OPENOFFICE.STYLE(&quot;barre_orange&quot;));T(ORG.OPENOFFICE.STYLE(&quot;Neutre&quot;)))">
            <text:p/>
          </table:table-cell>
          <table:table-cell table:formula="of:=IF(AND([.$C5]&lt;=[.BR$1];[.$E5]&gt;=[.BR$1]);T(ORG.OPENOFFICE.STYLE(&quot;barre_orange&quot;));T(ORG.OPENOFFICE.STYLE(&quot;Neutre&quot;)))">
            <text:p/>
          </table:table-cell>
          <table:table-cell table:formula="of:=IF(AND([.$C5]&lt;=[.BS$1];[.$E5]&gt;=[.BS$1]);T(ORG.OPENOFFICE.STYLE(&quot;barre_orange&quot;));T(ORG.OPENOFFICE.STYLE(&quot;Neutre&quot;)))">
            <text:p/>
          </table:table-cell>
          <table:table-cell table:formula="of:=IF(AND([.$C5]&lt;=[.BT$1];[.$E5]&gt;=[.BT$1]);T(ORG.OPENOFFICE.STYLE(&quot;barre_orange&quot;));T(ORG.OPENOFFICE.STYLE(&quot;Neutre&quot;)))">
            <text:p/>
          </table:table-cell>
          <table:table-cell table:formula="of:=IF(AND([.$C5]&lt;=[.BU$1];[.$E5]&gt;=[.BU$1]);T(ORG.OPENOFFICE.STYLE(&quot;barre_orange&quot;));T(ORG.OPENOFFICE.STYLE(&quot;Neutre&quot;)))">
            <text:p/>
          </table:table-cell>
          <table:table-cell table:formula="of:=IF(AND([.$C5]&lt;=[.BV$1];[.$E5]&gt;=[.BV$1]);T(ORG.OPENOFFICE.STYLE(&quot;barre_orange&quot;));T(ORG.OPENOFFICE.STYLE(&quot;Neutre&quot;)))">
            <text:p/>
          </table:table-cell>
          <table:table-cell table:formula="of:=IF(AND([.$C5]&lt;=[.BW$1];[.$E5]&gt;=[.BW$1]);T(ORG.OPENOFFICE.STYLE(&quot;barre_orange&quot;));T(ORG.OPENOFFICE.STYLE(&quot;Neutre&quot;)))">
            <text:p/>
          </table:table-cell>
          <table:table-cell table:formula="of:=IF(AND([.$C5]&lt;=[.BX$1];[.$E5]&gt;=[.BX$1]);T(ORG.OPENOFFICE.STYLE(&quot;barre_orange&quot;));T(ORG.OPENOFFICE.STYLE(&quot;Neutre&quot;)))">
            <text:p/>
          </table:table-cell>
          <table:table-cell table:formula="of:=IF(AND([.$C5]&lt;=[.BY$1];[.$E5]&gt;=[.BY$1]);T(ORG.OPENOFFICE.STYLE(&quot;barre_orange&quot;));T(ORG.OPENOFFICE.STYLE(&quot;Neutre&quot;)))">
            <text:p/>
          </table:table-cell>
          <table:table-cell table:formula="of:=IF(AND([.$C5]&lt;=[.BZ$1];[.$E5]&gt;=[.BZ$1]);T(ORG.OPENOFFICE.STYLE(&quot;barre_orange&quot;));T(ORG.OPENOFFICE.STYLE(&quot;Neutre&quot;)))">
            <text:p/>
          </table:table-cell>
          <table:table-cell table:formula="of:=IF(AND([.$C5]&lt;=[.CA$1];[.$E5]&gt;=[.CA$1]);T(ORG.OPENOFFICE.STYLE(&quot;barre_orange&quot;));T(ORG.OPENOFFICE.STYLE(&quot;Neutre&quot;)))">
            <text:p/>
          </table:table-cell>
          <table:table-cell table:formula="of:=IF(AND([.$C5]&lt;=[.CB$1];[.$E5]&gt;=[.CB$1]);T(ORG.OPENOFFICE.STYLE(&quot;barre_orange&quot;));T(ORG.OPENOFFICE.STYLE(&quot;Neutre&quot;)))">
            <text:p/>
          </table:table-cell>
          <table:table-cell table:formula="of:=IF(AND([.$C5]&lt;=[.CC$1];[.$E5]&gt;=[.CC$1]);T(ORG.OPENOFFICE.STYLE(&quot;barre_orange&quot;));T(ORG.OPENOFFICE.STYLE(&quot;Neutre&quot;)))">
            <text:p/>
          </table:table-cell>
          <table:table-cell table:formula="of:=IF(AND([.$C5]&lt;=[.CD$1];[.$E5]&gt;=[.CD$1]);T(ORG.OPENOFFICE.STYLE(&quot;barre_orange&quot;));T(ORG.OPENOFFICE.STYLE(&quot;Neutre&quot;)))">
            <text:p/>
          </table:table-cell>
          <table:table-cell table:formula="of:=IF(AND([.$C5]&lt;=[.CE$1];[.$E5]&gt;=[.CE$1]);T(ORG.OPENOFFICE.STYLE(&quot;barre_orange&quot;));T(ORG.OPENOFFICE.STYLE(&quot;Neutre&quot;)))">
            <text:p/>
          </table:table-cell>
          <table:table-cell table:formula="of:=IF(AND([.$C5]&lt;=[.CF$1];[.$E5]&gt;=[.CF$1]);T(ORG.OPENOFFICE.STYLE(&quot;barre_orange&quot;));T(ORG.OPENOFFICE.STYLE(&quot;Neutre&quot;)))">
            <text:p/>
          </table:table-cell>
          <table:table-cell table:formula="of:=IF(AND([.$C5]&lt;=[.CG$1];[.$E5]&gt;=[.CG$1]);T(ORG.OPENOFFICE.STYLE(&quot;barre_orange&quot;));T(ORG.OPENOFFICE.STYLE(&quot;Neutre&quot;)))">
            <text:p/>
          </table:table-cell>
          <table:table-cell table:formula="of:=IF(AND([.$C5]&lt;=[.CH$1];[.$E5]&gt;=[.CH$1]);T(ORG.OPENOFFICE.STYLE(&quot;barre_orange&quot;));T(ORG.OPENOFFICE.STYLE(&quot;Neutre&quot;)))">
            <text:p/>
          </table:table-cell>
          <table:table-cell table:formula="of:=IF(AND([.$C5]&lt;=[.CI$1];[.$E5]&gt;=[.CI$1]);T(ORG.OPENOFFICE.STYLE(&quot;barre_orange&quot;));T(ORG.OPENOFFICE.STYLE(&quot;Neutre&quot;)))">
            <text:p/>
          </table:table-cell>
          <table:table-cell table:formula="of:=IF(AND([.$C5]&lt;=[.CJ$1];[.$E5]&gt;=[.CJ$1]);T(ORG.OPENOFFICE.STYLE(&quot;barre_orange&quot;));T(ORG.OPENOFFICE.STYLE(&quot;Neutre&quot;)))">
            <text:p/>
          </table:table-cell>
          <table:table-cell table:formula="of:=IF(AND([.$C5]&lt;=[.CK$1];[.$E5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style-name="Default" office:value-type="string" calcext:value-type="string">
            <text:p>Création de l’image du terrain</text:p>
          </table:table-cell>
          <table:table-cell office:value-type="date" office:date-value="2026-01-31" calcext:value-type="date">
            <text:p>31/01/26</text:p>
          </table:table-cell>
          <table:table-cell table:formula="of:=DAYS360([.C6];[.E6])" office:value-type="float" office:value="0" calcext:value-type="float">
            <text:p>0</text:p>
          </table:table-cell>
          <table:table-cell office:value-type="date" office:date-value="2026-01-31" calcext:value-type="date">
            <text:p>31/01/26</text:p>
          </table:table-cell>
          <table:table-cell/>
          <table:table-cell office:value-type="string" calcext:value-type="string">
            <text:p>T5</text:p>
          </table:table-cell>
          <table:table-cell table:formula="of:=IF(AND([.$C6]&lt;=[.H$1];[.$E6]&gt;=[.H$1]);T(ORG.OPENOFFICE.STYLE(&quot;barre_bleu&quot;));T(ORG.OPENOFFICE.STYLE(&quot;Neutre&quot;)))">
            <text:p/>
          </table:table-cell>
          <table:table-cell table:formula="of:=IF(AND([.$C6]&lt;=[.I$1];[.$E6]&gt;=[.I$1]);T(ORG.OPENOFFICE.STYLE(&quot;barre_bleu&quot;));T(ORG.OPENOFFICE.STYLE(&quot;Neutre&quot;)))">
            <text:p/>
          </table:table-cell>
          <table:table-cell table:formula="of:=IF(AND([.$C6]&lt;=[.J$1];[.$E6]&gt;=[.J$1]);T(ORG.OPENOFFICE.STYLE(&quot;barre_bleu&quot;));T(ORG.OPENOFFICE.STYLE(&quot;Neutre&quot;)))">
            <text:p/>
          </table:table-cell>
          <table:table-cell table:formula="of:=IF(AND([.$C6]&lt;=[.K$1];[.$E6]&gt;=[.K$1]);T(ORG.OPENOFFICE.STYLE(&quot;barre_bleu&quot;));T(ORG.OPENOFFICE.STYLE(&quot;Neutre&quot;)))">
            <text:p/>
          </table:table-cell>
          <table:table-cell table:formula="of:=IF(AND([.$C6]&lt;=[.L$1];[.$E6]&gt;=[.L$1]);T(ORG.OPENOFFICE.STYLE(&quot;barre_bleu&quot;));T(ORG.OPENOFFICE.STYLE(&quot;Neutre&quot;)))">
            <text:p/>
          </table:table-cell>
          <table:table-cell table:formula="of:=IF(AND([.$C6]&lt;=[.M$1];[.$E6]&gt;=[.M$1]);T(ORG.OPENOFFICE.STYLE(&quot;barre_bleu&quot;));T(ORG.OPENOFFICE.STYLE(&quot;Neutre&quot;)))">
            <text:p/>
          </table:table-cell>
          <table:table-cell table:formula="of:=IF(AND([.$C6]&lt;=[.N$1];[.$E6]&gt;=[.N$1]);T(ORG.OPENOFFICE.STYLE(&quot;barre_bleu&quot;));T(ORG.OPENOFFICE.STYLE(&quot;Neutre&quot;)))">
            <text:p/>
          </table:table-cell>
          <table:table-cell table:formula="of:=IF(AND([.$C6]&lt;=[.O$1];[.$E6]&gt;=[.O$1]);T(ORG.OPENOFFICE.STYLE(&quot;barre_bleu&quot;));T(ORG.OPENOFFICE.STYLE(&quot;Neutre&quot;)))">
            <text:p/>
          </table:table-cell>
          <table:table-cell table:formula="of:=IF(AND([.$C6]&lt;=[.P$1];[.$E6]&gt;=[.P$1]);T(ORG.OPENOFFICE.STYLE(&quot;barre_bleu&quot;));T(ORG.OPENOFFICE.STYLE(&quot;Neutre&quot;)))">
            <text:p/>
          </table:table-cell>
          <table:table-cell table:style-name="barre_5f_bleu" table:formula="of:=IF(AND([.$C6]&lt;=[.Q$1];[.$E6]&gt;=[.Q$1]);T(ORG.OPENOFFICE.STYLE(&quot;barre_bleu&quot;));T(ORG.OPENOFFICE.STYLE(&quot;Neutre&quot;)))">
            <text:p/>
          </table:table-cell>
          <table:table-cell table:formula="of:=IF(AND([.$C6]&lt;=[.R$1];[.$E6]&gt;=[.R$1]);T(ORG.OPENOFFICE.STYLE(&quot;barre_bleu&quot;));T(ORG.OPENOFFICE.STYLE(&quot;Neutre&quot;)))">
            <text:p/>
          </table:table-cell>
          <table:table-cell table:formula="of:=IF(AND([.$C6]&lt;=[.S$1];[.$E6]&gt;=[.S$1]);T(ORG.OPENOFFICE.STYLE(&quot;barre_bleu&quot;));T(ORG.OPENOFFICE.STYLE(&quot;Neutre&quot;)))">
            <text:p/>
          </table:table-cell>
          <table:table-cell table:formula="of:=IF(AND([.$C6]&lt;=[.T$1];[.$E6]&gt;=[.T$1]);T(ORG.OPENOFFICE.STYLE(&quot;barre_bleu&quot;));T(ORG.OPENOFFICE.STYLE(&quot;Neutre&quot;)))">
            <text:p/>
          </table:table-cell>
          <table:table-cell table:formula="of:=IF(AND([.$C6]&lt;=[.U$1];[.$E6]&gt;=[.U$1]);T(ORG.OPENOFFICE.STYLE(&quot;barre_bleu&quot;));T(ORG.OPENOFFICE.STYLE(&quot;Neutre&quot;)))">
            <text:p/>
          </table:table-cell>
          <table:table-cell table:formula="of:=IF(AND([.$C6]&lt;=[.V$1];[.$E6]&gt;=[.V$1]);T(ORG.OPENOFFICE.STYLE(&quot;barre_bleu&quot;));T(ORG.OPENOFFICE.STYLE(&quot;Neutre&quot;)))">
            <text:p/>
          </table:table-cell>
          <table:table-cell table:formula="of:=IF(AND([.$C6]&lt;=[.W$1];[.$E6]&gt;=[.W$1]);T(ORG.OPENOFFICE.STYLE(&quot;barre_bleu&quot;));T(ORG.OPENOFFICE.STYLE(&quot;Neutre&quot;)))">
            <text:p/>
          </table:table-cell>
          <table:table-cell table:formula="of:=IF(AND([.$C6]&lt;=[.X$1];[.$E6]&gt;=[.X$1]);T(ORG.OPENOFFICE.STYLE(&quot;barre_bleu&quot;));T(ORG.OPENOFFICE.STYLE(&quot;Neutre&quot;)))">
            <text:p/>
          </table:table-cell>
          <table:table-cell table:formula="of:=IF(AND([.$C6]&lt;=[.Y$1];[.$E6]&gt;=[.Y$1]);T(ORG.OPENOFFICE.STYLE(&quot;barre_bleu&quot;));T(ORG.OPENOFFICE.STYLE(&quot;Neutre&quot;)))">
            <text:p/>
          </table:table-cell>
          <table:table-cell table:formula="of:=IF(AND([.$C6]&lt;=[.Z$1];[.$E6]&gt;=[.Z$1]);T(ORG.OPENOFFICE.STYLE(&quot;barre_bleu&quot;));T(ORG.OPENOFFICE.STYLE(&quot;Neutre&quot;)))">
            <text:p/>
          </table:table-cell>
          <table:table-cell table:formula="of:=IF(AND([.$C6]&lt;=[.AA$1];[.$E6]&gt;=[.AA$1]);T(ORG.OPENOFFICE.STYLE(&quot;barre_bleu&quot;));T(ORG.OPENOFFICE.STYLE(&quot;Neutre&quot;)))">
            <text:p/>
          </table:table-cell>
          <table:table-cell table:formula="of:=IF(AND([.$C6]&lt;=[.AB$1];[.$E6]&gt;=[.AB$1]);T(ORG.OPENOFFICE.STYLE(&quot;barre_bleu&quot;));T(ORG.OPENOFFICE.STYLE(&quot;Neutre&quot;)))">
            <text:p/>
          </table:table-cell>
          <table:table-cell table:formula="of:=IF(AND([.$C6]&lt;=[.AC$1];[.$E6]&gt;=[.AC$1]);T(ORG.OPENOFFICE.STYLE(&quot;barre_bleu&quot;));T(ORG.OPENOFFICE.STYLE(&quot;Neutre&quot;)))">
            <text:p/>
          </table:table-cell>
          <table:table-cell table:formula="of:=IF(AND([.$C6]&lt;=[.AD$1];[.$E6]&gt;=[.AD$1]);T(ORG.OPENOFFICE.STYLE(&quot;barre_bleu&quot;));T(ORG.OPENOFFICE.STYLE(&quot;Neutre&quot;)))">
            <text:p/>
          </table:table-cell>
          <table:table-cell table:formula="of:=IF(AND([.$C6]&lt;=[.AE$1];[.$E6]&gt;=[.AE$1]);T(ORG.OPENOFFICE.STYLE(&quot;barre_bleu&quot;));T(ORG.OPENOFFICE.STYLE(&quot;Neutre&quot;)))">
            <text:p/>
          </table:table-cell>
          <table:table-cell table:formula="of:=IF(AND([.$C6]&lt;=[.AF$1];[.$E6]&gt;=[.AF$1]);T(ORG.OPENOFFICE.STYLE(&quot;barre_bleu&quot;));T(ORG.OPENOFFICE.STYLE(&quot;Neutre&quot;)))">
            <text:p/>
          </table:table-cell>
          <table:table-cell table:formula="of:=IF(AND([.$C6]&lt;=[.AG$1];[.$E6]&gt;=[.AG$1]);T(ORG.OPENOFFICE.STYLE(&quot;barre_bleu&quot;));T(ORG.OPENOFFICE.STYLE(&quot;Neutre&quot;)))">
            <text:p/>
          </table:table-cell>
          <table:table-cell table:formula="of:=IF(AND([.$C6]&lt;=[.AH$1];[.$E6]&gt;=[.AH$1]);T(ORG.OPENOFFICE.STYLE(&quot;barre_bleu&quot;));T(ORG.OPENOFFICE.STYLE(&quot;Neutre&quot;)))">
            <text:p/>
          </table:table-cell>
          <table:table-cell table:formula="of:=IF(AND([.$C6]&lt;=[.AI$1];[.$E6]&gt;=[.AI$1]);T(ORG.OPENOFFICE.STYLE(&quot;barre_bleu&quot;));T(ORG.OPENOFFICE.STYLE(&quot;Neutre&quot;)))">
            <text:p/>
          </table:table-cell>
          <table:table-cell table:formula="of:=IF(AND([.$C6]&lt;=[.AJ$1];[.$E6]&gt;=[.AJ$1]);T(ORG.OPENOFFICE.STYLE(&quot;barre_bleu&quot;));T(ORG.OPENOFFICE.STYLE(&quot;Neutre&quot;)))">
            <text:p/>
          </table:table-cell>
          <table:table-cell table:formula="of:=IF(AND([.$C6]&lt;=[.AK$1];[.$E6]&gt;=[.AK$1]);T(ORG.OPENOFFICE.STYLE(&quot;barre_bleu&quot;));T(ORG.OPENOFFICE.STYLE(&quot;Neutre&quot;)))">
            <text:p/>
          </table:table-cell>
          <table:table-cell table:formula="of:=IF(AND([.$C6]&lt;=[.AL$1];[.$E6]&gt;=[.AL$1]);T(ORG.OPENOFFICE.STYLE(&quot;barre_bleu&quot;));T(ORG.OPENOFFICE.STYLE(&quot;Neutre&quot;)))">
            <text:p/>
          </table:table-cell>
          <table:table-cell table:formula="of:=IF(AND([.$C6]&lt;=[.AM$1];[.$E6]&gt;=[.AM$1]);T(ORG.OPENOFFICE.STYLE(&quot;barre_bleu&quot;));T(ORG.OPENOFFICE.STYLE(&quot;Neutre&quot;)))">
            <text:p/>
          </table:table-cell>
          <table:table-cell table:formula="of:=IF(AND([.$C6]&lt;=[.AN$1];[.$E6]&gt;=[.AN$1]);T(ORG.OPENOFFICE.STYLE(&quot;barre_bleu&quot;));T(ORG.OPENOFFICE.STYLE(&quot;Neutre&quot;)))">
            <text:p/>
          </table:table-cell>
          <table:table-cell table:formula="of:=IF(AND([.$C6]&lt;=[.AO$1];[.$E6]&gt;=[.AO$1]);T(ORG.OPENOFFICE.STYLE(&quot;barre_bleu&quot;));T(ORG.OPENOFFICE.STYLE(&quot;Neutre&quot;)))">
            <text:p/>
          </table:table-cell>
          <table:table-cell table:formula="of:=IF(AND([.$C6]&lt;=[.AP$1];[.$E6]&gt;=[.AP$1]);T(ORG.OPENOFFICE.STYLE(&quot;barre_bleu&quot;));T(ORG.OPENOFFICE.STYLE(&quot;Neutre&quot;)))">
            <text:p/>
          </table:table-cell>
          <table:table-cell table:formula="of:=IF(AND([.$C6]&lt;=[.AQ$1];[.$E6]&gt;=[.AQ$1]);T(ORG.OPENOFFICE.STYLE(&quot;barre_bleu&quot;));T(ORG.OPENOFFICE.STYLE(&quot;Neutre&quot;)))">
            <text:p/>
          </table:table-cell>
          <table:table-cell table:formula="of:=IF(AND([.$C6]&lt;=[.AR$1];[.$E6]&gt;=[.AR$1]);T(ORG.OPENOFFICE.STYLE(&quot;barre_bleu&quot;));T(ORG.OPENOFFICE.STYLE(&quot;Neutre&quot;)))">
            <text:p/>
          </table:table-cell>
          <table:table-cell table:formula="of:=IF(AND([.$C6]&lt;=[.AS$1];[.$E6]&gt;=[.AS$1]);T(ORG.OPENOFFICE.STYLE(&quot;barre_bleu&quot;));T(ORG.OPENOFFICE.STYLE(&quot;Neutre&quot;)))">
            <text:p/>
          </table:table-cell>
          <table:table-cell table:formula="of:=IF(AND([.$C6]&lt;=[.AT$1];[.$E6]&gt;=[.AT$1]);T(ORG.OPENOFFICE.STYLE(&quot;barre_bleu&quot;));T(ORG.OPENOFFICE.STYLE(&quot;Neutre&quot;)))">
            <text:p/>
          </table:table-cell>
          <table:table-cell table:formula="of:=IF(AND([.$C6]&lt;=[.AU$1];[.$E6]&gt;=[.AU$1]);T(ORG.OPENOFFICE.STYLE(&quot;barre_bleu&quot;));T(ORG.OPENOFFICE.STYLE(&quot;Neutre&quot;)))">
            <text:p/>
          </table:table-cell>
          <table:table-cell table:formula="of:=IF(AND([.$C6]&lt;=[.AV$1];[.$E6]&gt;=[.AV$1]);T(ORG.OPENOFFICE.STYLE(&quot;barre_bleu&quot;));T(ORG.OPENOFFICE.STYLE(&quot;Neutre&quot;)))">
            <text:p/>
          </table:table-cell>
          <table:table-cell table:formula="of:=IF(AND([.$C6]&lt;=[.AW$1];[.$E6]&gt;=[.AW$1]);T(ORG.OPENOFFICE.STYLE(&quot;barre_bleu&quot;));T(ORG.OPENOFFICE.STYLE(&quot;Neutre&quot;)))">
            <text:p/>
          </table:table-cell>
          <table:table-cell table:formula="of:=IF(AND([.$C6]&lt;=[.AX$1];[.$E6]&gt;=[.AX$1]);T(ORG.OPENOFFICE.STYLE(&quot;barre_bleu&quot;));T(ORG.OPENOFFICE.STYLE(&quot;Neutre&quot;)))">
            <text:p/>
          </table:table-cell>
          <table:table-cell table:formula="of:=IF(AND([.$C6]&lt;=[.AY$1];[.$E6]&gt;=[.AY$1]);T(ORG.OPENOFFICE.STYLE(&quot;barre_bleu&quot;));T(ORG.OPENOFFICE.STYLE(&quot;Neutre&quot;)))">
            <text:p/>
          </table:table-cell>
          <table:table-cell table:formula="of:=IF(AND([.$C6]&lt;=[.AZ$1];[.$E6]&gt;=[.AZ$1]);T(ORG.OPENOFFICE.STYLE(&quot;barre_bleu&quot;));T(ORG.OPENOFFICE.STYLE(&quot;Neutre&quot;)))">
            <text:p/>
          </table:table-cell>
          <table:table-cell table:formula="of:=IF(AND([.$C6]&lt;=[.BA$1];[.$E6]&gt;=[.BA$1]);T(ORG.OPENOFFICE.STYLE(&quot;barre_bleu&quot;));T(ORG.OPENOFFICE.STYLE(&quot;Neutre&quot;)))">
            <text:p/>
          </table:table-cell>
          <table:table-cell table:formula="of:=IF(AND([.$C6]&lt;=[.BB$1];[.$E6]&gt;=[.BB$1]);T(ORG.OPENOFFICE.STYLE(&quot;barre_bleu&quot;));T(ORG.OPENOFFICE.STYLE(&quot;Neutre&quot;)))">
            <text:p/>
          </table:table-cell>
          <table:table-cell table:formula="of:=IF(AND([.$C6]&lt;=[.BC$1];[.$E6]&gt;=[.BC$1]);T(ORG.OPENOFFICE.STYLE(&quot;barre_bleu&quot;));T(ORG.OPENOFFICE.STYLE(&quot;Neutre&quot;)))">
            <text:p/>
          </table:table-cell>
          <table:table-cell table:formula="of:=IF(AND([.$C6]&lt;=[.BD$1];[.$E6]&gt;=[.BD$1]);T(ORG.OPENOFFICE.STYLE(&quot;barre_bleu&quot;));T(ORG.OPENOFFICE.STYLE(&quot;Neutre&quot;)))">
            <text:p/>
          </table:table-cell>
          <table:table-cell table:formula="of:=IF(AND([.$C6]&lt;=[.BE$1];[.$E6]&gt;=[.BE$1]);T(ORG.OPENOFFICE.STYLE(&quot;barre_bleu&quot;));T(ORG.OPENOFFICE.STYLE(&quot;Neutre&quot;)))">
            <text:p/>
          </table:table-cell>
          <table:table-cell table:formula="of:=IF(AND([.$C6]&lt;=[.BF$1];[.$E6]&gt;=[.BF$1]);T(ORG.OPENOFFICE.STYLE(&quot;barre_bleu&quot;));T(ORG.OPENOFFICE.STYLE(&quot;Neutre&quot;)))">
            <text:p/>
          </table:table-cell>
          <table:table-cell table:formula="of:=IF(AND([.$C6]&lt;=[.BG$1];[.$E6]&gt;=[.BG$1]);T(ORG.OPENOFFICE.STYLE(&quot;barre_bleu&quot;));T(ORG.OPENOFFICE.STYLE(&quot;Neutre&quot;)))">
            <text:p/>
          </table:table-cell>
          <table:table-cell table:formula="of:=IF(AND([.$C6]&lt;=[.BH$1];[.$E6]&gt;=[.BH$1]);T(ORG.OPENOFFICE.STYLE(&quot;barre_bleu&quot;));T(ORG.OPENOFFICE.STYLE(&quot;Neutre&quot;)))">
            <text:p/>
          </table:table-cell>
          <table:table-cell table:formula="of:=IF(AND([.$C6]&lt;=[.BI$1];[.$E6]&gt;=[.BI$1]);T(ORG.OPENOFFICE.STYLE(&quot;barre_bleu&quot;));T(ORG.OPENOFFICE.STYLE(&quot;Neutre&quot;)))">
            <text:p/>
          </table:table-cell>
          <table:table-cell table:formula="of:=IF(AND([.$C6]&lt;=[.BJ$1];[.$E6]&gt;=[.BJ$1]);T(ORG.OPENOFFICE.STYLE(&quot;barre_bleu&quot;));T(ORG.OPENOFFICE.STYLE(&quot;Neutre&quot;)))">
            <text:p/>
          </table:table-cell>
          <table:table-cell table:formula="of:=IF(AND([.$C6]&lt;=[.BK$1];[.$E6]&gt;=[.BK$1]);T(ORG.OPENOFFICE.STYLE(&quot;barre_bleu&quot;));T(ORG.OPENOFFICE.STYLE(&quot;Neutre&quot;)))">
            <text:p/>
          </table:table-cell>
          <table:table-cell table:formula="of:=IF(AND([.$C6]&lt;=[.BL$1];[.$E6]&gt;=[.BL$1]);T(ORG.OPENOFFICE.STYLE(&quot;barre_bleu&quot;));T(ORG.OPENOFFICE.STYLE(&quot;Neutre&quot;)))">
            <text:p/>
          </table:table-cell>
          <table:table-cell table:formula="of:=IF(AND([.$C6]&lt;=[.BM$1];[.$E6]&gt;=[.BM$1]);T(ORG.OPENOFFICE.STYLE(&quot;barre_bleu&quot;));T(ORG.OPENOFFICE.STYLE(&quot;Neutre&quot;)))">
            <text:p/>
          </table:table-cell>
          <table:table-cell table:formula="of:=IF(AND([.$C6]&lt;=[.BN$1];[.$E6]&gt;=[.BN$1]);T(ORG.OPENOFFICE.STYLE(&quot;barre_bleu&quot;));T(ORG.OPENOFFICE.STYLE(&quot;Neutre&quot;)))">
            <text:p/>
          </table:table-cell>
          <table:table-cell table:formula="of:=IF(AND([.$C6]&lt;=[.BO$1];[.$E6]&gt;=[.BO$1]);T(ORG.OPENOFFICE.STYLE(&quot;barre_bleu&quot;));T(ORG.OPENOFFICE.STYLE(&quot;Neutre&quot;)))">
            <text:p/>
          </table:table-cell>
          <table:table-cell table:formula="of:=IF(AND([.$C6]&lt;=[.BP$1];[.$E6]&gt;=[.BP$1]);T(ORG.OPENOFFICE.STYLE(&quot;barre_bleu&quot;));T(ORG.OPENOFFICE.STYLE(&quot;Neutre&quot;)))">
            <text:p/>
          </table:table-cell>
          <table:table-cell table:formula="of:=IF(AND([.$C6]&lt;=[.BQ$1];[.$E6]&gt;=[.BQ$1]);T(ORG.OPENOFFICE.STYLE(&quot;barre_bleu&quot;));T(ORG.OPENOFFICE.STYLE(&quot;Neutre&quot;)))">
            <text:p/>
          </table:table-cell>
          <table:table-cell table:formula="of:=IF(AND([.$C6]&lt;=[.BR$1];[.$E6]&gt;=[.BR$1]);T(ORG.OPENOFFICE.STYLE(&quot;barre_bleu&quot;));T(ORG.OPENOFFICE.STYLE(&quot;Neutre&quot;)))">
            <text:p/>
          </table:table-cell>
          <table:table-cell table:formula="of:=IF(AND([.$C6]&lt;=[.BS$1];[.$E6]&gt;=[.BS$1]);T(ORG.OPENOFFICE.STYLE(&quot;barre_bleu&quot;));T(ORG.OPENOFFICE.STYLE(&quot;Neutre&quot;)))">
            <text:p/>
          </table:table-cell>
          <table:table-cell table:formula="of:=IF(AND([.$C6]&lt;=[.BT$1];[.$E6]&gt;=[.BT$1]);T(ORG.OPENOFFICE.STYLE(&quot;barre_bleu&quot;));T(ORG.OPENOFFICE.STYLE(&quot;Neutre&quot;)))">
            <text:p/>
          </table:table-cell>
          <table:table-cell table:formula="of:=IF(AND([.$C6]&lt;=[.BU$1];[.$E6]&gt;=[.BU$1]);T(ORG.OPENOFFICE.STYLE(&quot;barre_bleu&quot;));T(ORG.OPENOFFICE.STYLE(&quot;Neutre&quot;)))">
            <text:p/>
          </table:table-cell>
          <table:table-cell table:formula="of:=IF(AND([.$C6]&lt;=[.BV$1];[.$E6]&gt;=[.BV$1]);T(ORG.OPENOFFICE.STYLE(&quot;barre_bleu&quot;));T(ORG.OPENOFFICE.STYLE(&quot;Neutre&quot;)))">
            <text:p/>
          </table:table-cell>
          <table:table-cell table:formula="of:=IF(AND([.$C6]&lt;=[.BW$1];[.$E6]&gt;=[.BW$1]);T(ORG.OPENOFFICE.STYLE(&quot;barre_bleu&quot;));T(ORG.OPENOFFICE.STYLE(&quot;Neutre&quot;)))">
            <text:p/>
          </table:table-cell>
          <table:table-cell table:formula="of:=IF(AND([.$C6]&lt;=[.BX$1];[.$E6]&gt;=[.BX$1]);T(ORG.OPENOFFICE.STYLE(&quot;barre_bleu&quot;));T(ORG.OPENOFFICE.STYLE(&quot;Neutre&quot;)))">
            <text:p/>
          </table:table-cell>
          <table:table-cell table:formula="of:=IF(AND([.$C6]&lt;=[.BY$1];[.$E6]&gt;=[.BY$1]);T(ORG.OPENOFFICE.STYLE(&quot;barre_bleu&quot;));T(ORG.OPENOFFICE.STYLE(&quot;Neutre&quot;)))">
            <text:p/>
          </table:table-cell>
          <table:table-cell table:formula="of:=IF(AND([.$C6]&lt;=[.BZ$1];[.$E6]&gt;=[.BZ$1]);T(ORG.OPENOFFICE.STYLE(&quot;barre_bleu&quot;));T(ORG.OPENOFFICE.STYLE(&quot;Neutre&quot;)))">
            <text:p/>
          </table:table-cell>
          <table:table-cell table:formula="of:=IF(AND([.$C6]&lt;=[.CA$1];[.$E6]&gt;=[.CA$1]);T(ORG.OPENOFFICE.STYLE(&quot;barre_bleu&quot;));T(ORG.OPENOFFICE.STYLE(&quot;Neutre&quot;)))">
            <text:p/>
          </table:table-cell>
          <table:table-cell table:formula="of:=IF(AND([.$C6]&lt;=[.CB$1];[.$E6]&gt;=[.CB$1]);T(ORG.OPENOFFICE.STYLE(&quot;barre_bleu&quot;));T(ORG.OPENOFFICE.STYLE(&quot;Neutre&quot;)))">
            <text:p/>
          </table:table-cell>
          <table:table-cell table:formula="of:=IF(AND([.$C6]&lt;=[.CC$1];[.$E6]&gt;=[.CC$1]);T(ORG.OPENOFFICE.STYLE(&quot;barre_bleu&quot;));T(ORG.OPENOFFICE.STYLE(&quot;Neutre&quot;)))">
            <text:p/>
          </table:table-cell>
          <table:table-cell table:formula="of:=IF(AND([.$C6]&lt;=[.CD$1];[.$E6]&gt;=[.CD$1]);T(ORG.OPENOFFICE.STYLE(&quot;barre_bleu&quot;));T(ORG.OPENOFFICE.STYLE(&quot;Neutre&quot;)))">
            <text:p/>
          </table:table-cell>
          <table:table-cell table:formula="of:=IF(AND([.$C6]&lt;=[.CE$1];[.$E6]&gt;=[.CE$1]);T(ORG.OPENOFFICE.STYLE(&quot;barre_bleu&quot;));T(ORG.OPENOFFICE.STYLE(&quot;Neutre&quot;)))">
            <text:p/>
          </table:table-cell>
          <table:table-cell table:formula="of:=IF(AND([.$C6]&lt;=[.CF$1];[.$E6]&gt;=[.CF$1]);T(ORG.OPENOFFICE.STYLE(&quot;barre_bleu&quot;));T(ORG.OPENOFFICE.STYLE(&quot;Neutre&quot;)))">
            <text:p/>
          </table:table-cell>
          <table:table-cell table:formula="of:=IF(AND([.$C6]&lt;=[.CG$1];[.$E6]&gt;=[.CG$1]);T(ORG.OPENOFFICE.STYLE(&quot;barre_bleu&quot;));T(ORG.OPENOFFICE.STYLE(&quot;Neutre&quot;)))">
            <text:p/>
          </table:table-cell>
          <table:table-cell table:formula="of:=IF(AND([.$C6]&lt;=[.CH$1];[.$E6]&gt;=[.CH$1]);T(ORG.OPENOFFICE.STYLE(&quot;barre_bleu&quot;));T(ORG.OPENOFFICE.STYLE(&quot;Neutre&quot;)))">
            <text:p/>
          </table:table-cell>
          <table:table-cell table:formula="of:=IF(AND([.$C6]&lt;=[.CI$1];[.$E6]&gt;=[.CI$1]);T(ORG.OPENOFFICE.STYLE(&quot;barre_bleu&quot;));T(ORG.OPENOFFICE.STYLE(&quot;Neutre&quot;)))">
            <text:p/>
          </table:table-cell>
          <table:table-cell table:formula="of:=IF(AND([.$C6]&lt;=[.CJ$1];[.$E6]&gt;=[.CJ$1]);T(ORG.OPENOFFICE.STYLE(&quot;barre_bleu&quot;));T(ORG.OPENOFFICE.STYLE(&quot;Neutre&quot;)))">
            <text:p/>
          </table:table-cell>
          <table:table-cell table:formula="of:=IF(AND([.$C6]&lt;=[.CK$1];[.$E6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Fonctions de conversion d’images en matrices</text:p>
          </table:table-cell>
          <table:table-cell office:value-type="date" office:date-value="2026-02-07" calcext:value-type="date">
            <text:p>07/02/26</text:p>
          </table:table-cell>
          <table:table-cell table:formula="of:=DAYS360([.C7];[.E7])" office:value-type="float" office:value="8" calcext:value-type="float">
            <text:p>8</text:p>
          </table:table-cell>
          <table:table-cell office:value-type="date" office:date-value="2026-02-15" calcext:value-type="date">
            <text:p>15/02/26</text:p>
          </table:table-cell>
          <table:table-cell/>
          <table:table-cell office:value-type="string" calcext:value-type="string">
            <text:p>T6</text:p>
          </table:table-cell>
          <table:table-cell table:formula="of:=IF(AND([.$C7]&lt;=[.H$1];[.$E7]&gt;=[.H$1]);T(ORG.OPENOFFICE.STYLE(&quot;barre_orange&quot;));T(ORG.OPENOFFICE.STYLE(&quot;Neutre&quot;)))">
            <text:p/>
          </table:table-cell>
          <table:table-cell table:formula="of:=IF(AND([.$C7]&lt;=[.I$1];[.$E7]&gt;=[.I$1]);T(ORG.OPENOFFICE.STYLE(&quot;barre_orange&quot;));T(ORG.OPENOFFICE.STYLE(&quot;Neutre&quot;)))">
            <text:p/>
          </table:table-cell>
          <table:table-cell table:formula="of:=IF(AND([.$C7]&lt;=[.J$1];[.$E7]&gt;=[.J$1]);T(ORG.OPENOFFICE.STYLE(&quot;barre_orange&quot;));T(ORG.OPENOFFICE.STYLE(&quot;Neutre&quot;)))">
            <text:p/>
          </table:table-cell>
          <table:table-cell table:formula="of:=IF(AND([.$C7]&lt;=[.K$1];[.$E7]&gt;=[.K$1]);T(ORG.OPENOFFICE.STYLE(&quot;barre_orange&quot;));T(ORG.OPENOFFICE.STYLE(&quot;Neutre&quot;)))">
            <text:p/>
          </table:table-cell>
          <table:table-cell table:formula="of:=IF(AND([.$C7]&lt;=[.L$1];[.$E7]&gt;=[.L$1]);T(ORG.OPENOFFICE.STYLE(&quot;barre_orange&quot;));T(ORG.OPENOFFICE.STYLE(&quot;Neutre&quot;)))">
            <text:p/>
          </table:table-cell>
          <table:table-cell table:formula="of:=IF(AND([.$C7]&lt;=[.M$1];[.$E7]&gt;=[.M$1]);T(ORG.OPENOFFICE.STYLE(&quot;barre_orange&quot;));T(ORG.OPENOFFICE.STYLE(&quot;Neutre&quot;)))">
            <text:p/>
          </table:table-cell>
          <table:table-cell table:formula="of:=IF(AND([.$C7]&lt;=[.N$1];[.$E7]&gt;=[.N$1]);T(ORG.OPENOFFICE.STYLE(&quot;barre_orange&quot;));T(ORG.OPENOFFICE.STYLE(&quot;Neutre&quot;)))">
            <text:p/>
          </table:table-cell>
          <table:table-cell table:formula="of:=IF(AND([.$C7]&lt;=[.O$1];[.$E7]&gt;=[.O$1]);T(ORG.OPENOFFICE.STYLE(&quot;barre_orange&quot;));T(ORG.OPENOFFICE.STYLE(&quot;Neutre&quot;)))">
            <text:p/>
          </table:table-cell>
          <table:table-cell table:formula="of:=IF(AND([.$C7]&lt;=[.P$1];[.$E7]&gt;=[.P$1]);T(ORG.OPENOFFICE.STYLE(&quot;barre_orange&quot;));T(ORG.OPENOFFICE.STYLE(&quot;Neutre&quot;)))">
            <text:p/>
          </table:table-cell>
          <table:table-cell table:formula="of:=IF(AND([.$C7]&lt;=[.Q$1];[.$E7]&gt;=[.Q$1]);T(ORG.OPENOFFICE.STYLE(&quot;barre_orange&quot;));T(ORG.OPENOFFICE.STYLE(&quot;Neutre&quot;)))">
            <text:p/>
          </table:table-cell>
          <table:table-cell table:formula="of:=IF(AND([.$C7]&lt;=[.R$1];[.$E7]&gt;=[.R$1]);T(ORG.OPENOFFICE.STYLE(&quot;barre_orange&quot;));T(ORG.OPENOFFICE.STYLE(&quot;Neutre&quot;)))">
            <text:p/>
          </table:table-cell>
          <table:table-cell table:formula="of:=IF(AND([.$C7]&lt;=[.S$1];[.$E7]&gt;=[.S$1]);T(ORG.OPENOFFICE.STYLE(&quot;barre_orange&quot;));T(ORG.OPENOFFICE.STYLE(&quot;Neutre&quot;)))">
            <text:p/>
          </table:table-cell>
          <table:table-cell table:formula="of:=IF(AND([.$C7]&lt;=[.T$1];[.$E7]&gt;=[.T$1]);T(ORG.OPENOFFICE.STYLE(&quot;barre_orange&quot;));T(ORG.OPENOFFICE.STYLE(&quot;Neutre&quot;)))">
            <text:p/>
          </table:table-cell>
          <table:table-cell table:formula="of:=IF(AND([.$C7]&lt;=[.U$1];[.$E7]&gt;=[.U$1]);T(ORG.OPENOFFICE.STYLE(&quot;barre_orange&quot;));T(ORG.OPENOFFICE.STYLE(&quot;Neutre&quot;)))">
            <text:p/>
          </table:table-cell>
          <table:table-cell table:formula="of:=IF(AND([.$C7]&lt;=[.V$1];[.$E7]&gt;=[.V$1]);T(ORG.OPENOFFICE.STYLE(&quot;barre_orange&quot;));T(ORG.OPENOFFICE.STYLE(&quot;Neutre&quot;)))">
            <text:p/>
          </table:table-cell>
          <table:table-cell table:formula="of:=IF(AND([.$C7]&lt;=[.W$1];[.$E7]&gt;=[.W$1]);T(ORG.OPENOFFICE.STYLE(&quot;barre_orange&quot;));T(ORG.OPENOFFICE.STYLE(&quot;Neutre&quot;)))">
            <text:p/>
          </table:table-cell>
          <table:table-cell table:style-name="barre_5f_orange" table:formula="of:=IF(AND([.$C7]&lt;=[.X$1];[.$E7]&gt;=[.X$1]);T(ORG.OPENOFFICE.STYLE(&quot;barre_orange&quot;));T(ORG.OPENOFFICE.STYLE(&quot;Neutre&quot;)))">
            <text:p/>
          </table:table-cell>
          <table:table-cell table:style-name="barre_5f_orange" table:formula="of:=IF(AND([.$C7]&lt;=[.Y$1];[.$E7]&gt;=[.Y$1]);T(ORG.OPENOFFICE.STYLE(&quot;barre_orange&quot;));T(ORG.OPENOFFICE.STYLE(&quot;Neutre&quot;)))">
            <text:p/>
          </table:table-cell>
          <table:table-cell table:style-name="barre_5f_orange" table:formula="of:=IF(AND([.$C7]&lt;=[.Z$1];[.$E7]&gt;=[.Z$1]);T(ORG.OPENOFFICE.STYLE(&quot;barre_orange&quot;));T(ORG.OPENOFFICE.STYLE(&quot;Neutre&quot;)))">
            <text:p/>
          </table:table-cell>
          <table:table-cell table:style-name="barre_5f_orange" table:formula="of:=IF(AND([.$C7]&lt;=[.AA$1];[.$E7]&gt;=[.AA$1]);T(ORG.OPENOFFICE.STYLE(&quot;barre_orange&quot;));T(ORG.OPENOFFICE.STYLE(&quot;Neutre&quot;)))">
            <text:p/>
          </table:table-cell>
          <table:table-cell table:style-name="barre_5f_orange" table:formula="of:=IF(AND([.$C7]&lt;=[.AB$1];[.$E7]&gt;=[.AB$1]);T(ORG.OPENOFFICE.STYLE(&quot;barre_orange&quot;));T(ORG.OPENOFFICE.STYLE(&quot;Neutre&quot;)))">
            <text:p/>
          </table:table-cell>
          <table:table-cell table:style-name="barre_5f_orange" table:formula="of:=IF(AND([.$C7]&lt;=[.AC$1];[.$E7]&gt;=[.AC$1]);T(ORG.OPENOFFICE.STYLE(&quot;barre_orange&quot;));T(ORG.OPENOFFICE.STYLE(&quot;Neutre&quot;)))">
            <text:p/>
          </table:table-cell>
          <table:table-cell table:style-name="barre_5f_orange" table:formula="of:=IF(AND([.$C7]&lt;=[.AD$1];[.$E7]&gt;=[.AD$1]);T(ORG.OPENOFFICE.STYLE(&quot;barre_orange&quot;));T(ORG.OPENOFFICE.STYLE(&quot;Neutre&quot;)))">
            <text:p/>
          </table:table-cell>
          <table:table-cell table:style-name="barre_5f_orange" table:formula="of:=IF(AND([.$C7]&lt;=[.AE$1];[.$E7]&gt;=[.AE$1]);T(ORG.OPENOFFICE.STYLE(&quot;barre_orange&quot;));T(ORG.OPENOFFICE.STYLE(&quot;Neutre&quot;)))">
            <text:p/>
          </table:table-cell>
          <table:table-cell table:style-name="barre_5f_orange" table:formula="of:=IF(AND([.$C7]&lt;=[.AF$1];[.$E7]&gt;=[.AF$1]);T(ORG.OPENOFFICE.STYLE(&quot;barre_orange&quot;));T(ORG.OPENOFFICE.STYLE(&quot;Neutre&quot;)))">
            <text:p/>
          </table:table-cell>
          <table:table-cell table:formula="of:=IF(AND([.$C7]&lt;=[.AG$1];[.$E7]&gt;=[.AG$1]);T(ORG.OPENOFFICE.STYLE(&quot;barre_orange&quot;));T(ORG.OPENOFFICE.STYLE(&quot;Neutre&quot;)))">
            <text:p/>
          </table:table-cell>
          <table:table-cell table:formula="of:=IF(AND([.$C7]&lt;=[.AH$1];[.$E7]&gt;=[.AH$1]);T(ORG.OPENOFFICE.STYLE(&quot;barre_orange&quot;));T(ORG.OPENOFFICE.STYLE(&quot;Neutre&quot;)))">
            <text:p/>
          </table:table-cell>
          <table:table-cell table:formula="of:=IF(AND([.$C7]&lt;=[.AI$1];[.$E7]&gt;=[.AI$1]);T(ORG.OPENOFFICE.STYLE(&quot;barre_orange&quot;));T(ORG.OPENOFFICE.STYLE(&quot;Neutre&quot;)))">
            <text:p/>
          </table:table-cell>
          <table:table-cell table:formula="of:=IF(AND([.$C7]&lt;=[.AJ$1];[.$E7]&gt;=[.AJ$1]);T(ORG.OPENOFFICE.STYLE(&quot;barre_orange&quot;));T(ORG.OPENOFFICE.STYLE(&quot;Neutre&quot;)))">
            <text:p/>
          </table:table-cell>
          <table:table-cell table:formula="of:=IF(AND([.$C7]&lt;=[.AK$1];[.$E7]&gt;=[.AK$1]);T(ORG.OPENOFFICE.STYLE(&quot;barre_orange&quot;));T(ORG.OPENOFFICE.STYLE(&quot;Neutre&quot;)))">
            <text:p/>
          </table:table-cell>
          <table:table-cell table:formula="of:=IF(AND([.$C7]&lt;=[.AL$1];[.$E7]&gt;=[.AL$1]);T(ORG.OPENOFFICE.STYLE(&quot;barre_orange&quot;));T(ORG.OPENOFFICE.STYLE(&quot;Neutre&quot;)))">
            <text:p/>
          </table:table-cell>
          <table:table-cell table:formula="of:=IF(AND([.$C7]&lt;=[.AM$1];[.$E7]&gt;=[.AM$1]);T(ORG.OPENOFFICE.STYLE(&quot;barre_orange&quot;));T(ORG.OPENOFFICE.STYLE(&quot;Neutre&quot;)))">
            <text:p/>
          </table:table-cell>
          <table:table-cell table:formula="of:=IF(AND([.$C7]&lt;=[.AN$1];[.$E7]&gt;=[.AN$1]);T(ORG.OPENOFFICE.STYLE(&quot;barre_orange&quot;));T(ORG.OPENOFFICE.STYLE(&quot;Neutre&quot;)))">
            <text:p/>
          </table:table-cell>
          <table:table-cell table:formula="of:=IF(AND([.$C7]&lt;=[.AO$1];[.$E7]&gt;=[.AO$1]);T(ORG.OPENOFFICE.STYLE(&quot;barre_orange&quot;));T(ORG.OPENOFFICE.STYLE(&quot;Neutre&quot;)))">
            <text:p/>
          </table:table-cell>
          <table:table-cell table:formula="of:=IF(AND([.$C7]&lt;=[.AP$1];[.$E7]&gt;=[.AP$1]);T(ORG.OPENOFFICE.STYLE(&quot;barre_orange&quot;));T(ORG.OPENOFFICE.STYLE(&quot;Neutre&quot;)))">
            <text:p/>
          </table:table-cell>
          <table:table-cell table:formula="of:=IF(AND([.$C7]&lt;=[.AQ$1];[.$E7]&gt;=[.AQ$1]);T(ORG.OPENOFFICE.STYLE(&quot;barre_orange&quot;));T(ORG.OPENOFFICE.STYLE(&quot;Neutre&quot;)))">
            <text:p/>
          </table:table-cell>
          <table:table-cell table:formula="of:=IF(AND([.$C7]&lt;=[.AR$1];[.$E7]&gt;=[.AR$1]);T(ORG.OPENOFFICE.STYLE(&quot;barre_orange&quot;));T(ORG.OPENOFFICE.STYLE(&quot;Neutre&quot;)))">
            <text:p/>
          </table:table-cell>
          <table:table-cell table:formula="of:=IF(AND([.$C7]&lt;=[.AS$1];[.$E7]&gt;=[.AS$1]);T(ORG.OPENOFFICE.STYLE(&quot;barre_orange&quot;));T(ORG.OPENOFFICE.STYLE(&quot;Neutre&quot;)))">
            <text:p/>
          </table:table-cell>
          <table:table-cell table:formula="of:=IF(AND([.$C7]&lt;=[.AT$1];[.$E7]&gt;=[.AT$1]);T(ORG.OPENOFFICE.STYLE(&quot;barre_orange&quot;));T(ORG.OPENOFFICE.STYLE(&quot;Neutre&quot;)))">
            <text:p/>
          </table:table-cell>
          <table:table-cell table:formula="of:=IF(AND([.$C7]&lt;=[.AU$1];[.$E7]&gt;=[.AU$1]);T(ORG.OPENOFFICE.STYLE(&quot;barre_orange&quot;));T(ORG.OPENOFFICE.STYLE(&quot;Neutre&quot;)))">
            <text:p/>
          </table:table-cell>
          <table:table-cell table:formula="of:=IF(AND([.$C7]&lt;=[.AV$1];[.$E7]&gt;=[.AV$1]);T(ORG.OPENOFFICE.STYLE(&quot;barre_orange&quot;));T(ORG.OPENOFFICE.STYLE(&quot;Neutre&quot;)))">
            <text:p/>
          </table:table-cell>
          <table:table-cell table:formula="of:=IF(AND([.$C7]&lt;=[.AW$1];[.$E7]&gt;=[.AW$1]);T(ORG.OPENOFFICE.STYLE(&quot;barre_orange&quot;));T(ORG.OPENOFFICE.STYLE(&quot;Neutre&quot;)))">
            <text:p/>
          </table:table-cell>
          <table:table-cell table:formula="of:=IF(AND([.$C7]&lt;=[.AX$1];[.$E7]&gt;=[.AX$1]);T(ORG.OPENOFFICE.STYLE(&quot;barre_orange&quot;));T(ORG.OPENOFFICE.STYLE(&quot;Neutre&quot;)))">
            <text:p/>
          </table:table-cell>
          <table:table-cell table:formula="of:=IF(AND([.$C7]&lt;=[.AY$1];[.$E7]&gt;=[.AY$1]);T(ORG.OPENOFFICE.STYLE(&quot;barre_orange&quot;));T(ORG.OPENOFFICE.STYLE(&quot;Neutre&quot;)))">
            <text:p/>
          </table:table-cell>
          <table:table-cell table:formula="of:=IF(AND([.$C7]&lt;=[.AZ$1];[.$E7]&gt;=[.AZ$1]);T(ORG.OPENOFFICE.STYLE(&quot;barre_orange&quot;));T(ORG.OPENOFFICE.STYLE(&quot;Neutre&quot;)))">
            <text:p/>
          </table:table-cell>
          <table:table-cell table:formula="of:=IF(AND([.$C7]&lt;=[.BA$1];[.$E7]&gt;=[.BA$1]);T(ORG.OPENOFFICE.STYLE(&quot;barre_orange&quot;));T(ORG.OPENOFFICE.STYLE(&quot;Neutre&quot;)))">
            <text:p/>
          </table:table-cell>
          <table:table-cell table:formula="of:=IF(AND([.$C7]&lt;=[.BB$1];[.$E7]&gt;=[.BB$1]);T(ORG.OPENOFFICE.STYLE(&quot;barre_orange&quot;));T(ORG.OPENOFFICE.STYLE(&quot;Neutre&quot;)))">
            <text:p/>
          </table:table-cell>
          <table:table-cell table:formula="of:=IF(AND([.$C7]&lt;=[.BC$1];[.$E7]&gt;=[.BC$1]);T(ORG.OPENOFFICE.STYLE(&quot;barre_orange&quot;));T(ORG.OPENOFFICE.STYLE(&quot;Neutre&quot;)))">
            <text:p/>
          </table:table-cell>
          <table:table-cell table:formula="of:=IF(AND([.$C7]&lt;=[.BD$1];[.$E7]&gt;=[.BD$1]);T(ORG.OPENOFFICE.STYLE(&quot;barre_orange&quot;));T(ORG.OPENOFFICE.STYLE(&quot;Neutre&quot;)))">
            <text:p/>
          </table:table-cell>
          <table:table-cell table:formula="of:=IF(AND([.$C7]&lt;=[.BE$1];[.$E7]&gt;=[.BE$1]);T(ORG.OPENOFFICE.STYLE(&quot;barre_orange&quot;));T(ORG.OPENOFFICE.STYLE(&quot;Neutre&quot;)))">
            <text:p/>
          </table:table-cell>
          <table:table-cell table:formula="of:=IF(AND([.$C7]&lt;=[.BF$1];[.$E7]&gt;=[.BF$1]);T(ORG.OPENOFFICE.STYLE(&quot;barre_orange&quot;));T(ORG.OPENOFFICE.STYLE(&quot;Neutre&quot;)))">
            <text:p/>
          </table:table-cell>
          <table:table-cell table:formula="of:=IF(AND([.$C7]&lt;=[.BG$1];[.$E7]&gt;=[.BG$1]);T(ORG.OPENOFFICE.STYLE(&quot;barre_orange&quot;));T(ORG.OPENOFFICE.STYLE(&quot;Neutre&quot;)))">
            <text:p/>
          </table:table-cell>
          <table:table-cell table:formula="of:=IF(AND([.$C7]&lt;=[.BH$1];[.$E7]&gt;=[.BH$1]);T(ORG.OPENOFFICE.STYLE(&quot;barre_orange&quot;));T(ORG.OPENOFFICE.STYLE(&quot;Neutre&quot;)))">
            <text:p/>
          </table:table-cell>
          <table:table-cell table:formula="of:=IF(AND([.$C7]&lt;=[.BI$1];[.$E7]&gt;=[.BI$1]);T(ORG.OPENOFFICE.STYLE(&quot;barre_orange&quot;));T(ORG.OPENOFFICE.STYLE(&quot;Neutre&quot;)))">
            <text:p/>
          </table:table-cell>
          <table:table-cell table:formula="of:=IF(AND([.$C7]&lt;=[.BJ$1];[.$E7]&gt;=[.BJ$1]);T(ORG.OPENOFFICE.STYLE(&quot;barre_orange&quot;));T(ORG.OPENOFFICE.STYLE(&quot;Neutre&quot;)))">
            <text:p/>
          </table:table-cell>
          <table:table-cell table:formula="of:=IF(AND([.$C7]&lt;=[.BK$1];[.$E7]&gt;=[.BK$1]);T(ORG.OPENOFFICE.STYLE(&quot;barre_orange&quot;));T(ORG.OPENOFFICE.STYLE(&quot;Neutre&quot;)))">
            <text:p/>
          </table:table-cell>
          <table:table-cell table:formula="of:=IF(AND([.$C7]&lt;=[.BL$1];[.$E7]&gt;=[.BL$1]);T(ORG.OPENOFFICE.STYLE(&quot;barre_orange&quot;));T(ORG.OPENOFFICE.STYLE(&quot;Neutre&quot;)))">
            <text:p/>
          </table:table-cell>
          <table:table-cell table:formula="of:=IF(AND([.$C7]&lt;=[.BM$1];[.$E7]&gt;=[.BM$1]);T(ORG.OPENOFFICE.STYLE(&quot;barre_orange&quot;));T(ORG.OPENOFFICE.STYLE(&quot;Neutre&quot;)))">
            <text:p/>
          </table:table-cell>
          <table:table-cell table:formula="of:=IF(AND([.$C7]&lt;=[.BN$1];[.$E7]&gt;=[.BN$1]);T(ORG.OPENOFFICE.STYLE(&quot;barre_orange&quot;));T(ORG.OPENOFFICE.STYLE(&quot;Neutre&quot;)))">
            <text:p/>
          </table:table-cell>
          <table:table-cell table:formula="of:=IF(AND([.$C7]&lt;=[.BO$1];[.$E7]&gt;=[.BO$1]);T(ORG.OPENOFFICE.STYLE(&quot;barre_orange&quot;));T(ORG.OPENOFFICE.STYLE(&quot;Neutre&quot;)))">
            <text:p/>
          </table:table-cell>
          <table:table-cell table:formula="of:=IF(AND([.$C7]&lt;=[.BP$1];[.$E7]&gt;=[.BP$1]);T(ORG.OPENOFFICE.STYLE(&quot;barre_orange&quot;));T(ORG.OPENOFFICE.STYLE(&quot;Neutre&quot;)))">
            <text:p/>
          </table:table-cell>
          <table:table-cell table:formula="of:=IF(AND([.$C7]&lt;=[.BQ$1];[.$E7]&gt;=[.BQ$1]);T(ORG.OPENOFFICE.STYLE(&quot;barre_orange&quot;));T(ORG.OPENOFFICE.STYLE(&quot;Neutre&quot;)))">
            <text:p/>
          </table:table-cell>
          <table:table-cell table:formula="of:=IF(AND([.$C7]&lt;=[.BR$1];[.$E7]&gt;=[.BR$1]);T(ORG.OPENOFFICE.STYLE(&quot;barre_orange&quot;));T(ORG.OPENOFFICE.STYLE(&quot;Neutre&quot;)))">
            <text:p/>
          </table:table-cell>
          <table:table-cell table:formula="of:=IF(AND([.$C7]&lt;=[.BS$1];[.$E7]&gt;=[.BS$1]);T(ORG.OPENOFFICE.STYLE(&quot;barre_orange&quot;));T(ORG.OPENOFFICE.STYLE(&quot;Neutre&quot;)))">
            <text:p/>
          </table:table-cell>
          <table:table-cell table:formula="of:=IF(AND([.$C7]&lt;=[.BT$1];[.$E7]&gt;=[.BT$1]);T(ORG.OPENOFFICE.STYLE(&quot;barre_orange&quot;));T(ORG.OPENOFFICE.STYLE(&quot;Neutre&quot;)))">
            <text:p/>
          </table:table-cell>
          <table:table-cell table:formula="of:=IF(AND([.$C7]&lt;=[.BU$1];[.$E7]&gt;=[.BU$1]);T(ORG.OPENOFFICE.STYLE(&quot;barre_orange&quot;));T(ORG.OPENOFFICE.STYLE(&quot;Neutre&quot;)))">
            <text:p/>
          </table:table-cell>
          <table:table-cell table:formula="of:=IF(AND([.$C7]&lt;=[.BV$1];[.$E7]&gt;=[.BV$1]);T(ORG.OPENOFFICE.STYLE(&quot;barre_orange&quot;));T(ORG.OPENOFFICE.STYLE(&quot;Neutre&quot;)))">
            <text:p/>
          </table:table-cell>
          <table:table-cell table:formula="of:=IF(AND([.$C7]&lt;=[.BW$1];[.$E7]&gt;=[.BW$1]);T(ORG.OPENOFFICE.STYLE(&quot;barre_orange&quot;));T(ORG.OPENOFFICE.STYLE(&quot;Neutre&quot;)))">
            <text:p/>
          </table:table-cell>
          <table:table-cell table:formula="of:=IF(AND([.$C7]&lt;=[.BX$1];[.$E7]&gt;=[.BX$1]);T(ORG.OPENOFFICE.STYLE(&quot;barre_orange&quot;));T(ORG.OPENOFFICE.STYLE(&quot;Neutre&quot;)))">
            <text:p/>
          </table:table-cell>
          <table:table-cell table:formula="of:=IF(AND([.$C7]&lt;=[.BY$1];[.$E7]&gt;=[.BY$1]);T(ORG.OPENOFFICE.STYLE(&quot;barre_orange&quot;));T(ORG.OPENOFFICE.STYLE(&quot;Neutre&quot;)))">
            <text:p/>
          </table:table-cell>
          <table:table-cell table:formula="of:=IF(AND([.$C7]&lt;=[.BZ$1];[.$E7]&gt;=[.BZ$1]);T(ORG.OPENOFFICE.STYLE(&quot;barre_orange&quot;));T(ORG.OPENOFFICE.STYLE(&quot;Neutre&quot;)))">
            <text:p/>
          </table:table-cell>
          <table:table-cell table:formula="of:=IF(AND([.$C7]&lt;=[.CA$1];[.$E7]&gt;=[.CA$1]);T(ORG.OPENOFFICE.STYLE(&quot;barre_orange&quot;));T(ORG.OPENOFFICE.STYLE(&quot;Neutre&quot;)))">
            <text:p/>
          </table:table-cell>
          <table:table-cell table:formula="of:=IF(AND([.$C7]&lt;=[.CB$1];[.$E7]&gt;=[.CB$1]);T(ORG.OPENOFFICE.STYLE(&quot;barre_orange&quot;));T(ORG.OPENOFFICE.STYLE(&quot;Neutre&quot;)))">
            <text:p/>
          </table:table-cell>
          <table:table-cell table:formula="of:=IF(AND([.$C7]&lt;=[.CC$1];[.$E7]&gt;=[.CC$1]);T(ORG.OPENOFFICE.STYLE(&quot;barre_orange&quot;));T(ORG.OPENOFFICE.STYLE(&quot;Neutre&quot;)))">
            <text:p/>
          </table:table-cell>
          <table:table-cell table:formula="of:=IF(AND([.$C7]&lt;=[.CD$1];[.$E7]&gt;=[.CD$1]);T(ORG.OPENOFFICE.STYLE(&quot;barre_orange&quot;));T(ORG.OPENOFFICE.STYLE(&quot;Neutre&quot;)))">
            <text:p/>
          </table:table-cell>
          <table:table-cell table:formula="of:=IF(AND([.$C7]&lt;=[.CE$1];[.$E7]&gt;=[.CE$1]);T(ORG.OPENOFFICE.STYLE(&quot;barre_orange&quot;));T(ORG.OPENOFFICE.STYLE(&quot;Neutre&quot;)))">
            <text:p/>
          </table:table-cell>
          <table:table-cell table:formula="of:=IF(AND([.$C7]&lt;=[.CF$1];[.$E7]&gt;=[.CF$1]);T(ORG.OPENOFFICE.STYLE(&quot;barre_orange&quot;));T(ORG.OPENOFFICE.STYLE(&quot;Neutre&quot;)))">
            <text:p/>
          </table:table-cell>
          <table:table-cell table:formula="of:=IF(AND([.$C7]&lt;=[.CG$1];[.$E7]&gt;=[.CG$1]);T(ORG.OPENOFFICE.STYLE(&quot;barre_orange&quot;));T(ORG.OPENOFFICE.STYLE(&quot;Neutre&quot;)))">
            <text:p/>
          </table:table-cell>
          <table:table-cell table:formula="of:=IF(AND([.$C7]&lt;=[.CH$1];[.$E7]&gt;=[.CH$1]);T(ORG.OPENOFFICE.STYLE(&quot;barre_orange&quot;));T(ORG.OPENOFFICE.STYLE(&quot;Neutre&quot;)))">
            <text:p/>
          </table:table-cell>
          <table:table-cell table:formula="of:=IF(AND([.$C7]&lt;=[.CI$1];[.$E7]&gt;=[.CI$1]);T(ORG.OPENOFFICE.STYLE(&quot;barre_orange&quot;));T(ORG.OPENOFFICE.STYLE(&quot;Neutre&quot;)))">
            <text:p/>
          </table:table-cell>
          <table:table-cell table:formula="of:=IF(AND([.$C7]&lt;=[.CJ$1];[.$E7]&gt;=[.CJ$1]);T(ORG.OPENOFFICE.STYLE(&quot;barre_orange&quot;));T(ORG.OPENOFFICE.STYLE(&quot;Neutre&quot;)))">
            <text:p/>
          </table:table-cell>
          <table:table-cell table:formula="of:=IF(AND([.$C7]&lt;=[.CK$1];[.$E7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Documentation Doxygen</text:p>
          </table:table-cell>
          <table:table-cell office:value-type="date" office:date-value="2026-02-07" calcext:value-type="date">
            <text:p>07/02/26</text:p>
          </table:table-cell>
          <table:table-cell table:formula="of:=DAYS360([.C8];[.E8])" office:value-type="float" office:value="66" calcext:value-type="float">
            <text:p>66</text:p>
          </table:table-cell>
          <table:table-cell office:value-type="date" office:date-value="2026-04-13" calcext:value-type="date">
            <text:p>13/04/26</text:p>
          </table:table-cell>
          <table:table-cell/>
          <table:table-cell office:value-type="string" calcext:value-type="string">
            <text:p>T7</text:p>
          </table:table-cell>
          <table:table-cell table:formula="of:=IF(AND([.$C8]&lt;=[.H$1];[.$E8]&gt;=[.H$1]);T(ORG.OPENOFFICE.STYLE(&quot;barre_bleu&quot;));T(ORG.OPENOFFICE.STYLE(&quot;Neutre&quot;)))">
            <text:p/>
          </table:table-cell>
          <table:table-cell table:formula="of:=IF(AND([.$C8]&lt;=[.I$1];[.$E8]&gt;=[.I$1]);T(ORG.OPENOFFICE.STYLE(&quot;barre_bleu&quot;));T(ORG.OPENOFFICE.STYLE(&quot;Neutre&quot;)))">
            <text:p/>
          </table:table-cell>
          <table:table-cell table:formula="of:=IF(AND([.$C8]&lt;=[.J$1];[.$E8]&gt;=[.J$1]);T(ORG.OPENOFFICE.STYLE(&quot;barre_bleu&quot;));T(ORG.OPENOFFICE.STYLE(&quot;Neutre&quot;)))">
            <text:p/>
          </table:table-cell>
          <table:table-cell table:formula="of:=IF(AND([.$C8]&lt;=[.K$1];[.$E8]&gt;=[.K$1]);T(ORG.OPENOFFICE.STYLE(&quot;barre_bleu&quot;));T(ORG.OPENOFFICE.STYLE(&quot;Neutre&quot;)))">
            <text:p/>
          </table:table-cell>
          <table:table-cell table:formula="of:=IF(AND([.$C8]&lt;=[.L$1];[.$E8]&gt;=[.L$1]);T(ORG.OPENOFFICE.STYLE(&quot;barre_bleu&quot;));T(ORG.OPENOFFICE.STYLE(&quot;Neutre&quot;)))">
            <text:p/>
          </table:table-cell>
          <table:table-cell table:formula="of:=IF(AND([.$C8]&lt;=[.M$1];[.$E8]&gt;=[.M$1]);T(ORG.OPENOFFICE.STYLE(&quot;barre_bleu&quot;));T(ORG.OPENOFFICE.STYLE(&quot;Neutre&quot;)))">
            <text:p/>
          </table:table-cell>
          <table:table-cell table:formula="of:=IF(AND([.$C8]&lt;=[.N$1];[.$E8]&gt;=[.N$1]);T(ORG.OPENOFFICE.STYLE(&quot;barre_bleu&quot;));T(ORG.OPENOFFICE.STYLE(&quot;Neutre&quot;)))">
            <text:p/>
          </table:table-cell>
          <table:table-cell table:formula="of:=IF(AND([.$C8]&lt;=[.O$1];[.$E8]&gt;=[.O$1]);T(ORG.OPENOFFICE.STYLE(&quot;barre_bleu&quot;));T(ORG.OPENOFFICE.STYLE(&quot;Neutre&quot;)))">
            <text:p/>
          </table:table-cell>
          <table:table-cell table:formula="of:=IF(AND([.$C8]&lt;=[.P$1];[.$E8]&gt;=[.P$1]);T(ORG.OPENOFFICE.STYLE(&quot;barre_bleu&quot;));T(ORG.OPENOFFICE.STYLE(&quot;Neutre&quot;)))">
            <text:p/>
          </table:table-cell>
          <table:table-cell table:formula="of:=IF(AND([.$C8]&lt;=[.Q$1];[.$E8]&gt;=[.Q$1]);T(ORG.OPENOFFICE.STYLE(&quot;barre_bleu&quot;));T(ORG.OPENOFFICE.STYLE(&quot;Neutre&quot;)))">
            <text:p/>
          </table:table-cell>
          <table:table-cell table:formula="of:=IF(AND([.$C8]&lt;=[.R$1];[.$E8]&gt;=[.R$1]);T(ORG.OPENOFFICE.STYLE(&quot;barre_bleu&quot;));T(ORG.OPENOFFICE.STYLE(&quot;Neutre&quot;)))">
            <text:p/>
          </table:table-cell>
          <table:table-cell table:formula="of:=IF(AND([.$C8]&lt;=[.S$1];[.$E8]&gt;=[.S$1]);T(ORG.OPENOFFICE.STYLE(&quot;barre_bleu&quot;));T(ORG.OPENOFFICE.STYLE(&quot;Neutre&quot;)))">
            <text:p/>
          </table:table-cell>
          <table:table-cell table:formula="of:=IF(AND([.$C8]&lt;=[.T$1];[.$E8]&gt;=[.T$1]);T(ORG.OPENOFFICE.STYLE(&quot;barre_bleu&quot;));T(ORG.OPENOFFICE.STYLE(&quot;Neutre&quot;)))">
            <text:p/>
          </table:table-cell>
          <table:table-cell table:formula="of:=IF(AND([.$C8]&lt;=[.U$1];[.$E8]&gt;=[.U$1]);T(ORG.OPENOFFICE.STYLE(&quot;barre_bleu&quot;));T(ORG.OPENOFFICE.STYLE(&quot;Neutre&quot;)))">
            <text:p/>
          </table:table-cell>
          <table:table-cell table:formula="of:=IF(AND([.$C8]&lt;=[.V$1];[.$E8]&gt;=[.V$1]);T(ORG.OPENOFFICE.STYLE(&quot;barre_bleu&quot;));T(ORG.OPENOFFICE.STYLE(&quot;Neutre&quot;)))">
            <text:p/>
          </table:table-cell>
          <table:table-cell table:formula="of:=IF(AND([.$C8]&lt;=[.W$1];[.$E8]&gt;=[.W$1]);T(ORG.OPENOFFICE.STYLE(&quot;barre_bleu&quot;));T(ORG.OPENOFFICE.STYLE(&quot;Neutre&quot;)))">
            <text:p/>
          </table:table-cell>
          <table:table-cell table:style-name="barre_5f_bleu" table:formula="of:=IF(AND([.$C8]&lt;=[.X$1];[.$E8]&gt;=[.X$1]);T(ORG.OPENOFFICE.STYLE(&quot;barre_bleu&quot;));T(ORG.OPENOFFICE.STYLE(&quot;Neutre&quot;)))">
            <text:p/>
          </table:table-cell>
          <table:table-cell table:style-name="barre_5f_bleu" table:formula="of:=IF(AND([.$C8]&lt;=[.Y$1];[.$E8]&gt;=[.Y$1]);T(ORG.OPENOFFICE.STYLE(&quot;barre_bleu&quot;));T(ORG.OPENOFFICE.STYLE(&quot;Neutre&quot;)))">
            <text:p/>
          </table:table-cell>
          <table:table-cell table:style-name="barre_5f_bleu" table:formula="of:=IF(AND([.$C8]&lt;=[.Z$1];[.$E8]&gt;=[.Z$1]);T(ORG.OPENOFFICE.STYLE(&quot;barre_bleu&quot;));T(ORG.OPENOFFICE.STYLE(&quot;Neutre&quot;)))">
            <text:p/>
          </table:table-cell>
          <table:table-cell table:style-name="barre_5f_bleu" table:formula="of:=IF(AND([.$C8]&lt;=[.AA$1];[.$E8]&gt;=[.AA$1]);T(ORG.OPENOFFICE.STYLE(&quot;barre_bleu&quot;));T(ORG.OPENOFFICE.STYLE(&quot;Neutre&quot;)))">
            <text:p/>
          </table:table-cell>
          <table:table-cell table:style-name="barre_5f_bleu" table:formula="of:=IF(AND([.$C8]&lt;=[.AB$1];[.$E8]&gt;=[.AB$1]);T(ORG.OPENOFFICE.STYLE(&quot;barre_bleu&quot;));T(ORG.OPENOFFICE.STYLE(&quot;Neutre&quot;)))">
            <text:p/>
          </table:table-cell>
          <table:table-cell table:style-name="barre_5f_bleu" table:formula="of:=IF(AND([.$C8]&lt;=[.AC$1];[.$E8]&gt;=[.AC$1]);T(ORG.OPENOFFICE.STYLE(&quot;barre_bleu&quot;));T(ORG.OPENOFFICE.STYLE(&quot;Neutre&quot;)))">
            <text:p/>
          </table:table-cell>
          <table:table-cell table:style-name="barre_5f_bleu" table:formula="of:=IF(AND([.$C8]&lt;=[.AD$1];[.$E8]&gt;=[.AD$1]);T(ORG.OPENOFFICE.STYLE(&quot;barre_bleu&quot;));T(ORG.OPENOFFICE.STYLE(&quot;Neutre&quot;)))">
            <text:p/>
          </table:table-cell>
          <table:table-cell table:style-name="barre_5f_bleu" table:formula="of:=IF(AND([.$C8]&lt;=[.AE$1];[.$E8]&gt;=[.AE$1]);T(ORG.OPENOFFICE.STYLE(&quot;barre_bleu&quot;));T(ORG.OPENOFFICE.STYLE(&quot;Neutre&quot;)))">
            <text:p/>
          </table:table-cell>
          <table:table-cell table:style-name="barre_5f_bleu" table:formula="of:=IF(AND([.$C8]&lt;=[.AF$1];[.$E8]&gt;=[.AF$1]);T(ORG.OPENOFFICE.STYLE(&quot;barre_bleu&quot;));T(ORG.OPENOFFICE.STYLE(&quot;Neutre&quot;)))">
            <text:p/>
          </table:table-cell>
          <table:table-cell table:style-name="barre_5f_bleu" table:formula="of:=IF(AND([.$C8]&lt;=[.AG$1];[.$E8]&gt;=[.AG$1]);T(ORG.OPENOFFICE.STYLE(&quot;barre_bleu&quot;));T(ORG.OPENOFFICE.STYLE(&quot;Neutre&quot;)))">
            <text:p/>
          </table:table-cell>
          <table:table-cell table:style-name="barre_5f_bleu" table:formula="of:=IF(AND([.$C8]&lt;=[.AH$1];[.$E8]&gt;=[.AH$1]);T(ORG.OPENOFFICE.STYLE(&quot;barre_bleu&quot;));T(ORG.OPENOFFICE.STYLE(&quot;Neutre&quot;)))">
            <text:p/>
          </table:table-cell>
          <table:table-cell table:style-name="barre_5f_bleu" table:formula="of:=IF(AND([.$C8]&lt;=[.AI$1];[.$E8]&gt;=[.AI$1]);T(ORG.OPENOFFICE.STYLE(&quot;barre_bleu&quot;));T(ORG.OPENOFFICE.STYLE(&quot;Neutre&quot;)))">
            <text:p/>
          </table:table-cell>
          <table:table-cell table:style-name="barre_5f_bleu" table:formula="of:=IF(AND([.$C8]&lt;=[.AJ$1];[.$E8]&gt;=[.AJ$1]);T(ORG.OPENOFFICE.STYLE(&quot;barre_bleu&quot;));T(ORG.OPENOFFICE.STYLE(&quot;Neutre&quot;)))">
            <text:p/>
          </table:table-cell>
          <table:table-cell table:style-name="barre_5f_bleu" table:formula="of:=IF(AND([.$C8]&lt;=[.AK$1];[.$E8]&gt;=[.AK$1]);T(ORG.OPENOFFICE.STYLE(&quot;barre_bleu&quot;));T(ORG.OPENOFFICE.STYLE(&quot;Neutre&quot;)))">
            <text:p/>
          </table:table-cell>
          <table:table-cell table:style-name="barre_5f_bleu" table:formula="of:=IF(AND([.$C8]&lt;=[.AL$1];[.$E8]&gt;=[.AL$1]);T(ORG.OPENOFFICE.STYLE(&quot;barre_bleu&quot;));T(ORG.OPENOFFICE.STYLE(&quot;Neutre&quot;)))">
            <text:p/>
          </table:table-cell>
          <table:table-cell table:style-name="barre_5f_bleu" table:formula="of:=IF(AND([.$C8]&lt;=[.AM$1];[.$E8]&gt;=[.AM$1]);T(ORG.OPENOFFICE.STYLE(&quot;barre_bleu&quot;));T(ORG.OPENOFFICE.STYLE(&quot;Neutre&quot;)))">
            <text:p/>
          </table:table-cell>
          <table:table-cell table:style-name="barre_5f_bleu" table:formula="of:=IF(AND([.$C8]&lt;=[.AN$1];[.$E8]&gt;=[.AN$1]);T(ORG.OPENOFFICE.STYLE(&quot;barre_bleu&quot;));T(ORG.OPENOFFICE.STYLE(&quot;Neutre&quot;)))">
            <text:p/>
          </table:table-cell>
          <table:table-cell table:style-name="barre_5f_bleu" table:formula="of:=IF(AND([.$C8]&lt;=[.AO$1];[.$E8]&gt;=[.AO$1]);T(ORG.OPENOFFICE.STYLE(&quot;barre_bleu&quot;));T(ORG.OPENOFFICE.STYLE(&quot;Neutre&quot;)))">
            <text:p/>
          </table:table-cell>
          <table:table-cell table:style-name="barre_5f_bleu" table:formula="of:=IF(AND([.$C8]&lt;=[.AP$1];[.$E8]&gt;=[.AP$1]);T(ORG.OPENOFFICE.STYLE(&quot;barre_bleu&quot;));T(ORG.OPENOFFICE.STYLE(&quot;Neutre&quot;)))">
            <text:p/>
          </table:table-cell>
          <table:table-cell table:style-name="barre_5f_bleu" table:formula="of:=IF(AND([.$C8]&lt;=[.AQ$1];[.$E8]&gt;=[.AQ$1]);T(ORG.OPENOFFICE.STYLE(&quot;barre_bleu&quot;));T(ORG.OPENOFFICE.STYLE(&quot;Neutre&quot;)))">
            <text:p/>
          </table:table-cell>
          <table:table-cell table:style-name="barre_5f_bleu" table:formula="of:=IF(AND([.$C8]&lt;=[.AR$1];[.$E8]&gt;=[.AR$1]);T(ORG.OPENOFFICE.STYLE(&quot;barre_bleu&quot;));T(ORG.OPENOFFICE.STYLE(&quot;Neutre&quot;)))">
            <text:p/>
          </table:table-cell>
          <table:table-cell table:style-name="barre_5f_bleu" table:formula="of:=IF(AND([.$C8]&lt;=[.AS$1];[.$E8]&gt;=[.AS$1]);T(ORG.OPENOFFICE.STYLE(&quot;barre_bleu&quot;));T(ORG.OPENOFFICE.STYLE(&quot;Neutre&quot;)))">
            <text:p/>
          </table:table-cell>
          <table:table-cell table:style-name="barre_5f_bleu" table:formula="of:=IF(AND([.$C8]&lt;=[.AT$1];[.$E8]&gt;=[.AT$1]);T(ORG.OPENOFFICE.STYLE(&quot;barre_bleu&quot;));T(ORG.OPENOFFICE.STYLE(&quot;Neutre&quot;)))">
            <text:p/>
          </table:table-cell>
          <table:table-cell table:style-name="barre_5f_bleu" table:formula="of:=IF(AND([.$C8]&lt;=[.AU$1];[.$E8]&gt;=[.AU$1]);T(ORG.OPENOFFICE.STYLE(&quot;barre_bleu&quot;));T(ORG.OPENOFFICE.STYLE(&quot;Neutre&quot;)))">
            <text:p/>
          </table:table-cell>
          <table:table-cell table:style-name="barre_5f_bleu" table:formula="of:=IF(AND([.$C8]&lt;=[.AV$1];[.$E8]&gt;=[.AV$1]);T(ORG.OPENOFFICE.STYLE(&quot;barre_bleu&quot;));T(ORG.OPENOFFICE.STYLE(&quot;Neutre&quot;)))">
            <text:p/>
          </table:table-cell>
          <table:table-cell table:style-name="barre_5f_bleu" table:formula="of:=IF(AND([.$C8]&lt;=[.AW$1];[.$E8]&gt;=[.AW$1]);T(ORG.OPENOFFICE.STYLE(&quot;barre_bleu&quot;));T(ORG.OPENOFFICE.STYLE(&quot;Neutre&quot;)))">
            <text:p/>
          </table:table-cell>
          <table:table-cell table:style-name="barre_5f_bleu" table:formula="of:=IF(AND([.$C8]&lt;=[.AX$1];[.$E8]&gt;=[.AX$1]);T(ORG.OPENOFFICE.STYLE(&quot;barre_bleu&quot;));T(ORG.OPENOFFICE.STYLE(&quot;Neutre&quot;)))">
            <text:p/>
          </table:table-cell>
          <table:table-cell table:style-name="barre_5f_bleu" table:formula="of:=IF(AND([.$C8]&lt;=[.AY$1];[.$E8]&gt;=[.AY$1]);T(ORG.OPENOFFICE.STYLE(&quot;barre_bleu&quot;));T(ORG.OPENOFFICE.STYLE(&quot;Neutre&quot;)))">
            <text:p/>
          </table:table-cell>
          <table:table-cell table:style-name="barre_5f_bleu" table:formula="of:=IF(AND([.$C8]&lt;=[.AZ$1];[.$E8]&gt;=[.AZ$1]);T(ORG.OPENOFFICE.STYLE(&quot;barre_bleu&quot;));T(ORG.OPENOFFICE.STYLE(&quot;Neutre&quot;)))">
            <text:p/>
          </table:table-cell>
          <table:table-cell table:style-name="barre_5f_bleu" table:formula="of:=IF(AND([.$C8]&lt;=[.BA$1];[.$E8]&gt;=[.BA$1]);T(ORG.OPENOFFICE.STYLE(&quot;barre_bleu&quot;));T(ORG.OPENOFFICE.STYLE(&quot;Neutre&quot;)))">
            <text:p/>
          </table:table-cell>
          <table:table-cell table:style-name="barre_5f_bleu" table:formula="of:=IF(AND([.$C8]&lt;=[.BB$1];[.$E8]&gt;=[.BB$1]);T(ORG.OPENOFFICE.STYLE(&quot;barre_bleu&quot;));T(ORG.OPENOFFICE.STYLE(&quot;Neutre&quot;)))">
            <text:p/>
          </table:table-cell>
          <table:table-cell table:style-name="barre_5f_bleu" table:formula="of:=IF(AND([.$C8]&lt;=[.BC$1];[.$E8]&gt;=[.BC$1]);T(ORG.OPENOFFICE.STYLE(&quot;barre_bleu&quot;));T(ORG.OPENOFFICE.STYLE(&quot;Neutre&quot;)))">
            <text:p/>
          </table:table-cell>
          <table:table-cell table:style-name="barre_5f_bleu" table:formula="of:=IF(AND([.$C8]&lt;=[.BD$1];[.$E8]&gt;=[.BD$1]);T(ORG.OPENOFFICE.STYLE(&quot;barre_bleu&quot;));T(ORG.OPENOFFICE.STYLE(&quot;Neutre&quot;)))">
            <text:p/>
          </table:table-cell>
          <table:table-cell table:style-name="barre_5f_bleu" table:formula="of:=IF(AND([.$C8]&lt;=[.BE$1];[.$E8]&gt;=[.BE$1]);T(ORG.OPENOFFICE.STYLE(&quot;barre_bleu&quot;));T(ORG.OPENOFFICE.STYLE(&quot;Neutre&quot;)))">
            <text:p/>
          </table:table-cell>
          <table:table-cell table:style-name="barre_5f_bleu" table:formula="of:=IF(AND([.$C8]&lt;=[.BF$1];[.$E8]&gt;=[.BF$1]);T(ORG.OPENOFFICE.STYLE(&quot;barre_bleu&quot;));T(ORG.OPENOFFICE.STYLE(&quot;Neutre&quot;)))">
            <text:p/>
          </table:table-cell>
          <table:table-cell table:style-name="barre_5f_bleu" table:formula="of:=IF(AND([.$C8]&lt;=[.BG$1];[.$E8]&gt;=[.BG$1]);T(ORG.OPENOFFICE.STYLE(&quot;barre_bleu&quot;));T(ORG.OPENOFFICE.STYLE(&quot;Neutre&quot;)))">
            <text:p/>
          </table:table-cell>
          <table:table-cell table:style-name="barre_5f_bleu" table:formula="of:=IF(AND([.$C8]&lt;=[.BH$1];[.$E8]&gt;=[.BH$1]);T(ORG.OPENOFFICE.STYLE(&quot;barre_bleu&quot;));T(ORG.OPENOFFICE.STYLE(&quot;Neutre&quot;)))">
            <text:p/>
          </table:table-cell>
          <table:table-cell table:style-name="barre_5f_bleu" table:formula="of:=IF(AND([.$C8]&lt;=[.BI$1];[.$E8]&gt;=[.BI$1]);T(ORG.OPENOFFICE.STYLE(&quot;barre_bleu&quot;));T(ORG.OPENOFFICE.STYLE(&quot;Neutre&quot;)))">
            <text:p/>
          </table:table-cell>
          <table:table-cell table:style-name="barre_5f_bleu" table:formula="of:=IF(AND([.$C8]&lt;=[.BJ$1];[.$E8]&gt;=[.BJ$1]);T(ORG.OPENOFFICE.STYLE(&quot;barre_bleu&quot;));T(ORG.OPENOFFICE.STYLE(&quot;Neutre&quot;)))">
            <text:p/>
          </table:table-cell>
          <table:table-cell table:style-name="barre_5f_bleu" table:formula="of:=IF(AND([.$C8]&lt;=[.BK$1];[.$E8]&gt;=[.BK$1]);T(ORG.OPENOFFICE.STYLE(&quot;barre_bleu&quot;));T(ORG.OPENOFFICE.STYLE(&quot;Neutre&quot;)))">
            <text:p/>
          </table:table-cell>
          <table:table-cell table:style-name="barre_5f_bleu" table:formula="of:=IF(AND([.$C8]&lt;=[.BL$1];[.$E8]&gt;=[.BL$1]);T(ORG.OPENOFFICE.STYLE(&quot;barre_bleu&quot;));T(ORG.OPENOFFICE.STYLE(&quot;Neutre&quot;)))">
            <text:p/>
          </table:table-cell>
          <table:table-cell table:style-name="barre_5f_bleu" table:formula="of:=IF(AND([.$C8]&lt;=[.BM$1];[.$E8]&gt;=[.BM$1]);T(ORG.OPENOFFICE.STYLE(&quot;barre_bleu&quot;));T(ORG.OPENOFFICE.STYLE(&quot;Neutre&quot;)))">
            <text:p/>
          </table:table-cell>
          <table:table-cell table:style-name="barre_5f_bleu" table:formula="of:=IF(AND([.$C8]&lt;=[.BN$1];[.$E8]&gt;=[.BN$1]);T(ORG.OPENOFFICE.STYLE(&quot;barre_bleu&quot;));T(ORG.OPENOFFICE.STYLE(&quot;Neutre&quot;)))">
            <text:p/>
          </table:table-cell>
          <table:table-cell table:style-name="barre_5f_bleu" table:formula="of:=IF(AND([.$C8]&lt;=[.BO$1];[.$E8]&gt;=[.BO$1]);T(ORG.OPENOFFICE.STYLE(&quot;barre_bleu&quot;));T(ORG.OPENOFFICE.STYLE(&quot;Neutre&quot;)))">
            <text:p/>
          </table:table-cell>
          <table:table-cell table:style-name="barre_5f_bleu" table:formula="of:=IF(AND([.$C8]&lt;=[.BP$1];[.$E8]&gt;=[.BP$1]);T(ORG.OPENOFFICE.STYLE(&quot;barre_bleu&quot;));T(ORG.OPENOFFICE.STYLE(&quot;Neutre&quot;)))">
            <text:p/>
          </table:table-cell>
          <table:table-cell table:style-name="barre_5f_bleu" table:formula="of:=IF(AND([.$C8]&lt;=[.BQ$1];[.$E8]&gt;=[.BQ$1]);T(ORG.OPENOFFICE.STYLE(&quot;barre_bleu&quot;));T(ORG.OPENOFFICE.STYLE(&quot;Neutre&quot;)))">
            <text:p/>
          </table:table-cell>
          <table:table-cell table:style-name="barre_5f_bleu" table:formula="of:=IF(AND([.$C8]&lt;=[.BR$1];[.$E8]&gt;=[.BR$1]);T(ORG.OPENOFFICE.STYLE(&quot;barre_bleu&quot;));T(ORG.OPENOFFICE.STYLE(&quot;Neutre&quot;)))">
            <text:p/>
          </table:table-cell>
          <table:table-cell table:style-name="barre_5f_bleu" table:formula="of:=IF(AND([.$C8]&lt;=[.BS$1];[.$E8]&gt;=[.BS$1]);T(ORG.OPENOFFICE.STYLE(&quot;barre_bleu&quot;));T(ORG.OPENOFFICE.STYLE(&quot;Neutre&quot;)))">
            <text:p/>
          </table:table-cell>
          <table:table-cell table:style-name="barre_5f_bleu" table:formula="of:=IF(AND([.$C8]&lt;=[.BT$1];[.$E8]&gt;=[.BT$1]);T(ORG.OPENOFFICE.STYLE(&quot;barre_bleu&quot;));T(ORG.OPENOFFICE.STYLE(&quot;Neutre&quot;)))">
            <text:p/>
          </table:table-cell>
          <table:table-cell table:style-name="barre_5f_bleu" table:formula="of:=IF(AND([.$C8]&lt;=[.BU$1];[.$E8]&gt;=[.BU$1]);T(ORG.OPENOFFICE.STYLE(&quot;barre_bleu&quot;));T(ORG.OPENOFFICE.STYLE(&quot;Neutre&quot;)))">
            <text:p/>
          </table:table-cell>
          <table:table-cell table:style-name="barre_5f_bleu" table:formula="of:=IF(AND([.$C8]&lt;=[.BV$1];[.$E8]&gt;=[.BV$1]);T(ORG.OPENOFFICE.STYLE(&quot;barre_bleu&quot;));T(ORG.OPENOFFICE.STYLE(&quot;Neutre&quot;)))">
            <text:p/>
          </table:table-cell>
          <table:table-cell table:style-name="barre_5f_bleu" table:formula="of:=IF(AND([.$C8]&lt;=[.BW$1];[.$E8]&gt;=[.BW$1]);T(ORG.OPENOFFICE.STYLE(&quot;barre_bleu&quot;));T(ORG.OPENOFFICE.STYLE(&quot;Neutre&quot;)))">
            <text:p/>
          </table:table-cell>
          <table:table-cell table:style-name="barre_5f_bleu" table:formula="of:=IF(AND([.$C8]&lt;=[.BX$1];[.$E8]&gt;=[.BX$1]);T(ORG.OPENOFFICE.STYLE(&quot;barre_bleu&quot;));T(ORG.OPENOFFICE.STYLE(&quot;Neutre&quot;)))">
            <text:p/>
          </table:table-cell>
          <table:table-cell table:style-name="barre_5f_bleu" table:formula="of:=IF(AND([.$C8]&lt;=[.BY$1];[.$E8]&gt;=[.BY$1]);T(ORG.OPENOFFICE.STYLE(&quot;barre_bleu&quot;));T(ORG.OPENOFFICE.STYLE(&quot;Neutre&quot;)))">
            <text:p/>
          </table:table-cell>
          <table:table-cell table:style-name="barre_5f_bleu" table:formula="of:=IF(AND([.$C8]&lt;=[.BZ$1];[.$E8]&gt;=[.BZ$1]);T(ORG.OPENOFFICE.STYLE(&quot;barre_bleu&quot;));T(ORG.OPENOFFICE.STYLE(&quot;Neutre&quot;)))">
            <text:p/>
          </table:table-cell>
          <table:table-cell table:style-name="barre_5f_bleu" table:formula="of:=IF(AND([.$C8]&lt;=[.CA$1];[.$E8]&gt;=[.CA$1]);T(ORG.OPENOFFICE.STYLE(&quot;barre_bleu&quot;));T(ORG.OPENOFFICE.STYLE(&quot;Neutre&quot;)))">
            <text:p/>
          </table:table-cell>
          <table:table-cell table:style-name="barre_5f_bleu" table:formula="of:=IF(AND([.$C8]&lt;=[.CB$1];[.$E8]&gt;=[.CB$1]);T(ORG.OPENOFFICE.STYLE(&quot;barre_bleu&quot;));T(ORG.OPENOFFICE.STYLE(&quot;Neutre&quot;)))">
            <text:p/>
          </table:table-cell>
          <table:table-cell table:style-name="barre_5f_bleu" table:formula="of:=IF(AND([.$C8]&lt;=[.CC$1];[.$E8]&gt;=[.CC$1]);T(ORG.OPENOFFICE.STYLE(&quot;barre_bleu&quot;));T(ORG.OPENOFFICE.STYLE(&quot;Neutre&quot;)))">
            <text:p/>
          </table:table-cell>
          <table:table-cell table:style-name="barre_5f_bleu" table:formula="of:=IF(AND([.$C8]&lt;=[.CD$1];[.$E8]&gt;=[.CD$1]);T(ORG.OPENOFFICE.STYLE(&quot;barre_bleu&quot;));T(ORG.OPENOFFICE.STYLE(&quot;Neutre&quot;)))">
            <text:p/>
          </table:table-cell>
          <table:table-cell table:style-name="barre_5f_bleu" table:formula="of:=IF(AND([.$C8]&lt;=[.CE$1];[.$E8]&gt;=[.CE$1]);T(ORG.OPENOFFICE.STYLE(&quot;barre_bleu&quot;));T(ORG.OPENOFFICE.STYLE(&quot;Neutre&quot;)))">
            <text:p/>
          </table:table-cell>
          <table:table-cell table:style-name="barre_5f_bleu" table:formula="of:=IF(AND([.$C8]&lt;=[.CF$1];[.$E8]&gt;=[.CF$1]);T(ORG.OPENOFFICE.STYLE(&quot;barre_bleu&quot;));T(ORG.OPENOFFICE.STYLE(&quot;Neutre&quot;)))">
            <text:p/>
          </table:table-cell>
          <table:table-cell table:style-name="barre_5f_bleu" table:formula="of:=IF(AND([.$C8]&lt;=[.CG$1];[.$E8]&gt;=[.CG$1]);T(ORG.OPENOFFICE.STYLE(&quot;barre_bleu&quot;));T(ORG.OPENOFFICE.STYLE(&quot;Neutre&quot;)))">
            <text:p/>
          </table:table-cell>
          <table:table-cell table:style-name="barre_5f_bleu" table:formula="of:=IF(AND([.$C8]&lt;=[.CH$1];[.$E8]&gt;=[.CH$1]);T(ORG.OPENOFFICE.STYLE(&quot;barre_bleu&quot;));T(ORG.OPENOFFICE.STYLE(&quot;Neutre&quot;)))">
            <text:p/>
          </table:table-cell>
          <table:table-cell table:style-name="barre_5f_bleu" table:formula="of:=IF(AND([.$C8]&lt;=[.CI$1];[.$E8]&gt;=[.CI$1]);T(ORG.OPENOFFICE.STYLE(&quot;barre_bleu&quot;));T(ORG.OPENOFFICE.STYLE(&quot;Neutre&quot;)))">
            <text:p/>
          </table:table-cell>
          <table:table-cell table:style-name="barre_5f_bleu" table:formula="of:=IF(AND([.$C8]&lt;=[.CJ$1];[.$E8]&gt;=[.CJ$1]);T(ORG.OPENOFFICE.STYLE(&quot;barre_bleu&quot;));T(ORG.OPENOFFICE.STYLE(&quot;Neutre&quot;)))">
            <text:p/>
          </table:table-cell>
          <table:table-cell table:style-name="ce28" table:formula="of:=IF(AND([.$C8]&lt;=[.CK$1];[.$E8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Fonctions rebonds</text:p>
          </table:table-cell>
          <table:table-cell office:value-type="date" office:date-value="2026-02-05" calcext:value-type="date">
            <text:p>05/02/26</text:p>
          </table:table-cell>
          <table:table-cell table:formula="of:=DAYS360([.C9];[.E9])" office:value-type="float" office:value="64" calcext:value-type="float">
            <text:p>64</text:p>
          </table:table-cell>
          <table:table-cell office:value-type="date" office:date-value="2026-04-09" calcext:value-type="date">
            <text:p>09/04/26</text:p>
          </table:table-cell>
          <table:table-cell/>
          <table:table-cell office:value-type="string" calcext:value-type="string">
            <text:p>T8</text:p>
          </table:table-cell>
          <table:table-cell table:formula="of:=IF(AND([.$C9]&lt;=[.H$1];[.$E9]&gt;=[.H$1]);T(ORG.OPENOFFICE.STYLE(&quot;barre_orange&quot;));T(ORG.OPENOFFICE.STYLE(&quot;Neutre&quot;)))">
            <text:p/>
          </table:table-cell>
          <table:table-cell table:formula="of:=IF(AND([.$C9]&lt;=[.I$1];[.$E9]&gt;=[.I$1]);T(ORG.OPENOFFICE.STYLE(&quot;barre_orange&quot;));T(ORG.OPENOFFICE.STYLE(&quot;Neutre&quot;)))">
            <text:p/>
          </table:table-cell>
          <table:table-cell table:formula="of:=IF(AND([.$C9]&lt;=[.J$1];[.$E9]&gt;=[.J$1]);T(ORG.OPENOFFICE.STYLE(&quot;barre_orange&quot;));T(ORG.OPENOFFICE.STYLE(&quot;Neutre&quot;)))">
            <text:p/>
          </table:table-cell>
          <table:table-cell table:formula="of:=IF(AND([.$C9]&lt;=[.K$1];[.$E9]&gt;=[.K$1]);T(ORG.OPENOFFICE.STYLE(&quot;barre_orange&quot;));T(ORG.OPENOFFICE.STYLE(&quot;Neutre&quot;)))">
            <text:p/>
          </table:table-cell>
          <table:table-cell table:formula="of:=IF(AND([.$C9]&lt;=[.L$1];[.$E9]&gt;=[.L$1]);T(ORG.OPENOFFICE.STYLE(&quot;barre_orange&quot;));T(ORG.OPENOFFICE.STYLE(&quot;Neutre&quot;)))">
            <text:p/>
          </table:table-cell>
          <table:table-cell table:formula="of:=IF(AND([.$C9]&lt;=[.M$1];[.$E9]&gt;=[.M$1]);T(ORG.OPENOFFICE.STYLE(&quot;barre_orange&quot;));T(ORG.OPENOFFICE.STYLE(&quot;Neutre&quot;)))">
            <text:p/>
          </table:table-cell>
          <table:table-cell table:formula="of:=IF(AND([.$C9]&lt;=[.N$1];[.$E9]&gt;=[.N$1]);T(ORG.OPENOFFICE.STYLE(&quot;barre_orange&quot;));T(ORG.OPENOFFICE.STYLE(&quot;Neutre&quot;)))">
            <text:p/>
          </table:table-cell>
          <table:table-cell table:formula="of:=IF(AND([.$C9]&lt;=[.O$1];[.$E9]&gt;=[.O$1]);T(ORG.OPENOFFICE.STYLE(&quot;barre_orange&quot;));T(ORG.OPENOFFICE.STYLE(&quot;Neutre&quot;)))">
            <text:p/>
          </table:table-cell>
          <table:table-cell table:formula="of:=IF(AND([.$C9]&lt;=[.P$1];[.$E9]&gt;=[.P$1]);T(ORG.OPENOFFICE.STYLE(&quot;barre_orange&quot;));T(ORG.OPENOFFICE.STYLE(&quot;Neutre&quot;)))">
            <text:p/>
          </table:table-cell>
          <table:table-cell table:formula="of:=IF(AND([.$C9]&lt;=[.Q$1];[.$E9]&gt;=[.Q$1]);T(ORG.OPENOFFICE.STYLE(&quot;barre_orange&quot;));T(ORG.OPENOFFICE.STYLE(&quot;Neutre&quot;)))">
            <text:p/>
          </table:table-cell>
          <table:table-cell table:formula="of:=IF(AND([.$C9]&lt;=[.R$1];[.$E9]&gt;=[.R$1]);T(ORG.OPENOFFICE.STYLE(&quot;barre_orange&quot;));T(ORG.OPENOFFICE.STYLE(&quot;Neutre&quot;)))">
            <text:p/>
          </table:table-cell>
          <table:table-cell table:formula="of:=IF(AND([.$C9]&lt;=[.S$1];[.$E9]&gt;=[.S$1]);T(ORG.OPENOFFICE.STYLE(&quot;barre_orange&quot;));T(ORG.OPENOFFICE.STYLE(&quot;Neutre&quot;)))">
            <text:p/>
          </table:table-cell>
          <table:table-cell table:formula="of:=IF(AND([.$C9]&lt;=[.T$1];[.$E9]&gt;=[.T$1]);T(ORG.OPENOFFICE.STYLE(&quot;barre_orange&quot;));T(ORG.OPENOFFICE.STYLE(&quot;Neutre&quot;)))">
            <text:p/>
          </table:table-cell>
          <table:table-cell table:formula="of:=IF(AND([.$C9]&lt;=[.U$1];[.$E9]&gt;=[.U$1]);T(ORG.OPENOFFICE.STYLE(&quot;barre_orange&quot;));T(ORG.OPENOFFICE.STYLE(&quot;Neutre&quot;)))">
            <text:p/>
          </table:table-cell>
          <table:table-cell table:style-name="barre_5f_orange" table:formula="of:=IF(AND([.$C9]&lt;=[.V$1];[.$E9]&gt;=[.V$1]);T(ORG.OPENOFFICE.STYLE(&quot;barre_orange&quot;));T(ORG.OPENOFFICE.STYLE(&quot;Neutre&quot;)))">
            <text:p/>
          </table:table-cell>
          <table:table-cell table:style-name="barre_5f_orange" table:formula="of:=IF(AND([.$C9]&lt;=[.W$1];[.$E9]&gt;=[.W$1]);T(ORG.OPENOFFICE.STYLE(&quot;barre_orange&quot;));T(ORG.OPENOFFICE.STYLE(&quot;Neutre&quot;)))">
            <text:p/>
          </table:table-cell>
          <table:table-cell table:style-name="barre_5f_orange" table:formula="of:=IF(AND([.$C9]&lt;=[.X$1];[.$E9]&gt;=[.X$1]);T(ORG.OPENOFFICE.STYLE(&quot;barre_orange&quot;));T(ORG.OPENOFFICE.STYLE(&quot;Neutre&quot;)))">
            <text:p/>
          </table:table-cell>
          <table:table-cell table:style-name="barre_5f_orange" table:formula="of:=IF(AND([.$C9]&lt;=[.Y$1];[.$E9]&gt;=[.Y$1]);T(ORG.OPENOFFICE.STYLE(&quot;barre_orange&quot;));T(ORG.OPENOFFICE.STYLE(&quot;Neutre&quot;)))">
            <text:p/>
          </table:table-cell>
          <table:table-cell table:style-name="barre_5f_orange" table:formula="of:=IF(AND([.$C9]&lt;=[.Z$1];[.$E9]&gt;=[.Z$1]);T(ORG.OPENOFFICE.STYLE(&quot;barre_orange&quot;));T(ORG.OPENOFFICE.STYLE(&quot;Neutre&quot;)))">
            <text:p/>
          </table:table-cell>
          <table:table-cell table:style-name="barre_5f_orange" table:formula="of:=IF(AND([.$C9]&lt;=[.AA$1];[.$E9]&gt;=[.AA$1]);T(ORG.OPENOFFICE.STYLE(&quot;barre_orange&quot;));T(ORG.OPENOFFICE.STYLE(&quot;Neutre&quot;)))">
            <text:p/>
          </table:table-cell>
          <table:table-cell table:style-name="barre_5f_orange" table:formula="of:=IF(AND([.$C9]&lt;=[.AB$1];[.$E9]&gt;=[.AB$1]);T(ORG.OPENOFFICE.STYLE(&quot;barre_orange&quot;));T(ORG.OPENOFFICE.STYLE(&quot;Neutre&quot;)))">
            <text:p/>
          </table:table-cell>
          <table:table-cell table:style-name="barre_5f_orange" table:formula="of:=IF(AND([.$C9]&lt;=[.AC$1];[.$E9]&gt;=[.AC$1]);T(ORG.OPENOFFICE.STYLE(&quot;barre_orange&quot;));T(ORG.OPENOFFICE.STYLE(&quot;Neutre&quot;)))">
            <text:p/>
          </table:table-cell>
          <table:table-cell table:style-name="barre_5f_orange" table:formula="of:=IF(AND([.$C9]&lt;=[.AD$1];[.$E9]&gt;=[.AD$1]);T(ORG.OPENOFFICE.STYLE(&quot;barre_orange&quot;));T(ORG.OPENOFFICE.STYLE(&quot;Neutre&quot;)))">
            <text:p/>
          </table:table-cell>
          <table:table-cell table:style-name="barre_5f_orange" table:formula="of:=IF(AND([.$C9]&lt;=[.AE$1];[.$E9]&gt;=[.AE$1]);T(ORG.OPENOFFICE.STYLE(&quot;barre_orange&quot;));T(ORG.OPENOFFICE.STYLE(&quot;Neutre&quot;)))">
            <text:p/>
          </table:table-cell>
          <table:table-cell table:style-name="barre_5f_orange" table:formula="of:=IF(AND([.$C9]&lt;=[.AF$1];[.$E9]&gt;=[.AF$1]);T(ORG.OPENOFFICE.STYLE(&quot;barre_orange&quot;));T(ORG.OPENOFFICE.STYLE(&quot;Neutre&quot;)))">
            <text:p/>
          </table:table-cell>
          <table:table-cell table:style-name="barre_5f_orange" table:formula="of:=IF(AND([.$C9]&lt;=[.AG$1];[.$E9]&gt;=[.AG$1]);T(ORG.OPENOFFICE.STYLE(&quot;barre_orange&quot;));T(ORG.OPENOFFICE.STYLE(&quot;Neutre&quot;)))">
            <text:p/>
          </table:table-cell>
          <table:table-cell table:style-name="barre_5f_orange" table:formula="of:=IF(AND([.$C9]&lt;=[.AH$1];[.$E9]&gt;=[.AH$1]);T(ORG.OPENOFFICE.STYLE(&quot;barre_orange&quot;));T(ORG.OPENOFFICE.STYLE(&quot;Neutre&quot;)))">
            <text:p/>
          </table:table-cell>
          <table:table-cell table:style-name="barre_5f_orange" table:formula="of:=IF(AND([.$C9]&lt;=[.AI$1];[.$E9]&gt;=[.AI$1]);T(ORG.OPENOFFICE.STYLE(&quot;barre_orange&quot;));T(ORG.OPENOFFICE.STYLE(&quot;Neutre&quot;)))">
            <text:p/>
          </table:table-cell>
          <table:table-cell table:style-name="barre_5f_orange" table:formula="of:=IF(AND([.$C9]&lt;=[.AJ$1];[.$E9]&gt;=[.AJ$1]);T(ORG.OPENOFFICE.STYLE(&quot;barre_orange&quot;));T(ORG.OPENOFFICE.STYLE(&quot;Neutre&quot;)))">
            <text:p/>
          </table:table-cell>
          <table:table-cell table:style-name="barre_5f_orange" table:formula="of:=IF(AND([.$C9]&lt;=[.AK$1];[.$E9]&gt;=[.AK$1]);T(ORG.OPENOFFICE.STYLE(&quot;barre_orange&quot;));T(ORG.OPENOFFICE.STYLE(&quot;Neutre&quot;)))">
            <text:p/>
          </table:table-cell>
          <table:table-cell table:style-name="barre_5f_orange" table:formula="of:=IF(AND([.$C9]&lt;=[.AL$1];[.$E9]&gt;=[.AL$1]);T(ORG.OPENOFFICE.STYLE(&quot;barre_orange&quot;));T(ORG.OPENOFFICE.STYLE(&quot;Neutre&quot;)))">
            <text:p/>
          </table:table-cell>
          <table:table-cell table:style-name="barre_5f_orange" table:formula="of:=IF(AND([.$C9]&lt;=[.AM$1];[.$E9]&gt;=[.AM$1]);T(ORG.OPENOFFICE.STYLE(&quot;barre_orange&quot;));T(ORG.OPENOFFICE.STYLE(&quot;Neutre&quot;)))">
            <text:p/>
          </table:table-cell>
          <table:table-cell table:style-name="barre_5f_orange" table:formula="of:=IF(AND([.$C9]&lt;=[.AN$1];[.$E9]&gt;=[.AN$1]);T(ORG.OPENOFFICE.STYLE(&quot;barre_orange&quot;));T(ORG.OPENOFFICE.STYLE(&quot;Neutre&quot;)))">
            <text:p/>
          </table:table-cell>
          <table:table-cell table:style-name="barre_5f_orange" table:formula="of:=IF(AND([.$C9]&lt;=[.AO$1];[.$E9]&gt;=[.AO$1]);T(ORG.OPENOFFICE.STYLE(&quot;barre_orange&quot;));T(ORG.OPENOFFICE.STYLE(&quot;Neutre&quot;)))">
            <text:p/>
          </table:table-cell>
          <table:table-cell table:style-name="barre_5f_orange" table:formula="of:=IF(AND([.$C9]&lt;=[.AP$1];[.$E9]&gt;=[.AP$1]);T(ORG.OPENOFFICE.STYLE(&quot;barre_orange&quot;));T(ORG.OPENOFFICE.STYLE(&quot;Neutre&quot;)))">
            <text:p/>
          </table:table-cell>
          <table:table-cell table:style-name="barre_5f_orange" table:formula="of:=IF(AND([.$C9]&lt;=[.AQ$1];[.$E9]&gt;=[.AQ$1]);T(ORG.OPENOFFICE.STYLE(&quot;barre_orange&quot;));T(ORG.OPENOFFICE.STYLE(&quot;Neutre&quot;)))">
            <text:p/>
          </table:table-cell>
          <table:table-cell table:style-name="barre_5f_orange" table:formula="of:=IF(AND([.$C9]&lt;=[.AR$1];[.$E9]&gt;=[.AR$1]);T(ORG.OPENOFFICE.STYLE(&quot;barre_orange&quot;));T(ORG.OPENOFFICE.STYLE(&quot;Neutre&quot;)))">
            <text:p/>
          </table:table-cell>
          <table:table-cell table:style-name="barre_5f_orange" table:formula="of:=IF(AND([.$C9]&lt;=[.AS$1];[.$E9]&gt;=[.AS$1]);T(ORG.OPENOFFICE.STYLE(&quot;barre_orange&quot;));T(ORG.OPENOFFICE.STYLE(&quot;Neutre&quot;)))">
            <text:p/>
          </table:table-cell>
          <table:table-cell table:style-name="barre_5f_orange" table:formula="of:=IF(AND([.$C9]&lt;=[.AT$1];[.$E9]&gt;=[.AT$1]);T(ORG.OPENOFFICE.STYLE(&quot;barre_orange&quot;));T(ORG.OPENOFFICE.STYLE(&quot;Neutre&quot;)))">
            <text:p/>
          </table:table-cell>
          <table:table-cell table:style-name="barre_5f_orange" table:formula="of:=IF(AND([.$C9]&lt;=[.AU$1];[.$E9]&gt;=[.AU$1]);T(ORG.OPENOFFICE.STYLE(&quot;barre_orange&quot;));T(ORG.OPENOFFICE.STYLE(&quot;Neutre&quot;)))">
            <text:p/>
          </table:table-cell>
          <table:table-cell table:style-name="barre_5f_orange" table:formula="of:=IF(AND([.$C9]&lt;=[.AV$1];[.$E9]&gt;=[.AV$1]);T(ORG.OPENOFFICE.STYLE(&quot;barre_orange&quot;));T(ORG.OPENOFFICE.STYLE(&quot;Neutre&quot;)))">
            <text:p/>
          </table:table-cell>
          <table:table-cell table:style-name="barre_5f_orange" table:formula="of:=IF(AND([.$C9]&lt;=[.AW$1];[.$E9]&gt;=[.AW$1]);T(ORG.OPENOFFICE.STYLE(&quot;barre_orange&quot;));T(ORG.OPENOFFICE.STYLE(&quot;Neutre&quot;)))">
            <text:p/>
          </table:table-cell>
          <table:table-cell table:style-name="barre_5f_orange" table:formula="of:=IF(AND([.$C9]&lt;=[.AX$1];[.$E9]&gt;=[.AX$1]);T(ORG.OPENOFFICE.STYLE(&quot;barre_orange&quot;));T(ORG.OPENOFFICE.STYLE(&quot;Neutre&quot;)))">
            <text:p/>
          </table:table-cell>
          <table:table-cell table:style-name="barre_5f_orange" table:formula="of:=IF(AND([.$C9]&lt;=[.AY$1];[.$E9]&gt;=[.AY$1]);T(ORG.OPENOFFICE.STYLE(&quot;barre_orange&quot;));T(ORG.OPENOFFICE.STYLE(&quot;Neutre&quot;)))">
            <text:p/>
          </table:table-cell>
          <table:table-cell table:style-name="barre_5f_orange" table:formula="of:=IF(AND([.$C9]&lt;=[.AZ$1];[.$E9]&gt;=[.AZ$1]);T(ORG.OPENOFFICE.STYLE(&quot;barre_orange&quot;));T(ORG.OPENOFFICE.STYLE(&quot;Neutre&quot;)))">
            <text:p/>
          </table:table-cell>
          <table:table-cell table:style-name="barre_5f_orange" table:formula="of:=IF(AND([.$C9]&lt;=[.BA$1];[.$E9]&gt;=[.BA$1]);T(ORG.OPENOFFICE.STYLE(&quot;barre_orange&quot;));T(ORG.OPENOFFICE.STYLE(&quot;Neutre&quot;)))">
            <text:p/>
          </table:table-cell>
          <table:table-cell table:style-name="barre_5f_orange" table:formula="of:=IF(AND([.$C9]&lt;=[.BB$1];[.$E9]&gt;=[.BB$1]);T(ORG.OPENOFFICE.STYLE(&quot;barre_orange&quot;));T(ORG.OPENOFFICE.STYLE(&quot;Neutre&quot;)))">
            <text:p/>
          </table:table-cell>
          <table:table-cell table:style-name="barre_5f_orange" table:formula="of:=IF(AND([.$C9]&lt;=[.BC$1];[.$E9]&gt;=[.BC$1]);T(ORG.OPENOFFICE.STYLE(&quot;barre_orange&quot;));T(ORG.OPENOFFICE.STYLE(&quot;Neutre&quot;)))">
            <text:p/>
          </table:table-cell>
          <table:table-cell table:style-name="barre_5f_orange" table:formula="of:=IF(AND([.$C9]&lt;=[.BD$1];[.$E9]&gt;=[.BD$1]);T(ORG.OPENOFFICE.STYLE(&quot;barre_orange&quot;));T(ORG.OPENOFFICE.STYLE(&quot;Neutre&quot;)))">
            <text:p/>
          </table:table-cell>
          <table:table-cell table:style-name="barre_5f_orange" table:formula="of:=IF(AND([.$C9]&lt;=[.BE$1];[.$E9]&gt;=[.BE$1]);T(ORG.OPENOFFICE.STYLE(&quot;barre_orange&quot;));T(ORG.OPENOFFICE.STYLE(&quot;Neutre&quot;)))">
            <text:p/>
          </table:table-cell>
          <table:table-cell table:style-name="barre_5f_orange" table:formula="of:=IF(AND([.$C9]&lt;=[.BF$1];[.$E9]&gt;=[.BF$1]);T(ORG.OPENOFFICE.STYLE(&quot;barre_orange&quot;));T(ORG.OPENOFFICE.STYLE(&quot;Neutre&quot;)))">
            <text:p/>
          </table:table-cell>
          <table:table-cell table:style-name="barre_5f_orange" table:formula="of:=IF(AND([.$C9]&lt;=[.BG$1];[.$E9]&gt;=[.BG$1]);T(ORG.OPENOFFICE.STYLE(&quot;barre_orange&quot;));T(ORG.OPENOFFICE.STYLE(&quot;Neutre&quot;)))">
            <text:p/>
          </table:table-cell>
          <table:table-cell table:style-name="barre_5f_orange" table:formula="of:=IF(AND([.$C9]&lt;=[.BH$1];[.$E9]&gt;=[.BH$1]);T(ORG.OPENOFFICE.STYLE(&quot;barre_orange&quot;));T(ORG.OPENOFFICE.STYLE(&quot;Neutre&quot;)))">
            <text:p/>
          </table:table-cell>
          <table:table-cell table:style-name="barre_5f_orange" table:formula="of:=IF(AND([.$C9]&lt;=[.BI$1];[.$E9]&gt;=[.BI$1]);T(ORG.OPENOFFICE.STYLE(&quot;barre_orange&quot;));T(ORG.OPENOFFICE.STYLE(&quot;Neutre&quot;)))">
            <text:p/>
          </table:table-cell>
          <table:table-cell table:style-name="barre_5f_orange" table:formula="of:=IF(AND([.$C9]&lt;=[.BJ$1];[.$E9]&gt;=[.BJ$1]);T(ORG.OPENOFFICE.STYLE(&quot;barre_orange&quot;));T(ORG.OPENOFFICE.STYLE(&quot;Neutre&quot;)))">
            <text:p/>
          </table:table-cell>
          <table:table-cell table:style-name="barre_5f_orange" table:formula="of:=IF(AND([.$C9]&lt;=[.BK$1];[.$E9]&gt;=[.BK$1]);T(ORG.OPENOFFICE.STYLE(&quot;barre_orange&quot;));T(ORG.OPENOFFICE.STYLE(&quot;Neutre&quot;)))">
            <text:p/>
          </table:table-cell>
          <table:table-cell table:style-name="barre_5f_orange" table:formula="of:=IF(AND([.$C9]&lt;=[.BL$1];[.$E9]&gt;=[.BL$1]);T(ORG.OPENOFFICE.STYLE(&quot;barre_orange&quot;));T(ORG.OPENOFFICE.STYLE(&quot;Neutre&quot;)))">
            <text:p/>
          </table:table-cell>
          <table:table-cell table:style-name="barre_5f_orange" table:formula="of:=IF(AND([.$C9]&lt;=[.BM$1];[.$E9]&gt;=[.BM$1]);T(ORG.OPENOFFICE.STYLE(&quot;barre_orange&quot;));T(ORG.OPENOFFICE.STYLE(&quot;Neutre&quot;)))">
            <text:p/>
          </table:table-cell>
          <table:table-cell table:style-name="barre_5f_orange" table:formula="of:=IF(AND([.$C9]&lt;=[.BN$1];[.$E9]&gt;=[.BN$1]);T(ORG.OPENOFFICE.STYLE(&quot;barre_orange&quot;));T(ORG.OPENOFFICE.STYLE(&quot;Neutre&quot;)))">
            <text:p/>
          </table:table-cell>
          <table:table-cell table:style-name="barre_5f_orange" table:formula="of:=IF(AND([.$C9]&lt;=[.BO$1];[.$E9]&gt;=[.BO$1]);T(ORG.OPENOFFICE.STYLE(&quot;barre_orange&quot;));T(ORG.OPENOFFICE.STYLE(&quot;Neutre&quot;)))">
            <text:p/>
          </table:table-cell>
          <table:table-cell table:style-name="barre_5f_orange" table:formula="of:=IF(AND([.$C9]&lt;=[.BP$1];[.$E9]&gt;=[.BP$1]);T(ORG.OPENOFFICE.STYLE(&quot;barre_orange&quot;));T(ORG.OPENOFFICE.STYLE(&quot;Neutre&quot;)))">
            <text:p/>
          </table:table-cell>
          <table:table-cell table:style-name="barre_5f_orange" table:formula="of:=IF(AND([.$C9]&lt;=[.BQ$1];[.$E9]&gt;=[.BQ$1]);T(ORG.OPENOFFICE.STYLE(&quot;barre_orange&quot;));T(ORG.OPENOFFICE.STYLE(&quot;Neutre&quot;)))">
            <text:p/>
          </table:table-cell>
          <table:table-cell table:style-name="barre_5f_orange" table:formula="of:=IF(AND([.$C9]&lt;=[.BR$1];[.$E9]&gt;=[.BR$1]);T(ORG.OPENOFFICE.STYLE(&quot;barre_orange&quot;));T(ORG.OPENOFFICE.STYLE(&quot;Neutre&quot;)))">
            <text:p/>
          </table:table-cell>
          <table:table-cell table:style-name="barre_5f_orange" table:formula="of:=IF(AND([.$C9]&lt;=[.BS$1];[.$E9]&gt;=[.BS$1]);T(ORG.OPENOFFICE.STYLE(&quot;barre_orange&quot;));T(ORG.OPENOFFICE.STYLE(&quot;Neutre&quot;)))">
            <text:p/>
          </table:table-cell>
          <table:table-cell table:style-name="barre_5f_orange" table:formula="of:=IF(AND([.$C9]&lt;=[.BT$1];[.$E9]&gt;=[.BT$1]);T(ORG.OPENOFFICE.STYLE(&quot;barre_orange&quot;));T(ORG.OPENOFFICE.STYLE(&quot;Neutre&quot;)))">
            <text:p/>
          </table:table-cell>
          <table:table-cell table:style-name="barre_5f_orange" table:formula="of:=IF(AND([.$C9]&lt;=[.BU$1];[.$E9]&gt;=[.BU$1]);T(ORG.OPENOFFICE.STYLE(&quot;barre_orange&quot;));T(ORG.OPENOFFICE.STYLE(&quot;Neutre&quot;)))">
            <text:p/>
          </table:table-cell>
          <table:table-cell table:style-name="barre_5f_orange" table:formula="of:=IF(AND([.$C9]&lt;=[.BV$1];[.$E9]&gt;=[.BV$1]);T(ORG.OPENOFFICE.STYLE(&quot;barre_orange&quot;));T(ORG.OPENOFFICE.STYLE(&quot;Neutre&quot;)))">
            <text:p/>
          </table:table-cell>
          <table:table-cell table:style-name="barre_5f_orange" table:formula="of:=IF(AND([.$C9]&lt;=[.BW$1];[.$E9]&gt;=[.BW$1]);T(ORG.OPENOFFICE.STYLE(&quot;barre_orange&quot;));T(ORG.OPENOFFICE.STYLE(&quot;Neutre&quot;)))">
            <text:p/>
          </table:table-cell>
          <table:table-cell table:style-name="barre_5f_orange" table:formula="of:=IF(AND([.$C9]&lt;=[.BX$1];[.$E9]&gt;=[.BX$1]);T(ORG.OPENOFFICE.STYLE(&quot;barre_orange&quot;));T(ORG.OPENOFFICE.STYLE(&quot;Neutre&quot;)))">
            <text:p/>
          </table:table-cell>
          <table:table-cell table:style-name="barre_5f_orange" table:formula="of:=IF(AND([.$C9]&lt;=[.BY$1];[.$E9]&gt;=[.BY$1]);T(ORG.OPENOFFICE.STYLE(&quot;barre_orange&quot;));T(ORG.OPENOFFICE.STYLE(&quot;Neutre&quot;)))">
            <text:p/>
          </table:table-cell>
          <table:table-cell table:style-name="barre_5f_orange" table:formula="of:=IF(AND([.$C9]&lt;=[.BZ$1];[.$E9]&gt;=[.BZ$1]);T(ORG.OPENOFFICE.STYLE(&quot;barre_orange&quot;));T(ORG.OPENOFFICE.STYLE(&quot;Neutre&quot;)))">
            <text:p/>
          </table:table-cell>
          <table:table-cell table:style-name="barre_5f_orange" table:formula="of:=IF(AND([.$C9]&lt;=[.CA$1];[.$E9]&gt;=[.CA$1]);T(ORG.OPENOFFICE.STYLE(&quot;barre_orange&quot;));T(ORG.OPENOFFICE.STYLE(&quot;Neutre&quot;)))">
            <text:p/>
          </table:table-cell>
          <table:table-cell table:style-name="barre_5f_orange" table:formula="of:=IF(AND([.$C9]&lt;=[.CB$1];[.$E9]&gt;=[.CB$1]);T(ORG.OPENOFFICE.STYLE(&quot;barre_orange&quot;));T(ORG.OPENOFFICE.STYLE(&quot;Neutre&quot;)))">
            <text:p/>
          </table:table-cell>
          <table:table-cell table:style-name="barre_5f_orange" table:formula="of:=IF(AND([.$C9]&lt;=[.CC$1];[.$E9]&gt;=[.CC$1]);T(ORG.OPENOFFICE.STYLE(&quot;barre_orange&quot;));T(ORG.OPENOFFICE.STYLE(&quot;Neutre&quot;)))">
            <text:p/>
          </table:table-cell>
          <table:table-cell table:style-name="barre_5f_orange" table:formula="of:=IF(AND([.$C9]&lt;=[.CD$1];[.$E9]&gt;=[.CD$1]);T(ORG.OPENOFFICE.STYLE(&quot;barre_orange&quot;));T(ORG.OPENOFFICE.STYLE(&quot;Neutre&quot;)))">
            <text:p/>
          </table:table-cell>
          <table:table-cell table:style-name="barre_5f_orange" table:formula="of:=IF(AND([.$C9]&lt;=[.CE$1];[.$E9]&gt;=[.CE$1]);T(ORG.OPENOFFICE.STYLE(&quot;barre_orange&quot;));T(ORG.OPENOFFICE.STYLE(&quot;Neutre&quot;)))">
            <text:p/>
          </table:table-cell>
          <table:table-cell table:style-name="barre_5f_orange" table:formula="of:=IF(AND([.$C9]&lt;=[.CF$1];[.$E9]&gt;=[.CF$1]);T(ORG.OPENOFFICE.STYLE(&quot;barre_orange&quot;));T(ORG.OPENOFFICE.STYLE(&quot;Neutre&quot;)))">
            <text:p/>
          </table:table-cell>
          <table:table-cell table:style-name="barre_5f_orange" table:formula="of:=IF(AND([.$C9]&lt;=[.CG$1];[.$E9]&gt;=[.CG$1]);T(ORG.OPENOFFICE.STYLE(&quot;barre_orange&quot;));T(ORG.OPENOFFICE.STYLE(&quot;Neutre&quot;)))">
            <text:p/>
          </table:table-cell>
          <table:table-cell table:formula="of:=IF(AND([.$C9]&lt;=[.CH$1];[.$E9]&gt;=[.CH$1]);T(ORG.OPENOFFICE.STYLE(&quot;barre_orange&quot;));T(ORG.OPENOFFICE.STYLE(&quot;Neutre&quot;)))">
            <text:p/>
          </table:table-cell>
          <table:table-cell table:formula="of:=IF(AND([.$C9]&lt;=[.CI$1];[.$E9]&gt;=[.CI$1]);T(ORG.OPENOFFICE.STYLE(&quot;barre_orange&quot;));T(ORG.OPENOFFICE.STYLE(&quot;Neutre&quot;)))">
            <text:p/>
          </table:table-cell>
          <table:table-cell table:formula="of:=IF(AND([.$C9]&lt;=[.CJ$1];[.$E9]&gt;=[.CJ$1]);T(ORG.OPENOFFICE.STYLE(&quot;barre_orange&quot;));T(ORG.OPENOFFICE.STYLE(&quot;Neutre&quot;)))">
            <text:p/>
          </table:table-cell>
          <table:table-cell table:formula="of:=IF(AND([.$C9]&lt;=[.CK$1];[.$E9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Fonctions bombes</text:p>
          </table:table-cell>
          <table:table-cell office:value-type="date" office:date-value="2026-02-05" calcext:value-type="date">
            <text:p>05/02/26</text:p>
          </table:table-cell>
          <table:table-cell table:formula="of:=DAYS360([.C10];[.E10])" office:value-type="float" office:value="64" calcext:value-type="float">
            <text:p>64</text:p>
          </table:table-cell>
          <table:table-cell office:value-type="date" office:date-value="2026-04-09" calcext:value-type="date">
            <text:p>09/04/26</text:p>
          </table:table-cell>
          <table:table-cell/>
          <table:table-cell office:value-type="string" calcext:value-type="string">
            <text:p>T9</text:p>
          </table:table-cell>
          <table:table-cell table:formula="of:=IF(AND([.$C10]&lt;=[.H$1];[.$E10]&gt;=[.H$1]);T(ORG.OPENOFFICE.STYLE(&quot;barre_bleu&quot;));T(ORG.OPENOFFICE.STYLE(&quot;Neutre&quot;)))">
            <text:p/>
          </table:table-cell>
          <table:table-cell table:formula="of:=IF(AND([.$C10]&lt;=[.I$1];[.$E10]&gt;=[.I$1]);T(ORG.OPENOFFICE.STYLE(&quot;barre_bleu&quot;));T(ORG.OPENOFFICE.STYLE(&quot;Neutre&quot;)))">
            <text:p/>
          </table:table-cell>
          <table:table-cell table:formula="of:=IF(AND([.$C10]&lt;=[.J$1];[.$E10]&gt;=[.J$1]);T(ORG.OPENOFFICE.STYLE(&quot;barre_bleu&quot;));T(ORG.OPENOFFICE.STYLE(&quot;Neutre&quot;)))">
            <text:p/>
          </table:table-cell>
          <table:table-cell table:formula="of:=IF(AND([.$C10]&lt;=[.K$1];[.$E10]&gt;=[.K$1]);T(ORG.OPENOFFICE.STYLE(&quot;barre_bleu&quot;));T(ORG.OPENOFFICE.STYLE(&quot;Neutre&quot;)))">
            <text:p/>
          </table:table-cell>
          <table:table-cell table:formula="of:=IF(AND([.$C10]&lt;=[.L$1];[.$E10]&gt;=[.L$1]);T(ORG.OPENOFFICE.STYLE(&quot;barre_bleu&quot;));T(ORG.OPENOFFICE.STYLE(&quot;Neutre&quot;)))">
            <text:p/>
          </table:table-cell>
          <table:table-cell table:formula="of:=IF(AND([.$C10]&lt;=[.M$1];[.$E10]&gt;=[.M$1]);T(ORG.OPENOFFICE.STYLE(&quot;barre_bleu&quot;));T(ORG.OPENOFFICE.STYLE(&quot;Neutre&quot;)))">
            <text:p/>
          </table:table-cell>
          <table:table-cell table:formula="of:=IF(AND([.$C10]&lt;=[.N$1];[.$E10]&gt;=[.N$1]);T(ORG.OPENOFFICE.STYLE(&quot;barre_bleu&quot;));T(ORG.OPENOFFICE.STYLE(&quot;Neutre&quot;)))">
            <text:p/>
          </table:table-cell>
          <table:table-cell table:formula="of:=IF(AND([.$C10]&lt;=[.O$1];[.$E10]&gt;=[.O$1]);T(ORG.OPENOFFICE.STYLE(&quot;barre_bleu&quot;));T(ORG.OPENOFFICE.STYLE(&quot;Neutre&quot;)))">
            <text:p/>
          </table:table-cell>
          <table:table-cell table:formula="of:=IF(AND([.$C10]&lt;=[.P$1];[.$E10]&gt;=[.P$1]);T(ORG.OPENOFFICE.STYLE(&quot;barre_bleu&quot;));T(ORG.OPENOFFICE.STYLE(&quot;Neutre&quot;)))">
            <text:p/>
          </table:table-cell>
          <table:table-cell table:formula="of:=IF(AND([.$C10]&lt;=[.Q$1];[.$E10]&gt;=[.Q$1]);T(ORG.OPENOFFICE.STYLE(&quot;barre_bleu&quot;));T(ORG.OPENOFFICE.STYLE(&quot;Neutre&quot;)))">
            <text:p/>
          </table:table-cell>
          <table:table-cell table:formula="of:=IF(AND([.$C10]&lt;=[.R$1];[.$E10]&gt;=[.R$1]);T(ORG.OPENOFFICE.STYLE(&quot;barre_bleu&quot;));T(ORG.OPENOFFICE.STYLE(&quot;Neutre&quot;)))">
            <text:p/>
          </table:table-cell>
          <table:table-cell table:formula="of:=IF(AND([.$C10]&lt;=[.S$1];[.$E10]&gt;=[.S$1]);T(ORG.OPENOFFICE.STYLE(&quot;barre_bleu&quot;));T(ORG.OPENOFFICE.STYLE(&quot;Neutre&quot;)))">
            <text:p/>
          </table:table-cell>
          <table:table-cell table:formula="of:=IF(AND([.$C10]&lt;=[.T$1];[.$E10]&gt;=[.T$1]);T(ORG.OPENOFFICE.STYLE(&quot;barre_bleu&quot;));T(ORG.OPENOFFICE.STYLE(&quot;Neutre&quot;)))">
            <text:p/>
          </table:table-cell>
          <table:table-cell table:formula="of:=IF(AND([.$C10]&lt;=[.U$1];[.$E10]&gt;=[.U$1]);T(ORG.OPENOFFICE.STYLE(&quot;barre_bleu&quot;));T(ORG.OPENOFFICE.STYLE(&quot;Neutre&quot;)))">
            <text:p/>
          </table:table-cell>
          <table:table-cell table:style-name="barre_5f_bleu" table:formula="of:=IF(AND([.$C10]&lt;=[.V$1];[.$E10]&gt;=[.V$1]);T(ORG.OPENOFFICE.STYLE(&quot;barre_bleu&quot;));T(ORG.OPENOFFICE.STYLE(&quot;Neutre&quot;)))">
            <text:p/>
          </table:table-cell>
          <table:table-cell table:style-name="barre_5f_bleu" table:formula="of:=IF(AND([.$C10]&lt;=[.W$1];[.$E10]&gt;=[.W$1]);T(ORG.OPENOFFICE.STYLE(&quot;barre_bleu&quot;));T(ORG.OPENOFFICE.STYLE(&quot;Neutre&quot;)))">
            <text:p/>
          </table:table-cell>
          <table:table-cell table:style-name="barre_5f_bleu" table:formula="of:=IF(AND([.$C10]&lt;=[.X$1];[.$E10]&gt;=[.X$1]);T(ORG.OPENOFFICE.STYLE(&quot;barre_bleu&quot;));T(ORG.OPENOFFICE.STYLE(&quot;Neutre&quot;)))">
            <text:p/>
          </table:table-cell>
          <table:table-cell table:style-name="barre_5f_bleu" table:formula="of:=IF(AND([.$C10]&lt;=[.Y$1];[.$E10]&gt;=[.Y$1]);T(ORG.OPENOFFICE.STYLE(&quot;barre_bleu&quot;));T(ORG.OPENOFFICE.STYLE(&quot;Neutre&quot;)))">
            <text:p/>
          </table:table-cell>
          <table:table-cell table:style-name="barre_5f_bleu" table:formula="of:=IF(AND([.$C10]&lt;=[.Z$1];[.$E10]&gt;=[.Z$1]);T(ORG.OPENOFFICE.STYLE(&quot;barre_bleu&quot;));T(ORG.OPENOFFICE.STYLE(&quot;Neutre&quot;)))">
            <text:p/>
          </table:table-cell>
          <table:table-cell table:style-name="barre_5f_bleu" table:formula="of:=IF(AND([.$C10]&lt;=[.AA$1];[.$E10]&gt;=[.AA$1]);T(ORG.OPENOFFICE.STYLE(&quot;barre_bleu&quot;));T(ORG.OPENOFFICE.STYLE(&quot;Neutre&quot;)))">
            <text:p/>
          </table:table-cell>
          <table:table-cell table:style-name="barre_5f_bleu" table:formula="of:=IF(AND([.$C10]&lt;=[.AB$1];[.$E10]&gt;=[.AB$1]);T(ORG.OPENOFFICE.STYLE(&quot;barre_bleu&quot;));T(ORG.OPENOFFICE.STYLE(&quot;Neutre&quot;)))">
            <text:p/>
          </table:table-cell>
          <table:table-cell table:style-name="barre_5f_bleu" table:formula="of:=IF(AND([.$C10]&lt;=[.AC$1];[.$E10]&gt;=[.AC$1]);T(ORG.OPENOFFICE.STYLE(&quot;barre_bleu&quot;));T(ORG.OPENOFFICE.STYLE(&quot;Neutre&quot;)))">
            <text:p/>
          </table:table-cell>
          <table:table-cell table:style-name="barre_5f_bleu" table:formula="of:=IF(AND([.$C10]&lt;=[.AD$1];[.$E10]&gt;=[.AD$1]);T(ORG.OPENOFFICE.STYLE(&quot;barre_bleu&quot;));T(ORG.OPENOFFICE.STYLE(&quot;Neutre&quot;)))">
            <text:p/>
          </table:table-cell>
          <table:table-cell table:style-name="barre_5f_bleu" table:formula="of:=IF(AND([.$C10]&lt;=[.AE$1];[.$E10]&gt;=[.AE$1]);T(ORG.OPENOFFICE.STYLE(&quot;barre_bleu&quot;));T(ORG.OPENOFFICE.STYLE(&quot;Neutre&quot;)))">
            <text:p/>
          </table:table-cell>
          <table:table-cell table:style-name="barre_5f_bleu" table:formula="of:=IF(AND([.$C10]&lt;=[.AF$1];[.$E10]&gt;=[.AF$1]);T(ORG.OPENOFFICE.STYLE(&quot;barre_bleu&quot;));T(ORG.OPENOFFICE.STYLE(&quot;Neutre&quot;)))">
            <text:p/>
          </table:table-cell>
          <table:table-cell table:style-name="barre_5f_bleu" table:formula="of:=IF(AND([.$C10]&lt;=[.AG$1];[.$E10]&gt;=[.AG$1]);T(ORG.OPENOFFICE.STYLE(&quot;barre_bleu&quot;));T(ORG.OPENOFFICE.STYLE(&quot;Neutre&quot;)))">
            <text:p/>
          </table:table-cell>
          <table:table-cell table:style-name="barre_5f_bleu" table:formula="of:=IF(AND([.$C10]&lt;=[.AH$1];[.$E10]&gt;=[.AH$1]);T(ORG.OPENOFFICE.STYLE(&quot;barre_bleu&quot;));T(ORG.OPENOFFICE.STYLE(&quot;Neutre&quot;)))">
            <text:p/>
          </table:table-cell>
          <table:table-cell table:style-name="barre_5f_bleu" table:formula="of:=IF(AND([.$C10]&lt;=[.AI$1];[.$E10]&gt;=[.AI$1]);T(ORG.OPENOFFICE.STYLE(&quot;barre_bleu&quot;));T(ORG.OPENOFFICE.STYLE(&quot;Neutre&quot;)))">
            <text:p/>
          </table:table-cell>
          <table:table-cell table:style-name="barre_5f_bleu" table:formula="of:=IF(AND([.$C10]&lt;=[.AJ$1];[.$E10]&gt;=[.AJ$1]);T(ORG.OPENOFFICE.STYLE(&quot;barre_bleu&quot;));T(ORG.OPENOFFICE.STYLE(&quot;Neutre&quot;)))">
            <text:p/>
          </table:table-cell>
          <table:table-cell table:style-name="barre_5f_bleu" table:formula="of:=IF(AND([.$C10]&lt;=[.AK$1];[.$E10]&gt;=[.AK$1]);T(ORG.OPENOFFICE.STYLE(&quot;barre_bleu&quot;));T(ORG.OPENOFFICE.STYLE(&quot;Neutre&quot;)))">
            <text:p/>
          </table:table-cell>
          <table:table-cell table:style-name="barre_5f_bleu" table:formula="of:=IF(AND([.$C10]&lt;=[.AL$1];[.$E10]&gt;=[.AL$1]);T(ORG.OPENOFFICE.STYLE(&quot;barre_bleu&quot;));T(ORG.OPENOFFICE.STYLE(&quot;Neutre&quot;)))">
            <text:p/>
          </table:table-cell>
          <table:table-cell table:style-name="barre_5f_bleu" table:formula="of:=IF(AND([.$C10]&lt;=[.AM$1];[.$E10]&gt;=[.AM$1]);T(ORG.OPENOFFICE.STYLE(&quot;barre_bleu&quot;));T(ORG.OPENOFFICE.STYLE(&quot;Neutre&quot;)))">
            <text:p/>
          </table:table-cell>
          <table:table-cell table:style-name="barre_5f_bleu" table:formula="of:=IF(AND([.$C10]&lt;=[.AN$1];[.$E10]&gt;=[.AN$1]);T(ORG.OPENOFFICE.STYLE(&quot;barre_bleu&quot;));T(ORG.OPENOFFICE.STYLE(&quot;Neutre&quot;)))">
            <text:p/>
          </table:table-cell>
          <table:table-cell table:style-name="barre_5f_bleu" table:formula="of:=IF(AND([.$C10]&lt;=[.AO$1];[.$E10]&gt;=[.AO$1]);T(ORG.OPENOFFICE.STYLE(&quot;barre_bleu&quot;));T(ORG.OPENOFFICE.STYLE(&quot;Neutre&quot;)))">
            <text:p/>
          </table:table-cell>
          <table:table-cell table:style-name="barre_5f_bleu" table:formula="of:=IF(AND([.$C10]&lt;=[.AP$1];[.$E10]&gt;=[.AP$1]);T(ORG.OPENOFFICE.STYLE(&quot;barre_bleu&quot;));T(ORG.OPENOFFICE.STYLE(&quot;Neutre&quot;)))">
            <text:p/>
          </table:table-cell>
          <table:table-cell table:style-name="barre_5f_bleu" table:formula="of:=IF(AND([.$C10]&lt;=[.AQ$1];[.$E10]&gt;=[.AQ$1]);T(ORG.OPENOFFICE.STYLE(&quot;barre_bleu&quot;));T(ORG.OPENOFFICE.STYLE(&quot;Neutre&quot;)))">
            <text:p/>
          </table:table-cell>
          <table:table-cell table:style-name="barre_5f_bleu" table:formula="of:=IF(AND([.$C10]&lt;=[.AR$1];[.$E10]&gt;=[.AR$1]);T(ORG.OPENOFFICE.STYLE(&quot;barre_bleu&quot;));T(ORG.OPENOFFICE.STYLE(&quot;Neutre&quot;)))">
            <text:p/>
          </table:table-cell>
          <table:table-cell table:style-name="barre_5f_bleu" table:formula="of:=IF(AND([.$C10]&lt;=[.AS$1];[.$E10]&gt;=[.AS$1]);T(ORG.OPENOFFICE.STYLE(&quot;barre_bleu&quot;));T(ORG.OPENOFFICE.STYLE(&quot;Neutre&quot;)))">
            <text:p/>
          </table:table-cell>
          <table:table-cell table:style-name="barre_5f_bleu" table:formula="of:=IF(AND([.$C10]&lt;=[.AT$1];[.$E10]&gt;=[.AT$1]);T(ORG.OPENOFFICE.STYLE(&quot;barre_bleu&quot;));T(ORG.OPENOFFICE.STYLE(&quot;Neutre&quot;)))">
            <text:p/>
          </table:table-cell>
          <table:table-cell table:style-name="barre_5f_bleu" table:formula="of:=IF(AND([.$C10]&lt;=[.AU$1];[.$E10]&gt;=[.AU$1]);T(ORG.OPENOFFICE.STYLE(&quot;barre_bleu&quot;));T(ORG.OPENOFFICE.STYLE(&quot;Neutre&quot;)))">
            <text:p/>
          </table:table-cell>
          <table:table-cell table:style-name="barre_5f_bleu" table:formula="of:=IF(AND([.$C10]&lt;=[.AV$1];[.$E10]&gt;=[.AV$1]);T(ORG.OPENOFFICE.STYLE(&quot;barre_bleu&quot;));T(ORG.OPENOFFICE.STYLE(&quot;Neutre&quot;)))">
            <text:p/>
          </table:table-cell>
          <table:table-cell table:style-name="barre_5f_bleu" table:formula="of:=IF(AND([.$C10]&lt;=[.AW$1];[.$E10]&gt;=[.AW$1]);T(ORG.OPENOFFICE.STYLE(&quot;barre_bleu&quot;));T(ORG.OPENOFFICE.STYLE(&quot;Neutre&quot;)))">
            <text:p/>
          </table:table-cell>
          <table:table-cell table:style-name="barre_5f_bleu" table:formula="of:=IF(AND([.$C10]&lt;=[.AX$1];[.$E10]&gt;=[.AX$1]);T(ORG.OPENOFFICE.STYLE(&quot;barre_bleu&quot;));T(ORG.OPENOFFICE.STYLE(&quot;Neutre&quot;)))">
            <text:p/>
          </table:table-cell>
          <table:table-cell table:style-name="barre_5f_bleu" table:formula="of:=IF(AND([.$C10]&lt;=[.AY$1];[.$E10]&gt;=[.AY$1]);T(ORG.OPENOFFICE.STYLE(&quot;barre_bleu&quot;));T(ORG.OPENOFFICE.STYLE(&quot;Neutre&quot;)))">
            <text:p/>
          </table:table-cell>
          <table:table-cell table:style-name="barre_5f_bleu" table:formula="of:=IF(AND([.$C10]&lt;=[.AZ$1];[.$E10]&gt;=[.AZ$1]);T(ORG.OPENOFFICE.STYLE(&quot;barre_bleu&quot;));T(ORG.OPENOFFICE.STYLE(&quot;Neutre&quot;)))">
            <text:p/>
          </table:table-cell>
          <table:table-cell table:style-name="barre_5f_bleu" table:formula="of:=IF(AND([.$C10]&lt;=[.BA$1];[.$E10]&gt;=[.BA$1]);T(ORG.OPENOFFICE.STYLE(&quot;barre_bleu&quot;));T(ORG.OPENOFFICE.STYLE(&quot;Neutre&quot;)))">
            <text:p/>
          </table:table-cell>
          <table:table-cell table:style-name="barre_5f_bleu" table:formula="of:=IF(AND([.$C10]&lt;=[.BB$1];[.$E10]&gt;=[.BB$1]);T(ORG.OPENOFFICE.STYLE(&quot;barre_bleu&quot;));T(ORG.OPENOFFICE.STYLE(&quot;Neutre&quot;)))">
            <text:p/>
          </table:table-cell>
          <table:table-cell table:style-name="barre_5f_bleu" table:formula="of:=IF(AND([.$C10]&lt;=[.BC$1];[.$E10]&gt;=[.BC$1]);T(ORG.OPENOFFICE.STYLE(&quot;barre_bleu&quot;));T(ORG.OPENOFFICE.STYLE(&quot;Neutre&quot;)))">
            <text:p/>
          </table:table-cell>
          <table:table-cell table:style-name="barre_5f_bleu" table:formula="of:=IF(AND([.$C10]&lt;=[.BD$1];[.$E10]&gt;=[.BD$1]);T(ORG.OPENOFFICE.STYLE(&quot;barre_bleu&quot;));T(ORG.OPENOFFICE.STYLE(&quot;Neutre&quot;)))">
            <text:p/>
          </table:table-cell>
          <table:table-cell table:style-name="barre_5f_bleu" table:formula="of:=IF(AND([.$C10]&lt;=[.BE$1];[.$E10]&gt;=[.BE$1]);T(ORG.OPENOFFICE.STYLE(&quot;barre_bleu&quot;));T(ORG.OPENOFFICE.STYLE(&quot;Neutre&quot;)))">
            <text:p/>
          </table:table-cell>
          <table:table-cell table:style-name="barre_5f_bleu" table:formula="of:=IF(AND([.$C10]&lt;=[.BF$1];[.$E10]&gt;=[.BF$1]);T(ORG.OPENOFFICE.STYLE(&quot;barre_bleu&quot;));T(ORG.OPENOFFICE.STYLE(&quot;Neutre&quot;)))">
            <text:p/>
          </table:table-cell>
          <table:table-cell table:style-name="barre_5f_bleu" table:formula="of:=IF(AND([.$C10]&lt;=[.BG$1];[.$E10]&gt;=[.BG$1]);T(ORG.OPENOFFICE.STYLE(&quot;barre_bleu&quot;));T(ORG.OPENOFFICE.STYLE(&quot;Neutre&quot;)))">
            <text:p/>
          </table:table-cell>
          <table:table-cell table:style-name="barre_5f_bleu" table:formula="of:=IF(AND([.$C10]&lt;=[.BH$1];[.$E10]&gt;=[.BH$1]);T(ORG.OPENOFFICE.STYLE(&quot;barre_bleu&quot;));T(ORG.OPENOFFICE.STYLE(&quot;Neutre&quot;)))">
            <text:p/>
          </table:table-cell>
          <table:table-cell table:style-name="barre_5f_bleu" table:formula="of:=IF(AND([.$C10]&lt;=[.BI$1];[.$E10]&gt;=[.BI$1]);T(ORG.OPENOFFICE.STYLE(&quot;barre_bleu&quot;));T(ORG.OPENOFFICE.STYLE(&quot;Neutre&quot;)))">
            <text:p/>
          </table:table-cell>
          <table:table-cell table:style-name="barre_5f_bleu" table:formula="of:=IF(AND([.$C10]&lt;=[.BJ$1];[.$E10]&gt;=[.BJ$1]);T(ORG.OPENOFFICE.STYLE(&quot;barre_bleu&quot;));T(ORG.OPENOFFICE.STYLE(&quot;Neutre&quot;)))">
            <text:p/>
          </table:table-cell>
          <table:table-cell table:style-name="barre_5f_bleu" table:formula="of:=IF(AND([.$C10]&lt;=[.BK$1];[.$E10]&gt;=[.BK$1]);T(ORG.OPENOFFICE.STYLE(&quot;barre_bleu&quot;));T(ORG.OPENOFFICE.STYLE(&quot;Neutre&quot;)))">
            <text:p/>
          </table:table-cell>
          <table:table-cell table:style-name="barre_5f_bleu" table:formula="of:=IF(AND([.$C10]&lt;=[.BL$1];[.$E10]&gt;=[.BL$1]);T(ORG.OPENOFFICE.STYLE(&quot;barre_bleu&quot;));T(ORG.OPENOFFICE.STYLE(&quot;Neutre&quot;)))">
            <text:p/>
          </table:table-cell>
          <table:table-cell table:style-name="barre_5f_bleu" table:formula="of:=IF(AND([.$C10]&lt;=[.BM$1];[.$E10]&gt;=[.BM$1]);T(ORG.OPENOFFICE.STYLE(&quot;barre_bleu&quot;));T(ORG.OPENOFFICE.STYLE(&quot;Neutre&quot;)))">
            <text:p/>
          </table:table-cell>
          <table:table-cell table:style-name="barre_5f_bleu" table:formula="of:=IF(AND([.$C10]&lt;=[.BN$1];[.$E10]&gt;=[.BN$1]);T(ORG.OPENOFFICE.STYLE(&quot;barre_bleu&quot;));T(ORG.OPENOFFICE.STYLE(&quot;Neutre&quot;)))">
            <text:p/>
          </table:table-cell>
          <table:table-cell table:style-name="barre_5f_bleu" table:formula="of:=IF(AND([.$C10]&lt;=[.BO$1];[.$E10]&gt;=[.BO$1]);T(ORG.OPENOFFICE.STYLE(&quot;barre_bleu&quot;));T(ORG.OPENOFFICE.STYLE(&quot;Neutre&quot;)))">
            <text:p/>
          </table:table-cell>
          <table:table-cell table:style-name="barre_5f_bleu" table:formula="of:=IF(AND([.$C10]&lt;=[.BP$1];[.$E10]&gt;=[.BP$1]);T(ORG.OPENOFFICE.STYLE(&quot;barre_bleu&quot;));T(ORG.OPENOFFICE.STYLE(&quot;Neutre&quot;)))">
            <text:p/>
          </table:table-cell>
          <table:table-cell table:style-name="barre_5f_bleu" table:formula="of:=IF(AND([.$C10]&lt;=[.BQ$1];[.$E10]&gt;=[.BQ$1]);T(ORG.OPENOFFICE.STYLE(&quot;barre_bleu&quot;));T(ORG.OPENOFFICE.STYLE(&quot;Neutre&quot;)))">
            <text:p/>
          </table:table-cell>
          <table:table-cell table:style-name="barre_5f_bleu" table:formula="of:=IF(AND([.$C10]&lt;=[.BR$1];[.$E10]&gt;=[.BR$1]);T(ORG.OPENOFFICE.STYLE(&quot;barre_bleu&quot;));T(ORG.OPENOFFICE.STYLE(&quot;Neutre&quot;)))">
            <text:p/>
          </table:table-cell>
          <table:table-cell table:style-name="barre_5f_bleu" table:formula="of:=IF(AND([.$C10]&lt;=[.BS$1];[.$E10]&gt;=[.BS$1]);T(ORG.OPENOFFICE.STYLE(&quot;barre_bleu&quot;));T(ORG.OPENOFFICE.STYLE(&quot;Neutre&quot;)))">
            <text:p/>
          </table:table-cell>
          <table:table-cell table:style-name="barre_5f_bleu" table:formula="of:=IF(AND([.$C10]&lt;=[.BT$1];[.$E10]&gt;=[.BT$1]);T(ORG.OPENOFFICE.STYLE(&quot;barre_bleu&quot;));T(ORG.OPENOFFICE.STYLE(&quot;Neutre&quot;)))">
            <text:p/>
          </table:table-cell>
          <table:table-cell table:style-name="barre_5f_bleu" table:formula="of:=IF(AND([.$C10]&lt;=[.BU$1];[.$E10]&gt;=[.BU$1]);T(ORG.OPENOFFICE.STYLE(&quot;barre_bleu&quot;));T(ORG.OPENOFFICE.STYLE(&quot;Neutre&quot;)))">
            <text:p/>
          </table:table-cell>
          <table:table-cell table:style-name="barre_5f_bleu" table:formula="of:=IF(AND([.$C10]&lt;=[.BV$1];[.$E10]&gt;=[.BV$1]);T(ORG.OPENOFFICE.STYLE(&quot;barre_bleu&quot;));T(ORG.OPENOFFICE.STYLE(&quot;Neutre&quot;)))">
            <text:p/>
          </table:table-cell>
          <table:table-cell table:style-name="barre_5f_bleu" table:formula="of:=IF(AND([.$C10]&lt;=[.BW$1];[.$E10]&gt;=[.BW$1]);T(ORG.OPENOFFICE.STYLE(&quot;barre_bleu&quot;));T(ORG.OPENOFFICE.STYLE(&quot;Neutre&quot;)))">
            <text:p/>
          </table:table-cell>
          <table:table-cell table:style-name="barre_5f_bleu" table:formula="of:=IF(AND([.$C10]&lt;=[.BX$1];[.$E10]&gt;=[.BX$1]);T(ORG.OPENOFFICE.STYLE(&quot;barre_bleu&quot;));T(ORG.OPENOFFICE.STYLE(&quot;Neutre&quot;)))">
            <text:p/>
          </table:table-cell>
          <table:table-cell table:style-name="barre_5f_bleu" table:formula="of:=IF(AND([.$C10]&lt;=[.BY$1];[.$E10]&gt;=[.BY$1]);T(ORG.OPENOFFICE.STYLE(&quot;barre_bleu&quot;));T(ORG.OPENOFFICE.STYLE(&quot;Neutre&quot;)))">
            <text:p/>
          </table:table-cell>
          <table:table-cell table:style-name="barre_5f_bleu" table:formula="of:=IF(AND([.$C10]&lt;=[.BZ$1];[.$E10]&gt;=[.BZ$1]);T(ORG.OPENOFFICE.STYLE(&quot;barre_bleu&quot;));T(ORG.OPENOFFICE.STYLE(&quot;Neutre&quot;)))">
            <text:p/>
          </table:table-cell>
          <table:table-cell table:style-name="barre_5f_bleu" table:formula="of:=IF(AND([.$C10]&lt;=[.CA$1];[.$E10]&gt;=[.CA$1]);T(ORG.OPENOFFICE.STYLE(&quot;barre_bleu&quot;));T(ORG.OPENOFFICE.STYLE(&quot;Neutre&quot;)))">
            <text:p/>
          </table:table-cell>
          <table:table-cell table:style-name="barre_5f_bleu" table:formula="of:=IF(AND([.$C10]&lt;=[.CB$1];[.$E10]&gt;=[.CB$1]);T(ORG.OPENOFFICE.STYLE(&quot;barre_bleu&quot;));T(ORG.OPENOFFICE.STYLE(&quot;Neutre&quot;)))">
            <text:p/>
          </table:table-cell>
          <table:table-cell table:style-name="barre_5f_bleu" table:formula="of:=IF(AND([.$C10]&lt;=[.CC$1];[.$E10]&gt;=[.CC$1]);T(ORG.OPENOFFICE.STYLE(&quot;barre_bleu&quot;));T(ORG.OPENOFFICE.STYLE(&quot;Neutre&quot;)))">
            <text:p/>
          </table:table-cell>
          <table:table-cell table:style-name="barre_5f_bleu" table:formula="of:=IF(AND([.$C10]&lt;=[.CD$1];[.$E10]&gt;=[.CD$1]);T(ORG.OPENOFFICE.STYLE(&quot;barre_bleu&quot;));T(ORG.OPENOFFICE.STYLE(&quot;Neutre&quot;)))">
            <text:p/>
          </table:table-cell>
          <table:table-cell table:style-name="barre_5f_bleu" table:formula="of:=IF(AND([.$C10]&lt;=[.CE$1];[.$E10]&gt;=[.CE$1]);T(ORG.OPENOFFICE.STYLE(&quot;barre_bleu&quot;));T(ORG.OPENOFFICE.STYLE(&quot;Neutre&quot;)))">
            <text:p/>
          </table:table-cell>
          <table:table-cell table:style-name="barre_5f_bleu" table:formula="of:=IF(AND([.$C10]&lt;=[.CF$1];[.$E10]&gt;=[.CF$1]);T(ORG.OPENOFFICE.STYLE(&quot;barre_bleu&quot;));T(ORG.OPENOFFICE.STYLE(&quot;Neutre&quot;)))">
            <text:p/>
          </table:table-cell>
          <table:table-cell table:style-name="barre_5f_bleu" table:formula="of:=IF(AND([.$C10]&lt;=[.CG$1];[.$E10]&gt;=[.CG$1]);T(ORG.OPENOFFICE.STYLE(&quot;barre_bleu&quot;));T(ORG.OPENOFFICE.STYLE(&quot;Neutre&quot;)))">
            <text:p/>
          </table:table-cell>
          <table:table-cell table:formula="of:=IF(AND([.$C10]&lt;=[.CH$1];[.$E10]&gt;=[.CH$1]);T(ORG.OPENOFFICE.STYLE(&quot;barre_bleu&quot;));T(ORG.OPENOFFICE.STYLE(&quot;Neutre&quot;)))">
            <text:p/>
          </table:table-cell>
          <table:table-cell table:formula="of:=IF(AND([.$C10]&lt;=[.CI$1];[.$E10]&gt;=[.CI$1]);T(ORG.OPENOFFICE.STYLE(&quot;barre_bleu&quot;));T(ORG.OPENOFFICE.STYLE(&quot;Neutre&quot;)))">
            <text:p/>
          </table:table-cell>
          <table:table-cell table:formula="of:=IF(AND([.$C10]&lt;=[.CJ$1];[.$E10]&gt;=[.CJ$1]);T(ORG.OPENOFFICE.STYLE(&quot;barre_bleu&quot;));T(ORG.OPENOFFICE.STYLE(&quot;Neutre&quot;)))">
            <text:p/>
          </table:table-cell>
          <table:table-cell table:formula="of:=IF(AND([.$C10]&lt;=[.CK$1];[.$E10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Fonctions de collisions/frontières (décor)</text:p>
          </table:table-cell>
          <table:table-cell office:value-type="date" office:date-value="2026-02-07" calcext:value-type="date">
            <text:p>07/02/26</text:p>
          </table:table-cell>
          <table:table-cell table:formula="of:=DAYS360([.C11];[.E11])" office:value-type="float" office:value="10" calcext:value-type="float">
            <text:p>10</text:p>
          </table:table-cell>
          <table:table-cell office:value-type="date" office:date-value="2026-02-17" calcext:value-type="date">
            <text:p>17/02/26</text:p>
          </table:table-cell>
          <table:table-cell/>
          <table:table-cell office:value-type="string" calcext:value-type="string">
            <text:p>T10</text:p>
          </table:table-cell>
          <table:table-cell table:formula="of:=IF(AND([.$C11]&lt;=[.H$1];[.$E11]&gt;=[.H$1]);T(ORG.OPENOFFICE.STYLE(&quot;barre_orange&quot;));T(ORG.OPENOFFICE.STYLE(&quot;Neutre&quot;)))">
            <text:p/>
          </table:table-cell>
          <table:table-cell table:formula="of:=IF(AND([.$C11]&lt;=[.I$1];[.$E11]&gt;=[.I$1]);T(ORG.OPENOFFICE.STYLE(&quot;barre_orange&quot;));T(ORG.OPENOFFICE.STYLE(&quot;Neutre&quot;)))">
            <text:p/>
          </table:table-cell>
          <table:table-cell table:formula="of:=IF(AND([.$C11]&lt;=[.J$1];[.$E11]&gt;=[.J$1]);T(ORG.OPENOFFICE.STYLE(&quot;barre_orange&quot;));T(ORG.OPENOFFICE.STYLE(&quot;Neutre&quot;)))">
            <text:p/>
          </table:table-cell>
          <table:table-cell table:formula="of:=IF(AND([.$C11]&lt;=[.K$1];[.$E11]&gt;=[.K$1]);T(ORG.OPENOFFICE.STYLE(&quot;barre_orange&quot;));T(ORG.OPENOFFICE.STYLE(&quot;Neutre&quot;)))">
            <text:p/>
          </table:table-cell>
          <table:table-cell table:formula="of:=IF(AND([.$C11]&lt;=[.L$1];[.$E11]&gt;=[.L$1]);T(ORG.OPENOFFICE.STYLE(&quot;barre_orange&quot;));T(ORG.OPENOFFICE.STYLE(&quot;Neutre&quot;)))">
            <text:p/>
          </table:table-cell>
          <table:table-cell table:formula="of:=IF(AND([.$C11]&lt;=[.M$1];[.$E11]&gt;=[.M$1]);T(ORG.OPENOFFICE.STYLE(&quot;barre_orange&quot;));T(ORG.OPENOFFICE.STYLE(&quot;Neutre&quot;)))">
            <text:p/>
          </table:table-cell>
          <table:table-cell table:formula="of:=IF(AND([.$C11]&lt;=[.N$1];[.$E11]&gt;=[.N$1]);T(ORG.OPENOFFICE.STYLE(&quot;barre_orange&quot;));T(ORG.OPENOFFICE.STYLE(&quot;Neutre&quot;)))">
            <text:p/>
          </table:table-cell>
          <table:table-cell table:formula="of:=IF(AND([.$C11]&lt;=[.O$1];[.$E11]&gt;=[.O$1]);T(ORG.OPENOFFICE.STYLE(&quot;barre_orange&quot;));T(ORG.OPENOFFICE.STYLE(&quot;Neutre&quot;)))">
            <text:p/>
          </table:table-cell>
          <table:table-cell table:formula="of:=IF(AND([.$C11]&lt;=[.P$1];[.$E11]&gt;=[.P$1]);T(ORG.OPENOFFICE.STYLE(&quot;barre_orange&quot;));T(ORG.OPENOFFICE.STYLE(&quot;Neutre&quot;)))">
            <text:p/>
          </table:table-cell>
          <table:table-cell table:formula="of:=IF(AND([.$C11]&lt;=[.Q$1];[.$E11]&gt;=[.Q$1]);T(ORG.OPENOFFICE.STYLE(&quot;barre_orange&quot;));T(ORG.OPENOFFICE.STYLE(&quot;Neutre&quot;)))">
            <text:p/>
          </table:table-cell>
          <table:table-cell table:formula="of:=IF(AND([.$C11]&lt;=[.R$1];[.$E11]&gt;=[.R$1]);T(ORG.OPENOFFICE.STYLE(&quot;barre_orange&quot;));T(ORG.OPENOFFICE.STYLE(&quot;Neutre&quot;)))">
            <text:p/>
          </table:table-cell>
          <table:table-cell table:formula="of:=IF(AND([.$C11]&lt;=[.S$1];[.$E11]&gt;=[.S$1]);T(ORG.OPENOFFICE.STYLE(&quot;barre_orange&quot;));T(ORG.OPENOFFICE.STYLE(&quot;Neutre&quot;)))">
            <text:p/>
          </table:table-cell>
          <table:table-cell table:formula="of:=IF(AND([.$C11]&lt;=[.T$1];[.$E11]&gt;=[.T$1]);T(ORG.OPENOFFICE.STYLE(&quot;barre_orange&quot;));T(ORG.OPENOFFICE.STYLE(&quot;Neutre&quot;)))">
            <text:p/>
          </table:table-cell>
          <table:table-cell table:formula="of:=IF(AND([.$C11]&lt;=[.U$1];[.$E11]&gt;=[.U$1]);T(ORG.OPENOFFICE.STYLE(&quot;barre_orange&quot;));T(ORG.OPENOFFICE.STYLE(&quot;Neutre&quot;)))">
            <text:p/>
          </table:table-cell>
          <table:table-cell table:formula="of:=IF(AND([.$C11]&lt;=[.V$1];[.$E11]&gt;=[.V$1]);T(ORG.OPENOFFICE.STYLE(&quot;barre_orange&quot;));T(ORG.OPENOFFICE.STYLE(&quot;Neutre&quot;)))">
            <text:p/>
          </table:table-cell>
          <table:table-cell table:formula="of:=IF(AND([.$C11]&lt;=[.W$1];[.$E11]&gt;=[.W$1]);T(ORG.OPENOFFICE.STYLE(&quot;barre_orange&quot;));T(ORG.OPENOFFICE.STYLE(&quot;Neutre&quot;)))">
            <text:p/>
          </table:table-cell>
          <table:table-cell table:style-name="barre_5f_orange" table:formula="of:=IF(AND([.$C11]&lt;=[.X$1];[.$E11]&gt;=[.X$1]);T(ORG.OPENOFFICE.STYLE(&quot;barre_orange&quot;));T(ORG.OPENOFFICE.STYLE(&quot;Neutre&quot;)))">
            <text:p/>
          </table:table-cell>
          <table:table-cell table:style-name="barre_5f_orange" table:formula="of:=IF(AND([.$C11]&lt;=[.Y$1];[.$E11]&gt;=[.Y$1]);T(ORG.OPENOFFICE.STYLE(&quot;barre_orange&quot;));T(ORG.OPENOFFICE.STYLE(&quot;Neutre&quot;)))">
            <text:p/>
          </table:table-cell>
          <table:table-cell table:style-name="barre_5f_orange" table:formula="of:=IF(AND([.$C11]&lt;=[.Z$1];[.$E11]&gt;=[.Z$1]);T(ORG.OPENOFFICE.STYLE(&quot;barre_orange&quot;));T(ORG.OPENOFFICE.STYLE(&quot;Neutre&quot;)))">
            <text:p/>
          </table:table-cell>
          <table:table-cell table:style-name="barre_5f_orange" table:formula="of:=IF(AND([.$C11]&lt;=[.AA$1];[.$E11]&gt;=[.AA$1]);T(ORG.OPENOFFICE.STYLE(&quot;barre_orange&quot;));T(ORG.OPENOFFICE.STYLE(&quot;Neutre&quot;)))">
            <text:p/>
          </table:table-cell>
          <table:table-cell table:style-name="barre_5f_orange" table:formula="of:=IF(AND([.$C11]&lt;=[.AB$1];[.$E11]&gt;=[.AB$1]);T(ORG.OPENOFFICE.STYLE(&quot;barre_orange&quot;));T(ORG.OPENOFFICE.STYLE(&quot;Neutre&quot;)))">
            <text:p/>
          </table:table-cell>
          <table:table-cell table:style-name="barre_5f_orange" table:formula="of:=IF(AND([.$C11]&lt;=[.AC$1];[.$E11]&gt;=[.AC$1]);T(ORG.OPENOFFICE.STYLE(&quot;barre_orange&quot;));T(ORG.OPENOFFICE.STYLE(&quot;Neutre&quot;)))">
            <text:p/>
          </table:table-cell>
          <table:table-cell table:style-name="barre_5f_orange" table:formula="of:=IF(AND([.$C11]&lt;=[.AD$1];[.$E11]&gt;=[.AD$1]);T(ORG.OPENOFFICE.STYLE(&quot;barre_orange&quot;));T(ORG.OPENOFFICE.STYLE(&quot;Neutre&quot;)))">
            <text:p/>
          </table:table-cell>
          <table:table-cell table:style-name="barre_5f_orange" table:formula="of:=IF(AND([.$C11]&lt;=[.AE$1];[.$E11]&gt;=[.AE$1]);T(ORG.OPENOFFICE.STYLE(&quot;barre_orange&quot;));T(ORG.OPENOFFICE.STYLE(&quot;Neutre&quot;)))">
            <text:p/>
          </table:table-cell>
          <table:table-cell table:style-name="barre_5f_orange" table:formula="of:=IF(AND([.$C11]&lt;=[.AF$1];[.$E11]&gt;=[.AF$1]);T(ORG.OPENOFFICE.STYLE(&quot;barre_orange&quot;));T(ORG.OPENOFFICE.STYLE(&quot;Neutre&quot;)))">
            <text:p/>
          </table:table-cell>
          <table:table-cell table:style-name="barre_5f_orange" table:formula="of:=IF(AND([.$C11]&lt;=[.AG$1];[.$E11]&gt;=[.AG$1]);T(ORG.OPENOFFICE.STYLE(&quot;barre_orange&quot;));T(ORG.OPENOFFICE.STYLE(&quot;Neutre&quot;)))">
            <text:p/>
          </table:table-cell>
          <table:table-cell table:style-name="barre_5f_orange" table:formula="of:=IF(AND([.$C11]&lt;=[.AH$1];[.$E11]&gt;=[.AH$1]);T(ORG.OPENOFFICE.STYLE(&quot;barre_orange&quot;));T(ORG.OPENOFFICE.STYLE(&quot;Neutre&quot;)))">
            <text:p/>
          </table:table-cell>
          <table:table-cell table:formula="of:=IF(AND([.$C11]&lt;=[.AI$1];[.$E11]&gt;=[.AI$1]);T(ORG.OPENOFFICE.STYLE(&quot;barre_orange&quot;));T(ORG.OPENOFFICE.STYLE(&quot;Neutre&quot;)))">
            <text:p/>
          </table:table-cell>
          <table:table-cell table:formula="of:=IF(AND([.$C11]&lt;=[.AJ$1];[.$E11]&gt;=[.AJ$1]);T(ORG.OPENOFFICE.STYLE(&quot;barre_orange&quot;));T(ORG.OPENOFFICE.STYLE(&quot;Neutre&quot;)))">
            <text:p/>
          </table:table-cell>
          <table:table-cell table:formula="of:=IF(AND([.$C11]&lt;=[.AK$1];[.$E11]&gt;=[.AK$1]);T(ORG.OPENOFFICE.STYLE(&quot;barre_orange&quot;));T(ORG.OPENOFFICE.STYLE(&quot;Neutre&quot;)))">
            <text:p/>
          </table:table-cell>
          <table:table-cell table:formula="of:=IF(AND([.$C11]&lt;=[.AL$1];[.$E11]&gt;=[.AL$1]);T(ORG.OPENOFFICE.STYLE(&quot;barre_orange&quot;));T(ORG.OPENOFFICE.STYLE(&quot;Neutre&quot;)))">
            <text:p/>
          </table:table-cell>
          <table:table-cell table:formula="of:=IF(AND([.$C11]&lt;=[.AM$1];[.$E11]&gt;=[.AM$1]);T(ORG.OPENOFFICE.STYLE(&quot;barre_orange&quot;));T(ORG.OPENOFFICE.STYLE(&quot;Neutre&quot;)))">
            <text:p/>
          </table:table-cell>
          <table:table-cell table:formula="of:=IF(AND([.$C11]&lt;=[.AN$1];[.$E11]&gt;=[.AN$1]);T(ORG.OPENOFFICE.STYLE(&quot;barre_orange&quot;));T(ORG.OPENOFFICE.STYLE(&quot;Neutre&quot;)))">
            <text:p/>
          </table:table-cell>
          <table:table-cell table:formula="of:=IF(AND([.$C11]&lt;=[.AO$1];[.$E11]&gt;=[.AO$1]);T(ORG.OPENOFFICE.STYLE(&quot;barre_orange&quot;));T(ORG.OPENOFFICE.STYLE(&quot;Neutre&quot;)))">
            <text:p/>
          </table:table-cell>
          <table:table-cell table:formula="of:=IF(AND([.$C11]&lt;=[.AP$1];[.$E11]&gt;=[.AP$1]);T(ORG.OPENOFFICE.STYLE(&quot;barre_orange&quot;));T(ORG.OPENOFFICE.STYLE(&quot;Neutre&quot;)))">
            <text:p/>
          </table:table-cell>
          <table:table-cell table:formula="of:=IF(AND([.$C11]&lt;=[.AQ$1];[.$E11]&gt;=[.AQ$1]);T(ORG.OPENOFFICE.STYLE(&quot;barre_orange&quot;));T(ORG.OPENOFFICE.STYLE(&quot;Neutre&quot;)))">
            <text:p/>
          </table:table-cell>
          <table:table-cell table:formula="of:=IF(AND([.$C11]&lt;=[.AR$1];[.$E11]&gt;=[.AR$1]);T(ORG.OPENOFFICE.STYLE(&quot;barre_orange&quot;));T(ORG.OPENOFFICE.STYLE(&quot;Neutre&quot;)))">
            <text:p/>
          </table:table-cell>
          <table:table-cell table:formula="of:=IF(AND([.$C11]&lt;=[.AS$1];[.$E11]&gt;=[.AS$1]);T(ORG.OPENOFFICE.STYLE(&quot;barre_orange&quot;));T(ORG.OPENOFFICE.STYLE(&quot;Neutre&quot;)))">
            <text:p/>
          </table:table-cell>
          <table:table-cell table:formula="of:=IF(AND([.$C11]&lt;=[.AT$1];[.$E11]&gt;=[.AT$1]);T(ORG.OPENOFFICE.STYLE(&quot;barre_orange&quot;));T(ORG.OPENOFFICE.STYLE(&quot;Neutre&quot;)))">
            <text:p/>
          </table:table-cell>
          <table:table-cell table:formula="of:=IF(AND([.$C11]&lt;=[.AU$1];[.$E11]&gt;=[.AU$1]);T(ORG.OPENOFFICE.STYLE(&quot;barre_orange&quot;));T(ORG.OPENOFFICE.STYLE(&quot;Neutre&quot;)))">
            <text:p/>
          </table:table-cell>
          <table:table-cell table:formula="of:=IF(AND([.$C11]&lt;=[.AV$1];[.$E11]&gt;=[.AV$1]);T(ORG.OPENOFFICE.STYLE(&quot;barre_orange&quot;));T(ORG.OPENOFFICE.STYLE(&quot;Neutre&quot;)))">
            <text:p/>
          </table:table-cell>
          <table:table-cell table:formula="of:=IF(AND([.$C11]&lt;=[.AW$1];[.$E11]&gt;=[.AW$1]);T(ORG.OPENOFFICE.STYLE(&quot;barre_orange&quot;));T(ORG.OPENOFFICE.STYLE(&quot;Neutre&quot;)))">
            <text:p/>
          </table:table-cell>
          <table:table-cell table:formula="of:=IF(AND([.$C11]&lt;=[.AX$1];[.$E11]&gt;=[.AX$1]);T(ORG.OPENOFFICE.STYLE(&quot;barre_orange&quot;));T(ORG.OPENOFFICE.STYLE(&quot;Neutre&quot;)))">
            <text:p/>
          </table:table-cell>
          <table:table-cell table:formula="of:=IF(AND([.$C11]&lt;=[.AY$1];[.$E11]&gt;=[.AY$1]);T(ORG.OPENOFFICE.STYLE(&quot;barre_orange&quot;));T(ORG.OPENOFFICE.STYLE(&quot;Neutre&quot;)))">
            <text:p/>
          </table:table-cell>
          <table:table-cell table:formula="of:=IF(AND([.$C11]&lt;=[.AZ$1];[.$E11]&gt;=[.AZ$1]);T(ORG.OPENOFFICE.STYLE(&quot;barre_orange&quot;));T(ORG.OPENOFFICE.STYLE(&quot;Neutre&quot;)))">
            <text:p/>
          </table:table-cell>
          <table:table-cell table:formula="of:=IF(AND([.$C11]&lt;=[.BA$1];[.$E11]&gt;=[.BA$1]);T(ORG.OPENOFFICE.STYLE(&quot;barre_orange&quot;));T(ORG.OPENOFFICE.STYLE(&quot;Neutre&quot;)))">
            <text:p/>
          </table:table-cell>
          <table:table-cell table:formula="of:=IF(AND([.$C11]&lt;=[.BB$1];[.$E11]&gt;=[.BB$1]);T(ORG.OPENOFFICE.STYLE(&quot;barre_orange&quot;));T(ORG.OPENOFFICE.STYLE(&quot;Neutre&quot;)))">
            <text:p/>
          </table:table-cell>
          <table:table-cell table:formula="of:=IF(AND([.$C11]&lt;=[.BC$1];[.$E11]&gt;=[.BC$1]);T(ORG.OPENOFFICE.STYLE(&quot;barre_orange&quot;));T(ORG.OPENOFFICE.STYLE(&quot;Neutre&quot;)))">
            <text:p/>
          </table:table-cell>
          <table:table-cell table:formula="of:=IF(AND([.$C11]&lt;=[.BD$1];[.$E11]&gt;=[.BD$1]);T(ORG.OPENOFFICE.STYLE(&quot;barre_orange&quot;));T(ORG.OPENOFFICE.STYLE(&quot;Neutre&quot;)))">
            <text:p/>
          </table:table-cell>
          <table:table-cell table:formula="of:=IF(AND([.$C11]&lt;=[.BE$1];[.$E11]&gt;=[.BE$1]);T(ORG.OPENOFFICE.STYLE(&quot;barre_orange&quot;));T(ORG.OPENOFFICE.STYLE(&quot;Neutre&quot;)))">
            <text:p/>
          </table:table-cell>
          <table:table-cell table:formula="of:=IF(AND([.$C11]&lt;=[.BF$1];[.$E11]&gt;=[.BF$1]);T(ORG.OPENOFFICE.STYLE(&quot;barre_orange&quot;));T(ORG.OPENOFFICE.STYLE(&quot;Neutre&quot;)))">
            <text:p/>
          </table:table-cell>
          <table:table-cell table:formula="of:=IF(AND([.$C11]&lt;=[.BG$1];[.$E11]&gt;=[.BG$1]);T(ORG.OPENOFFICE.STYLE(&quot;barre_orange&quot;));T(ORG.OPENOFFICE.STYLE(&quot;Neutre&quot;)))">
            <text:p/>
          </table:table-cell>
          <table:table-cell table:formula="of:=IF(AND([.$C11]&lt;=[.BH$1];[.$E11]&gt;=[.BH$1]);T(ORG.OPENOFFICE.STYLE(&quot;barre_orange&quot;));T(ORG.OPENOFFICE.STYLE(&quot;Neutre&quot;)))">
            <text:p/>
          </table:table-cell>
          <table:table-cell table:formula="of:=IF(AND([.$C11]&lt;=[.BI$1];[.$E11]&gt;=[.BI$1]);T(ORG.OPENOFFICE.STYLE(&quot;barre_orange&quot;));T(ORG.OPENOFFICE.STYLE(&quot;Neutre&quot;)))">
            <text:p/>
          </table:table-cell>
          <table:table-cell table:formula="of:=IF(AND([.$C11]&lt;=[.BJ$1];[.$E11]&gt;=[.BJ$1]);T(ORG.OPENOFFICE.STYLE(&quot;barre_orange&quot;));T(ORG.OPENOFFICE.STYLE(&quot;Neutre&quot;)))">
            <text:p/>
          </table:table-cell>
          <table:table-cell table:formula="of:=IF(AND([.$C11]&lt;=[.BK$1];[.$E11]&gt;=[.BK$1]);T(ORG.OPENOFFICE.STYLE(&quot;barre_orange&quot;));T(ORG.OPENOFFICE.STYLE(&quot;Neutre&quot;)))">
            <text:p/>
          </table:table-cell>
          <table:table-cell table:formula="of:=IF(AND([.$C11]&lt;=[.BL$1];[.$E11]&gt;=[.BL$1]);T(ORG.OPENOFFICE.STYLE(&quot;barre_orange&quot;));T(ORG.OPENOFFICE.STYLE(&quot;Neutre&quot;)))">
            <text:p/>
          </table:table-cell>
          <table:table-cell table:formula="of:=IF(AND([.$C11]&lt;=[.BM$1];[.$E11]&gt;=[.BM$1]);T(ORG.OPENOFFICE.STYLE(&quot;barre_orange&quot;));T(ORG.OPENOFFICE.STYLE(&quot;Neutre&quot;)))">
            <text:p/>
          </table:table-cell>
          <table:table-cell table:formula="of:=IF(AND([.$C11]&lt;=[.BN$1];[.$E11]&gt;=[.BN$1]);T(ORG.OPENOFFICE.STYLE(&quot;barre_orange&quot;));T(ORG.OPENOFFICE.STYLE(&quot;Neutre&quot;)))">
            <text:p/>
          </table:table-cell>
          <table:table-cell table:formula="of:=IF(AND([.$C11]&lt;=[.BO$1];[.$E11]&gt;=[.BO$1]);T(ORG.OPENOFFICE.STYLE(&quot;barre_orange&quot;));T(ORG.OPENOFFICE.STYLE(&quot;Neutre&quot;)))">
            <text:p/>
          </table:table-cell>
          <table:table-cell table:formula="of:=IF(AND([.$C11]&lt;=[.BP$1];[.$E11]&gt;=[.BP$1]);T(ORG.OPENOFFICE.STYLE(&quot;barre_orange&quot;));T(ORG.OPENOFFICE.STYLE(&quot;Neutre&quot;)))">
            <text:p/>
          </table:table-cell>
          <table:table-cell table:formula="of:=IF(AND([.$C11]&lt;=[.BQ$1];[.$E11]&gt;=[.BQ$1]);T(ORG.OPENOFFICE.STYLE(&quot;barre_orange&quot;));T(ORG.OPENOFFICE.STYLE(&quot;Neutre&quot;)))">
            <text:p/>
          </table:table-cell>
          <table:table-cell table:formula="of:=IF(AND([.$C11]&lt;=[.BR$1];[.$E11]&gt;=[.BR$1]);T(ORG.OPENOFFICE.STYLE(&quot;barre_orange&quot;));T(ORG.OPENOFFICE.STYLE(&quot;Neutre&quot;)))">
            <text:p/>
          </table:table-cell>
          <table:table-cell table:formula="of:=IF(AND([.$C11]&lt;=[.BS$1];[.$E11]&gt;=[.BS$1]);T(ORG.OPENOFFICE.STYLE(&quot;barre_orange&quot;));T(ORG.OPENOFFICE.STYLE(&quot;Neutre&quot;)))">
            <text:p/>
          </table:table-cell>
          <table:table-cell table:formula="of:=IF(AND([.$C11]&lt;=[.BT$1];[.$E11]&gt;=[.BT$1]);T(ORG.OPENOFFICE.STYLE(&quot;barre_orange&quot;));T(ORG.OPENOFFICE.STYLE(&quot;Neutre&quot;)))">
            <text:p/>
          </table:table-cell>
          <table:table-cell table:formula="of:=IF(AND([.$C11]&lt;=[.BU$1];[.$E11]&gt;=[.BU$1]);T(ORG.OPENOFFICE.STYLE(&quot;barre_orange&quot;));T(ORG.OPENOFFICE.STYLE(&quot;Neutre&quot;)))">
            <text:p/>
          </table:table-cell>
          <table:table-cell table:formula="of:=IF(AND([.$C11]&lt;=[.BV$1];[.$E11]&gt;=[.BV$1]);T(ORG.OPENOFFICE.STYLE(&quot;barre_orange&quot;));T(ORG.OPENOFFICE.STYLE(&quot;Neutre&quot;)))">
            <text:p/>
          </table:table-cell>
          <table:table-cell table:formula="of:=IF(AND([.$C11]&lt;=[.BW$1];[.$E11]&gt;=[.BW$1]);T(ORG.OPENOFFICE.STYLE(&quot;barre_orange&quot;));T(ORG.OPENOFFICE.STYLE(&quot;Neutre&quot;)))">
            <text:p/>
          </table:table-cell>
          <table:table-cell table:formula="of:=IF(AND([.$C11]&lt;=[.BX$1];[.$E11]&gt;=[.BX$1]);T(ORG.OPENOFFICE.STYLE(&quot;barre_orange&quot;));T(ORG.OPENOFFICE.STYLE(&quot;Neutre&quot;)))">
            <text:p/>
          </table:table-cell>
          <table:table-cell table:formula="of:=IF(AND([.$C11]&lt;=[.BY$1];[.$E11]&gt;=[.BY$1]);T(ORG.OPENOFFICE.STYLE(&quot;barre_orange&quot;));T(ORG.OPENOFFICE.STYLE(&quot;Neutre&quot;)))">
            <text:p/>
          </table:table-cell>
          <table:table-cell table:formula="of:=IF(AND([.$C11]&lt;=[.BZ$1];[.$E11]&gt;=[.BZ$1]);T(ORG.OPENOFFICE.STYLE(&quot;barre_orange&quot;));T(ORG.OPENOFFICE.STYLE(&quot;Neutre&quot;)))">
            <text:p/>
          </table:table-cell>
          <table:table-cell table:formula="of:=IF(AND([.$C11]&lt;=[.CA$1];[.$E11]&gt;=[.CA$1]);T(ORG.OPENOFFICE.STYLE(&quot;barre_orange&quot;));T(ORG.OPENOFFICE.STYLE(&quot;Neutre&quot;)))">
            <text:p/>
          </table:table-cell>
          <table:table-cell table:formula="of:=IF(AND([.$C11]&lt;=[.CB$1];[.$E11]&gt;=[.CB$1]);T(ORG.OPENOFFICE.STYLE(&quot;barre_orange&quot;));T(ORG.OPENOFFICE.STYLE(&quot;Neutre&quot;)))">
            <text:p/>
          </table:table-cell>
          <table:table-cell table:formula="of:=IF(AND([.$C11]&lt;=[.CC$1];[.$E11]&gt;=[.CC$1]);T(ORG.OPENOFFICE.STYLE(&quot;barre_orange&quot;));T(ORG.OPENOFFICE.STYLE(&quot;Neutre&quot;)))">
            <text:p/>
          </table:table-cell>
          <table:table-cell table:formula="of:=IF(AND([.$C11]&lt;=[.CD$1];[.$E11]&gt;=[.CD$1]);T(ORG.OPENOFFICE.STYLE(&quot;barre_orange&quot;));T(ORG.OPENOFFICE.STYLE(&quot;Neutre&quot;)))">
            <text:p/>
          </table:table-cell>
          <table:table-cell table:formula="of:=IF(AND([.$C11]&lt;=[.CE$1];[.$E11]&gt;=[.CE$1]);T(ORG.OPENOFFICE.STYLE(&quot;barre_orange&quot;));T(ORG.OPENOFFICE.STYLE(&quot;Neutre&quot;)))">
            <text:p/>
          </table:table-cell>
          <table:table-cell table:formula="of:=IF(AND([.$C11]&lt;=[.CF$1];[.$E11]&gt;=[.CF$1]);T(ORG.OPENOFFICE.STYLE(&quot;barre_orange&quot;));T(ORG.OPENOFFICE.STYLE(&quot;Neutre&quot;)))">
            <text:p/>
          </table:table-cell>
          <table:table-cell table:formula="of:=IF(AND([.$C11]&lt;=[.CG$1];[.$E11]&gt;=[.CG$1]);T(ORG.OPENOFFICE.STYLE(&quot;barre_orange&quot;));T(ORG.OPENOFFICE.STYLE(&quot;Neutre&quot;)))">
            <text:p/>
          </table:table-cell>
          <table:table-cell table:formula="of:=IF(AND([.$C11]&lt;=[.CH$1];[.$E11]&gt;=[.CH$1]);T(ORG.OPENOFFICE.STYLE(&quot;barre_orange&quot;));T(ORG.OPENOFFICE.STYLE(&quot;Neutre&quot;)))">
            <text:p/>
          </table:table-cell>
          <table:table-cell table:formula="of:=IF(AND([.$C11]&lt;=[.CI$1];[.$E11]&gt;=[.CI$1]);T(ORG.OPENOFFICE.STYLE(&quot;barre_orange&quot;));T(ORG.OPENOFFICE.STYLE(&quot;Neutre&quot;)))">
            <text:p/>
          </table:table-cell>
          <table:table-cell table:formula="of:=IF(AND([.$C11]&lt;=[.CJ$1];[.$E11]&gt;=[.CJ$1]);T(ORG.OPENOFFICE.STYLE(&quot;barre_orange&quot;));T(ORG.OPENOFFICE.STYLE(&quot;Neutre&quot;)))">
            <text:p/>
          </table:table-cell>
          <table:table-cell table:formula="of:=IF(AND([.$C11]&lt;=[.CK$1];[.$E11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Fonctions mise à jour terrain</text:p>
          </table:table-cell>
          <table:table-cell office:value-type="date" office:date-value="2026-02-07" calcext:value-type="date">
            <text:p>07/02/26</text:p>
          </table:table-cell>
          <table:table-cell table:formula="of:=DAYS360([.C12];[.E12])" office:value-type="float" office:value="48" calcext:value-type="float">
            <text:p>48</text:p>
          </table:table-cell>
          <table:table-cell office:value-type="date" office:date-value="2026-03-25" calcext:value-type="date">
            <text:p>25/03/26</text:p>
          </table:table-cell>
          <table:table-cell/>
          <table:table-cell office:value-type="string" calcext:value-type="string">
            <text:p>T11</text:p>
          </table:table-cell>
          <table:table-cell table:formula="of:=IF(AND([.$C12]&lt;=[.H$1];[.$E12]&gt;=[.H$1]);T(ORG.OPENOFFICE.STYLE(&quot;barre_bleu&quot;));T(ORG.OPENOFFICE.STYLE(&quot;Neutre&quot;)))">
            <text:p/>
          </table:table-cell>
          <table:table-cell table:formula="of:=IF(AND([.$C12]&lt;=[.I$1];[.$E12]&gt;=[.I$1]);T(ORG.OPENOFFICE.STYLE(&quot;barre_bleu&quot;));T(ORG.OPENOFFICE.STYLE(&quot;Neutre&quot;)))">
            <text:p/>
          </table:table-cell>
          <table:table-cell table:formula="of:=IF(AND([.$C12]&lt;=[.J$1];[.$E12]&gt;=[.J$1]);T(ORG.OPENOFFICE.STYLE(&quot;barre_bleu&quot;));T(ORG.OPENOFFICE.STYLE(&quot;Neutre&quot;)))">
            <text:p/>
          </table:table-cell>
          <table:table-cell table:formula="of:=IF(AND([.$C12]&lt;=[.K$1];[.$E12]&gt;=[.K$1]);T(ORG.OPENOFFICE.STYLE(&quot;barre_bleu&quot;));T(ORG.OPENOFFICE.STYLE(&quot;Neutre&quot;)))">
            <text:p/>
          </table:table-cell>
          <table:table-cell table:formula="of:=IF(AND([.$C12]&lt;=[.L$1];[.$E12]&gt;=[.L$1]);T(ORG.OPENOFFICE.STYLE(&quot;barre_bleu&quot;));T(ORG.OPENOFFICE.STYLE(&quot;Neutre&quot;)))">
            <text:p/>
          </table:table-cell>
          <table:table-cell table:formula="of:=IF(AND([.$C12]&lt;=[.M$1];[.$E12]&gt;=[.M$1]);T(ORG.OPENOFFICE.STYLE(&quot;barre_bleu&quot;));T(ORG.OPENOFFICE.STYLE(&quot;Neutre&quot;)))">
            <text:p/>
          </table:table-cell>
          <table:table-cell table:formula="of:=IF(AND([.$C12]&lt;=[.N$1];[.$E12]&gt;=[.N$1]);T(ORG.OPENOFFICE.STYLE(&quot;barre_bleu&quot;));T(ORG.OPENOFFICE.STYLE(&quot;Neutre&quot;)))">
            <text:p/>
          </table:table-cell>
          <table:table-cell table:formula="of:=IF(AND([.$C12]&lt;=[.O$1];[.$E12]&gt;=[.O$1]);T(ORG.OPENOFFICE.STYLE(&quot;barre_bleu&quot;));T(ORG.OPENOFFICE.STYLE(&quot;Neutre&quot;)))">
            <text:p/>
          </table:table-cell>
          <table:table-cell table:formula="of:=IF(AND([.$C12]&lt;=[.P$1];[.$E12]&gt;=[.P$1]);T(ORG.OPENOFFICE.STYLE(&quot;barre_bleu&quot;));T(ORG.OPENOFFICE.STYLE(&quot;Neutre&quot;)))">
            <text:p/>
          </table:table-cell>
          <table:table-cell table:formula="of:=IF(AND([.$C12]&lt;=[.Q$1];[.$E12]&gt;=[.Q$1]);T(ORG.OPENOFFICE.STYLE(&quot;barre_bleu&quot;));T(ORG.OPENOFFICE.STYLE(&quot;Neutre&quot;)))">
            <text:p/>
          </table:table-cell>
          <table:table-cell table:formula="of:=IF(AND([.$C12]&lt;=[.R$1];[.$E12]&gt;=[.R$1]);T(ORG.OPENOFFICE.STYLE(&quot;barre_bleu&quot;));T(ORG.OPENOFFICE.STYLE(&quot;Neutre&quot;)))">
            <text:p/>
          </table:table-cell>
          <table:table-cell table:formula="of:=IF(AND([.$C12]&lt;=[.S$1];[.$E12]&gt;=[.S$1]);T(ORG.OPENOFFICE.STYLE(&quot;barre_bleu&quot;));T(ORG.OPENOFFICE.STYLE(&quot;Neutre&quot;)))">
            <text:p/>
          </table:table-cell>
          <table:table-cell table:formula="of:=IF(AND([.$C12]&lt;=[.T$1];[.$E12]&gt;=[.T$1]);T(ORG.OPENOFFICE.STYLE(&quot;barre_bleu&quot;));T(ORG.OPENOFFICE.STYLE(&quot;Neutre&quot;)))">
            <text:p/>
          </table:table-cell>
          <table:table-cell table:formula="of:=IF(AND([.$C12]&lt;=[.U$1];[.$E12]&gt;=[.U$1]);T(ORG.OPENOFFICE.STYLE(&quot;barre_bleu&quot;));T(ORG.OPENOFFICE.STYLE(&quot;Neutre&quot;)))">
            <text:p/>
          </table:table-cell>
          <table:table-cell table:formula="of:=IF(AND([.$C12]&lt;=[.V$1];[.$E12]&gt;=[.V$1]);T(ORG.OPENOFFICE.STYLE(&quot;barre_bleu&quot;));T(ORG.OPENOFFICE.STYLE(&quot;Neutre&quot;)))">
            <text:p/>
          </table:table-cell>
          <table:table-cell table:formula="of:=IF(AND([.$C12]&lt;=[.W$1];[.$E12]&gt;=[.W$1]);T(ORG.OPENOFFICE.STYLE(&quot;barre_bleu&quot;));T(ORG.OPENOFFICE.STYLE(&quot;Neutre&quot;)))">
            <text:p/>
          </table:table-cell>
          <table:table-cell table:style-name="barre_5f_bleu" table:formula="of:=IF(AND([.$C12]&lt;=[.X$1];[.$E12]&gt;=[.X$1]);T(ORG.OPENOFFICE.STYLE(&quot;barre_bleu&quot;));T(ORG.OPENOFFICE.STYLE(&quot;Neutre&quot;)))">
            <text:p/>
          </table:table-cell>
          <table:table-cell table:style-name="barre_5f_bleu" table:formula="of:=IF(AND([.$C12]&lt;=[.Y$1];[.$E12]&gt;=[.Y$1]);T(ORG.OPENOFFICE.STYLE(&quot;barre_bleu&quot;));T(ORG.OPENOFFICE.STYLE(&quot;Neutre&quot;)))">
            <text:p/>
          </table:table-cell>
          <table:table-cell table:style-name="barre_5f_bleu" table:formula="of:=IF(AND([.$C12]&lt;=[.Z$1];[.$E12]&gt;=[.Z$1]);T(ORG.OPENOFFICE.STYLE(&quot;barre_bleu&quot;));T(ORG.OPENOFFICE.STYLE(&quot;Neutre&quot;)))">
            <text:p/>
          </table:table-cell>
          <table:table-cell table:style-name="barre_5f_bleu" table:formula="of:=IF(AND([.$C12]&lt;=[.AA$1];[.$E12]&gt;=[.AA$1]);T(ORG.OPENOFFICE.STYLE(&quot;barre_bleu&quot;));T(ORG.OPENOFFICE.STYLE(&quot;Neutre&quot;)))">
            <text:p/>
          </table:table-cell>
          <table:table-cell table:style-name="barre_5f_bleu" table:formula="of:=IF(AND([.$C12]&lt;=[.AB$1];[.$E12]&gt;=[.AB$1]);T(ORG.OPENOFFICE.STYLE(&quot;barre_bleu&quot;));T(ORG.OPENOFFICE.STYLE(&quot;Neutre&quot;)))">
            <text:p/>
          </table:table-cell>
          <table:table-cell table:style-name="barre_5f_bleu" table:formula="of:=IF(AND([.$C12]&lt;=[.AC$1];[.$E12]&gt;=[.AC$1]);T(ORG.OPENOFFICE.STYLE(&quot;barre_bleu&quot;));T(ORG.OPENOFFICE.STYLE(&quot;Neutre&quot;)))">
            <text:p/>
          </table:table-cell>
          <table:table-cell table:style-name="barre_5f_bleu" table:formula="of:=IF(AND([.$C12]&lt;=[.AD$1];[.$E12]&gt;=[.AD$1]);T(ORG.OPENOFFICE.STYLE(&quot;barre_bleu&quot;));T(ORG.OPENOFFICE.STYLE(&quot;Neutre&quot;)))">
            <text:p/>
          </table:table-cell>
          <table:table-cell table:style-name="barre_5f_bleu" table:formula="of:=IF(AND([.$C12]&lt;=[.AE$1];[.$E12]&gt;=[.AE$1]);T(ORG.OPENOFFICE.STYLE(&quot;barre_bleu&quot;));T(ORG.OPENOFFICE.STYLE(&quot;Neutre&quot;)))">
            <text:p/>
          </table:table-cell>
          <table:table-cell table:style-name="barre_5f_bleu" table:formula="of:=IF(AND([.$C12]&lt;=[.AF$1];[.$E12]&gt;=[.AF$1]);T(ORG.OPENOFFICE.STYLE(&quot;barre_bleu&quot;));T(ORG.OPENOFFICE.STYLE(&quot;Neutre&quot;)))">
            <text:p/>
          </table:table-cell>
          <table:table-cell table:style-name="barre_5f_bleu" table:formula="of:=IF(AND([.$C12]&lt;=[.AG$1];[.$E12]&gt;=[.AG$1]);T(ORG.OPENOFFICE.STYLE(&quot;barre_bleu&quot;));T(ORG.OPENOFFICE.STYLE(&quot;Neutre&quot;)))">
            <text:p/>
          </table:table-cell>
          <table:table-cell table:style-name="barre_5f_bleu" table:formula="of:=IF(AND([.$C12]&lt;=[.AH$1];[.$E12]&gt;=[.AH$1]);T(ORG.OPENOFFICE.STYLE(&quot;barre_bleu&quot;));T(ORG.OPENOFFICE.STYLE(&quot;Neutre&quot;)))">
            <text:p/>
          </table:table-cell>
          <table:table-cell table:style-name="barre_5f_bleu" table:formula="of:=IF(AND([.$C12]&lt;=[.AI$1];[.$E12]&gt;=[.AI$1]);T(ORG.OPENOFFICE.STYLE(&quot;barre_bleu&quot;));T(ORG.OPENOFFICE.STYLE(&quot;Neutre&quot;)))">
            <text:p/>
          </table:table-cell>
          <table:table-cell table:style-name="barre_5f_bleu" table:formula="of:=IF(AND([.$C12]&lt;=[.AJ$1];[.$E12]&gt;=[.AJ$1]);T(ORG.OPENOFFICE.STYLE(&quot;barre_bleu&quot;));T(ORG.OPENOFFICE.STYLE(&quot;Neutre&quot;)))">
            <text:p/>
          </table:table-cell>
          <table:table-cell table:style-name="barre_5f_bleu" table:formula="of:=IF(AND([.$C12]&lt;=[.AK$1];[.$E12]&gt;=[.AK$1]);T(ORG.OPENOFFICE.STYLE(&quot;barre_bleu&quot;));T(ORG.OPENOFFICE.STYLE(&quot;Neutre&quot;)))">
            <text:p/>
          </table:table-cell>
          <table:table-cell table:style-name="barre_5f_bleu" table:formula="of:=IF(AND([.$C12]&lt;=[.AL$1];[.$E12]&gt;=[.AL$1]);T(ORG.OPENOFFICE.STYLE(&quot;barre_bleu&quot;));T(ORG.OPENOFFICE.STYLE(&quot;Neutre&quot;)))">
            <text:p/>
          </table:table-cell>
          <table:table-cell table:style-name="barre_5f_bleu" table:formula="of:=IF(AND([.$C12]&lt;=[.AM$1];[.$E12]&gt;=[.AM$1]);T(ORG.OPENOFFICE.STYLE(&quot;barre_bleu&quot;));T(ORG.OPENOFFICE.STYLE(&quot;Neutre&quot;)))">
            <text:p/>
          </table:table-cell>
          <table:table-cell table:style-name="barre_5f_bleu" table:formula="of:=IF(AND([.$C12]&lt;=[.AN$1];[.$E12]&gt;=[.AN$1]);T(ORG.OPENOFFICE.STYLE(&quot;barre_bleu&quot;));T(ORG.OPENOFFICE.STYLE(&quot;Neutre&quot;)))">
            <text:p/>
          </table:table-cell>
          <table:table-cell table:style-name="barre_5f_bleu" table:formula="of:=IF(AND([.$C12]&lt;=[.AO$1];[.$E12]&gt;=[.AO$1]);T(ORG.OPENOFFICE.STYLE(&quot;barre_bleu&quot;));T(ORG.OPENOFFICE.STYLE(&quot;Neutre&quot;)))">
            <text:p/>
          </table:table-cell>
          <table:table-cell table:style-name="barre_5f_bleu" table:formula="of:=IF(AND([.$C12]&lt;=[.AP$1];[.$E12]&gt;=[.AP$1]);T(ORG.OPENOFFICE.STYLE(&quot;barre_bleu&quot;));T(ORG.OPENOFFICE.STYLE(&quot;Neutre&quot;)))">
            <text:p/>
          </table:table-cell>
          <table:table-cell table:style-name="barre_5f_bleu" table:formula="of:=IF(AND([.$C12]&lt;=[.AQ$1];[.$E12]&gt;=[.AQ$1]);T(ORG.OPENOFFICE.STYLE(&quot;barre_bleu&quot;));T(ORG.OPENOFFICE.STYLE(&quot;Neutre&quot;)))">
            <text:p/>
          </table:table-cell>
          <table:table-cell table:style-name="barre_5f_bleu" table:formula="of:=IF(AND([.$C12]&lt;=[.AR$1];[.$E12]&gt;=[.AR$1]);T(ORG.OPENOFFICE.STYLE(&quot;barre_bleu&quot;));T(ORG.OPENOFFICE.STYLE(&quot;Neutre&quot;)))">
            <text:p/>
          </table:table-cell>
          <table:table-cell table:style-name="barre_5f_bleu" table:formula="of:=IF(AND([.$C12]&lt;=[.AS$1];[.$E12]&gt;=[.AS$1]);T(ORG.OPENOFFICE.STYLE(&quot;barre_bleu&quot;));T(ORG.OPENOFFICE.STYLE(&quot;Neutre&quot;)))">
            <text:p/>
          </table:table-cell>
          <table:table-cell table:style-name="barre_5f_bleu" table:formula="of:=IF(AND([.$C12]&lt;=[.AT$1];[.$E12]&gt;=[.AT$1]);T(ORG.OPENOFFICE.STYLE(&quot;barre_bleu&quot;));T(ORG.OPENOFFICE.STYLE(&quot;Neutre&quot;)))">
            <text:p/>
          </table:table-cell>
          <table:table-cell table:style-name="barre_5f_bleu" table:formula="of:=IF(AND([.$C12]&lt;=[.AU$1];[.$E12]&gt;=[.AU$1]);T(ORG.OPENOFFICE.STYLE(&quot;barre_bleu&quot;));T(ORG.OPENOFFICE.STYLE(&quot;Neutre&quot;)))">
            <text:p/>
          </table:table-cell>
          <table:table-cell table:style-name="barre_5f_bleu" table:formula="of:=IF(AND([.$C12]&lt;=[.AV$1];[.$E12]&gt;=[.AV$1]);T(ORG.OPENOFFICE.STYLE(&quot;barre_bleu&quot;));T(ORG.OPENOFFICE.STYLE(&quot;Neutre&quot;)))">
            <text:p/>
          </table:table-cell>
          <table:table-cell table:style-name="barre_5f_bleu" table:formula="of:=IF(AND([.$C12]&lt;=[.AW$1];[.$E12]&gt;=[.AW$1]);T(ORG.OPENOFFICE.STYLE(&quot;barre_bleu&quot;));T(ORG.OPENOFFICE.STYLE(&quot;Neutre&quot;)))">
            <text:p/>
          </table:table-cell>
          <table:table-cell table:style-name="barre_5f_bleu" table:formula="of:=IF(AND([.$C12]&lt;=[.AX$1];[.$E12]&gt;=[.AX$1]);T(ORG.OPENOFFICE.STYLE(&quot;barre_bleu&quot;));T(ORG.OPENOFFICE.STYLE(&quot;Neutre&quot;)))">
            <text:p/>
          </table:table-cell>
          <table:table-cell table:style-name="barre_5f_bleu" table:formula="of:=IF(AND([.$C12]&lt;=[.AY$1];[.$E12]&gt;=[.AY$1]);T(ORG.OPENOFFICE.STYLE(&quot;barre_bleu&quot;));T(ORG.OPENOFFICE.STYLE(&quot;Neutre&quot;)))">
            <text:p/>
          </table:table-cell>
          <table:table-cell table:style-name="barre_5f_bleu" table:formula="of:=IF(AND([.$C12]&lt;=[.AZ$1];[.$E12]&gt;=[.AZ$1]);T(ORG.OPENOFFICE.STYLE(&quot;barre_bleu&quot;));T(ORG.OPENOFFICE.STYLE(&quot;Neutre&quot;)))">
            <text:p/>
          </table:table-cell>
          <table:table-cell table:style-name="barre_5f_bleu" table:formula="of:=IF(AND([.$C12]&lt;=[.BA$1];[.$E12]&gt;=[.BA$1]);T(ORG.OPENOFFICE.STYLE(&quot;barre_bleu&quot;));T(ORG.OPENOFFICE.STYLE(&quot;Neutre&quot;)))">
            <text:p/>
          </table:table-cell>
          <table:table-cell table:style-name="barre_5f_bleu" table:formula="of:=IF(AND([.$C12]&lt;=[.BB$1];[.$E12]&gt;=[.BB$1]);T(ORG.OPENOFFICE.STYLE(&quot;barre_bleu&quot;));T(ORG.OPENOFFICE.STYLE(&quot;Neutre&quot;)))">
            <text:p/>
          </table:table-cell>
          <table:table-cell table:style-name="barre_5f_bleu" table:formula="of:=IF(AND([.$C12]&lt;=[.BC$1];[.$E12]&gt;=[.BC$1]);T(ORG.OPENOFFICE.STYLE(&quot;barre_bleu&quot;));T(ORG.OPENOFFICE.STYLE(&quot;Neutre&quot;)))">
            <text:p/>
          </table:table-cell>
          <table:table-cell table:style-name="barre_5f_bleu" table:formula="of:=IF(AND([.$C12]&lt;=[.BD$1];[.$E12]&gt;=[.BD$1]);T(ORG.OPENOFFICE.STYLE(&quot;barre_bleu&quot;));T(ORG.OPENOFFICE.STYLE(&quot;Neutre&quot;)))">
            <text:p/>
          </table:table-cell>
          <table:table-cell table:style-name="barre_5f_bleu" table:formula="of:=IF(AND([.$C12]&lt;=[.BE$1];[.$E12]&gt;=[.BE$1]);T(ORG.OPENOFFICE.STYLE(&quot;barre_bleu&quot;));T(ORG.OPENOFFICE.STYLE(&quot;Neutre&quot;)))">
            <text:p/>
          </table:table-cell>
          <table:table-cell table:style-name="barre_5f_bleu" table:formula="of:=IF(AND([.$C12]&lt;=[.BF$1];[.$E12]&gt;=[.BF$1]);T(ORG.OPENOFFICE.STYLE(&quot;barre_bleu&quot;));T(ORG.OPENOFFICE.STYLE(&quot;Neutre&quot;)))">
            <text:p/>
          </table:table-cell>
          <table:table-cell table:style-name="barre_5f_bleu" table:formula="of:=IF(AND([.$C12]&lt;=[.BG$1];[.$E12]&gt;=[.BG$1]);T(ORG.OPENOFFICE.STYLE(&quot;barre_bleu&quot;));T(ORG.OPENOFFICE.STYLE(&quot;Neutre&quot;)))">
            <text:p/>
          </table:table-cell>
          <table:table-cell table:style-name="barre_5f_bleu" table:formula="of:=IF(AND([.$C12]&lt;=[.BH$1];[.$E12]&gt;=[.BH$1]);T(ORG.OPENOFFICE.STYLE(&quot;barre_bleu&quot;));T(ORG.OPENOFFICE.STYLE(&quot;Neutre&quot;)))">
            <text:p/>
          </table:table-cell>
          <table:table-cell table:style-name="barre_5f_bleu" table:formula="of:=IF(AND([.$C12]&lt;=[.BI$1];[.$E12]&gt;=[.BI$1]);T(ORG.OPENOFFICE.STYLE(&quot;barre_bleu&quot;));T(ORG.OPENOFFICE.STYLE(&quot;Neutre&quot;)))">
            <text:p/>
          </table:table-cell>
          <table:table-cell table:style-name="barre_5f_bleu" table:formula="of:=IF(AND([.$C12]&lt;=[.BJ$1];[.$E12]&gt;=[.BJ$1]);T(ORG.OPENOFFICE.STYLE(&quot;barre_bleu&quot;));T(ORG.OPENOFFICE.STYLE(&quot;Neutre&quot;)))">
            <text:p/>
          </table:table-cell>
          <table:table-cell table:style-name="barre_5f_bleu" table:formula="of:=IF(AND([.$C12]&lt;=[.BK$1];[.$E12]&gt;=[.BK$1]);T(ORG.OPENOFFICE.STYLE(&quot;barre_bleu&quot;));T(ORG.OPENOFFICE.STYLE(&quot;Neutre&quot;)))">
            <text:p/>
          </table:table-cell>
          <table:table-cell table:style-name="barre_5f_bleu" table:formula="of:=IF(AND([.$C12]&lt;=[.BL$1];[.$E12]&gt;=[.BL$1]);T(ORG.OPENOFFICE.STYLE(&quot;barre_bleu&quot;));T(ORG.OPENOFFICE.STYLE(&quot;Neutre&quot;)))">
            <text:p/>
          </table:table-cell>
          <table:table-cell table:style-name="barre_5f_bleu" table:formula="of:=IF(AND([.$C12]&lt;=[.BM$1];[.$E12]&gt;=[.BM$1]);T(ORG.OPENOFFICE.STYLE(&quot;barre_bleu&quot;));T(ORG.OPENOFFICE.STYLE(&quot;Neutre&quot;)))">
            <text:p/>
          </table:table-cell>
          <table:table-cell table:style-name="barre_5f_bleu" table:formula="of:=IF(AND([.$C12]&lt;=[.BN$1];[.$E12]&gt;=[.BN$1]);T(ORG.OPENOFFICE.STYLE(&quot;barre_bleu&quot;));T(ORG.OPENOFFICE.STYLE(&quot;Neutre&quot;)))">
            <text:p/>
          </table:table-cell>
          <table:table-cell table:style-name="barre_5f_bleu" table:formula="of:=IF(AND([.$C12]&lt;=[.BO$1];[.$E12]&gt;=[.BO$1]);T(ORG.OPENOFFICE.STYLE(&quot;barre_bleu&quot;));T(ORG.OPENOFFICE.STYLE(&quot;Neutre&quot;)))">
            <text:p/>
          </table:table-cell>
          <table:table-cell table:style-name="barre_5f_bleu" table:formula="of:=IF(AND([.$C12]&lt;=[.BP$1];[.$E12]&gt;=[.BP$1]);T(ORG.OPENOFFICE.STYLE(&quot;barre_bleu&quot;));T(ORG.OPENOFFICE.STYLE(&quot;Neutre&quot;)))">
            <text:p/>
          </table:table-cell>
          <table:table-cell table:style-name="barre_5f_bleu" table:formula="of:=IF(AND([.$C12]&lt;=[.BQ$1];[.$E12]&gt;=[.BQ$1]);T(ORG.OPENOFFICE.STYLE(&quot;barre_bleu&quot;));T(ORG.OPENOFFICE.STYLE(&quot;Neutre&quot;)))">
            <text:p/>
          </table:table-cell>
          <table:table-cell table:style-name="barre_5f_bleu" table:formula="of:=IF(AND([.$C12]&lt;=[.BR$1];[.$E12]&gt;=[.BR$1]);T(ORG.OPENOFFICE.STYLE(&quot;barre_bleu&quot;));T(ORG.OPENOFFICE.STYLE(&quot;Neutre&quot;)))">
            <text:p/>
          </table:table-cell>
          <table:table-cell table:formula="of:=IF(AND([.$C12]&lt;=[.BS$1];[.$E12]&gt;=[.BS$1]);T(ORG.OPENOFFICE.STYLE(&quot;barre_bleu&quot;));T(ORG.OPENOFFICE.STYLE(&quot;Neutre&quot;)))">
            <text:p/>
          </table:table-cell>
          <table:table-cell table:formula="of:=IF(AND([.$C12]&lt;=[.BT$1];[.$E12]&gt;=[.BT$1]);T(ORG.OPENOFFICE.STYLE(&quot;barre_bleu&quot;));T(ORG.OPENOFFICE.STYLE(&quot;Neutre&quot;)))">
            <text:p/>
          </table:table-cell>
          <table:table-cell table:formula="of:=IF(AND([.$C12]&lt;=[.BU$1];[.$E12]&gt;=[.BU$1]);T(ORG.OPENOFFICE.STYLE(&quot;barre_bleu&quot;));T(ORG.OPENOFFICE.STYLE(&quot;Neutre&quot;)))">
            <text:p/>
          </table:table-cell>
          <table:table-cell table:formula="of:=IF(AND([.$C12]&lt;=[.BV$1];[.$E12]&gt;=[.BV$1]);T(ORG.OPENOFFICE.STYLE(&quot;barre_bleu&quot;));T(ORG.OPENOFFICE.STYLE(&quot;Neutre&quot;)))">
            <text:p/>
          </table:table-cell>
          <table:table-cell table:formula="of:=IF(AND([.$C12]&lt;=[.BW$1];[.$E12]&gt;=[.BW$1]);T(ORG.OPENOFFICE.STYLE(&quot;barre_bleu&quot;));T(ORG.OPENOFFICE.STYLE(&quot;Neutre&quot;)))">
            <text:p/>
          </table:table-cell>
          <table:table-cell table:formula="of:=IF(AND([.$C12]&lt;=[.BX$1];[.$E12]&gt;=[.BX$1]);T(ORG.OPENOFFICE.STYLE(&quot;barre_bleu&quot;));T(ORG.OPENOFFICE.STYLE(&quot;Neutre&quot;)))">
            <text:p/>
          </table:table-cell>
          <table:table-cell table:formula="of:=IF(AND([.$C12]&lt;=[.BY$1];[.$E12]&gt;=[.BY$1]);T(ORG.OPENOFFICE.STYLE(&quot;barre_bleu&quot;));T(ORG.OPENOFFICE.STYLE(&quot;Neutre&quot;)))">
            <text:p/>
          </table:table-cell>
          <table:table-cell table:formula="of:=IF(AND([.$C12]&lt;=[.BZ$1];[.$E12]&gt;=[.BZ$1]);T(ORG.OPENOFFICE.STYLE(&quot;barre_bleu&quot;));T(ORG.OPENOFFICE.STYLE(&quot;Neutre&quot;)))">
            <text:p/>
          </table:table-cell>
          <table:table-cell table:formula="of:=IF(AND([.$C12]&lt;=[.CA$1];[.$E12]&gt;=[.CA$1]);T(ORG.OPENOFFICE.STYLE(&quot;barre_bleu&quot;));T(ORG.OPENOFFICE.STYLE(&quot;Neutre&quot;)))">
            <text:p/>
          </table:table-cell>
          <table:table-cell table:formula="of:=IF(AND([.$C12]&lt;=[.CB$1];[.$E12]&gt;=[.CB$1]);T(ORG.OPENOFFICE.STYLE(&quot;barre_bleu&quot;));T(ORG.OPENOFFICE.STYLE(&quot;Neutre&quot;)))">
            <text:p/>
          </table:table-cell>
          <table:table-cell table:formula="of:=IF(AND([.$C12]&lt;=[.CC$1];[.$E12]&gt;=[.CC$1]);T(ORG.OPENOFFICE.STYLE(&quot;barre_bleu&quot;));T(ORG.OPENOFFICE.STYLE(&quot;Neutre&quot;)))">
            <text:p/>
          </table:table-cell>
          <table:table-cell table:formula="of:=IF(AND([.$C12]&lt;=[.CD$1];[.$E12]&gt;=[.CD$1]);T(ORG.OPENOFFICE.STYLE(&quot;barre_bleu&quot;));T(ORG.OPENOFFICE.STYLE(&quot;Neutre&quot;)))">
            <text:p/>
          </table:table-cell>
          <table:table-cell table:formula="of:=IF(AND([.$C12]&lt;=[.CE$1];[.$E12]&gt;=[.CE$1]);T(ORG.OPENOFFICE.STYLE(&quot;barre_bleu&quot;));T(ORG.OPENOFFICE.STYLE(&quot;Neutre&quot;)))">
            <text:p/>
          </table:table-cell>
          <table:table-cell table:formula="of:=IF(AND([.$C12]&lt;=[.CF$1];[.$E12]&gt;=[.CF$1]);T(ORG.OPENOFFICE.STYLE(&quot;barre_bleu&quot;));T(ORG.OPENOFFICE.STYLE(&quot;Neutre&quot;)))">
            <text:p/>
          </table:table-cell>
          <table:table-cell table:formula="of:=IF(AND([.$C12]&lt;=[.CG$1];[.$E12]&gt;=[.CG$1]);T(ORG.OPENOFFICE.STYLE(&quot;barre_bleu&quot;));T(ORG.OPENOFFICE.STYLE(&quot;Neutre&quot;)))">
            <text:p/>
          </table:table-cell>
          <table:table-cell table:formula="of:=IF(AND([.$C12]&lt;=[.CH$1];[.$E12]&gt;=[.CH$1]);T(ORG.OPENOFFICE.STYLE(&quot;barre_bleu&quot;));T(ORG.OPENOFFICE.STYLE(&quot;Neutre&quot;)))">
            <text:p/>
          </table:table-cell>
          <table:table-cell table:formula="of:=IF(AND([.$C12]&lt;=[.CI$1];[.$E12]&gt;=[.CI$1]);T(ORG.OPENOFFICE.STYLE(&quot;barre_bleu&quot;));T(ORG.OPENOFFICE.STYLE(&quot;Neutre&quot;)))">
            <text:p/>
          </table:table-cell>
          <table:table-cell table:formula="of:=IF(AND([.$C12]&lt;=[.CJ$1];[.$E12]&gt;=[.CJ$1]);T(ORG.OPENOFFICE.STYLE(&quot;barre_bleu&quot;));T(ORG.OPENOFFICE.STYLE(&quot;Neutre&quot;)))">
            <text:p/>
          </table:table-cell>
          <table:table-cell table:formula="of:=IF(AND([.$C12]&lt;=[.CK$1];[.$E12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table:style-name="Default" office:value-type="string" calcext:value-type="string">
            <text:p>Fonctions d’affichage du jeu</text:p>
          </table:table-cell>
          <table:table-cell office:value-type="date" office:date-value="2026-02-14" calcext:value-type="date">
            <text:p>14/02/26</text:p>
          </table:table-cell>
          <table:table-cell table:formula="of:=DAYS360([.C13];[.E13])" office:value-type="float" office:value="54" calcext:value-type="float">
            <text:p>54</text:p>
          </table:table-cell>
          <table:table-cell office:value-type="date" office:date-value="2026-04-08" calcext:value-type="date">
            <text:p>08/04/26</text:p>
          </table:table-cell>
          <table:table-cell/>
          <table:table-cell office:value-type="string" calcext:value-type="string">
            <text:p>T12</text:p>
          </table:table-cell>
          <table:table-cell table:formula="of:=IF(AND([.$C13]&lt;=[.H$1];[.$E13]&gt;=[.H$1]);T(ORG.OPENOFFICE.STYLE(&quot;barre_orange&quot;));T(ORG.OPENOFFICE.STYLE(&quot;Neutre&quot;)))">
            <text:p/>
          </table:table-cell>
          <table:table-cell table:formula="of:=IF(AND([.$C13]&lt;=[.I$1];[.$E13]&gt;=[.I$1]);T(ORG.OPENOFFICE.STYLE(&quot;barre_orange&quot;));T(ORG.OPENOFFICE.STYLE(&quot;Neutre&quot;)))">
            <text:p/>
          </table:table-cell>
          <table:table-cell table:formula="of:=IF(AND([.$C13]&lt;=[.J$1];[.$E13]&gt;=[.J$1]);T(ORG.OPENOFFICE.STYLE(&quot;barre_orange&quot;));T(ORG.OPENOFFICE.STYLE(&quot;Neutre&quot;)))">
            <text:p/>
          </table:table-cell>
          <table:table-cell table:formula="of:=IF(AND([.$C13]&lt;=[.K$1];[.$E13]&gt;=[.K$1]);T(ORG.OPENOFFICE.STYLE(&quot;barre_orange&quot;));T(ORG.OPENOFFICE.STYLE(&quot;Neutre&quot;)))">
            <text:p/>
          </table:table-cell>
          <table:table-cell table:formula="of:=IF(AND([.$C13]&lt;=[.L$1];[.$E13]&gt;=[.L$1]);T(ORG.OPENOFFICE.STYLE(&quot;barre_orange&quot;));T(ORG.OPENOFFICE.STYLE(&quot;Neutre&quot;)))">
            <text:p/>
          </table:table-cell>
          <table:table-cell table:formula="of:=IF(AND([.$C13]&lt;=[.M$1];[.$E13]&gt;=[.M$1]);T(ORG.OPENOFFICE.STYLE(&quot;barre_orange&quot;));T(ORG.OPENOFFICE.STYLE(&quot;Neutre&quot;)))">
            <text:p/>
          </table:table-cell>
          <table:table-cell table:formula="of:=IF(AND([.$C13]&lt;=[.N$1];[.$E13]&gt;=[.N$1]);T(ORG.OPENOFFICE.STYLE(&quot;barre_orange&quot;));T(ORG.OPENOFFICE.STYLE(&quot;Neutre&quot;)))">
            <text:p/>
          </table:table-cell>
          <table:table-cell table:formula="of:=IF(AND([.$C13]&lt;=[.O$1];[.$E13]&gt;=[.O$1]);T(ORG.OPENOFFICE.STYLE(&quot;barre_orange&quot;));T(ORG.OPENOFFICE.STYLE(&quot;Neutre&quot;)))">
            <text:p/>
          </table:table-cell>
          <table:table-cell table:formula="of:=IF(AND([.$C13]&lt;=[.P$1];[.$E13]&gt;=[.P$1]);T(ORG.OPENOFFICE.STYLE(&quot;barre_orange&quot;));T(ORG.OPENOFFICE.STYLE(&quot;Neutre&quot;)))">
            <text:p/>
          </table:table-cell>
          <table:table-cell table:formula="of:=IF(AND([.$C13]&lt;=[.Q$1];[.$E13]&gt;=[.Q$1]);T(ORG.OPENOFFICE.STYLE(&quot;barre_orange&quot;));T(ORG.OPENOFFICE.STYLE(&quot;Neutre&quot;)))">
            <text:p/>
          </table:table-cell>
          <table:table-cell table:formula="of:=IF(AND([.$C13]&lt;=[.R$1];[.$E13]&gt;=[.R$1]);T(ORG.OPENOFFICE.STYLE(&quot;barre_orange&quot;));T(ORG.OPENOFFICE.STYLE(&quot;Neutre&quot;)))">
            <text:p/>
          </table:table-cell>
          <table:table-cell table:formula="of:=IF(AND([.$C13]&lt;=[.S$1];[.$E13]&gt;=[.S$1]);T(ORG.OPENOFFICE.STYLE(&quot;barre_orange&quot;));T(ORG.OPENOFFICE.STYLE(&quot;Neutre&quot;)))">
            <text:p/>
          </table:table-cell>
          <table:table-cell table:formula="of:=IF(AND([.$C13]&lt;=[.T$1];[.$E13]&gt;=[.T$1]);T(ORG.OPENOFFICE.STYLE(&quot;barre_orange&quot;));T(ORG.OPENOFFICE.STYLE(&quot;Neutre&quot;)))">
            <text:p/>
          </table:table-cell>
          <table:table-cell table:formula="of:=IF(AND([.$C13]&lt;=[.U$1];[.$E13]&gt;=[.U$1]);T(ORG.OPENOFFICE.STYLE(&quot;barre_orange&quot;));T(ORG.OPENOFFICE.STYLE(&quot;Neutre&quot;)))">
            <text:p/>
          </table:table-cell>
          <table:table-cell table:formula="of:=IF(AND([.$C13]&lt;=[.V$1];[.$E13]&gt;=[.V$1]);T(ORG.OPENOFFICE.STYLE(&quot;barre_orange&quot;));T(ORG.OPENOFFICE.STYLE(&quot;Neutre&quot;)))">
            <text:p/>
          </table:table-cell>
          <table:table-cell table:formula="of:=IF(AND([.$C13]&lt;=[.W$1];[.$E13]&gt;=[.W$1]);T(ORG.OPENOFFICE.STYLE(&quot;barre_orange&quot;));T(ORG.OPENOFFICE.STYLE(&quot;Neutre&quot;)))">
            <text:p/>
          </table:table-cell>
          <table:table-cell table:formula="of:=IF(AND([.$C13]&lt;=[.X$1];[.$E13]&gt;=[.X$1]);T(ORG.OPENOFFICE.STYLE(&quot;barre_orange&quot;));T(ORG.OPENOFFICE.STYLE(&quot;Neutre&quot;)))">
            <text:p/>
          </table:table-cell>
          <table:table-cell table:formula="of:=IF(AND([.$C13]&lt;=[.Y$1];[.$E13]&gt;=[.Y$1]);T(ORG.OPENOFFICE.STYLE(&quot;barre_orange&quot;));T(ORG.OPENOFFICE.STYLE(&quot;Neutre&quot;)))">
            <text:p/>
          </table:table-cell>
          <table:table-cell table:formula="of:=IF(AND([.$C13]&lt;=[.Z$1];[.$E13]&gt;=[.Z$1]);T(ORG.OPENOFFICE.STYLE(&quot;barre_orange&quot;));T(ORG.OPENOFFICE.STYLE(&quot;Neutre&quot;)))">
            <text:p/>
          </table:table-cell>
          <table:table-cell table:formula="of:=IF(AND([.$C13]&lt;=[.AA$1];[.$E13]&gt;=[.AA$1]);T(ORG.OPENOFFICE.STYLE(&quot;barre_orange&quot;));T(ORG.OPENOFFICE.STYLE(&quot;Neutre&quot;)))">
            <text:p/>
          </table:table-cell>
          <table:table-cell table:formula="of:=IF(AND([.$C13]&lt;=[.AB$1];[.$E13]&gt;=[.AB$1]);T(ORG.OPENOFFICE.STYLE(&quot;barre_orange&quot;));T(ORG.OPENOFFICE.STYLE(&quot;Neutre&quot;)))">
            <text:p/>
          </table:table-cell>
          <table:table-cell table:formula="of:=IF(AND([.$C13]&lt;=[.AC$1];[.$E13]&gt;=[.AC$1]);T(ORG.OPENOFFICE.STYLE(&quot;barre_orange&quot;));T(ORG.OPENOFFICE.STYLE(&quot;Neutre&quot;)))">
            <text:p/>
          </table:table-cell>
          <table:table-cell table:formula="of:=IF(AND([.$C13]&lt;=[.AD$1];[.$E13]&gt;=[.AD$1]);T(ORG.OPENOFFICE.STYLE(&quot;barre_orange&quot;));T(ORG.OPENOFFICE.STYLE(&quot;Neutre&quot;)))">
            <text:p/>
          </table:table-cell>
          <table:table-cell table:style-name="barre_5f_orange" table:formula="of:=IF(AND([.$C13]&lt;=[.AE$1];[.$E13]&gt;=[.AE$1]);T(ORG.OPENOFFICE.STYLE(&quot;barre_orange&quot;));T(ORG.OPENOFFICE.STYLE(&quot;Neutre&quot;)))">
            <text:p/>
          </table:table-cell>
          <table:table-cell table:style-name="barre_5f_orange" table:formula="of:=IF(AND([.$C13]&lt;=[.AF$1];[.$E13]&gt;=[.AF$1]);T(ORG.OPENOFFICE.STYLE(&quot;barre_orange&quot;));T(ORG.OPENOFFICE.STYLE(&quot;Neutre&quot;)))">
            <text:p/>
          </table:table-cell>
          <table:table-cell table:style-name="barre_5f_orange" table:formula="of:=IF(AND([.$C13]&lt;=[.AG$1];[.$E13]&gt;=[.AG$1]);T(ORG.OPENOFFICE.STYLE(&quot;barre_orange&quot;));T(ORG.OPENOFFICE.STYLE(&quot;Neutre&quot;)))">
            <text:p/>
          </table:table-cell>
          <table:table-cell table:style-name="barre_5f_orange" table:formula="of:=IF(AND([.$C13]&lt;=[.AH$1];[.$E13]&gt;=[.AH$1]);T(ORG.OPENOFFICE.STYLE(&quot;barre_orange&quot;));T(ORG.OPENOFFICE.STYLE(&quot;Neutre&quot;)))">
            <text:p/>
          </table:table-cell>
          <table:table-cell table:style-name="barre_5f_orange" table:formula="of:=IF(AND([.$C13]&lt;=[.AI$1];[.$E13]&gt;=[.AI$1]);T(ORG.OPENOFFICE.STYLE(&quot;barre_orange&quot;));T(ORG.OPENOFFICE.STYLE(&quot;Neutre&quot;)))">
            <text:p/>
          </table:table-cell>
          <table:table-cell table:style-name="barre_5f_orange" table:formula="of:=IF(AND([.$C13]&lt;=[.AJ$1];[.$E13]&gt;=[.AJ$1]);T(ORG.OPENOFFICE.STYLE(&quot;barre_orange&quot;));T(ORG.OPENOFFICE.STYLE(&quot;Neutre&quot;)))">
            <text:p/>
          </table:table-cell>
          <table:table-cell table:style-name="barre_5f_orange" table:formula="of:=IF(AND([.$C13]&lt;=[.AK$1];[.$E13]&gt;=[.AK$1]);T(ORG.OPENOFFICE.STYLE(&quot;barre_orange&quot;));T(ORG.OPENOFFICE.STYLE(&quot;Neutre&quot;)))">
            <text:p/>
          </table:table-cell>
          <table:table-cell table:style-name="barre_5f_orange" table:formula="of:=IF(AND([.$C13]&lt;=[.AL$1];[.$E13]&gt;=[.AL$1]);T(ORG.OPENOFFICE.STYLE(&quot;barre_orange&quot;));T(ORG.OPENOFFICE.STYLE(&quot;Neutre&quot;)))">
            <text:p/>
          </table:table-cell>
          <table:table-cell table:style-name="barre_5f_orange" table:formula="of:=IF(AND([.$C13]&lt;=[.AM$1];[.$E13]&gt;=[.AM$1]);T(ORG.OPENOFFICE.STYLE(&quot;barre_orange&quot;));T(ORG.OPENOFFICE.STYLE(&quot;Neutre&quot;)))">
            <text:p/>
          </table:table-cell>
          <table:table-cell table:style-name="barre_5f_orange" table:formula="of:=IF(AND([.$C13]&lt;=[.AN$1];[.$E13]&gt;=[.AN$1]);T(ORG.OPENOFFICE.STYLE(&quot;barre_orange&quot;));T(ORG.OPENOFFICE.STYLE(&quot;Neutre&quot;)))">
            <text:p/>
          </table:table-cell>
          <table:table-cell table:style-name="barre_5f_orange" table:formula="of:=IF(AND([.$C13]&lt;=[.AO$1];[.$E13]&gt;=[.AO$1]);T(ORG.OPENOFFICE.STYLE(&quot;barre_orange&quot;));T(ORG.OPENOFFICE.STYLE(&quot;Neutre&quot;)))">
            <text:p/>
          </table:table-cell>
          <table:table-cell table:style-name="barre_5f_orange" table:formula="of:=IF(AND([.$C13]&lt;=[.AP$1];[.$E13]&gt;=[.AP$1]);T(ORG.OPENOFFICE.STYLE(&quot;barre_orange&quot;));T(ORG.OPENOFFICE.STYLE(&quot;Neutre&quot;)))">
            <text:p/>
          </table:table-cell>
          <table:table-cell table:style-name="barre_5f_orange" table:formula="of:=IF(AND([.$C13]&lt;=[.AQ$1];[.$E13]&gt;=[.AQ$1]);T(ORG.OPENOFFICE.STYLE(&quot;barre_orange&quot;));T(ORG.OPENOFFICE.STYLE(&quot;Neutre&quot;)))">
            <text:p/>
          </table:table-cell>
          <table:table-cell table:style-name="barre_5f_orange" table:formula="of:=IF(AND([.$C13]&lt;=[.AR$1];[.$E13]&gt;=[.AR$1]);T(ORG.OPENOFFICE.STYLE(&quot;barre_orange&quot;));T(ORG.OPENOFFICE.STYLE(&quot;Neutre&quot;)))">
            <text:p/>
          </table:table-cell>
          <table:table-cell table:style-name="barre_5f_orange" table:formula="of:=IF(AND([.$C13]&lt;=[.AS$1];[.$E13]&gt;=[.AS$1]);T(ORG.OPENOFFICE.STYLE(&quot;barre_orange&quot;));T(ORG.OPENOFFICE.STYLE(&quot;Neutre&quot;)))">
            <text:p/>
          </table:table-cell>
          <table:table-cell table:style-name="barre_5f_orange" table:formula="of:=IF(AND([.$C13]&lt;=[.AT$1];[.$E13]&gt;=[.AT$1]);T(ORG.OPENOFFICE.STYLE(&quot;barre_orange&quot;));T(ORG.OPENOFFICE.STYLE(&quot;Neutre&quot;)))">
            <text:p/>
          </table:table-cell>
          <table:table-cell table:style-name="barre_5f_orange" table:formula="of:=IF(AND([.$C13]&lt;=[.AU$1];[.$E13]&gt;=[.AU$1]);T(ORG.OPENOFFICE.STYLE(&quot;barre_orange&quot;));T(ORG.OPENOFFICE.STYLE(&quot;Neutre&quot;)))">
            <text:p/>
          </table:table-cell>
          <table:table-cell table:style-name="barre_5f_orange" table:formula="of:=IF(AND([.$C13]&lt;=[.AV$1];[.$E13]&gt;=[.AV$1]);T(ORG.OPENOFFICE.STYLE(&quot;barre_orange&quot;));T(ORG.OPENOFFICE.STYLE(&quot;Neutre&quot;)))">
            <text:p/>
          </table:table-cell>
          <table:table-cell table:style-name="barre_5f_orange" table:formula="of:=IF(AND([.$C13]&lt;=[.AW$1];[.$E13]&gt;=[.AW$1]);T(ORG.OPENOFFICE.STYLE(&quot;barre_orange&quot;));T(ORG.OPENOFFICE.STYLE(&quot;Neutre&quot;)))">
            <text:p/>
          </table:table-cell>
          <table:table-cell table:style-name="barre_5f_orange" table:formula="of:=IF(AND([.$C13]&lt;=[.AX$1];[.$E13]&gt;=[.AX$1]);T(ORG.OPENOFFICE.STYLE(&quot;barre_orange&quot;));T(ORG.OPENOFFICE.STYLE(&quot;Neutre&quot;)))">
            <text:p/>
          </table:table-cell>
          <table:table-cell table:style-name="barre_5f_orange" table:formula="of:=IF(AND([.$C13]&lt;=[.AY$1];[.$E13]&gt;=[.AY$1]);T(ORG.OPENOFFICE.STYLE(&quot;barre_orange&quot;));T(ORG.OPENOFFICE.STYLE(&quot;Neutre&quot;)))">
            <text:p/>
          </table:table-cell>
          <table:table-cell table:style-name="barre_5f_orange" table:formula="of:=IF(AND([.$C13]&lt;=[.AZ$1];[.$E13]&gt;=[.AZ$1]);T(ORG.OPENOFFICE.STYLE(&quot;barre_orange&quot;));T(ORG.OPENOFFICE.STYLE(&quot;Neutre&quot;)))">
            <text:p/>
          </table:table-cell>
          <table:table-cell table:style-name="barre_5f_orange" table:formula="of:=IF(AND([.$C13]&lt;=[.BA$1];[.$E13]&gt;=[.BA$1]);T(ORG.OPENOFFICE.STYLE(&quot;barre_orange&quot;));T(ORG.OPENOFFICE.STYLE(&quot;Neutre&quot;)))">
            <text:p/>
          </table:table-cell>
          <table:table-cell table:style-name="barre_5f_orange" table:formula="of:=IF(AND([.$C13]&lt;=[.BB$1];[.$E13]&gt;=[.BB$1]);T(ORG.OPENOFFICE.STYLE(&quot;barre_orange&quot;));T(ORG.OPENOFFICE.STYLE(&quot;Neutre&quot;)))">
            <text:p/>
          </table:table-cell>
          <table:table-cell table:style-name="barre_5f_orange" table:formula="of:=IF(AND([.$C13]&lt;=[.BC$1];[.$E13]&gt;=[.BC$1]);T(ORG.OPENOFFICE.STYLE(&quot;barre_orange&quot;));T(ORG.OPENOFFICE.STYLE(&quot;Neutre&quot;)))">
            <text:p/>
          </table:table-cell>
          <table:table-cell table:style-name="barre_5f_orange" table:formula="of:=IF(AND([.$C13]&lt;=[.BD$1];[.$E13]&gt;=[.BD$1]);T(ORG.OPENOFFICE.STYLE(&quot;barre_orange&quot;));T(ORG.OPENOFFICE.STYLE(&quot;Neutre&quot;)))">
            <text:p/>
          </table:table-cell>
          <table:table-cell table:style-name="barre_5f_orange" table:formula="of:=IF(AND([.$C13]&lt;=[.BE$1];[.$E13]&gt;=[.BE$1]);T(ORG.OPENOFFICE.STYLE(&quot;barre_orange&quot;));T(ORG.OPENOFFICE.STYLE(&quot;Neutre&quot;)))">
            <text:p/>
          </table:table-cell>
          <table:table-cell table:style-name="barre_5f_orange" table:formula="of:=IF(AND([.$C13]&lt;=[.BF$1];[.$E13]&gt;=[.BF$1]);T(ORG.OPENOFFICE.STYLE(&quot;barre_orange&quot;));T(ORG.OPENOFFICE.STYLE(&quot;Neutre&quot;)))">
            <text:p/>
          </table:table-cell>
          <table:table-cell table:style-name="barre_5f_orange" table:formula="of:=IF(AND([.$C13]&lt;=[.BG$1];[.$E13]&gt;=[.BG$1]);T(ORG.OPENOFFICE.STYLE(&quot;barre_orange&quot;));T(ORG.OPENOFFICE.STYLE(&quot;Neutre&quot;)))">
            <text:p/>
          </table:table-cell>
          <table:table-cell table:style-name="barre_5f_orange" table:formula="of:=IF(AND([.$C13]&lt;=[.BH$1];[.$E13]&gt;=[.BH$1]);T(ORG.OPENOFFICE.STYLE(&quot;barre_orange&quot;));T(ORG.OPENOFFICE.STYLE(&quot;Neutre&quot;)))">
            <text:p/>
          </table:table-cell>
          <table:table-cell table:style-name="barre_5f_orange" table:formula="of:=IF(AND([.$C13]&lt;=[.BI$1];[.$E13]&gt;=[.BI$1]);T(ORG.OPENOFFICE.STYLE(&quot;barre_orange&quot;));T(ORG.OPENOFFICE.STYLE(&quot;Neutre&quot;)))">
            <text:p/>
          </table:table-cell>
          <table:table-cell table:style-name="barre_5f_orange" table:formula="of:=IF(AND([.$C13]&lt;=[.BJ$1];[.$E13]&gt;=[.BJ$1]);T(ORG.OPENOFFICE.STYLE(&quot;barre_orange&quot;));T(ORG.OPENOFFICE.STYLE(&quot;Neutre&quot;)))">
            <text:p/>
          </table:table-cell>
          <table:table-cell table:style-name="barre_5f_orange" table:formula="of:=IF(AND([.$C13]&lt;=[.BK$1];[.$E13]&gt;=[.BK$1]);T(ORG.OPENOFFICE.STYLE(&quot;barre_orange&quot;));T(ORG.OPENOFFICE.STYLE(&quot;Neutre&quot;)))">
            <text:p/>
          </table:table-cell>
          <table:table-cell table:style-name="barre_5f_orange" table:formula="of:=IF(AND([.$C13]&lt;=[.BL$1];[.$E13]&gt;=[.BL$1]);T(ORG.OPENOFFICE.STYLE(&quot;barre_orange&quot;));T(ORG.OPENOFFICE.STYLE(&quot;Neutre&quot;)))">
            <text:p/>
          </table:table-cell>
          <table:table-cell table:style-name="barre_5f_orange" table:formula="of:=IF(AND([.$C13]&lt;=[.BM$1];[.$E13]&gt;=[.BM$1]);T(ORG.OPENOFFICE.STYLE(&quot;barre_orange&quot;));T(ORG.OPENOFFICE.STYLE(&quot;Neutre&quot;)))">
            <text:p/>
          </table:table-cell>
          <table:table-cell table:style-name="barre_5f_orange" table:formula="of:=IF(AND([.$C13]&lt;=[.BN$1];[.$E13]&gt;=[.BN$1]);T(ORG.OPENOFFICE.STYLE(&quot;barre_orange&quot;));T(ORG.OPENOFFICE.STYLE(&quot;Neutre&quot;)))">
            <text:p/>
          </table:table-cell>
          <table:table-cell table:style-name="barre_5f_orange" table:formula="of:=IF(AND([.$C13]&lt;=[.BO$1];[.$E13]&gt;=[.BO$1]);T(ORG.OPENOFFICE.STYLE(&quot;barre_orange&quot;));T(ORG.OPENOFFICE.STYLE(&quot;Neutre&quot;)))">
            <text:p/>
          </table:table-cell>
          <table:table-cell table:style-name="barre_5f_orange" table:formula="of:=IF(AND([.$C13]&lt;=[.BP$1];[.$E13]&gt;=[.BP$1]);T(ORG.OPENOFFICE.STYLE(&quot;barre_orange&quot;));T(ORG.OPENOFFICE.STYLE(&quot;Neutre&quot;)))">
            <text:p/>
          </table:table-cell>
          <table:table-cell table:style-name="barre_5f_orange" table:formula="of:=IF(AND([.$C13]&lt;=[.BQ$1];[.$E13]&gt;=[.BQ$1]);T(ORG.OPENOFFICE.STYLE(&quot;barre_orange&quot;));T(ORG.OPENOFFICE.STYLE(&quot;Neutre&quot;)))">
            <text:p/>
          </table:table-cell>
          <table:table-cell table:style-name="barre_5f_orange" table:formula="of:=IF(AND([.$C13]&lt;=[.BR$1];[.$E13]&gt;=[.BR$1]);T(ORG.OPENOFFICE.STYLE(&quot;barre_orange&quot;));T(ORG.OPENOFFICE.STYLE(&quot;Neutre&quot;)))">
            <text:p/>
          </table:table-cell>
          <table:table-cell table:style-name="barre_5f_orange" table:formula="of:=IF(AND([.$C13]&lt;=[.BS$1];[.$E13]&gt;=[.BS$1]);T(ORG.OPENOFFICE.STYLE(&quot;barre_orange&quot;));T(ORG.OPENOFFICE.STYLE(&quot;Neutre&quot;)))">
            <text:p/>
          </table:table-cell>
          <table:table-cell table:style-name="barre_5f_orange" table:formula="of:=IF(AND([.$C13]&lt;=[.BT$1];[.$E13]&gt;=[.BT$1]);T(ORG.OPENOFFICE.STYLE(&quot;barre_orange&quot;));T(ORG.OPENOFFICE.STYLE(&quot;Neutre&quot;)))">
            <text:p/>
          </table:table-cell>
          <table:table-cell table:style-name="barre_5f_orange" table:formula="of:=IF(AND([.$C13]&lt;=[.BU$1];[.$E13]&gt;=[.BU$1]);T(ORG.OPENOFFICE.STYLE(&quot;barre_orange&quot;));T(ORG.OPENOFFICE.STYLE(&quot;Neutre&quot;)))">
            <text:p/>
          </table:table-cell>
          <table:table-cell table:style-name="barre_5f_orange" table:formula="of:=IF(AND([.$C13]&lt;=[.BV$1];[.$E13]&gt;=[.BV$1]);T(ORG.OPENOFFICE.STYLE(&quot;barre_orange&quot;));T(ORG.OPENOFFICE.STYLE(&quot;Neutre&quot;)))">
            <text:p/>
          </table:table-cell>
          <table:table-cell table:style-name="barre_5f_orange" table:formula="of:=IF(AND([.$C13]&lt;=[.BW$1];[.$E13]&gt;=[.BW$1]);T(ORG.OPENOFFICE.STYLE(&quot;barre_orange&quot;));T(ORG.OPENOFFICE.STYLE(&quot;Neutre&quot;)))">
            <text:p/>
          </table:table-cell>
          <table:table-cell table:style-name="barre_5f_orange" table:formula="of:=IF(AND([.$C13]&lt;=[.BX$1];[.$E13]&gt;=[.BX$1]);T(ORG.OPENOFFICE.STYLE(&quot;barre_orange&quot;));T(ORG.OPENOFFICE.STYLE(&quot;Neutre&quot;)))">
            <text:p/>
          </table:table-cell>
          <table:table-cell table:style-name="barre_5f_orange" table:formula="of:=IF(AND([.$C13]&lt;=[.BY$1];[.$E13]&gt;=[.BY$1]);T(ORG.OPENOFFICE.STYLE(&quot;barre_orange&quot;));T(ORG.OPENOFFICE.STYLE(&quot;Neutre&quot;)))">
            <text:p/>
          </table:table-cell>
          <table:table-cell table:style-name="barre_5f_orange" table:formula="of:=IF(AND([.$C13]&lt;=[.BZ$1];[.$E13]&gt;=[.BZ$1]);T(ORG.OPENOFFICE.STYLE(&quot;barre_orange&quot;));T(ORG.OPENOFFICE.STYLE(&quot;Neutre&quot;)))">
            <text:p/>
          </table:table-cell>
          <table:table-cell table:style-name="barre_5f_orange" table:formula="of:=IF(AND([.$C13]&lt;=[.CA$1];[.$E13]&gt;=[.CA$1]);T(ORG.OPENOFFICE.STYLE(&quot;barre_orange&quot;));T(ORG.OPENOFFICE.STYLE(&quot;Neutre&quot;)))">
            <text:p/>
          </table:table-cell>
          <table:table-cell table:style-name="barre_5f_orange" table:formula="of:=IF(AND([.$C13]&lt;=[.CB$1];[.$E13]&gt;=[.CB$1]);T(ORG.OPENOFFICE.STYLE(&quot;barre_orange&quot;));T(ORG.OPENOFFICE.STYLE(&quot;Neutre&quot;)))">
            <text:p/>
          </table:table-cell>
          <table:table-cell table:style-name="barre_5f_orange" table:formula="of:=IF(AND([.$C13]&lt;=[.CC$1];[.$E13]&gt;=[.CC$1]);T(ORG.OPENOFFICE.STYLE(&quot;barre_orange&quot;));T(ORG.OPENOFFICE.STYLE(&quot;Neutre&quot;)))">
            <text:p/>
          </table:table-cell>
          <table:table-cell table:style-name="barre_5f_orange" table:formula="of:=IF(AND([.$C13]&lt;=[.CD$1];[.$E13]&gt;=[.CD$1]);T(ORG.OPENOFFICE.STYLE(&quot;barre_orange&quot;));T(ORG.OPENOFFICE.STYLE(&quot;Neutre&quot;)))">
            <text:p/>
          </table:table-cell>
          <table:table-cell table:style-name="barre_5f_orange" table:formula="of:=IF(AND([.$C13]&lt;=[.CE$1];[.$E13]&gt;=[.CE$1]);T(ORG.OPENOFFICE.STYLE(&quot;barre_orange&quot;));T(ORG.OPENOFFICE.STYLE(&quot;Neutre&quot;)))">
            <text:p/>
          </table:table-cell>
          <table:table-cell table:style-name="barre_5f_orange" table:formula="of:=IF(AND([.$C13]&lt;=[.CF$1];[.$E13]&gt;=[.CF$1]);T(ORG.OPENOFFICE.STYLE(&quot;barre_orange&quot;));T(ORG.OPENOFFICE.STYLE(&quot;Neutre&quot;)))">
            <text:p/>
          </table:table-cell>
          <table:table-cell table:formula="of:=IF(AND([.$C13]&lt;=[.CG$1];[.$E13]&gt;=[.CG$1]);T(ORG.OPENOFFICE.STYLE(&quot;barre_orange&quot;));T(ORG.OPENOFFICE.STYLE(&quot;Neutre&quot;)))">
            <text:p/>
          </table:table-cell>
          <table:table-cell table:formula="of:=IF(AND([.$C13]&lt;=[.CH$1];[.$E13]&gt;=[.CH$1]);T(ORG.OPENOFFICE.STYLE(&quot;barre_orange&quot;));T(ORG.OPENOFFICE.STYLE(&quot;Neutre&quot;)))">
            <text:p/>
          </table:table-cell>
          <table:table-cell table:formula="of:=IF(AND([.$C13]&lt;=[.CI$1];[.$E13]&gt;=[.CI$1]);T(ORG.OPENOFFICE.STYLE(&quot;barre_orange&quot;));T(ORG.OPENOFFICE.STYLE(&quot;Neutre&quot;)))">
            <text:p/>
          </table:table-cell>
          <table:table-cell table:formula="of:=IF(AND([.$C13]&lt;=[.CJ$1];[.$E13]&gt;=[.CJ$1]);T(ORG.OPENOFFICE.STYLE(&quot;barre_orange&quot;));T(ORG.OPENOFFICE.STYLE(&quot;Neutre&quot;)))">
            <text:p/>
          </table:table-cell>
          <table:table-cell table:formula="of:=IF(AND([.$C13]&lt;=[.CK$1];[.$E13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Fonctions placement dinosaures</text:p>
          </table:table-cell>
          <table:table-cell office:value-type="date" office:date-value="2026-02-15" calcext:value-type="date">
            <text:p>15/02/26</text:p>
          </table:table-cell>
          <table:table-cell table:formula="of:=DAYS360([.C14];[.E14])" office:value-type="float" office:value="2" calcext:value-type="float">
            <text:p>2</text:p>
          </table:table-cell>
          <table:table-cell office:value-type="date" office:date-value="2026-02-17" calcext:value-type="date">
            <text:p>17/02/26</text:p>
          </table:table-cell>
          <table:table-cell/>
          <table:table-cell office:value-type="string" calcext:value-type="string">
            <text:p>T13</text:p>
          </table:table-cell>
          <table:table-cell table:formula="of:=IF(AND([.$C14]&lt;=[.H$1];[.$E14]&gt;=[.H$1]);T(ORG.OPENOFFICE.STYLE(&quot;barre_bleu&quot;));T(ORG.OPENOFFICE.STYLE(&quot;Neutre&quot;)))">
            <text:p/>
          </table:table-cell>
          <table:table-cell table:formula="of:=IF(AND([.$C14]&lt;=[.I$1];[.$E14]&gt;=[.I$1]);T(ORG.OPENOFFICE.STYLE(&quot;barre_bleu&quot;));T(ORG.OPENOFFICE.STYLE(&quot;Neutre&quot;)))">
            <text:p/>
          </table:table-cell>
          <table:table-cell table:formula="of:=IF(AND([.$C14]&lt;=[.J$1];[.$E14]&gt;=[.J$1]);T(ORG.OPENOFFICE.STYLE(&quot;barre_bleu&quot;));T(ORG.OPENOFFICE.STYLE(&quot;Neutre&quot;)))">
            <text:p/>
          </table:table-cell>
          <table:table-cell table:formula="of:=IF(AND([.$C14]&lt;=[.K$1];[.$E14]&gt;=[.K$1]);T(ORG.OPENOFFICE.STYLE(&quot;barre_bleu&quot;));T(ORG.OPENOFFICE.STYLE(&quot;Neutre&quot;)))">
            <text:p/>
          </table:table-cell>
          <table:table-cell table:formula="of:=IF(AND([.$C14]&lt;=[.L$1];[.$E14]&gt;=[.L$1]);T(ORG.OPENOFFICE.STYLE(&quot;barre_bleu&quot;));T(ORG.OPENOFFICE.STYLE(&quot;Neutre&quot;)))">
            <text:p/>
          </table:table-cell>
          <table:table-cell table:formula="of:=IF(AND([.$C14]&lt;=[.M$1];[.$E14]&gt;=[.M$1]);T(ORG.OPENOFFICE.STYLE(&quot;barre_bleu&quot;));T(ORG.OPENOFFICE.STYLE(&quot;Neutre&quot;)))">
            <text:p/>
          </table:table-cell>
          <table:table-cell table:formula="of:=IF(AND([.$C14]&lt;=[.N$1];[.$E14]&gt;=[.N$1]);T(ORG.OPENOFFICE.STYLE(&quot;barre_bleu&quot;));T(ORG.OPENOFFICE.STYLE(&quot;Neutre&quot;)))">
            <text:p/>
          </table:table-cell>
          <table:table-cell table:formula="of:=IF(AND([.$C14]&lt;=[.O$1];[.$E14]&gt;=[.O$1]);T(ORG.OPENOFFICE.STYLE(&quot;barre_bleu&quot;));T(ORG.OPENOFFICE.STYLE(&quot;Neutre&quot;)))">
            <text:p/>
          </table:table-cell>
          <table:table-cell table:formula="of:=IF(AND([.$C14]&lt;=[.P$1];[.$E14]&gt;=[.P$1]);T(ORG.OPENOFFICE.STYLE(&quot;barre_bleu&quot;));T(ORG.OPENOFFICE.STYLE(&quot;Neutre&quot;)))">
            <text:p/>
          </table:table-cell>
          <table:table-cell table:formula="of:=IF(AND([.$C14]&lt;=[.Q$1];[.$E14]&gt;=[.Q$1]);T(ORG.OPENOFFICE.STYLE(&quot;barre_bleu&quot;));T(ORG.OPENOFFICE.STYLE(&quot;Neutre&quot;)))">
            <text:p/>
          </table:table-cell>
          <table:table-cell table:formula="of:=IF(AND([.$C14]&lt;=[.R$1];[.$E14]&gt;=[.R$1]);T(ORG.OPENOFFICE.STYLE(&quot;barre_bleu&quot;));T(ORG.OPENOFFICE.STYLE(&quot;Neutre&quot;)))">
            <text:p/>
          </table:table-cell>
          <table:table-cell table:formula="of:=IF(AND([.$C14]&lt;=[.S$1];[.$E14]&gt;=[.S$1]);T(ORG.OPENOFFICE.STYLE(&quot;barre_bleu&quot;));T(ORG.OPENOFFICE.STYLE(&quot;Neutre&quot;)))">
            <text:p/>
          </table:table-cell>
          <table:table-cell table:formula="of:=IF(AND([.$C14]&lt;=[.T$1];[.$E14]&gt;=[.T$1]);T(ORG.OPENOFFICE.STYLE(&quot;barre_bleu&quot;));T(ORG.OPENOFFICE.STYLE(&quot;Neutre&quot;)))">
            <text:p/>
          </table:table-cell>
          <table:table-cell table:formula="of:=IF(AND([.$C14]&lt;=[.U$1];[.$E14]&gt;=[.U$1]);T(ORG.OPENOFFICE.STYLE(&quot;barre_bleu&quot;));T(ORG.OPENOFFICE.STYLE(&quot;Neutre&quot;)))">
            <text:p/>
          </table:table-cell>
          <table:table-cell table:formula="of:=IF(AND([.$C14]&lt;=[.V$1];[.$E14]&gt;=[.V$1]);T(ORG.OPENOFFICE.STYLE(&quot;barre_bleu&quot;));T(ORG.OPENOFFICE.STYLE(&quot;Neutre&quot;)))">
            <text:p/>
          </table:table-cell>
          <table:table-cell table:formula="of:=IF(AND([.$C14]&lt;=[.W$1];[.$E14]&gt;=[.W$1]);T(ORG.OPENOFFICE.STYLE(&quot;barre_bleu&quot;));T(ORG.OPENOFFICE.STYLE(&quot;Neutre&quot;)))">
            <text:p/>
          </table:table-cell>
          <table:table-cell table:formula="of:=IF(AND([.$C14]&lt;=[.X$1];[.$E14]&gt;=[.X$1]);T(ORG.OPENOFFICE.STYLE(&quot;barre_bleu&quot;));T(ORG.OPENOFFICE.STYLE(&quot;Neutre&quot;)))">
            <text:p/>
          </table:table-cell>
          <table:table-cell table:formula="of:=IF(AND([.$C14]&lt;=[.Y$1];[.$E14]&gt;=[.Y$1]);T(ORG.OPENOFFICE.STYLE(&quot;barre_bleu&quot;));T(ORG.OPENOFFICE.STYLE(&quot;Neutre&quot;)))">
            <text:p/>
          </table:table-cell>
          <table:table-cell table:formula="of:=IF(AND([.$C14]&lt;=[.Z$1];[.$E14]&gt;=[.Z$1]);T(ORG.OPENOFFICE.STYLE(&quot;barre_bleu&quot;));T(ORG.OPENOFFICE.STYLE(&quot;Neutre&quot;)))">
            <text:p/>
          </table:table-cell>
          <table:table-cell table:formula="of:=IF(AND([.$C14]&lt;=[.AA$1];[.$E14]&gt;=[.AA$1]);T(ORG.OPENOFFICE.STYLE(&quot;barre_bleu&quot;));T(ORG.OPENOFFICE.STYLE(&quot;Neutre&quot;)))">
            <text:p/>
          </table:table-cell>
          <table:table-cell table:formula="of:=IF(AND([.$C14]&lt;=[.AB$1];[.$E14]&gt;=[.AB$1]);T(ORG.OPENOFFICE.STYLE(&quot;barre_bleu&quot;));T(ORG.OPENOFFICE.STYLE(&quot;Neutre&quot;)))">
            <text:p/>
          </table:table-cell>
          <table:table-cell table:formula="of:=IF(AND([.$C14]&lt;=[.AC$1];[.$E14]&gt;=[.AC$1]);T(ORG.OPENOFFICE.STYLE(&quot;barre_bleu&quot;));T(ORG.OPENOFFICE.STYLE(&quot;Neutre&quot;)))">
            <text:p/>
          </table:table-cell>
          <table:table-cell table:formula="of:=IF(AND([.$C14]&lt;=[.AD$1];[.$E14]&gt;=[.AD$1]);T(ORG.OPENOFFICE.STYLE(&quot;barre_bleu&quot;));T(ORG.OPENOFFICE.STYLE(&quot;Neutre&quot;)))">
            <text:p/>
          </table:table-cell>
          <table:table-cell table:formula="of:=IF(AND([.$C14]&lt;=[.AE$1];[.$E14]&gt;=[.AE$1]);T(ORG.OPENOFFICE.STYLE(&quot;barre_bleu&quot;));T(ORG.OPENOFFICE.STYLE(&quot;Neutre&quot;)))">
            <text:p/>
          </table:table-cell>
          <table:table-cell table:style-name="barre_5f_bleu" table:formula="of:=IF(AND([.$C14]&lt;=[.AF$1];[.$E14]&gt;=[.AF$1]);T(ORG.OPENOFFICE.STYLE(&quot;barre_bleu&quot;));T(ORG.OPENOFFICE.STYLE(&quot;Neutre&quot;)))">
            <text:p/>
          </table:table-cell>
          <table:table-cell table:style-name="barre_5f_bleu" table:formula="of:=IF(AND([.$C14]&lt;=[.AG$1];[.$E14]&gt;=[.AG$1]);T(ORG.OPENOFFICE.STYLE(&quot;barre_bleu&quot;));T(ORG.OPENOFFICE.STYLE(&quot;Neutre&quot;)))">
            <text:p/>
          </table:table-cell>
          <table:table-cell table:style-name="barre_5f_bleu" table:formula="of:=IF(AND([.$C14]&lt;=[.AH$1];[.$E14]&gt;=[.AH$1]);T(ORG.OPENOFFICE.STYLE(&quot;barre_bleu&quot;));T(ORG.OPENOFFICE.STYLE(&quot;Neutre&quot;)))">
            <text:p/>
          </table:table-cell>
          <table:table-cell table:formula="of:=IF(AND([.$C14]&lt;=[.AI$1];[.$E14]&gt;=[.AI$1]);T(ORG.OPENOFFICE.STYLE(&quot;barre_bleu&quot;));T(ORG.OPENOFFICE.STYLE(&quot;Neutre&quot;)))">
            <text:p/>
          </table:table-cell>
          <table:table-cell table:formula="of:=IF(AND([.$C14]&lt;=[.AJ$1];[.$E14]&gt;=[.AJ$1]);T(ORG.OPENOFFICE.STYLE(&quot;barre_bleu&quot;));T(ORG.OPENOFFICE.STYLE(&quot;Neutre&quot;)))">
            <text:p/>
          </table:table-cell>
          <table:table-cell table:formula="of:=IF(AND([.$C14]&lt;=[.AK$1];[.$E14]&gt;=[.AK$1]);T(ORG.OPENOFFICE.STYLE(&quot;barre_bleu&quot;));T(ORG.OPENOFFICE.STYLE(&quot;Neutre&quot;)))">
            <text:p/>
          </table:table-cell>
          <table:table-cell table:formula="of:=IF(AND([.$C14]&lt;=[.AL$1];[.$E14]&gt;=[.AL$1]);T(ORG.OPENOFFICE.STYLE(&quot;barre_bleu&quot;));T(ORG.OPENOFFICE.STYLE(&quot;Neutre&quot;)))">
            <text:p/>
          </table:table-cell>
          <table:table-cell table:formula="of:=IF(AND([.$C14]&lt;=[.AM$1];[.$E14]&gt;=[.AM$1]);T(ORG.OPENOFFICE.STYLE(&quot;barre_bleu&quot;));T(ORG.OPENOFFICE.STYLE(&quot;Neutre&quot;)))">
            <text:p/>
          </table:table-cell>
          <table:table-cell table:formula="of:=IF(AND([.$C14]&lt;=[.AN$1];[.$E14]&gt;=[.AN$1]);T(ORG.OPENOFFICE.STYLE(&quot;barre_bleu&quot;));T(ORG.OPENOFFICE.STYLE(&quot;Neutre&quot;)))">
            <text:p/>
          </table:table-cell>
          <table:table-cell table:formula="of:=IF(AND([.$C14]&lt;=[.AO$1];[.$E14]&gt;=[.AO$1]);T(ORG.OPENOFFICE.STYLE(&quot;barre_bleu&quot;));T(ORG.OPENOFFICE.STYLE(&quot;Neutre&quot;)))">
            <text:p/>
          </table:table-cell>
          <table:table-cell table:formula="of:=IF(AND([.$C14]&lt;=[.AP$1];[.$E14]&gt;=[.AP$1]);T(ORG.OPENOFFICE.STYLE(&quot;barre_bleu&quot;));T(ORG.OPENOFFICE.STYLE(&quot;Neutre&quot;)))">
            <text:p/>
          </table:table-cell>
          <table:table-cell table:formula="of:=IF(AND([.$C14]&lt;=[.AQ$1];[.$E14]&gt;=[.AQ$1]);T(ORG.OPENOFFICE.STYLE(&quot;barre_bleu&quot;));T(ORG.OPENOFFICE.STYLE(&quot;Neutre&quot;)))">
            <text:p/>
          </table:table-cell>
          <table:table-cell table:formula="of:=IF(AND([.$C14]&lt;=[.AR$1];[.$E14]&gt;=[.AR$1]);T(ORG.OPENOFFICE.STYLE(&quot;barre_bleu&quot;));T(ORG.OPENOFFICE.STYLE(&quot;Neutre&quot;)))">
            <text:p/>
          </table:table-cell>
          <table:table-cell table:formula="of:=IF(AND([.$C14]&lt;=[.AS$1];[.$E14]&gt;=[.AS$1]);T(ORG.OPENOFFICE.STYLE(&quot;barre_bleu&quot;));T(ORG.OPENOFFICE.STYLE(&quot;Neutre&quot;)))">
            <text:p/>
          </table:table-cell>
          <table:table-cell table:formula="of:=IF(AND([.$C14]&lt;=[.AT$1];[.$E14]&gt;=[.AT$1]);T(ORG.OPENOFFICE.STYLE(&quot;barre_bleu&quot;));T(ORG.OPENOFFICE.STYLE(&quot;Neutre&quot;)))">
            <text:p/>
          </table:table-cell>
          <table:table-cell table:formula="of:=IF(AND([.$C14]&lt;=[.AU$1];[.$E14]&gt;=[.AU$1]);T(ORG.OPENOFFICE.STYLE(&quot;barre_bleu&quot;));T(ORG.OPENOFFICE.STYLE(&quot;Neutre&quot;)))">
            <text:p/>
          </table:table-cell>
          <table:table-cell table:formula="of:=IF(AND([.$C14]&lt;=[.AV$1];[.$E14]&gt;=[.AV$1]);T(ORG.OPENOFFICE.STYLE(&quot;barre_bleu&quot;));T(ORG.OPENOFFICE.STYLE(&quot;Neutre&quot;)))">
            <text:p/>
          </table:table-cell>
          <table:table-cell table:formula="of:=IF(AND([.$C14]&lt;=[.AW$1];[.$E14]&gt;=[.AW$1]);T(ORG.OPENOFFICE.STYLE(&quot;barre_bleu&quot;));T(ORG.OPENOFFICE.STYLE(&quot;Neutre&quot;)))">
            <text:p/>
          </table:table-cell>
          <table:table-cell table:formula="of:=IF(AND([.$C14]&lt;=[.AX$1];[.$E14]&gt;=[.AX$1]);T(ORG.OPENOFFICE.STYLE(&quot;barre_bleu&quot;));T(ORG.OPENOFFICE.STYLE(&quot;Neutre&quot;)))">
            <text:p/>
          </table:table-cell>
          <table:table-cell table:formula="of:=IF(AND([.$C14]&lt;=[.AY$1];[.$E14]&gt;=[.AY$1]);T(ORG.OPENOFFICE.STYLE(&quot;barre_bleu&quot;));T(ORG.OPENOFFICE.STYLE(&quot;Neutre&quot;)))">
            <text:p/>
          </table:table-cell>
          <table:table-cell table:formula="of:=IF(AND([.$C14]&lt;=[.AZ$1];[.$E14]&gt;=[.AZ$1]);T(ORG.OPENOFFICE.STYLE(&quot;barre_bleu&quot;));T(ORG.OPENOFFICE.STYLE(&quot;Neutre&quot;)))">
            <text:p/>
          </table:table-cell>
          <table:table-cell table:formula="of:=IF(AND([.$C14]&lt;=[.BA$1];[.$E14]&gt;=[.BA$1]);T(ORG.OPENOFFICE.STYLE(&quot;barre_bleu&quot;));T(ORG.OPENOFFICE.STYLE(&quot;Neutre&quot;)))">
            <text:p/>
          </table:table-cell>
          <table:table-cell table:formula="of:=IF(AND([.$C14]&lt;=[.BB$1];[.$E14]&gt;=[.BB$1]);T(ORG.OPENOFFICE.STYLE(&quot;barre_bleu&quot;));T(ORG.OPENOFFICE.STYLE(&quot;Neutre&quot;)))">
            <text:p/>
          </table:table-cell>
          <table:table-cell table:formula="of:=IF(AND([.$C14]&lt;=[.BC$1];[.$E14]&gt;=[.BC$1]);T(ORG.OPENOFFICE.STYLE(&quot;barre_bleu&quot;));T(ORG.OPENOFFICE.STYLE(&quot;Neutre&quot;)))">
            <text:p/>
          </table:table-cell>
          <table:table-cell table:formula="of:=IF(AND([.$C14]&lt;=[.BD$1];[.$E14]&gt;=[.BD$1]);T(ORG.OPENOFFICE.STYLE(&quot;barre_bleu&quot;));T(ORG.OPENOFFICE.STYLE(&quot;Neutre&quot;)))">
            <text:p/>
          </table:table-cell>
          <table:table-cell table:formula="of:=IF(AND([.$C14]&lt;=[.BE$1];[.$E14]&gt;=[.BE$1]);T(ORG.OPENOFFICE.STYLE(&quot;barre_bleu&quot;));T(ORG.OPENOFFICE.STYLE(&quot;Neutre&quot;)))">
            <text:p/>
          </table:table-cell>
          <table:table-cell table:formula="of:=IF(AND([.$C14]&lt;=[.BF$1];[.$E14]&gt;=[.BF$1]);T(ORG.OPENOFFICE.STYLE(&quot;barre_bleu&quot;));T(ORG.OPENOFFICE.STYLE(&quot;Neutre&quot;)))">
            <text:p/>
          </table:table-cell>
          <table:table-cell table:formula="of:=IF(AND([.$C14]&lt;=[.BG$1];[.$E14]&gt;=[.BG$1]);T(ORG.OPENOFFICE.STYLE(&quot;barre_bleu&quot;));T(ORG.OPENOFFICE.STYLE(&quot;Neutre&quot;)))">
            <text:p/>
          </table:table-cell>
          <table:table-cell table:formula="of:=IF(AND([.$C14]&lt;=[.BH$1];[.$E14]&gt;=[.BH$1]);T(ORG.OPENOFFICE.STYLE(&quot;barre_bleu&quot;));T(ORG.OPENOFFICE.STYLE(&quot;Neutre&quot;)))">
            <text:p/>
          </table:table-cell>
          <table:table-cell table:formula="of:=IF(AND([.$C14]&lt;=[.BI$1];[.$E14]&gt;=[.BI$1]);T(ORG.OPENOFFICE.STYLE(&quot;barre_bleu&quot;));T(ORG.OPENOFFICE.STYLE(&quot;Neutre&quot;)))">
            <text:p/>
          </table:table-cell>
          <table:table-cell table:formula="of:=IF(AND([.$C14]&lt;=[.BJ$1];[.$E14]&gt;=[.BJ$1]);T(ORG.OPENOFFICE.STYLE(&quot;barre_bleu&quot;));T(ORG.OPENOFFICE.STYLE(&quot;Neutre&quot;)))">
            <text:p/>
          </table:table-cell>
          <table:table-cell table:formula="of:=IF(AND([.$C14]&lt;=[.BK$1];[.$E14]&gt;=[.BK$1]);T(ORG.OPENOFFICE.STYLE(&quot;barre_bleu&quot;));T(ORG.OPENOFFICE.STYLE(&quot;Neutre&quot;)))">
            <text:p/>
          </table:table-cell>
          <table:table-cell table:formula="of:=IF(AND([.$C14]&lt;=[.BL$1];[.$E14]&gt;=[.BL$1]);T(ORG.OPENOFFICE.STYLE(&quot;barre_bleu&quot;));T(ORG.OPENOFFICE.STYLE(&quot;Neutre&quot;)))">
            <text:p/>
          </table:table-cell>
          <table:table-cell table:formula="of:=IF(AND([.$C14]&lt;=[.BM$1];[.$E14]&gt;=[.BM$1]);T(ORG.OPENOFFICE.STYLE(&quot;barre_bleu&quot;));T(ORG.OPENOFFICE.STYLE(&quot;Neutre&quot;)))">
            <text:p/>
          </table:table-cell>
          <table:table-cell table:formula="of:=IF(AND([.$C14]&lt;=[.BN$1];[.$E14]&gt;=[.BN$1]);T(ORG.OPENOFFICE.STYLE(&quot;barre_bleu&quot;));T(ORG.OPENOFFICE.STYLE(&quot;Neutre&quot;)))">
            <text:p/>
          </table:table-cell>
          <table:table-cell table:formula="of:=IF(AND([.$C14]&lt;=[.BO$1];[.$E14]&gt;=[.BO$1]);T(ORG.OPENOFFICE.STYLE(&quot;barre_bleu&quot;));T(ORG.OPENOFFICE.STYLE(&quot;Neutre&quot;)))">
            <text:p/>
          </table:table-cell>
          <table:table-cell table:formula="of:=IF(AND([.$C14]&lt;=[.BP$1];[.$E14]&gt;=[.BP$1]);T(ORG.OPENOFFICE.STYLE(&quot;barre_bleu&quot;));T(ORG.OPENOFFICE.STYLE(&quot;Neutre&quot;)))">
            <text:p/>
          </table:table-cell>
          <table:table-cell table:formula="of:=IF(AND([.$C14]&lt;=[.BQ$1];[.$E14]&gt;=[.BQ$1]);T(ORG.OPENOFFICE.STYLE(&quot;barre_bleu&quot;));T(ORG.OPENOFFICE.STYLE(&quot;Neutre&quot;)))">
            <text:p/>
          </table:table-cell>
          <table:table-cell table:formula="of:=IF(AND([.$C14]&lt;=[.BR$1];[.$E14]&gt;=[.BR$1]);T(ORG.OPENOFFICE.STYLE(&quot;barre_bleu&quot;));T(ORG.OPENOFFICE.STYLE(&quot;Neutre&quot;)))">
            <text:p/>
          </table:table-cell>
          <table:table-cell table:formula="of:=IF(AND([.$C14]&lt;=[.BS$1];[.$E14]&gt;=[.BS$1]);T(ORG.OPENOFFICE.STYLE(&quot;barre_bleu&quot;));T(ORG.OPENOFFICE.STYLE(&quot;Neutre&quot;)))">
            <text:p/>
          </table:table-cell>
          <table:table-cell table:formula="of:=IF(AND([.$C14]&lt;=[.BT$1];[.$E14]&gt;=[.BT$1]);T(ORG.OPENOFFICE.STYLE(&quot;barre_bleu&quot;));T(ORG.OPENOFFICE.STYLE(&quot;Neutre&quot;)))">
            <text:p/>
          </table:table-cell>
          <table:table-cell table:formula="of:=IF(AND([.$C14]&lt;=[.BU$1];[.$E14]&gt;=[.BU$1]);T(ORG.OPENOFFICE.STYLE(&quot;barre_bleu&quot;));T(ORG.OPENOFFICE.STYLE(&quot;Neutre&quot;)))">
            <text:p/>
          </table:table-cell>
          <table:table-cell table:formula="of:=IF(AND([.$C14]&lt;=[.BV$1];[.$E14]&gt;=[.BV$1]);T(ORG.OPENOFFICE.STYLE(&quot;barre_bleu&quot;));T(ORG.OPENOFFICE.STYLE(&quot;Neutre&quot;)))">
            <text:p/>
          </table:table-cell>
          <table:table-cell table:formula="of:=IF(AND([.$C14]&lt;=[.BW$1];[.$E14]&gt;=[.BW$1]);T(ORG.OPENOFFICE.STYLE(&quot;barre_bleu&quot;));T(ORG.OPENOFFICE.STYLE(&quot;Neutre&quot;)))">
            <text:p/>
          </table:table-cell>
          <table:table-cell table:formula="of:=IF(AND([.$C14]&lt;=[.BX$1];[.$E14]&gt;=[.BX$1]);T(ORG.OPENOFFICE.STYLE(&quot;barre_bleu&quot;));T(ORG.OPENOFFICE.STYLE(&quot;Neutre&quot;)))">
            <text:p/>
          </table:table-cell>
          <table:table-cell table:formula="of:=IF(AND([.$C14]&lt;=[.BY$1];[.$E14]&gt;=[.BY$1]);T(ORG.OPENOFFICE.STYLE(&quot;barre_bleu&quot;));T(ORG.OPENOFFICE.STYLE(&quot;Neutre&quot;)))">
            <text:p/>
          </table:table-cell>
          <table:table-cell table:formula="of:=IF(AND([.$C14]&lt;=[.BZ$1];[.$E14]&gt;=[.BZ$1]);T(ORG.OPENOFFICE.STYLE(&quot;barre_bleu&quot;));T(ORG.OPENOFFICE.STYLE(&quot;Neutre&quot;)))">
            <text:p/>
          </table:table-cell>
          <table:table-cell table:formula="of:=IF(AND([.$C14]&lt;=[.CA$1];[.$E14]&gt;=[.CA$1]);T(ORG.OPENOFFICE.STYLE(&quot;barre_bleu&quot;));T(ORG.OPENOFFICE.STYLE(&quot;Neutre&quot;)))">
            <text:p/>
          </table:table-cell>
          <table:table-cell table:formula="of:=IF(AND([.$C14]&lt;=[.CB$1];[.$E14]&gt;=[.CB$1]);T(ORG.OPENOFFICE.STYLE(&quot;barre_bleu&quot;));T(ORG.OPENOFFICE.STYLE(&quot;Neutre&quot;)))">
            <text:p/>
          </table:table-cell>
          <table:table-cell table:formula="of:=IF(AND([.$C14]&lt;=[.CC$1];[.$E14]&gt;=[.CC$1]);T(ORG.OPENOFFICE.STYLE(&quot;barre_bleu&quot;));T(ORG.OPENOFFICE.STYLE(&quot;Neutre&quot;)))">
            <text:p/>
          </table:table-cell>
          <table:table-cell table:formula="of:=IF(AND([.$C14]&lt;=[.CD$1];[.$E14]&gt;=[.CD$1]);T(ORG.OPENOFFICE.STYLE(&quot;barre_bleu&quot;));T(ORG.OPENOFFICE.STYLE(&quot;Neutre&quot;)))">
            <text:p/>
          </table:table-cell>
          <table:table-cell table:formula="of:=IF(AND([.$C14]&lt;=[.CE$1];[.$E14]&gt;=[.CE$1]);T(ORG.OPENOFFICE.STYLE(&quot;barre_bleu&quot;));T(ORG.OPENOFFICE.STYLE(&quot;Neutre&quot;)))">
            <text:p/>
          </table:table-cell>
          <table:table-cell table:formula="of:=IF(AND([.$C14]&lt;=[.CF$1];[.$E14]&gt;=[.CF$1]);T(ORG.OPENOFFICE.STYLE(&quot;barre_bleu&quot;));T(ORG.OPENOFFICE.STYLE(&quot;Neutre&quot;)))">
            <text:p/>
          </table:table-cell>
          <table:table-cell table:formula="of:=IF(AND([.$C14]&lt;=[.CG$1];[.$E14]&gt;=[.CG$1]);T(ORG.OPENOFFICE.STYLE(&quot;barre_bleu&quot;));T(ORG.OPENOFFICE.STYLE(&quot;Neutre&quot;)))">
            <text:p/>
          </table:table-cell>
          <table:table-cell table:formula="of:=IF(AND([.$C14]&lt;=[.CH$1];[.$E14]&gt;=[.CH$1]);T(ORG.OPENOFFICE.STYLE(&quot;barre_bleu&quot;));T(ORG.OPENOFFICE.STYLE(&quot;Neutre&quot;)))">
            <text:p/>
          </table:table-cell>
          <table:table-cell table:formula="of:=IF(AND([.$C14]&lt;=[.CI$1];[.$E14]&gt;=[.CI$1]);T(ORG.OPENOFFICE.STYLE(&quot;barre_bleu&quot;));T(ORG.OPENOFFICE.STYLE(&quot;Neutre&quot;)))">
            <text:p/>
          </table:table-cell>
          <table:table-cell table:formula="of:=IF(AND([.$C14]&lt;=[.CJ$1];[.$E14]&gt;=[.CJ$1]);T(ORG.OPENOFFICE.STYLE(&quot;barre_bleu&quot;));T(ORG.OPENOFFICE.STYLE(&quot;Neutre&quot;)))">
            <text:p/>
          </table:table-cell>
          <table:table-cell table:formula="of:=IF(AND([.$C14]&lt;=[.CK$1];[.$E14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Fonctions de déplacement</text:p>
          </table:table-cell>
          <table:table-cell office:value-type="date" office:date-value="2026-02-25" calcext:value-type="date">
            <text:p>25/02/26</text:p>
          </table:table-cell>
          <table:table-cell table:formula="of:=DAYS360([.C15];[.E15])" office:value-type="float" office:value="44" calcext:value-type="float">
            <text:p>44</text:p>
          </table:table-cell>
          <table:table-cell office:value-type="date" office:date-value="2026-04-09" calcext:value-type="date">
            <text:p>09/04/26</text:p>
          </table:table-cell>
          <table:table-cell/>
          <table:table-cell office:value-type="string" calcext:value-type="string">
            <text:p>T14</text:p>
          </table:table-cell>
          <table:table-cell table:formula="of:=IF(AND([.$C15]&lt;=[.H$1];[.$E15]&gt;=[.H$1]);T(ORG.OPENOFFICE.STYLE(&quot;barre_orange&quot;));T(ORG.OPENOFFICE.STYLE(&quot;Neutre&quot;)))">
            <text:p/>
          </table:table-cell>
          <table:table-cell table:formula="of:=IF(AND([.$C15]&lt;=[.I$1];[.$E15]&gt;=[.I$1]);T(ORG.OPENOFFICE.STYLE(&quot;barre_orange&quot;));T(ORG.OPENOFFICE.STYLE(&quot;Neutre&quot;)))">
            <text:p/>
          </table:table-cell>
          <table:table-cell table:formula="of:=IF(AND([.$C15]&lt;=[.J$1];[.$E15]&gt;=[.J$1]);T(ORG.OPENOFFICE.STYLE(&quot;barre_orange&quot;));T(ORG.OPENOFFICE.STYLE(&quot;Neutre&quot;)))">
            <text:p/>
          </table:table-cell>
          <table:table-cell table:formula="of:=IF(AND([.$C15]&lt;=[.K$1];[.$E15]&gt;=[.K$1]);T(ORG.OPENOFFICE.STYLE(&quot;barre_orange&quot;));T(ORG.OPENOFFICE.STYLE(&quot;Neutre&quot;)))">
            <text:p/>
          </table:table-cell>
          <table:table-cell table:formula="of:=IF(AND([.$C15]&lt;=[.L$1];[.$E15]&gt;=[.L$1]);T(ORG.OPENOFFICE.STYLE(&quot;barre_orange&quot;));T(ORG.OPENOFFICE.STYLE(&quot;Neutre&quot;)))">
            <text:p/>
          </table:table-cell>
          <table:table-cell table:formula="of:=IF(AND([.$C15]&lt;=[.M$1];[.$E15]&gt;=[.M$1]);T(ORG.OPENOFFICE.STYLE(&quot;barre_orange&quot;));T(ORG.OPENOFFICE.STYLE(&quot;Neutre&quot;)))">
            <text:p/>
          </table:table-cell>
          <table:table-cell table:formula="of:=IF(AND([.$C15]&lt;=[.N$1];[.$E15]&gt;=[.N$1]);T(ORG.OPENOFFICE.STYLE(&quot;barre_orange&quot;));T(ORG.OPENOFFICE.STYLE(&quot;Neutre&quot;)))">
            <text:p/>
          </table:table-cell>
          <table:table-cell table:formula="of:=IF(AND([.$C15]&lt;=[.O$1];[.$E15]&gt;=[.O$1]);T(ORG.OPENOFFICE.STYLE(&quot;barre_orange&quot;));T(ORG.OPENOFFICE.STYLE(&quot;Neutre&quot;)))">
            <text:p/>
          </table:table-cell>
          <table:table-cell table:formula="of:=IF(AND([.$C15]&lt;=[.P$1];[.$E15]&gt;=[.P$1]);T(ORG.OPENOFFICE.STYLE(&quot;barre_orange&quot;));T(ORG.OPENOFFICE.STYLE(&quot;Neutre&quot;)))">
            <text:p/>
          </table:table-cell>
          <table:table-cell table:formula="of:=IF(AND([.$C15]&lt;=[.Q$1];[.$E15]&gt;=[.Q$1]);T(ORG.OPENOFFICE.STYLE(&quot;barre_orange&quot;));T(ORG.OPENOFFICE.STYLE(&quot;Neutre&quot;)))">
            <text:p/>
          </table:table-cell>
          <table:table-cell table:formula="of:=IF(AND([.$C15]&lt;=[.R$1];[.$E15]&gt;=[.R$1]);T(ORG.OPENOFFICE.STYLE(&quot;barre_orange&quot;));T(ORG.OPENOFFICE.STYLE(&quot;Neutre&quot;)))">
            <text:p/>
          </table:table-cell>
          <table:table-cell table:formula="of:=IF(AND([.$C15]&lt;=[.S$1];[.$E15]&gt;=[.S$1]);T(ORG.OPENOFFICE.STYLE(&quot;barre_orange&quot;));T(ORG.OPENOFFICE.STYLE(&quot;Neutre&quot;)))">
            <text:p/>
          </table:table-cell>
          <table:table-cell table:formula="of:=IF(AND([.$C15]&lt;=[.T$1];[.$E15]&gt;=[.T$1]);T(ORG.OPENOFFICE.STYLE(&quot;barre_orange&quot;));T(ORG.OPENOFFICE.STYLE(&quot;Neutre&quot;)))">
            <text:p/>
          </table:table-cell>
          <table:table-cell table:formula="of:=IF(AND([.$C15]&lt;=[.U$1];[.$E15]&gt;=[.U$1]);T(ORG.OPENOFFICE.STYLE(&quot;barre_orange&quot;));T(ORG.OPENOFFICE.STYLE(&quot;Neutre&quot;)))">
            <text:p/>
          </table:table-cell>
          <table:table-cell table:formula="of:=IF(AND([.$C15]&lt;=[.V$1];[.$E15]&gt;=[.V$1]);T(ORG.OPENOFFICE.STYLE(&quot;barre_orange&quot;));T(ORG.OPENOFFICE.STYLE(&quot;Neutre&quot;)))">
            <text:p/>
          </table:table-cell>
          <table:table-cell table:formula="of:=IF(AND([.$C15]&lt;=[.W$1];[.$E15]&gt;=[.W$1]);T(ORG.OPENOFFICE.STYLE(&quot;barre_orange&quot;));T(ORG.OPENOFFICE.STYLE(&quot;Neutre&quot;)))">
            <text:p/>
          </table:table-cell>
          <table:table-cell table:formula="of:=IF(AND([.$C15]&lt;=[.X$1];[.$E15]&gt;=[.X$1]);T(ORG.OPENOFFICE.STYLE(&quot;barre_orange&quot;));T(ORG.OPENOFFICE.STYLE(&quot;Neutre&quot;)))">
            <text:p/>
          </table:table-cell>
          <table:table-cell table:formula="of:=IF(AND([.$C15]&lt;=[.Y$1];[.$E15]&gt;=[.Y$1]);T(ORG.OPENOFFICE.STYLE(&quot;barre_orange&quot;));T(ORG.OPENOFFICE.STYLE(&quot;Neutre&quot;)))">
            <text:p/>
          </table:table-cell>
          <table:table-cell table:formula="of:=IF(AND([.$C15]&lt;=[.Z$1];[.$E15]&gt;=[.Z$1]);T(ORG.OPENOFFICE.STYLE(&quot;barre_orange&quot;));T(ORG.OPENOFFICE.STYLE(&quot;Neutre&quot;)))">
            <text:p/>
          </table:table-cell>
          <table:table-cell table:formula="of:=IF(AND([.$C15]&lt;=[.AA$1];[.$E15]&gt;=[.AA$1]);T(ORG.OPENOFFICE.STYLE(&quot;barre_orange&quot;));T(ORG.OPENOFFICE.STYLE(&quot;Neutre&quot;)))">
            <text:p/>
          </table:table-cell>
          <table:table-cell table:formula="of:=IF(AND([.$C15]&lt;=[.AB$1];[.$E15]&gt;=[.AB$1]);T(ORG.OPENOFFICE.STYLE(&quot;barre_orange&quot;));T(ORG.OPENOFFICE.STYLE(&quot;Neutre&quot;)))">
            <text:p/>
          </table:table-cell>
          <table:table-cell table:formula="of:=IF(AND([.$C15]&lt;=[.AC$1];[.$E15]&gt;=[.AC$1]);T(ORG.OPENOFFICE.STYLE(&quot;barre_orange&quot;));T(ORG.OPENOFFICE.STYLE(&quot;Neutre&quot;)))">
            <text:p/>
          </table:table-cell>
          <table:table-cell table:formula="of:=IF(AND([.$C15]&lt;=[.AD$1];[.$E15]&gt;=[.AD$1]);T(ORG.OPENOFFICE.STYLE(&quot;barre_orange&quot;));T(ORG.OPENOFFICE.STYLE(&quot;Neutre&quot;)))">
            <text:p/>
          </table:table-cell>
          <table:table-cell table:formula="of:=IF(AND([.$C15]&lt;=[.AE$1];[.$E15]&gt;=[.AE$1]);T(ORG.OPENOFFICE.STYLE(&quot;barre_orange&quot;));T(ORG.OPENOFFICE.STYLE(&quot;Neutre&quot;)))">
            <text:p/>
          </table:table-cell>
          <table:table-cell table:formula="of:=IF(AND([.$C15]&lt;=[.AF$1];[.$E15]&gt;=[.AF$1]);T(ORG.OPENOFFICE.STYLE(&quot;barre_orange&quot;));T(ORG.OPENOFFICE.STYLE(&quot;Neutre&quot;)))">
            <text:p/>
          </table:table-cell>
          <table:table-cell table:formula="of:=IF(AND([.$C15]&lt;=[.AG$1];[.$E15]&gt;=[.AG$1]);T(ORG.OPENOFFICE.STYLE(&quot;barre_orange&quot;));T(ORG.OPENOFFICE.STYLE(&quot;Neutre&quot;)))">
            <text:p/>
          </table:table-cell>
          <table:table-cell table:formula="of:=IF(AND([.$C15]&lt;=[.AH$1];[.$E15]&gt;=[.AH$1]);T(ORG.OPENOFFICE.STYLE(&quot;barre_orange&quot;));T(ORG.OPENOFFICE.STYLE(&quot;Neutre&quot;)))">
            <text:p/>
          </table:table-cell>
          <table:table-cell table:formula="of:=IF(AND([.$C15]&lt;=[.AI$1];[.$E15]&gt;=[.AI$1]);T(ORG.OPENOFFICE.STYLE(&quot;barre_orange&quot;));T(ORG.OPENOFFICE.STYLE(&quot;Neutre&quot;)))">
            <text:p/>
          </table:table-cell>
          <table:table-cell table:formula="of:=IF(AND([.$C15]&lt;=[.AJ$1];[.$E15]&gt;=[.AJ$1]);T(ORG.OPENOFFICE.STYLE(&quot;barre_orange&quot;));T(ORG.OPENOFFICE.STYLE(&quot;Neutre&quot;)))">
            <text:p/>
          </table:table-cell>
          <table:table-cell table:formula="of:=IF(AND([.$C15]&lt;=[.AK$1];[.$E15]&gt;=[.AK$1]);T(ORG.OPENOFFICE.STYLE(&quot;barre_orange&quot;));T(ORG.OPENOFFICE.STYLE(&quot;Neutre&quot;)))">
            <text:p/>
          </table:table-cell>
          <table:table-cell table:formula="of:=IF(AND([.$C15]&lt;=[.AL$1];[.$E15]&gt;=[.AL$1]);T(ORG.OPENOFFICE.STYLE(&quot;barre_orange&quot;));T(ORG.OPENOFFICE.STYLE(&quot;Neutre&quot;)))">
            <text:p/>
          </table:table-cell>
          <table:table-cell table:formula="of:=IF(AND([.$C15]&lt;=[.AM$1];[.$E15]&gt;=[.AM$1]);T(ORG.OPENOFFICE.STYLE(&quot;barre_orange&quot;));T(ORG.OPENOFFICE.STYLE(&quot;Neutre&quot;)))">
            <text:p/>
          </table:table-cell>
          <table:table-cell table:formula="of:=IF(AND([.$C15]&lt;=[.AN$1];[.$E15]&gt;=[.AN$1]);T(ORG.OPENOFFICE.STYLE(&quot;barre_orange&quot;));T(ORG.OPENOFFICE.STYLE(&quot;Neutre&quot;)))">
            <text:p/>
          </table:table-cell>
          <table:table-cell table:formula="of:=IF(AND([.$C15]&lt;=[.AO$1];[.$E15]&gt;=[.AO$1]);T(ORG.OPENOFFICE.STYLE(&quot;barre_orange&quot;));T(ORG.OPENOFFICE.STYLE(&quot;Neutre&quot;)))">
            <text:p/>
          </table:table-cell>
          <table:table-cell table:style-name="barre_5f_orange" table:formula="of:=IF(AND([.$C15]&lt;=[.AP$1];[.$E15]&gt;=[.AP$1]);T(ORG.OPENOFFICE.STYLE(&quot;barre_orange&quot;));T(ORG.OPENOFFICE.STYLE(&quot;Neutre&quot;)))">
            <text:p/>
          </table:table-cell>
          <table:table-cell table:style-name="barre_5f_orange" table:formula="of:=IF(AND([.$C15]&lt;=[.AQ$1];[.$E15]&gt;=[.AQ$1]);T(ORG.OPENOFFICE.STYLE(&quot;barre_orange&quot;));T(ORG.OPENOFFICE.STYLE(&quot;Neutre&quot;)))">
            <text:p/>
          </table:table-cell>
          <table:table-cell table:style-name="barre_5f_orange" table:formula="of:=IF(AND([.$C15]&lt;=[.AR$1];[.$E15]&gt;=[.AR$1]);T(ORG.OPENOFFICE.STYLE(&quot;barre_orange&quot;));T(ORG.OPENOFFICE.STYLE(&quot;Neutre&quot;)))">
            <text:p/>
          </table:table-cell>
          <table:table-cell table:style-name="barre_5f_orange" table:formula="of:=IF(AND([.$C15]&lt;=[.AS$1];[.$E15]&gt;=[.AS$1]);T(ORG.OPENOFFICE.STYLE(&quot;barre_orange&quot;));T(ORG.OPENOFFICE.STYLE(&quot;Neutre&quot;)))">
            <text:p/>
          </table:table-cell>
          <table:table-cell table:style-name="barre_5f_orange" table:formula="of:=IF(AND([.$C15]&lt;=[.AT$1];[.$E15]&gt;=[.AT$1]);T(ORG.OPENOFFICE.STYLE(&quot;barre_orange&quot;));T(ORG.OPENOFFICE.STYLE(&quot;Neutre&quot;)))">
            <text:p/>
          </table:table-cell>
          <table:table-cell table:style-name="barre_5f_orange" table:formula="of:=IF(AND([.$C15]&lt;=[.AU$1];[.$E15]&gt;=[.AU$1]);T(ORG.OPENOFFICE.STYLE(&quot;barre_orange&quot;));T(ORG.OPENOFFICE.STYLE(&quot;Neutre&quot;)))">
            <text:p/>
          </table:table-cell>
          <table:table-cell table:style-name="barre_5f_orange" table:formula="of:=IF(AND([.$C15]&lt;=[.AV$1];[.$E15]&gt;=[.AV$1]);T(ORG.OPENOFFICE.STYLE(&quot;barre_orange&quot;));T(ORG.OPENOFFICE.STYLE(&quot;Neutre&quot;)))">
            <text:p/>
          </table:table-cell>
          <table:table-cell table:style-name="barre_5f_orange" table:formula="of:=IF(AND([.$C15]&lt;=[.AW$1];[.$E15]&gt;=[.AW$1]);T(ORG.OPENOFFICE.STYLE(&quot;barre_orange&quot;));T(ORG.OPENOFFICE.STYLE(&quot;Neutre&quot;)))">
            <text:p/>
          </table:table-cell>
          <table:table-cell table:style-name="barre_5f_orange" table:formula="of:=IF(AND([.$C15]&lt;=[.AX$1];[.$E15]&gt;=[.AX$1]);T(ORG.OPENOFFICE.STYLE(&quot;barre_orange&quot;));T(ORG.OPENOFFICE.STYLE(&quot;Neutre&quot;)))">
            <text:p/>
          </table:table-cell>
          <table:table-cell table:style-name="barre_5f_orange" table:formula="of:=IF(AND([.$C15]&lt;=[.AY$1];[.$E15]&gt;=[.AY$1]);T(ORG.OPENOFFICE.STYLE(&quot;barre_orange&quot;));T(ORG.OPENOFFICE.STYLE(&quot;Neutre&quot;)))">
            <text:p/>
          </table:table-cell>
          <table:table-cell table:style-name="barre_5f_orange" table:formula="of:=IF(AND([.$C15]&lt;=[.AZ$1];[.$E15]&gt;=[.AZ$1]);T(ORG.OPENOFFICE.STYLE(&quot;barre_orange&quot;));T(ORG.OPENOFFICE.STYLE(&quot;Neutre&quot;)))">
            <text:p/>
          </table:table-cell>
          <table:table-cell table:style-name="barre_5f_orange" table:formula="of:=IF(AND([.$C15]&lt;=[.BA$1];[.$E15]&gt;=[.BA$1]);T(ORG.OPENOFFICE.STYLE(&quot;barre_orange&quot;));T(ORG.OPENOFFICE.STYLE(&quot;Neutre&quot;)))">
            <text:p/>
          </table:table-cell>
          <table:table-cell table:style-name="barre_5f_orange" table:formula="of:=IF(AND([.$C15]&lt;=[.BB$1];[.$E15]&gt;=[.BB$1]);T(ORG.OPENOFFICE.STYLE(&quot;barre_orange&quot;));T(ORG.OPENOFFICE.STYLE(&quot;Neutre&quot;)))">
            <text:p/>
          </table:table-cell>
          <table:table-cell table:style-name="barre_5f_orange" table:formula="of:=IF(AND([.$C15]&lt;=[.BC$1];[.$E15]&gt;=[.BC$1]);T(ORG.OPENOFFICE.STYLE(&quot;barre_orange&quot;));T(ORG.OPENOFFICE.STYLE(&quot;Neutre&quot;)))">
            <text:p/>
          </table:table-cell>
          <table:table-cell table:style-name="barre_5f_orange" table:formula="of:=IF(AND([.$C15]&lt;=[.BD$1];[.$E15]&gt;=[.BD$1]);T(ORG.OPENOFFICE.STYLE(&quot;barre_orange&quot;));T(ORG.OPENOFFICE.STYLE(&quot;Neutre&quot;)))">
            <text:p/>
          </table:table-cell>
          <table:table-cell table:style-name="barre_5f_orange" table:formula="of:=IF(AND([.$C15]&lt;=[.BE$1];[.$E15]&gt;=[.BE$1]);T(ORG.OPENOFFICE.STYLE(&quot;barre_orange&quot;));T(ORG.OPENOFFICE.STYLE(&quot;Neutre&quot;)))">
            <text:p/>
          </table:table-cell>
          <table:table-cell table:style-name="barre_5f_orange" table:formula="of:=IF(AND([.$C15]&lt;=[.BF$1];[.$E15]&gt;=[.BF$1]);T(ORG.OPENOFFICE.STYLE(&quot;barre_orange&quot;));T(ORG.OPENOFFICE.STYLE(&quot;Neutre&quot;)))">
            <text:p/>
          </table:table-cell>
          <table:table-cell table:style-name="barre_5f_orange" table:formula="of:=IF(AND([.$C15]&lt;=[.BG$1];[.$E15]&gt;=[.BG$1]);T(ORG.OPENOFFICE.STYLE(&quot;barre_orange&quot;));T(ORG.OPENOFFICE.STYLE(&quot;Neutre&quot;)))">
            <text:p/>
          </table:table-cell>
          <table:table-cell table:style-name="barre_5f_orange" table:formula="of:=IF(AND([.$C15]&lt;=[.BH$1];[.$E15]&gt;=[.BH$1]);T(ORG.OPENOFFICE.STYLE(&quot;barre_orange&quot;));T(ORG.OPENOFFICE.STYLE(&quot;Neutre&quot;)))">
            <text:p/>
          </table:table-cell>
          <table:table-cell table:style-name="barre_5f_orange" table:formula="of:=IF(AND([.$C15]&lt;=[.BI$1];[.$E15]&gt;=[.BI$1]);T(ORG.OPENOFFICE.STYLE(&quot;barre_orange&quot;));T(ORG.OPENOFFICE.STYLE(&quot;Neutre&quot;)))">
            <text:p/>
          </table:table-cell>
          <table:table-cell table:style-name="barre_5f_orange" table:formula="of:=IF(AND([.$C15]&lt;=[.BJ$1];[.$E15]&gt;=[.BJ$1]);T(ORG.OPENOFFICE.STYLE(&quot;barre_orange&quot;));T(ORG.OPENOFFICE.STYLE(&quot;Neutre&quot;)))">
            <text:p/>
          </table:table-cell>
          <table:table-cell table:style-name="barre_5f_orange" table:formula="of:=IF(AND([.$C15]&lt;=[.BK$1];[.$E15]&gt;=[.BK$1]);T(ORG.OPENOFFICE.STYLE(&quot;barre_orange&quot;));T(ORG.OPENOFFICE.STYLE(&quot;Neutre&quot;)))">
            <text:p/>
          </table:table-cell>
          <table:table-cell table:style-name="barre_5f_orange" table:formula="of:=IF(AND([.$C15]&lt;=[.BL$1];[.$E15]&gt;=[.BL$1]);T(ORG.OPENOFFICE.STYLE(&quot;barre_orange&quot;));T(ORG.OPENOFFICE.STYLE(&quot;Neutre&quot;)))">
            <text:p/>
          </table:table-cell>
          <table:table-cell table:style-name="barre_5f_orange" table:formula="of:=IF(AND([.$C15]&lt;=[.BM$1];[.$E15]&gt;=[.BM$1]);T(ORG.OPENOFFICE.STYLE(&quot;barre_orange&quot;));T(ORG.OPENOFFICE.STYLE(&quot;Neutre&quot;)))">
            <text:p/>
          </table:table-cell>
          <table:table-cell table:style-name="barre_5f_orange" table:formula="of:=IF(AND([.$C15]&lt;=[.BN$1];[.$E15]&gt;=[.BN$1]);T(ORG.OPENOFFICE.STYLE(&quot;barre_orange&quot;));T(ORG.OPENOFFICE.STYLE(&quot;Neutre&quot;)))">
            <text:p/>
          </table:table-cell>
          <table:table-cell table:style-name="barre_5f_orange" table:formula="of:=IF(AND([.$C15]&lt;=[.BO$1];[.$E15]&gt;=[.BO$1]);T(ORG.OPENOFFICE.STYLE(&quot;barre_orange&quot;));T(ORG.OPENOFFICE.STYLE(&quot;Neutre&quot;)))">
            <text:p/>
          </table:table-cell>
          <table:table-cell table:style-name="barre_5f_orange" table:formula="of:=IF(AND([.$C15]&lt;=[.BP$1];[.$E15]&gt;=[.BP$1]);T(ORG.OPENOFFICE.STYLE(&quot;barre_orange&quot;));T(ORG.OPENOFFICE.STYLE(&quot;Neutre&quot;)))">
            <text:p/>
          </table:table-cell>
          <table:table-cell table:style-name="barre_5f_orange" table:formula="of:=IF(AND([.$C15]&lt;=[.BQ$1];[.$E15]&gt;=[.BQ$1]);T(ORG.OPENOFFICE.STYLE(&quot;barre_orange&quot;));T(ORG.OPENOFFICE.STYLE(&quot;Neutre&quot;)))">
            <text:p/>
          </table:table-cell>
          <table:table-cell table:style-name="barre_5f_orange" table:formula="of:=IF(AND([.$C15]&lt;=[.BR$1];[.$E15]&gt;=[.BR$1]);T(ORG.OPENOFFICE.STYLE(&quot;barre_orange&quot;));T(ORG.OPENOFFICE.STYLE(&quot;Neutre&quot;)))">
            <text:p/>
          </table:table-cell>
          <table:table-cell table:style-name="barre_5f_orange" table:formula="of:=IF(AND([.$C15]&lt;=[.BS$1];[.$E15]&gt;=[.BS$1]);T(ORG.OPENOFFICE.STYLE(&quot;barre_orange&quot;));T(ORG.OPENOFFICE.STYLE(&quot;Neutre&quot;)))">
            <text:p/>
          </table:table-cell>
          <table:table-cell table:style-name="barre_5f_orange" table:formula="of:=IF(AND([.$C15]&lt;=[.BT$1];[.$E15]&gt;=[.BT$1]);T(ORG.OPENOFFICE.STYLE(&quot;barre_orange&quot;));T(ORG.OPENOFFICE.STYLE(&quot;Neutre&quot;)))">
            <text:p/>
          </table:table-cell>
          <table:table-cell table:style-name="barre_5f_orange" table:formula="of:=IF(AND([.$C15]&lt;=[.BU$1];[.$E15]&gt;=[.BU$1]);T(ORG.OPENOFFICE.STYLE(&quot;barre_orange&quot;));T(ORG.OPENOFFICE.STYLE(&quot;Neutre&quot;)))">
            <text:p/>
          </table:table-cell>
          <table:table-cell table:style-name="barre_5f_orange" table:formula="of:=IF(AND([.$C15]&lt;=[.BV$1];[.$E15]&gt;=[.BV$1]);T(ORG.OPENOFFICE.STYLE(&quot;barre_orange&quot;));T(ORG.OPENOFFICE.STYLE(&quot;Neutre&quot;)))">
            <text:p/>
          </table:table-cell>
          <table:table-cell table:style-name="barre_5f_orange" table:formula="of:=IF(AND([.$C15]&lt;=[.BW$1];[.$E15]&gt;=[.BW$1]);T(ORG.OPENOFFICE.STYLE(&quot;barre_orange&quot;));T(ORG.OPENOFFICE.STYLE(&quot;Neutre&quot;)))">
            <text:p/>
          </table:table-cell>
          <table:table-cell table:style-name="barre_5f_orange" table:formula="of:=IF(AND([.$C15]&lt;=[.BX$1];[.$E15]&gt;=[.BX$1]);T(ORG.OPENOFFICE.STYLE(&quot;barre_orange&quot;));T(ORG.OPENOFFICE.STYLE(&quot;Neutre&quot;)))">
            <text:p/>
          </table:table-cell>
          <table:table-cell table:style-name="barre_5f_orange" table:formula="of:=IF(AND([.$C15]&lt;=[.BY$1];[.$E15]&gt;=[.BY$1]);T(ORG.OPENOFFICE.STYLE(&quot;barre_orange&quot;));T(ORG.OPENOFFICE.STYLE(&quot;Neutre&quot;)))">
            <text:p/>
          </table:table-cell>
          <table:table-cell table:style-name="barre_5f_orange" table:formula="of:=IF(AND([.$C15]&lt;=[.BZ$1];[.$E15]&gt;=[.BZ$1]);T(ORG.OPENOFFICE.STYLE(&quot;barre_orange&quot;));T(ORG.OPENOFFICE.STYLE(&quot;Neutre&quot;)))">
            <text:p/>
          </table:table-cell>
          <table:table-cell table:style-name="barre_5f_orange" table:formula="of:=IF(AND([.$C15]&lt;=[.CA$1];[.$E15]&gt;=[.CA$1]);T(ORG.OPENOFFICE.STYLE(&quot;barre_orange&quot;));T(ORG.OPENOFFICE.STYLE(&quot;Neutre&quot;)))">
            <text:p/>
          </table:table-cell>
          <table:table-cell table:style-name="barre_5f_orange" table:formula="of:=IF(AND([.$C15]&lt;=[.CB$1];[.$E15]&gt;=[.CB$1]);T(ORG.OPENOFFICE.STYLE(&quot;barre_orange&quot;));T(ORG.OPENOFFICE.STYLE(&quot;Neutre&quot;)))">
            <text:p/>
          </table:table-cell>
          <table:table-cell table:style-name="barre_5f_orange" table:formula="of:=IF(AND([.$C15]&lt;=[.CC$1];[.$E15]&gt;=[.CC$1]);T(ORG.OPENOFFICE.STYLE(&quot;barre_orange&quot;));T(ORG.OPENOFFICE.STYLE(&quot;Neutre&quot;)))">
            <text:p/>
          </table:table-cell>
          <table:table-cell table:style-name="barre_5f_orange" table:formula="of:=IF(AND([.$C15]&lt;=[.CD$1];[.$E15]&gt;=[.CD$1]);T(ORG.OPENOFFICE.STYLE(&quot;barre_orange&quot;));T(ORG.OPENOFFICE.STYLE(&quot;Neutre&quot;)))">
            <text:p/>
          </table:table-cell>
          <table:table-cell table:style-name="barre_5f_orange" table:formula="of:=IF(AND([.$C15]&lt;=[.CE$1];[.$E15]&gt;=[.CE$1]);T(ORG.OPENOFFICE.STYLE(&quot;barre_orange&quot;));T(ORG.OPENOFFICE.STYLE(&quot;Neutre&quot;)))">
            <text:p/>
          </table:table-cell>
          <table:table-cell table:style-name="barre_5f_orange" table:formula="of:=IF(AND([.$C15]&lt;=[.CF$1];[.$E15]&gt;=[.CF$1]);T(ORG.OPENOFFICE.STYLE(&quot;barre_orange&quot;));T(ORG.OPENOFFICE.STYLE(&quot;Neutre&quot;)))">
            <text:p/>
          </table:table-cell>
          <table:table-cell table:style-name="barre_5f_orange" table:formula="of:=IF(AND([.$C15]&lt;=[.CG$1];[.$E15]&gt;=[.CG$1]);T(ORG.OPENOFFICE.STYLE(&quot;barre_orange&quot;));T(ORG.OPENOFFICE.STYLE(&quot;Neutre&quot;)))">
            <text:p/>
          </table:table-cell>
          <table:table-cell table:formula="of:=IF(AND([.$C15]&lt;=[.CH$1];[.$E15]&gt;=[.CH$1]);T(ORG.OPENOFFICE.STYLE(&quot;barre_orange&quot;));T(ORG.OPENOFFICE.STYLE(&quot;Neutre&quot;)))">
            <text:p/>
          </table:table-cell>
          <table:table-cell table:formula="of:=IF(AND([.$C15]&lt;=[.CI$1];[.$E15]&gt;=[.CI$1]);T(ORG.OPENOFFICE.STYLE(&quot;barre_orange&quot;));T(ORG.OPENOFFICE.STYLE(&quot;Neutre&quot;)))">
            <text:p/>
          </table:table-cell>
          <table:table-cell table:formula="of:=IF(AND([.$C15]&lt;=[.CJ$1];[.$E15]&gt;=[.CJ$1]);T(ORG.OPENOFFICE.STYLE(&quot;barre_orange&quot;));T(ORG.OPENOFFICE.STYLE(&quot;Neutre&quot;)))">
            <text:p/>
          </table:table-cell>
          <table:table-cell table:formula="of:=IF(AND([.$C15]&lt;=[.CK$1];[.$E15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README</text:p>
          </table:table-cell>
          <table:table-cell office:value-type="date" office:date-value="2026-03-11" calcext:value-type="date">
            <text:p>11/03/26</text:p>
          </table:table-cell>
          <table:table-cell table:formula="of:=DAYS360([.C16];[.E16])" office:value-type="float" office:value="24" calcext:value-type="float">
            <text:p>24</text:p>
          </table:table-cell>
          <table:table-cell office:value-type="date" office:date-value="2026-04-05" calcext:value-type="date">
            <text:p>05/04/26</text:p>
          </table:table-cell>
          <table:table-cell/>
          <table:table-cell office:value-type="string" calcext:value-type="string">
            <text:p>T15</text:p>
          </table:table-cell>
          <table:table-cell table:formula="of:=IF(AND([.$C16]&lt;=[.H$1];[.$E16]&gt;=[.H$1]);T(ORG.OPENOFFICE.STYLE(&quot;barre_bleu&quot;));T(ORG.OPENOFFICE.STYLE(&quot;Neutre&quot;)))">
            <text:p/>
          </table:table-cell>
          <table:table-cell table:formula="of:=IF(AND([.$C16]&lt;=[.I$1];[.$E16]&gt;=[.I$1]);T(ORG.OPENOFFICE.STYLE(&quot;barre_bleu&quot;));T(ORG.OPENOFFICE.STYLE(&quot;Neutre&quot;)))">
            <text:p/>
          </table:table-cell>
          <table:table-cell table:formula="of:=IF(AND([.$C16]&lt;=[.J$1];[.$E16]&gt;=[.J$1]);T(ORG.OPENOFFICE.STYLE(&quot;barre_bleu&quot;));T(ORG.OPENOFFICE.STYLE(&quot;Neutre&quot;)))">
            <text:p/>
          </table:table-cell>
          <table:table-cell table:formula="of:=IF(AND([.$C16]&lt;=[.K$1];[.$E16]&gt;=[.K$1]);T(ORG.OPENOFFICE.STYLE(&quot;barre_bleu&quot;));T(ORG.OPENOFFICE.STYLE(&quot;Neutre&quot;)))">
            <text:p/>
          </table:table-cell>
          <table:table-cell table:formula="of:=IF(AND([.$C16]&lt;=[.L$1];[.$E16]&gt;=[.L$1]);T(ORG.OPENOFFICE.STYLE(&quot;barre_bleu&quot;));T(ORG.OPENOFFICE.STYLE(&quot;Neutre&quot;)))">
            <text:p/>
          </table:table-cell>
          <table:table-cell table:formula="of:=IF(AND([.$C16]&lt;=[.M$1];[.$E16]&gt;=[.M$1]);T(ORG.OPENOFFICE.STYLE(&quot;barre_bleu&quot;));T(ORG.OPENOFFICE.STYLE(&quot;Neutre&quot;)))">
            <text:p/>
          </table:table-cell>
          <table:table-cell table:formula="of:=IF(AND([.$C16]&lt;=[.N$1];[.$E16]&gt;=[.N$1]);T(ORG.OPENOFFICE.STYLE(&quot;barre_bleu&quot;));T(ORG.OPENOFFICE.STYLE(&quot;Neutre&quot;)))">
            <text:p/>
          </table:table-cell>
          <table:table-cell table:formula="of:=IF(AND([.$C16]&lt;=[.O$1];[.$E16]&gt;=[.O$1]);T(ORG.OPENOFFICE.STYLE(&quot;barre_bleu&quot;));T(ORG.OPENOFFICE.STYLE(&quot;Neutre&quot;)))">
            <text:p/>
          </table:table-cell>
          <table:table-cell table:formula="of:=IF(AND([.$C16]&lt;=[.P$1];[.$E16]&gt;=[.P$1]);T(ORG.OPENOFFICE.STYLE(&quot;barre_bleu&quot;));T(ORG.OPENOFFICE.STYLE(&quot;Neutre&quot;)))">
            <text:p/>
          </table:table-cell>
          <table:table-cell table:formula="of:=IF(AND([.$C16]&lt;=[.Q$1];[.$E16]&gt;=[.Q$1]);T(ORG.OPENOFFICE.STYLE(&quot;barre_bleu&quot;));T(ORG.OPENOFFICE.STYLE(&quot;Neutre&quot;)))">
            <text:p/>
          </table:table-cell>
          <table:table-cell table:formula="of:=IF(AND([.$C16]&lt;=[.R$1];[.$E16]&gt;=[.R$1]);T(ORG.OPENOFFICE.STYLE(&quot;barre_bleu&quot;));T(ORG.OPENOFFICE.STYLE(&quot;Neutre&quot;)))">
            <text:p/>
          </table:table-cell>
          <table:table-cell table:formula="of:=IF(AND([.$C16]&lt;=[.S$1];[.$E16]&gt;=[.S$1]);T(ORG.OPENOFFICE.STYLE(&quot;barre_bleu&quot;));T(ORG.OPENOFFICE.STYLE(&quot;Neutre&quot;)))">
            <text:p/>
          </table:table-cell>
          <table:table-cell table:formula="of:=IF(AND([.$C16]&lt;=[.T$1];[.$E16]&gt;=[.T$1]);T(ORG.OPENOFFICE.STYLE(&quot;barre_bleu&quot;));T(ORG.OPENOFFICE.STYLE(&quot;Neutre&quot;)))">
            <text:p/>
          </table:table-cell>
          <table:table-cell table:formula="of:=IF(AND([.$C16]&lt;=[.U$1];[.$E16]&gt;=[.U$1]);T(ORG.OPENOFFICE.STYLE(&quot;barre_bleu&quot;));T(ORG.OPENOFFICE.STYLE(&quot;Neutre&quot;)))">
            <text:p/>
          </table:table-cell>
          <table:table-cell table:formula="of:=IF(AND([.$C16]&lt;=[.V$1];[.$E16]&gt;=[.V$1]);T(ORG.OPENOFFICE.STYLE(&quot;barre_bleu&quot;));T(ORG.OPENOFFICE.STYLE(&quot;Neutre&quot;)))">
            <text:p/>
          </table:table-cell>
          <table:table-cell table:formula="of:=IF(AND([.$C16]&lt;=[.W$1];[.$E16]&gt;=[.W$1]);T(ORG.OPENOFFICE.STYLE(&quot;barre_bleu&quot;));T(ORG.OPENOFFICE.STYLE(&quot;Neutre&quot;)))">
            <text:p/>
          </table:table-cell>
          <table:table-cell table:formula="of:=IF(AND([.$C16]&lt;=[.X$1];[.$E16]&gt;=[.X$1]);T(ORG.OPENOFFICE.STYLE(&quot;barre_bleu&quot;));T(ORG.OPENOFFICE.STYLE(&quot;Neutre&quot;)))">
            <text:p/>
          </table:table-cell>
          <table:table-cell table:formula="of:=IF(AND([.$C16]&lt;=[.Y$1];[.$E16]&gt;=[.Y$1]);T(ORG.OPENOFFICE.STYLE(&quot;barre_bleu&quot;));T(ORG.OPENOFFICE.STYLE(&quot;Neutre&quot;)))">
            <text:p/>
          </table:table-cell>
          <table:table-cell table:formula="of:=IF(AND([.$C16]&lt;=[.Z$1];[.$E16]&gt;=[.Z$1]);T(ORG.OPENOFFICE.STYLE(&quot;barre_bleu&quot;));T(ORG.OPENOFFICE.STYLE(&quot;Neutre&quot;)))">
            <text:p/>
          </table:table-cell>
          <table:table-cell table:formula="of:=IF(AND([.$C16]&lt;=[.AA$1];[.$E16]&gt;=[.AA$1]);T(ORG.OPENOFFICE.STYLE(&quot;barre_bleu&quot;));T(ORG.OPENOFFICE.STYLE(&quot;Neutre&quot;)))">
            <text:p/>
          </table:table-cell>
          <table:table-cell table:formula="of:=IF(AND([.$C16]&lt;=[.AB$1];[.$E16]&gt;=[.AB$1]);T(ORG.OPENOFFICE.STYLE(&quot;barre_bleu&quot;));T(ORG.OPENOFFICE.STYLE(&quot;Neutre&quot;)))">
            <text:p/>
          </table:table-cell>
          <table:table-cell table:formula="of:=IF(AND([.$C16]&lt;=[.AC$1];[.$E16]&gt;=[.AC$1]);T(ORG.OPENOFFICE.STYLE(&quot;barre_bleu&quot;));T(ORG.OPENOFFICE.STYLE(&quot;Neutre&quot;)))">
            <text:p/>
          </table:table-cell>
          <table:table-cell table:formula="of:=IF(AND([.$C16]&lt;=[.AD$1];[.$E16]&gt;=[.AD$1]);T(ORG.OPENOFFICE.STYLE(&quot;barre_bleu&quot;));T(ORG.OPENOFFICE.STYLE(&quot;Neutre&quot;)))">
            <text:p/>
          </table:table-cell>
          <table:table-cell table:formula="of:=IF(AND([.$C16]&lt;=[.AE$1];[.$E16]&gt;=[.AE$1]);T(ORG.OPENOFFICE.STYLE(&quot;barre_bleu&quot;));T(ORG.OPENOFFICE.STYLE(&quot;Neutre&quot;)))">
            <text:p/>
          </table:table-cell>
          <table:table-cell table:formula="of:=IF(AND([.$C16]&lt;=[.AF$1];[.$E16]&gt;=[.AF$1]);T(ORG.OPENOFFICE.STYLE(&quot;barre_bleu&quot;));T(ORG.OPENOFFICE.STYLE(&quot;Neutre&quot;)))">
            <text:p/>
          </table:table-cell>
          <table:table-cell table:formula="of:=IF(AND([.$C16]&lt;=[.AG$1];[.$E16]&gt;=[.AG$1]);T(ORG.OPENOFFICE.STYLE(&quot;barre_bleu&quot;));T(ORG.OPENOFFICE.STYLE(&quot;Neutre&quot;)))">
            <text:p/>
          </table:table-cell>
          <table:table-cell table:formula="of:=IF(AND([.$C16]&lt;=[.AH$1];[.$E16]&gt;=[.AH$1]);T(ORG.OPENOFFICE.STYLE(&quot;barre_bleu&quot;));T(ORG.OPENOFFICE.STYLE(&quot;Neutre&quot;)))">
            <text:p/>
          </table:table-cell>
          <table:table-cell table:formula="of:=IF(AND([.$C16]&lt;=[.AI$1];[.$E16]&gt;=[.AI$1]);T(ORG.OPENOFFICE.STYLE(&quot;barre_bleu&quot;));T(ORG.OPENOFFICE.STYLE(&quot;Neutre&quot;)))">
            <text:p/>
          </table:table-cell>
          <table:table-cell table:formula="of:=IF(AND([.$C16]&lt;=[.AJ$1];[.$E16]&gt;=[.AJ$1]);T(ORG.OPENOFFICE.STYLE(&quot;barre_bleu&quot;));T(ORG.OPENOFFICE.STYLE(&quot;Neutre&quot;)))">
            <text:p/>
          </table:table-cell>
          <table:table-cell table:formula="of:=IF(AND([.$C16]&lt;=[.AK$1];[.$E16]&gt;=[.AK$1]);T(ORG.OPENOFFICE.STYLE(&quot;barre_bleu&quot;));T(ORG.OPENOFFICE.STYLE(&quot;Neutre&quot;)))">
            <text:p/>
          </table:table-cell>
          <table:table-cell table:formula="of:=IF(AND([.$C16]&lt;=[.AL$1];[.$E16]&gt;=[.AL$1]);T(ORG.OPENOFFICE.STYLE(&quot;barre_bleu&quot;));T(ORG.OPENOFFICE.STYLE(&quot;Neutre&quot;)))">
            <text:p/>
          </table:table-cell>
          <table:table-cell table:formula="of:=IF(AND([.$C16]&lt;=[.AM$1];[.$E16]&gt;=[.AM$1]);T(ORG.OPENOFFICE.STYLE(&quot;barre_bleu&quot;));T(ORG.OPENOFFICE.STYLE(&quot;Neutre&quot;)))">
            <text:p/>
          </table:table-cell>
          <table:table-cell table:formula="of:=IF(AND([.$C16]&lt;=[.AN$1];[.$E16]&gt;=[.AN$1]);T(ORG.OPENOFFICE.STYLE(&quot;barre_bleu&quot;));T(ORG.OPENOFFICE.STYLE(&quot;Neutre&quot;)))">
            <text:p/>
          </table:table-cell>
          <table:table-cell table:formula="of:=IF(AND([.$C16]&lt;=[.AO$1];[.$E16]&gt;=[.AO$1]);T(ORG.OPENOFFICE.STYLE(&quot;barre_bleu&quot;));T(ORG.OPENOFFICE.STYLE(&quot;Neutre&quot;)))">
            <text:p/>
          </table:table-cell>
          <table:table-cell table:formula="of:=IF(AND([.$C16]&lt;=[.AP$1];[.$E16]&gt;=[.AP$1]);T(ORG.OPENOFFICE.STYLE(&quot;barre_bleu&quot;));T(ORG.OPENOFFICE.STYLE(&quot;Neutre&quot;)))">
            <text:p/>
          </table:table-cell>
          <table:table-cell table:formula="of:=IF(AND([.$C16]&lt;=[.AQ$1];[.$E16]&gt;=[.AQ$1]);T(ORG.OPENOFFICE.STYLE(&quot;barre_bleu&quot;));T(ORG.OPENOFFICE.STYLE(&quot;Neutre&quot;)))">
            <text:p/>
          </table:table-cell>
          <table:table-cell table:formula="of:=IF(AND([.$C16]&lt;=[.AR$1];[.$E16]&gt;=[.AR$1]);T(ORG.OPENOFFICE.STYLE(&quot;barre_bleu&quot;));T(ORG.OPENOFFICE.STYLE(&quot;Neutre&quot;)))">
            <text:p/>
          </table:table-cell>
          <table:table-cell table:formula="of:=IF(AND([.$C16]&lt;=[.AS$1];[.$E16]&gt;=[.AS$1]);T(ORG.OPENOFFICE.STYLE(&quot;barre_bleu&quot;));T(ORG.OPENOFFICE.STYLE(&quot;Neutre&quot;)))">
            <text:p/>
          </table:table-cell>
          <table:table-cell table:formula="of:=IF(AND([.$C16]&lt;=[.AT$1];[.$E16]&gt;=[.AT$1]);T(ORG.OPENOFFICE.STYLE(&quot;barre_bleu&quot;));T(ORG.OPENOFFICE.STYLE(&quot;Neutre&quot;)))">
            <text:p/>
          </table:table-cell>
          <table:table-cell table:formula="of:=IF(AND([.$C16]&lt;=[.AU$1];[.$E16]&gt;=[.AU$1]);T(ORG.OPENOFFICE.STYLE(&quot;barre_bleu&quot;));T(ORG.OPENOFFICE.STYLE(&quot;Neutre&quot;)))">
            <text:p/>
          </table:table-cell>
          <table:table-cell table:formula="of:=IF(AND([.$C16]&lt;=[.AV$1];[.$E16]&gt;=[.AV$1]);T(ORG.OPENOFFICE.STYLE(&quot;barre_bleu&quot;));T(ORG.OPENOFFICE.STYLE(&quot;Neutre&quot;)))">
            <text:p/>
          </table:table-cell>
          <table:table-cell table:formula="of:=IF(AND([.$C16]&lt;=[.AW$1];[.$E16]&gt;=[.AW$1]);T(ORG.OPENOFFICE.STYLE(&quot;barre_bleu&quot;));T(ORG.OPENOFFICE.STYLE(&quot;Neutre&quot;)))">
            <text:p/>
          </table:table-cell>
          <table:table-cell table:formula="of:=IF(AND([.$C16]&lt;=[.AX$1];[.$E16]&gt;=[.AX$1]);T(ORG.OPENOFFICE.STYLE(&quot;barre_bleu&quot;));T(ORG.OPENOFFICE.STYLE(&quot;Neutre&quot;)))">
            <text:p/>
          </table:table-cell>
          <table:table-cell table:formula="of:=IF(AND([.$C16]&lt;=[.AY$1];[.$E16]&gt;=[.AY$1]);T(ORG.OPENOFFICE.STYLE(&quot;barre_bleu&quot;));T(ORG.OPENOFFICE.STYLE(&quot;Neutre&quot;)))">
            <text:p/>
          </table:table-cell>
          <table:table-cell table:formula="of:=IF(AND([.$C16]&lt;=[.AZ$1];[.$E16]&gt;=[.AZ$1]);T(ORG.OPENOFFICE.STYLE(&quot;barre_bleu&quot;));T(ORG.OPENOFFICE.STYLE(&quot;Neutre&quot;)))">
            <text:p/>
          </table:table-cell>
          <table:table-cell table:formula="of:=IF(AND([.$C16]&lt;=[.BA$1];[.$E16]&gt;=[.BA$1]);T(ORG.OPENOFFICE.STYLE(&quot;barre_bleu&quot;));T(ORG.OPENOFFICE.STYLE(&quot;Neutre&quot;)))">
            <text:p/>
          </table:table-cell>
          <table:table-cell table:formula="of:=IF(AND([.$C16]&lt;=[.BB$1];[.$E16]&gt;=[.BB$1]);T(ORG.OPENOFFICE.STYLE(&quot;barre_bleu&quot;));T(ORG.OPENOFFICE.STYLE(&quot;Neutre&quot;)))">
            <text:p/>
          </table:table-cell>
          <table:table-cell table:formula="of:=IF(AND([.$C16]&lt;=[.BC$1];[.$E16]&gt;=[.BC$1]);T(ORG.OPENOFFICE.STYLE(&quot;barre_bleu&quot;));T(ORG.OPENOFFICE.STYLE(&quot;Neutre&quot;)))">
            <text:p/>
          </table:table-cell>
          <table:table-cell table:style-name="barre_5f_bleu" table:formula="of:=IF(AND([.$C16]&lt;=[.BD$1];[.$E16]&gt;=[.BD$1]);T(ORG.OPENOFFICE.STYLE(&quot;barre_bleu&quot;));T(ORG.OPENOFFICE.STYLE(&quot;Neutre&quot;)))">
            <text:p/>
          </table:table-cell>
          <table:table-cell table:style-name="barre_5f_bleu" table:formula="of:=IF(AND([.$C16]&lt;=[.BE$1];[.$E16]&gt;=[.BE$1]);T(ORG.OPENOFFICE.STYLE(&quot;barre_bleu&quot;));T(ORG.OPENOFFICE.STYLE(&quot;Neutre&quot;)))">
            <text:p/>
          </table:table-cell>
          <table:table-cell table:style-name="barre_5f_bleu" table:formula="of:=IF(AND([.$C16]&lt;=[.BF$1];[.$E16]&gt;=[.BF$1]);T(ORG.OPENOFFICE.STYLE(&quot;barre_bleu&quot;));T(ORG.OPENOFFICE.STYLE(&quot;Neutre&quot;)))">
            <text:p/>
          </table:table-cell>
          <table:table-cell table:style-name="barre_5f_bleu" table:formula="of:=IF(AND([.$C16]&lt;=[.BG$1];[.$E16]&gt;=[.BG$1]);T(ORG.OPENOFFICE.STYLE(&quot;barre_bleu&quot;));T(ORG.OPENOFFICE.STYLE(&quot;Neutre&quot;)))">
            <text:p/>
          </table:table-cell>
          <table:table-cell table:style-name="barre_5f_bleu" table:formula="of:=IF(AND([.$C16]&lt;=[.BH$1];[.$E16]&gt;=[.BH$1]);T(ORG.OPENOFFICE.STYLE(&quot;barre_bleu&quot;));T(ORG.OPENOFFICE.STYLE(&quot;Neutre&quot;)))">
            <text:p/>
          </table:table-cell>
          <table:table-cell table:style-name="barre_5f_bleu" table:formula="of:=IF(AND([.$C16]&lt;=[.BI$1];[.$E16]&gt;=[.BI$1]);T(ORG.OPENOFFICE.STYLE(&quot;barre_bleu&quot;));T(ORG.OPENOFFICE.STYLE(&quot;Neutre&quot;)))">
            <text:p/>
          </table:table-cell>
          <table:table-cell table:style-name="barre_5f_bleu" table:formula="of:=IF(AND([.$C16]&lt;=[.BJ$1];[.$E16]&gt;=[.BJ$1]);T(ORG.OPENOFFICE.STYLE(&quot;barre_bleu&quot;));T(ORG.OPENOFFICE.STYLE(&quot;Neutre&quot;)))">
            <text:p/>
          </table:table-cell>
          <table:table-cell table:style-name="barre_5f_bleu" table:formula="of:=IF(AND([.$C16]&lt;=[.BK$1];[.$E16]&gt;=[.BK$1]);T(ORG.OPENOFFICE.STYLE(&quot;barre_bleu&quot;));T(ORG.OPENOFFICE.STYLE(&quot;Neutre&quot;)))">
            <text:p/>
          </table:table-cell>
          <table:table-cell table:style-name="barre_5f_bleu" table:formula="of:=IF(AND([.$C16]&lt;=[.BL$1];[.$E16]&gt;=[.BL$1]);T(ORG.OPENOFFICE.STYLE(&quot;barre_bleu&quot;));T(ORG.OPENOFFICE.STYLE(&quot;Neutre&quot;)))">
            <text:p/>
          </table:table-cell>
          <table:table-cell table:style-name="barre_5f_bleu" table:formula="of:=IF(AND([.$C16]&lt;=[.BM$1];[.$E16]&gt;=[.BM$1]);T(ORG.OPENOFFICE.STYLE(&quot;barre_bleu&quot;));T(ORG.OPENOFFICE.STYLE(&quot;Neutre&quot;)))">
            <text:p/>
          </table:table-cell>
          <table:table-cell table:style-name="barre_5f_bleu" table:formula="of:=IF(AND([.$C16]&lt;=[.BN$1];[.$E16]&gt;=[.BN$1]);T(ORG.OPENOFFICE.STYLE(&quot;barre_bleu&quot;));T(ORG.OPENOFFICE.STYLE(&quot;Neutre&quot;)))">
            <text:p/>
          </table:table-cell>
          <table:table-cell table:style-name="barre_5f_bleu" table:formula="of:=IF(AND([.$C16]&lt;=[.BO$1];[.$E16]&gt;=[.BO$1]);T(ORG.OPENOFFICE.STYLE(&quot;barre_bleu&quot;));T(ORG.OPENOFFICE.STYLE(&quot;Neutre&quot;)))">
            <text:p/>
          </table:table-cell>
          <table:table-cell table:style-name="barre_5f_bleu" table:formula="of:=IF(AND([.$C16]&lt;=[.BP$1];[.$E16]&gt;=[.BP$1]);T(ORG.OPENOFFICE.STYLE(&quot;barre_bleu&quot;));T(ORG.OPENOFFICE.STYLE(&quot;Neutre&quot;)))">
            <text:p/>
          </table:table-cell>
          <table:table-cell table:style-name="barre_5f_bleu" table:formula="of:=IF(AND([.$C16]&lt;=[.BQ$1];[.$E16]&gt;=[.BQ$1]);T(ORG.OPENOFFICE.STYLE(&quot;barre_bleu&quot;));T(ORG.OPENOFFICE.STYLE(&quot;Neutre&quot;)))">
            <text:p/>
          </table:table-cell>
          <table:table-cell table:style-name="barre_5f_bleu" table:formula="of:=IF(AND([.$C16]&lt;=[.BR$1];[.$E16]&gt;=[.BR$1]);T(ORG.OPENOFFICE.STYLE(&quot;barre_bleu&quot;));T(ORG.OPENOFFICE.STYLE(&quot;Neutre&quot;)))">
            <text:p/>
          </table:table-cell>
          <table:table-cell table:style-name="barre_5f_bleu" table:formula="of:=IF(AND([.$C16]&lt;=[.BS$1];[.$E16]&gt;=[.BS$1]);T(ORG.OPENOFFICE.STYLE(&quot;barre_bleu&quot;));T(ORG.OPENOFFICE.STYLE(&quot;Neutre&quot;)))">
            <text:p/>
          </table:table-cell>
          <table:table-cell table:style-name="barre_5f_bleu" table:formula="of:=IF(AND([.$C16]&lt;=[.BT$1];[.$E16]&gt;=[.BT$1]);T(ORG.OPENOFFICE.STYLE(&quot;barre_bleu&quot;));T(ORG.OPENOFFICE.STYLE(&quot;Neutre&quot;)))">
            <text:p/>
          </table:table-cell>
          <table:table-cell table:style-name="barre_5f_bleu" table:formula="of:=IF(AND([.$C16]&lt;=[.BU$1];[.$E16]&gt;=[.BU$1]);T(ORG.OPENOFFICE.STYLE(&quot;barre_bleu&quot;));T(ORG.OPENOFFICE.STYLE(&quot;Neutre&quot;)))">
            <text:p/>
          </table:table-cell>
          <table:table-cell table:style-name="barre_5f_bleu" table:formula="of:=IF(AND([.$C16]&lt;=[.BV$1];[.$E16]&gt;=[.BV$1]);T(ORG.OPENOFFICE.STYLE(&quot;barre_bleu&quot;));T(ORG.OPENOFFICE.STYLE(&quot;Neutre&quot;)))">
            <text:p/>
          </table:table-cell>
          <table:table-cell table:style-name="barre_5f_bleu" table:formula="of:=IF(AND([.$C16]&lt;=[.BW$1];[.$E16]&gt;=[.BW$1]);T(ORG.OPENOFFICE.STYLE(&quot;barre_bleu&quot;));T(ORG.OPENOFFICE.STYLE(&quot;Neutre&quot;)))">
            <text:p/>
          </table:table-cell>
          <table:table-cell table:style-name="barre_5f_bleu" table:formula="of:=IF(AND([.$C16]&lt;=[.BX$1];[.$E16]&gt;=[.BX$1]);T(ORG.OPENOFFICE.STYLE(&quot;barre_bleu&quot;));T(ORG.OPENOFFICE.STYLE(&quot;Neutre&quot;)))">
            <text:p/>
          </table:table-cell>
          <table:table-cell table:style-name="barre_5f_bleu" table:formula="of:=IF(AND([.$C16]&lt;=[.BY$1];[.$E16]&gt;=[.BY$1]);T(ORG.OPENOFFICE.STYLE(&quot;barre_bleu&quot;));T(ORG.OPENOFFICE.STYLE(&quot;Neutre&quot;)))">
            <text:p/>
          </table:table-cell>
          <table:table-cell table:style-name="barre_5f_bleu" table:formula="of:=IF(AND([.$C16]&lt;=[.BZ$1];[.$E16]&gt;=[.BZ$1]);T(ORG.OPENOFFICE.STYLE(&quot;barre_bleu&quot;));T(ORG.OPENOFFICE.STYLE(&quot;Neutre&quot;)))">
            <text:p/>
          </table:table-cell>
          <table:table-cell table:style-name="barre_5f_bleu" table:formula="of:=IF(AND([.$C16]&lt;=[.CA$1];[.$E16]&gt;=[.CA$1]);T(ORG.OPENOFFICE.STYLE(&quot;barre_bleu&quot;));T(ORG.OPENOFFICE.STYLE(&quot;Neutre&quot;)))">
            <text:p/>
          </table:table-cell>
          <table:table-cell table:style-name="barre_5f_bleu" table:formula="of:=IF(AND([.$C16]&lt;=[.CB$1];[.$E16]&gt;=[.CB$1]);T(ORG.OPENOFFICE.STYLE(&quot;barre_bleu&quot;));T(ORG.OPENOFFICE.STYLE(&quot;Neutre&quot;)))">
            <text:p/>
          </table:table-cell>
          <table:table-cell table:style-name="barre_5f_bleu" table:formula="of:=IF(AND([.$C16]&lt;=[.CC$1];[.$E16]&gt;=[.CC$1]);T(ORG.OPENOFFICE.STYLE(&quot;barre_bleu&quot;));T(ORG.OPENOFFICE.STYLE(&quot;Neutre&quot;)))">
            <text:p/>
          </table:table-cell>
          <table:table-cell table:formula="of:=IF(AND([.$C16]&lt;=[.CD$1];[.$E16]&gt;=[.CD$1]);T(ORG.OPENOFFICE.STYLE(&quot;barre_bleu&quot;));T(ORG.OPENOFFICE.STYLE(&quot;Neutre&quot;)))">
            <text:p/>
          </table:table-cell>
          <table:table-cell table:formula="of:=IF(AND([.$C16]&lt;=[.CE$1];[.$E16]&gt;=[.CE$1]);T(ORG.OPENOFFICE.STYLE(&quot;barre_bleu&quot;));T(ORG.OPENOFFICE.STYLE(&quot;Neutre&quot;)))">
            <text:p/>
          </table:table-cell>
          <table:table-cell table:formula="of:=IF(AND([.$C16]&lt;=[.CF$1];[.$E16]&gt;=[.CF$1]);T(ORG.OPENOFFICE.STYLE(&quot;barre_bleu&quot;));T(ORG.OPENOFFICE.STYLE(&quot;Neutre&quot;)))">
            <text:p/>
          </table:table-cell>
          <table:table-cell table:formula="of:=IF(AND([.$C16]&lt;=[.CG$1];[.$E16]&gt;=[.CG$1]);T(ORG.OPENOFFICE.STYLE(&quot;barre_bleu&quot;));T(ORG.OPENOFFICE.STYLE(&quot;Neutre&quot;)))">
            <text:p/>
          </table:table-cell>
          <table:table-cell table:formula="of:=IF(AND([.$C16]&lt;=[.CH$1];[.$E16]&gt;=[.CH$1]);T(ORG.OPENOFFICE.STYLE(&quot;barre_bleu&quot;));T(ORG.OPENOFFICE.STYLE(&quot;Neutre&quot;)))">
            <text:p/>
          </table:table-cell>
          <table:table-cell table:formula="of:=IF(AND([.$C16]&lt;=[.CI$1];[.$E16]&gt;=[.CI$1]);T(ORG.OPENOFFICE.STYLE(&quot;barre_bleu&quot;));T(ORG.OPENOFFICE.STYLE(&quot;Neutre&quot;)))">
            <text:p/>
          </table:table-cell>
          <table:table-cell table:formula="of:=IF(AND([.$C16]&lt;=[.CJ$1];[.$E16]&gt;=[.CJ$1]);T(ORG.OPENOFFICE.STYLE(&quot;barre_bleu&quot;));T(ORG.OPENOFFICE.STYLE(&quot;Neutre&quot;)))">
            <text:p/>
          </table:table-cell>
          <table:table-cell table:formula="of:=IF(AND([.$C16]&lt;=[.CK$1];[.$E16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6</text:p>
          </table:table-cell>
          <table:table-cell office:value-type="string" calcext:value-type="string">
            <text:p>Fonctions d’armes de tir</text:p>
          </table:table-cell>
          <table:table-cell office:value-type="date" office:date-value="2026-03-17" calcext:value-type="date">
            <text:p>17/03/26</text:p>
          </table:table-cell>
          <table:table-cell table:formula="of:=DAYS360([.C17];[.E17])" office:value-type="float" office:value="22" calcext:value-type="float">
            <text:p>22</text:p>
          </table:table-cell>
          <table:table-cell office:value-type="date" office:date-value="2026-04-09" calcext:value-type="date">
            <text:p>09/04/26</text:p>
          </table:table-cell>
          <table:table-cell/>
          <table:table-cell office:value-type="string" calcext:value-type="string">
            <text:p>T16</text:p>
          </table:table-cell>
          <table:table-cell table:formula="of:=IF(AND([.$C17]&lt;=[.H$1];[.$E17]&gt;=[.H$1]);T(ORG.OPENOFFICE.STYLE(&quot;barre_orange&quot;));T(ORG.OPENOFFICE.STYLE(&quot;Neutre&quot;)))">
            <text:p/>
          </table:table-cell>
          <table:table-cell table:formula="of:=IF(AND([.$C17]&lt;=[.I$1];[.$E17]&gt;=[.I$1]);T(ORG.OPENOFFICE.STYLE(&quot;barre_orange&quot;));T(ORG.OPENOFFICE.STYLE(&quot;Neutre&quot;)))">
            <text:p/>
          </table:table-cell>
          <table:table-cell table:formula="of:=IF(AND([.$C17]&lt;=[.J$1];[.$E17]&gt;=[.J$1]);T(ORG.OPENOFFICE.STYLE(&quot;barre_orange&quot;));T(ORG.OPENOFFICE.STYLE(&quot;Neutre&quot;)))">
            <text:p/>
          </table:table-cell>
          <table:table-cell table:formula="of:=IF(AND([.$C17]&lt;=[.K$1];[.$E17]&gt;=[.K$1]);T(ORG.OPENOFFICE.STYLE(&quot;barre_orange&quot;));T(ORG.OPENOFFICE.STYLE(&quot;Neutre&quot;)))">
            <text:p/>
          </table:table-cell>
          <table:table-cell table:formula="of:=IF(AND([.$C17]&lt;=[.L$1];[.$E17]&gt;=[.L$1]);T(ORG.OPENOFFICE.STYLE(&quot;barre_orange&quot;));T(ORG.OPENOFFICE.STYLE(&quot;Neutre&quot;)))">
            <text:p/>
          </table:table-cell>
          <table:table-cell table:formula="of:=IF(AND([.$C17]&lt;=[.M$1];[.$E17]&gt;=[.M$1]);T(ORG.OPENOFFICE.STYLE(&quot;barre_orange&quot;));T(ORG.OPENOFFICE.STYLE(&quot;Neutre&quot;)))">
            <text:p/>
          </table:table-cell>
          <table:table-cell table:formula="of:=IF(AND([.$C17]&lt;=[.N$1];[.$E17]&gt;=[.N$1]);T(ORG.OPENOFFICE.STYLE(&quot;barre_orange&quot;));T(ORG.OPENOFFICE.STYLE(&quot;Neutre&quot;)))">
            <text:p/>
          </table:table-cell>
          <table:table-cell table:formula="of:=IF(AND([.$C17]&lt;=[.O$1];[.$E17]&gt;=[.O$1]);T(ORG.OPENOFFICE.STYLE(&quot;barre_orange&quot;));T(ORG.OPENOFFICE.STYLE(&quot;Neutre&quot;)))">
            <text:p/>
          </table:table-cell>
          <table:table-cell table:formula="of:=IF(AND([.$C17]&lt;=[.P$1];[.$E17]&gt;=[.P$1]);T(ORG.OPENOFFICE.STYLE(&quot;barre_orange&quot;));T(ORG.OPENOFFICE.STYLE(&quot;Neutre&quot;)))">
            <text:p/>
          </table:table-cell>
          <table:table-cell table:formula="of:=IF(AND([.$C17]&lt;=[.Q$1];[.$E17]&gt;=[.Q$1]);T(ORG.OPENOFFICE.STYLE(&quot;barre_orange&quot;));T(ORG.OPENOFFICE.STYLE(&quot;Neutre&quot;)))">
            <text:p/>
          </table:table-cell>
          <table:table-cell table:formula="of:=IF(AND([.$C17]&lt;=[.R$1];[.$E17]&gt;=[.R$1]);T(ORG.OPENOFFICE.STYLE(&quot;barre_orange&quot;));T(ORG.OPENOFFICE.STYLE(&quot;Neutre&quot;)))">
            <text:p/>
          </table:table-cell>
          <table:table-cell table:formula="of:=IF(AND([.$C17]&lt;=[.S$1];[.$E17]&gt;=[.S$1]);T(ORG.OPENOFFICE.STYLE(&quot;barre_orange&quot;));T(ORG.OPENOFFICE.STYLE(&quot;Neutre&quot;)))">
            <text:p/>
          </table:table-cell>
          <table:table-cell table:formula="of:=IF(AND([.$C17]&lt;=[.T$1];[.$E17]&gt;=[.T$1]);T(ORG.OPENOFFICE.STYLE(&quot;barre_orange&quot;));T(ORG.OPENOFFICE.STYLE(&quot;Neutre&quot;)))">
            <text:p/>
          </table:table-cell>
          <table:table-cell table:formula="of:=IF(AND([.$C17]&lt;=[.U$1];[.$E17]&gt;=[.U$1]);T(ORG.OPENOFFICE.STYLE(&quot;barre_orange&quot;));T(ORG.OPENOFFICE.STYLE(&quot;Neutre&quot;)))">
            <text:p/>
          </table:table-cell>
          <table:table-cell table:formula="of:=IF(AND([.$C17]&lt;=[.V$1];[.$E17]&gt;=[.V$1]);T(ORG.OPENOFFICE.STYLE(&quot;barre_orange&quot;));T(ORG.OPENOFFICE.STYLE(&quot;Neutre&quot;)))">
            <text:p/>
          </table:table-cell>
          <table:table-cell table:formula="of:=IF(AND([.$C17]&lt;=[.W$1];[.$E17]&gt;=[.W$1]);T(ORG.OPENOFFICE.STYLE(&quot;barre_orange&quot;));T(ORG.OPENOFFICE.STYLE(&quot;Neutre&quot;)))">
            <text:p/>
          </table:table-cell>
          <table:table-cell table:formula="of:=IF(AND([.$C17]&lt;=[.X$1];[.$E17]&gt;=[.X$1]);T(ORG.OPENOFFICE.STYLE(&quot;barre_orange&quot;));T(ORG.OPENOFFICE.STYLE(&quot;Neutre&quot;)))">
            <text:p/>
          </table:table-cell>
          <table:table-cell table:formula="of:=IF(AND([.$C17]&lt;=[.Y$1];[.$E17]&gt;=[.Y$1]);T(ORG.OPENOFFICE.STYLE(&quot;barre_orange&quot;));T(ORG.OPENOFFICE.STYLE(&quot;Neutre&quot;)))">
            <text:p/>
          </table:table-cell>
          <table:table-cell table:formula="of:=IF(AND([.$C17]&lt;=[.Z$1];[.$E17]&gt;=[.Z$1]);T(ORG.OPENOFFICE.STYLE(&quot;barre_orange&quot;));T(ORG.OPENOFFICE.STYLE(&quot;Neutre&quot;)))">
            <text:p/>
          </table:table-cell>
          <table:table-cell table:formula="of:=IF(AND([.$C17]&lt;=[.AA$1];[.$E17]&gt;=[.AA$1]);T(ORG.OPENOFFICE.STYLE(&quot;barre_orange&quot;));T(ORG.OPENOFFICE.STYLE(&quot;Neutre&quot;)))">
            <text:p/>
          </table:table-cell>
          <table:table-cell table:formula="of:=IF(AND([.$C17]&lt;=[.AB$1];[.$E17]&gt;=[.AB$1]);T(ORG.OPENOFFICE.STYLE(&quot;barre_orange&quot;));T(ORG.OPENOFFICE.STYLE(&quot;Neutre&quot;)))">
            <text:p/>
          </table:table-cell>
          <table:table-cell table:formula="of:=IF(AND([.$C17]&lt;=[.AC$1];[.$E17]&gt;=[.AC$1]);T(ORG.OPENOFFICE.STYLE(&quot;barre_orange&quot;));T(ORG.OPENOFFICE.STYLE(&quot;Neutre&quot;)))">
            <text:p/>
          </table:table-cell>
          <table:table-cell table:formula="of:=IF(AND([.$C17]&lt;=[.AD$1];[.$E17]&gt;=[.AD$1]);T(ORG.OPENOFFICE.STYLE(&quot;barre_orange&quot;));T(ORG.OPENOFFICE.STYLE(&quot;Neutre&quot;)))">
            <text:p/>
          </table:table-cell>
          <table:table-cell table:formula="of:=IF(AND([.$C17]&lt;=[.AE$1];[.$E17]&gt;=[.AE$1]);T(ORG.OPENOFFICE.STYLE(&quot;barre_orange&quot;));T(ORG.OPENOFFICE.STYLE(&quot;Neutre&quot;)))">
            <text:p/>
          </table:table-cell>
          <table:table-cell table:formula="of:=IF(AND([.$C17]&lt;=[.AF$1];[.$E17]&gt;=[.AF$1]);T(ORG.OPENOFFICE.STYLE(&quot;barre_orange&quot;));T(ORG.OPENOFFICE.STYLE(&quot;Neutre&quot;)))">
            <text:p/>
          </table:table-cell>
          <table:table-cell table:formula="of:=IF(AND([.$C17]&lt;=[.AG$1];[.$E17]&gt;=[.AG$1]);T(ORG.OPENOFFICE.STYLE(&quot;barre_orange&quot;));T(ORG.OPENOFFICE.STYLE(&quot;Neutre&quot;)))">
            <text:p/>
          </table:table-cell>
          <table:table-cell table:formula="of:=IF(AND([.$C17]&lt;=[.AH$1];[.$E17]&gt;=[.AH$1]);T(ORG.OPENOFFICE.STYLE(&quot;barre_orange&quot;));T(ORG.OPENOFFICE.STYLE(&quot;Neutre&quot;)))">
            <text:p/>
          </table:table-cell>
          <table:table-cell table:formula="of:=IF(AND([.$C17]&lt;=[.AI$1];[.$E17]&gt;=[.AI$1]);T(ORG.OPENOFFICE.STYLE(&quot;barre_orange&quot;));T(ORG.OPENOFFICE.STYLE(&quot;Neutre&quot;)))">
            <text:p/>
          </table:table-cell>
          <table:table-cell table:formula="of:=IF(AND([.$C17]&lt;=[.AJ$1];[.$E17]&gt;=[.AJ$1]);T(ORG.OPENOFFICE.STYLE(&quot;barre_orange&quot;));T(ORG.OPENOFFICE.STYLE(&quot;Neutre&quot;)))">
            <text:p/>
          </table:table-cell>
          <table:table-cell table:formula="of:=IF(AND([.$C17]&lt;=[.AK$1];[.$E17]&gt;=[.AK$1]);T(ORG.OPENOFFICE.STYLE(&quot;barre_orange&quot;));T(ORG.OPENOFFICE.STYLE(&quot;Neutre&quot;)))">
            <text:p/>
          </table:table-cell>
          <table:table-cell table:formula="of:=IF(AND([.$C17]&lt;=[.AL$1];[.$E17]&gt;=[.AL$1]);T(ORG.OPENOFFICE.STYLE(&quot;barre_orange&quot;));T(ORG.OPENOFFICE.STYLE(&quot;Neutre&quot;)))">
            <text:p/>
          </table:table-cell>
          <table:table-cell table:formula="of:=IF(AND([.$C17]&lt;=[.AM$1];[.$E17]&gt;=[.AM$1]);T(ORG.OPENOFFICE.STYLE(&quot;barre_orange&quot;));T(ORG.OPENOFFICE.STYLE(&quot;Neutre&quot;)))">
            <text:p/>
          </table:table-cell>
          <table:table-cell table:formula="of:=IF(AND([.$C17]&lt;=[.AN$1];[.$E17]&gt;=[.AN$1]);T(ORG.OPENOFFICE.STYLE(&quot;barre_orange&quot;));T(ORG.OPENOFFICE.STYLE(&quot;Neutre&quot;)))">
            <text:p/>
          </table:table-cell>
          <table:table-cell table:formula="of:=IF(AND([.$C17]&lt;=[.AO$1];[.$E17]&gt;=[.AO$1]);T(ORG.OPENOFFICE.STYLE(&quot;barre_orange&quot;));T(ORG.OPENOFFICE.STYLE(&quot;Neutre&quot;)))">
            <text:p/>
          </table:table-cell>
          <table:table-cell table:formula="of:=IF(AND([.$C17]&lt;=[.AP$1];[.$E17]&gt;=[.AP$1]);T(ORG.OPENOFFICE.STYLE(&quot;barre_orange&quot;));T(ORG.OPENOFFICE.STYLE(&quot;Neutre&quot;)))">
            <text:p/>
          </table:table-cell>
          <table:table-cell table:formula="of:=IF(AND([.$C17]&lt;=[.AQ$1];[.$E17]&gt;=[.AQ$1]);T(ORG.OPENOFFICE.STYLE(&quot;barre_orange&quot;));T(ORG.OPENOFFICE.STYLE(&quot;Neutre&quot;)))">
            <text:p/>
          </table:table-cell>
          <table:table-cell table:formula="of:=IF(AND([.$C17]&lt;=[.AR$1];[.$E17]&gt;=[.AR$1]);T(ORG.OPENOFFICE.STYLE(&quot;barre_orange&quot;));T(ORG.OPENOFFICE.STYLE(&quot;Neutre&quot;)))">
            <text:p/>
          </table:table-cell>
          <table:table-cell table:formula="of:=IF(AND([.$C17]&lt;=[.AS$1];[.$E17]&gt;=[.AS$1]);T(ORG.OPENOFFICE.STYLE(&quot;barre_orange&quot;));T(ORG.OPENOFFICE.STYLE(&quot;Neutre&quot;)))">
            <text:p/>
          </table:table-cell>
          <table:table-cell table:formula="of:=IF(AND([.$C17]&lt;=[.AT$1];[.$E17]&gt;=[.AT$1]);T(ORG.OPENOFFICE.STYLE(&quot;barre_orange&quot;));T(ORG.OPENOFFICE.STYLE(&quot;Neutre&quot;)))">
            <text:p/>
          </table:table-cell>
          <table:table-cell table:formula="of:=IF(AND([.$C17]&lt;=[.AU$1];[.$E17]&gt;=[.AU$1]);T(ORG.OPENOFFICE.STYLE(&quot;barre_orange&quot;));T(ORG.OPENOFFICE.STYLE(&quot;Neutre&quot;)))">
            <text:p/>
          </table:table-cell>
          <table:table-cell table:formula="of:=IF(AND([.$C17]&lt;=[.AV$1];[.$E17]&gt;=[.AV$1]);T(ORG.OPENOFFICE.STYLE(&quot;barre_orange&quot;));T(ORG.OPENOFFICE.STYLE(&quot;Neutre&quot;)))">
            <text:p/>
          </table:table-cell>
          <table:table-cell table:formula="of:=IF(AND([.$C17]&lt;=[.AW$1];[.$E17]&gt;=[.AW$1]);T(ORG.OPENOFFICE.STYLE(&quot;barre_orange&quot;));T(ORG.OPENOFFICE.STYLE(&quot;Neutre&quot;)))">
            <text:p/>
          </table:table-cell>
          <table:table-cell table:formula="of:=IF(AND([.$C17]&lt;=[.AX$1];[.$E17]&gt;=[.AX$1]);T(ORG.OPENOFFICE.STYLE(&quot;barre_orange&quot;));T(ORG.OPENOFFICE.STYLE(&quot;Neutre&quot;)))">
            <text:p/>
          </table:table-cell>
          <table:table-cell table:formula="of:=IF(AND([.$C17]&lt;=[.AY$1];[.$E17]&gt;=[.AY$1]);T(ORG.OPENOFFICE.STYLE(&quot;barre_orange&quot;));T(ORG.OPENOFFICE.STYLE(&quot;Neutre&quot;)))">
            <text:p/>
          </table:table-cell>
          <table:table-cell table:formula="of:=IF(AND([.$C17]&lt;=[.AZ$1];[.$E17]&gt;=[.AZ$1]);T(ORG.OPENOFFICE.STYLE(&quot;barre_orange&quot;));T(ORG.OPENOFFICE.STYLE(&quot;Neutre&quot;)))">
            <text:p/>
          </table:table-cell>
          <table:table-cell table:formula="of:=IF(AND([.$C17]&lt;=[.BA$1];[.$E17]&gt;=[.BA$1]);T(ORG.OPENOFFICE.STYLE(&quot;barre_orange&quot;));T(ORG.OPENOFFICE.STYLE(&quot;Neutre&quot;)))">
            <text:p/>
          </table:table-cell>
          <table:table-cell table:formula="of:=IF(AND([.$C17]&lt;=[.BB$1];[.$E17]&gt;=[.BB$1]);T(ORG.OPENOFFICE.STYLE(&quot;barre_orange&quot;));T(ORG.OPENOFFICE.STYLE(&quot;Neutre&quot;)))">
            <text:p/>
          </table:table-cell>
          <table:table-cell table:formula="of:=IF(AND([.$C17]&lt;=[.BC$1];[.$E17]&gt;=[.BC$1]);T(ORG.OPENOFFICE.STYLE(&quot;barre_orange&quot;));T(ORG.OPENOFFICE.STYLE(&quot;Neutre&quot;)))">
            <text:p/>
          </table:table-cell>
          <table:table-cell table:formula="of:=IF(AND([.$C17]&lt;=[.BD$1];[.$E17]&gt;=[.BD$1]);T(ORG.OPENOFFICE.STYLE(&quot;barre_orange&quot;));T(ORG.OPENOFFICE.STYLE(&quot;Neutre&quot;)))">
            <text:p/>
          </table:table-cell>
          <table:table-cell table:formula="of:=IF(AND([.$C17]&lt;=[.BE$1];[.$E17]&gt;=[.BE$1]);T(ORG.OPENOFFICE.STYLE(&quot;barre_orange&quot;));T(ORG.OPENOFFICE.STYLE(&quot;Neutre&quot;)))">
            <text:p/>
          </table:table-cell>
          <table:table-cell table:formula="of:=IF(AND([.$C17]&lt;=[.BF$1];[.$E17]&gt;=[.BF$1]);T(ORG.OPENOFFICE.STYLE(&quot;barre_orange&quot;));T(ORG.OPENOFFICE.STYLE(&quot;Neutre&quot;)))">
            <text:p/>
          </table:table-cell>
          <table:table-cell table:formula="of:=IF(AND([.$C17]&lt;=[.BG$1];[.$E17]&gt;=[.BG$1]);T(ORG.OPENOFFICE.STYLE(&quot;barre_orange&quot;));T(ORG.OPENOFFICE.STYLE(&quot;Neutre&quot;)))">
            <text:p/>
          </table:table-cell>
          <table:table-cell table:formula="of:=IF(AND([.$C17]&lt;=[.BH$1];[.$E17]&gt;=[.BH$1]);T(ORG.OPENOFFICE.STYLE(&quot;barre_orange&quot;));T(ORG.OPENOFFICE.STYLE(&quot;Neutre&quot;)))">
            <text:p/>
          </table:table-cell>
          <table:table-cell table:formula="of:=IF(AND([.$C17]&lt;=[.BI$1];[.$E17]&gt;=[.BI$1]);T(ORG.OPENOFFICE.STYLE(&quot;barre_orange&quot;));T(ORG.OPENOFFICE.STYLE(&quot;Neutre&quot;)))">
            <text:p/>
          </table:table-cell>
          <table:table-cell table:style-name="barre_5f_orange" table:formula="of:=IF(AND([.$C17]&lt;=[.BJ$1];[.$E17]&gt;=[.BJ$1]);T(ORG.OPENOFFICE.STYLE(&quot;barre_orange&quot;));T(ORG.OPENOFFICE.STYLE(&quot;Neutre&quot;)))">
            <text:p/>
          </table:table-cell>
          <table:table-cell table:style-name="barre_5f_orange" table:formula="of:=IF(AND([.$C17]&lt;=[.BK$1];[.$E17]&gt;=[.BK$1]);T(ORG.OPENOFFICE.STYLE(&quot;barre_orange&quot;));T(ORG.OPENOFFICE.STYLE(&quot;Neutre&quot;)))">
            <text:p/>
          </table:table-cell>
          <table:table-cell table:style-name="barre_5f_orange" table:formula="of:=IF(AND([.$C17]&lt;=[.BL$1];[.$E17]&gt;=[.BL$1]);T(ORG.OPENOFFICE.STYLE(&quot;barre_orange&quot;));T(ORG.OPENOFFICE.STYLE(&quot;Neutre&quot;)))">
            <text:p/>
          </table:table-cell>
          <table:table-cell table:style-name="barre_5f_orange" table:formula="of:=IF(AND([.$C17]&lt;=[.BM$1];[.$E17]&gt;=[.BM$1]);T(ORG.OPENOFFICE.STYLE(&quot;barre_orange&quot;));T(ORG.OPENOFFICE.STYLE(&quot;Neutre&quot;)))">
            <text:p/>
          </table:table-cell>
          <table:table-cell table:style-name="barre_5f_orange" table:formula="of:=IF(AND([.$C17]&lt;=[.BN$1];[.$E17]&gt;=[.BN$1]);T(ORG.OPENOFFICE.STYLE(&quot;barre_orange&quot;));T(ORG.OPENOFFICE.STYLE(&quot;Neutre&quot;)))">
            <text:p/>
          </table:table-cell>
          <table:table-cell table:style-name="barre_5f_orange" table:formula="of:=IF(AND([.$C17]&lt;=[.BO$1];[.$E17]&gt;=[.BO$1]);T(ORG.OPENOFFICE.STYLE(&quot;barre_orange&quot;));T(ORG.OPENOFFICE.STYLE(&quot;Neutre&quot;)))">
            <text:p/>
          </table:table-cell>
          <table:table-cell table:style-name="barre_5f_orange" table:formula="of:=IF(AND([.$C17]&lt;=[.BP$1];[.$E17]&gt;=[.BP$1]);T(ORG.OPENOFFICE.STYLE(&quot;barre_orange&quot;));T(ORG.OPENOFFICE.STYLE(&quot;Neutre&quot;)))">
            <text:p/>
          </table:table-cell>
          <table:table-cell table:style-name="barre_5f_orange" table:formula="of:=IF(AND([.$C17]&lt;=[.BQ$1];[.$E17]&gt;=[.BQ$1]);T(ORG.OPENOFFICE.STYLE(&quot;barre_orange&quot;));T(ORG.OPENOFFICE.STYLE(&quot;Neutre&quot;)))">
            <text:p/>
          </table:table-cell>
          <table:table-cell table:style-name="barre_5f_orange" table:formula="of:=IF(AND([.$C17]&lt;=[.BR$1];[.$E17]&gt;=[.BR$1]);T(ORG.OPENOFFICE.STYLE(&quot;barre_orange&quot;));T(ORG.OPENOFFICE.STYLE(&quot;Neutre&quot;)))">
            <text:p/>
          </table:table-cell>
          <table:table-cell table:style-name="barre_5f_orange" table:formula="of:=IF(AND([.$C17]&lt;=[.BS$1];[.$E17]&gt;=[.BS$1]);T(ORG.OPENOFFICE.STYLE(&quot;barre_orange&quot;));T(ORG.OPENOFFICE.STYLE(&quot;Neutre&quot;)))">
            <text:p/>
          </table:table-cell>
          <table:table-cell table:style-name="barre_5f_orange" table:formula="of:=IF(AND([.$C17]&lt;=[.BT$1];[.$E17]&gt;=[.BT$1]);T(ORG.OPENOFFICE.STYLE(&quot;barre_orange&quot;));T(ORG.OPENOFFICE.STYLE(&quot;Neutre&quot;)))">
            <text:p/>
          </table:table-cell>
          <table:table-cell table:style-name="barre_5f_orange" table:formula="of:=IF(AND([.$C17]&lt;=[.BU$1];[.$E17]&gt;=[.BU$1]);T(ORG.OPENOFFICE.STYLE(&quot;barre_orange&quot;));T(ORG.OPENOFFICE.STYLE(&quot;Neutre&quot;)))">
            <text:p/>
          </table:table-cell>
          <table:table-cell table:style-name="barre_5f_orange" table:formula="of:=IF(AND([.$C17]&lt;=[.BV$1];[.$E17]&gt;=[.BV$1]);T(ORG.OPENOFFICE.STYLE(&quot;barre_orange&quot;));T(ORG.OPENOFFICE.STYLE(&quot;Neutre&quot;)))">
            <text:p/>
          </table:table-cell>
          <table:table-cell table:style-name="barre_5f_orange" table:formula="of:=IF(AND([.$C17]&lt;=[.BW$1];[.$E17]&gt;=[.BW$1]);T(ORG.OPENOFFICE.STYLE(&quot;barre_orange&quot;));T(ORG.OPENOFFICE.STYLE(&quot;Neutre&quot;)))">
            <text:p/>
          </table:table-cell>
          <table:table-cell table:style-name="barre_5f_orange" table:formula="of:=IF(AND([.$C17]&lt;=[.BX$1];[.$E17]&gt;=[.BX$1]);T(ORG.OPENOFFICE.STYLE(&quot;barre_orange&quot;));T(ORG.OPENOFFICE.STYLE(&quot;Neutre&quot;)))">
            <text:p/>
          </table:table-cell>
          <table:table-cell table:style-name="barre_5f_orange" table:formula="of:=IF(AND([.$C17]&lt;=[.BY$1];[.$E17]&gt;=[.BY$1]);T(ORG.OPENOFFICE.STYLE(&quot;barre_orange&quot;));T(ORG.OPENOFFICE.STYLE(&quot;Neutre&quot;)))">
            <text:p/>
          </table:table-cell>
          <table:table-cell table:style-name="barre_5f_orange" table:formula="of:=IF(AND([.$C17]&lt;=[.BZ$1];[.$E17]&gt;=[.BZ$1]);T(ORG.OPENOFFICE.STYLE(&quot;barre_orange&quot;));T(ORG.OPENOFFICE.STYLE(&quot;Neutre&quot;)))">
            <text:p/>
          </table:table-cell>
          <table:table-cell table:style-name="barre_5f_orange" table:formula="of:=IF(AND([.$C17]&lt;=[.CA$1];[.$E17]&gt;=[.CA$1]);T(ORG.OPENOFFICE.STYLE(&quot;barre_orange&quot;));T(ORG.OPENOFFICE.STYLE(&quot;Neutre&quot;)))">
            <text:p/>
          </table:table-cell>
          <table:table-cell table:style-name="barre_5f_orange" table:formula="of:=IF(AND([.$C17]&lt;=[.CB$1];[.$E17]&gt;=[.CB$1]);T(ORG.OPENOFFICE.STYLE(&quot;barre_orange&quot;));T(ORG.OPENOFFICE.STYLE(&quot;Neutre&quot;)))">
            <text:p/>
          </table:table-cell>
          <table:table-cell table:style-name="barre_5f_orange" table:formula="of:=IF(AND([.$C17]&lt;=[.CC$1];[.$E17]&gt;=[.CC$1]);T(ORG.OPENOFFICE.STYLE(&quot;barre_orange&quot;));T(ORG.OPENOFFICE.STYLE(&quot;Neutre&quot;)))">
            <text:p/>
          </table:table-cell>
          <table:table-cell table:style-name="barre_5f_orange" table:formula="of:=IF(AND([.$C17]&lt;=[.CD$1];[.$E17]&gt;=[.CD$1]);T(ORG.OPENOFFICE.STYLE(&quot;barre_orange&quot;));T(ORG.OPENOFFICE.STYLE(&quot;Neutre&quot;)))">
            <text:p/>
          </table:table-cell>
          <table:table-cell table:style-name="barre_5f_orange" table:formula="of:=IF(AND([.$C17]&lt;=[.CE$1];[.$E17]&gt;=[.CE$1]);T(ORG.OPENOFFICE.STYLE(&quot;barre_orange&quot;));T(ORG.OPENOFFICE.STYLE(&quot;Neutre&quot;)))">
            <text:p/>
          </table:table-cell>
          <table:table-cell table:style-name="barre_5f_orange" table:formula="of:=IF(AND([.$C17]&lt;=[.CF$1];[.$E17]&gt;=[.CF$1]);T(ORG.OPENOFFICE.STYLE(&quot;barre_orange&quot;));T(ORG.OPENOFFICE.STYLE(&quot;Neutre&quot;)))">
            <text:p/>
          </table:table-cell>
          <table:table-cell table:style-name="barre_5f_orange" table:formula="of:=IF(AND([.$C17]&lt;=[.CG$1];[.$E17]&gt;=[.CG$1]);T(ORG.OPENOFFICE.STYLE(&quot;barre_orange&quot;));T(ORG.OPENOFFICE.STYLE(&quot;Neutre&quot;)))">
            <text:p/>
          </table:table-cell>
          <table:table-cell table:formula="of:=IF(AND([.$C17]&lt;=[.CH$1];[.$E17]&gt;=[.CH$1]);T(ORG.OPENOFFICE.STYLE(&quot;barre_orange&quot;));T(ORG.OPENOFFICE.STYLE(&quot;Neutre&quot;)))">
            <text:p/>
          </table:table-cell>
          <table:table-cell table:formula="of:=IF(AND([.$C17]&lt;=[.CI$1];[.$E17]&gt;=[.CI$1]);T(ORG.OPENOFFICE.STYLE(&quot;barre_orange&quot;));T(ORG.OPENOFFICE.STYLE(&quot;Neutre&quot;)))">
            <text:p/>
          </table:table-cell>
          <table:table-cell table:formula="of:=IF(AND([.$C17]&lt;=[.CJ$1];[.$E17]&gt;=[.CJ$1]);T(ORG.OPENOFFICE.STYLE(&quot;barre_orange&quot;));T(ORG.OPENOFFICE.STYLE(&quot;Neutre&quot;)))">
            <text:p/>
          </table:table-cell>
          <table:table-cell table:formula="of:=IF(AND([.$C17]&lt;=[.CK$1];[.$E17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7</text:p>
          </table:table-cell>
          <table:table-cell office:value-type="string" calcext:value-type="string">
            <text:p>Fonctions menu principal</text:p>
          </table:table-cell>
          <table:table-cell office:value-type="date" office:date-value="2026-03-26" calcext:value-type="date">
            <text:p>26/03/26</text:p>
          </table:table-cell>
          <table:table-cell table:formula="of:=DAYS360([.C18];[.E18])" office:value-type="float" office:value="10" calcext:value-type="float">
            <text:p>10</text:p>
          </table:table-cell>
          <table:table-cell office:value-type="date" office:date-value="2026-04-06" calcext:value-type="date">
            <text:p>06/04/26</text:p>
          </table:table-cell>
          <table:table-cell/>
          <table:table-cell office:value-type="string" calcext:value-type="string">
            <text:p>T17</text:p>
          </table:table-cell>
          <table:table-cell table:formula="of:=IF(AND([.$C18]&lt;=[.H$1];[.$E18]&gt;=[.H$1]);T(ORG.OPENOFFICE.STYLE(&quot;barre_bleu&quot;));T(ORG.OPENOFFICE.STYLE(&quot;Neutre&quot;)))">
            <text:p/>
          </table:table-cell>
          <table:table-cell table:formula="of:=IF(AND([.$C18]&lt;=[.I$1];[.$E18]&gt;=[.I$1]);T(ORG.OPENOFFICE.STYLE(&quot;barre_bleu&quot;));T(ORG.OPENOFFICE.STYLE(&quot;Neutre&quot;)))">
            <text:p/>
          </table:table-cell>
          <table:table-cell table:formula="of:=IF(AND([.$C18]&lt;=[.J$1];[.$E18]&gt;=[.J$1]);T(ORG.OPENOFFICE.STYLE(&quot;barre_bleu&quot;));T(ORG.OPENOFFICE.STYLE(&quot;Neutre&quot;)))">
            <text:p/>
          </table:table-cell>
          <table:table-cell table:formula="of:=IF(AND([.$C18]&lt;=[.K$1];[.$E18]&gt;=[.K$1]);T(ORG.OPENOFFICE.STYLE(&quot;barre_bleu&quot;));T(ORG.OPENOFFICE.STYLE(&quot;Neutre&quot;)))">
            <text:p/>
          </table:table-cell>
          <table:table-cell table:formula="of:=IF(AND([.$C18]&lt;=[.L$1];[.$E18]&gt;=[.L$1]);T(ORG.OPENOFFICE.STYLE(&quot;barre_bleu&quot;));T(ORG.OPENOFFICE.STYLE(&quot;Neutre&quot;)))">
            <text:p/>
          </table:table-cell>
          <table:table-cell table:formula="of:=IF(AND([.$C18]&lt;=[.M$1];[.$E18]&gt;=[.M$1]);T(ORG.OPENOFFICE.STYLE(&quot;barre_bleu&quot;));T(ORG.OPENOFFICE.STYLE(&quot;Neutre&quot;)))">
            <text:p/>
          </table:table-cell>
          <table:table-cell table:formula="of:=IF(AND([.$C18]&lt;=[.N$1];[.$E18]&gt;=[.N$1]);T(ORG.OPENOFFICE.STYLE(&quot;barre_bleu&quot;));T(ORG.OPENOFFICE.STYLE(&quot;Neutre&quot;)))">
            <text:p/>
          </table:table-cell>
          <table:table-cell table:formula="of:=IF(AND([.$C18]&lt;=[.O$1];[.$E18]&gt;=[.O$1]);T(ORG.OPENOFFICE.STYLE(&quot;barre_bleu&quot;));T(ORG.OPENOFFICE.STYLE(&quot;Neutre&quot;)))">
            <text:p/>
          </table:table-cell>
          <table:table-cell table:formula="of:=IF(AND([.$C18]&lt;=[.P$1];[.$E18]&gt;=[.P$1]);T(ORG.OPENOFFICE.STYLE(&quot;barre_bleu&quot;));T(ORG.OPENOFFICE.STYLE(&quot;Neutre&quot;)))">
            <text:p/>
          </table:table-cell>
          <table:table-cell table:formula="of:=IF(AND([.$C18]&lt;=[.Q$1];[.$E18]&gt;=[.Q$1]);T(ORG.OPENOFFICE.STYLE(&quot;barre_bleu&quot;));T(ORG.OPENOFFICE.STYLE(&quot;Neutre&quot;)))">
            <text:p/>
          </table:table-cell>
          <table:table-cell table:formula="of:=IF(AND([.$C18]&lt;=[.R$1];[.$E18]&gt;=[.R$1]);T(ORG.OPENOFFICE.STYLE(&quot;barre_bleu&quot;));T(ORG.OPENOFFICE.STYLE(&quot;Neutre&quot;)))">
            <text:p/>
          </table:table-cell>
          <table:table-cell table:formula="of:=IF(AND([.$C18]&lt;=[.S$1];[.$E18]&gt;=[.S$1]);T(ORG.OPENOFFICE.STYLE(&quot;barre_bleu&quot;));T(ORG.OPENOFFICE.STYLE(&quot;Neutre&quot;)))">
            <text:p/>
          </table:table-cell>
          <table:table-cell table:formula="of:=IF(AND([.$C18]&lt;=[.T$1];[.$E18]&gt;=[.T$1]);T(ORG.OPENOFFICE.STYLE(&quot;barre_bleu&quot;));T(ORG.OPENOFFICE.STYLE(&quot;Neutre&quot;)))">
            <text:p/>
          </table:table-cell>
          <table:table-cell table:formula="of:=IF(AND([.$C18]&lt;=[.U$1];[.$E18]&gt;=[.U$1]);T(ORG.OPENOFFICE.STYLE(&quot;barre_bleu&quot;));T(ORG.OPENOFFICE.STYLE(&quot;Neutre&quot;)))">
            <text:p/>
          </table:table-cell>
          <table:table-cell table:formula="of:=IF(AND([.$C18]&lt;=[.V$1];[.$E18]&gt;=[.V$1]);T(ORG.OPENOFFICE.STYLE(&quot;barre_bleu&quot;));T(ORG.OPENOFFICE.STYLE(&quot;Neutre&quot;)))">
            <text:p/>
          </table:table-cell>
          <table:table-cell table:formula="of:=IF(AND([.$C18]&lt;=[.W$1];[.$E18]&gt;=[.W$1]);T(ORG.OPENOFFICE.STYLE(&quot;barre_bleu&quot;));T(ORG.OPENOFFICE.STYLE(&quot;Neutre&quot;)))">
            <text:p/>
          </table:table-cell>
          <table:table-cell table:formula="of:=IF(AND([.$C18]&lt;=[.X$1];[.$E18]&gt;=[.X$1]);T(ORG.OPENOFFICE.STYLE(&quot;barre_bleu&quot;));T(ORG.OPENOFFICE.STYLE(&quot;Neutre&quot;)))">
            <text:p/>
          </table:table-cell>
          <table:table-cell table:formula="of:=IF(AND([.$C18]&lt;=[.Y$1];[.$E18]&gt;=[.Y$1]);T(ORG.OPENOFFICE.STYLE(&quot;barre_bleu&quot;));T(ORG.OPENOFFICE.STYLE(&quot;Neutre&quot;)))">
            <text:p/>
          </table:table-cell>
          <table:table-cell table:formula="of:=IF(AND([.$C18]&lt;=[.Z$1];[.$E18]&gt;=[.Z$1]);T(ORG.OPENOFFICE.STYLE(&quot;barre_bleu&quot;));T(ORG.OPENOFFICE.STYLE(&quot;Neutre&quot;)))">
            <text:p/>
          </table:table-cell>
          <table:table-cell table:formula="of:=IF(AND([.$C18]&lt;=[.AA$1];[.$E18]&gt;=[.AA$1]);T(ORG.OPENOFFICE.STYLE(&quot;barre_bleu&quot;));T(ORG.OPENOFFICE.STYLE(&quot;Neutre&quot;)))">
            <text:p/>
          </table:table-cell>
          <table:table-cell table:formula="of:=IF(AND([.$C18]&lt;=[.AB$1];[.$E18]&gt;=[.AB$1]);T(ORG.OPENOFFICE.STYLE(&quot;barre_bleu&quot;));T(ORG.OPENOFFICE.STYLE(&quot;Neutre&quot;)))">
            <text:p/>
          </table:table-cell>
          <table:table-cell table:formula="of:=IF(AND([.$C18]&lt;=[.AC$1];[.$E18]&gt;=[.AC$1]);T(ORG.OPENOFFICE.STYLE(&quot;barre_bleu&quot;));T(ORG.OPENOFFICE.STYLE(&quot;Neutre&quot;)))">
            <text:p/>
          </table:table-cell>
          <table:table-cell table:formula="of:=IF(AND([.$C18]&lt;=[.AD$1];[.$E18]&gt;=[.AD$1]);T(ORG.OPENOFFICE.STYLE(&quot;barre_bleu&quot;));T(ORG.OPENOFFICE.STYLE(&quot;Neutre&quot;)))">
            <text:p/>
          </table:table-cell>
          <table:table-cell table:formula="of:=IF(AND([.$C18]&lt;=[.AE$1];[.$E18]&gt;=[.AE$1]);T(ORG.OPENOFFICE.STYLE(&quot;barre_bleu&quot;));T(ORG.OPENOFFICE.STYLE(&quot;Neutre&quot;)))">
            <text:p/>
          </table:table-cell>
          <table:table-cell table:formula="of:=IF(AND([.$C18]&lt;=[.AF$1];[.$E18]&gt;=[.AF$1]);T(ORG.OPENOFFICE.STYLE(&quot;barre_bleu&quot;));T(ORG.OPENOFFICE.STYLE(&quot;Neutre&quot;)))">
            <text:p/>
          </table:table-cell>
          <table:table-cell table:formula="of:=IF(AND([.$C18]&lt;=[.AG$1];[.$E18]&gt;=[.AG$1]);T(ORG.OPENOFFICE.STYLE(&quot;barre_bleu&quot;));T(ORG.OPENOFFICE.STYLE(&quot;Neutre&quot;)))">
            <text:p/>
          </table:table-cell>
          <table:table-cell table:formula="of:=IF(AND([.$C18]&lt;=[.AH$1];[.$E18]&gt;=[.AH$1]);T(ORG.OPENOFFICE.STYLE(&quot;barre_bleu&quot;));T(ORG.OPENOFFICE.STYLE(&quot;Neutre&quot;)))">
            <text:p/>
          </table:table-cell>
          <table:table-cell table:formula="of:=IF(AND([.$C18]&lt;=[.AI$1];[.$E18]&gt;=[.AI$1]);T(ORG.OPENOFFICE.STYLE(&quot;barre_bleu&quot;));T(ORG.OPENOFFICE.STYLE(&quot;Neutre&quot;)))">
            <text:p/>
          </table:table-cell>
          <table:table-cell table:formula="of:=IF(AND([.$C18]&lt;=[.AJ$1];[.$E18]&gt;=[.AJ$1]);T(ORG.OPENOFFICE.STYLE(&quot;barre_bleu&quot;));T(ORG.OPENOFFICE.STYLE(&quot;Neutre&quot;)))">
            <text:p/>
          </table:table-cell>
          <table:table-cell table:formula="of:=IF(AND([.$C18]&lt;=[.AK$1];[.$E18]&gt;=[.AK$1]);T(ORG.OPENOFFICE.STYLE(&quot;barre_bleu&quot;));T(ORG.OPENOFFICE.STYLE(&quot;Neutre&quot;)))">
            <text:p/>
          </table:table-cell>
          <table:table-cell table:formula="of:=IF(AND([.$C18]&lt;=[.AL$1];[.$E18]&gt;=[.AL$1]);T(ORG.OPENOFFICE.STYLE(&quot;barre_bleu&quot;));T(ORG.OPENOFFICE.STYLE(&quot;Neutre&quot;)))">
            <text:p/>
          </table:table-cell>
          <table:table-cell table:formula="of:=IF(AND([.$C18]&lt;=[.AM$1];[.$E18]&gt;=[.AM$1]);T(ORG.OPENOFFICE.STYLE(&quot;barre_bleu&quot;));T(ORG.OPENOFFICE.STYLE(&quot;Neutre&quot;)))">
            <text:p/>
          </table:table-cell>
          <table:table-cell table:formula="of:=IF(AND([.$C18]&lt;=[.AN$1];[.$E18]&gt;=[.AN$1]);T(ORG.OPENOFFICE.STYLE(&quot;barre_bleu&quot;));T(ORG.OPENOFFICE.STYLE(&quot;Neutre&quot;)))">
            <text:p/>
          </table:table-cell>
          <table:table-cell table:formula="of:=IF(AND([.$C18]&lt;=[.AO$1];[.$E18]&gt;=[.AO$1]);T(ORG.OPENOFFICE.STYLE(&quot;barre_bleu&quot;));T(ORG.OPENOFFICE.STYLE(&quot;Neutre&quot;)))">
            <text:p/>
          </table:table-cell>
          <table:table-cell table:formula="of:=IF(AND([.$C18]&lt;=[.AP$1];[.$E18]&gt;=[.AP$1]);T(ORG.OPENOFFICE.STYLE(&quot;barre_bleu&quot;));T(ORG.OPENOFFICE.STYLE(&quot;Neutre&quot;)))">
            <text:p/>
          </table:table-cell>
          <table:table-cell table:formula="of:=IF(AND([.$C18]&lt;=[.AQ$1];[.$E18]&gt;=[.AQ$1]);T(ORG.OPENOFFICE.STYLE(&quot;barre_bleu&quot;));T(ORG.OPENOFFICE.STYLE(&quot;Neutre&quot;)))">
            <text:p/>
          </table:table-cell>
          <table:table-cell table:formula="of:=IF(AND([.$C18]&lt;=[.AR$1];[.$E18]&gt;=[.AR$1]);T(ORG.OPENOFFICE.STYLE(&quot;barre_bleu&quot;));T(ORG.OPENOFFICE.STYLE(&quot;Neutre&quot;)))">
            <text:p/>
          </table:table-cell>
          <table:table-cell table:formula="of:=IF(AND([.$C18]&lt;=[.AS$1];[.$E18]&gt;=[.AS$1]);T(ORG.OPENOFFICE.STYLE(&quot;barre_bleu&quot;));T(ORG.OPENOFFICE.STYLE(&quot;Neutre&quot;)))">
            <text:p/>
          </table:table-cell>
          <table:table-cell table:formula="of:=IF(AND([.$C18]&lt;=[.AT$1];[.$E18]&gt;=[.AT$1]);T(ORG.OPENOFFICE.STYLE(&quot;barre_bleu&quot;));T(ORG.OPENOFFICE.STYLE(&quot;Neutre&quot;)))">
            <text:p/>
          </table:table-cell>
          <table:table-cell table:formula="of:=IF(AND([.$C18]&lt;=[.AU$1];[.$E18]&gt;=[.AU$1]);T(ORG.OPENOFFICE.STYLE(&quot;barre_bleu&quot;));T(ORG.OPENOFFICE.STYLE(&quot;Neutre&quot;)))">
            <text:p/>
          </table:table-cell>
          <table:table-cell table:formula="of:=IF(AND([.$C18]&lt;=[.AV$1];[.$E18]&gt;=[.AV$1]);T(ORG.OPENOFFICE.STYLE(&quot;barre_bleu&quot;));T(ORG.OPENOFFICE.STYLE(&quot;Neutre&quot;)))">
            <text:p/>
          </table:table-cell>
          <table:table-cell table:formula="of:=IF(AND([.$C18]&lt;=[.AW$1];[.$E18]&gt;=[.AW$1]);T(ORG.OPENOFFICE.STYLE(&quot;barre_bleu&quot;));T(ORG.OPENOFFICE.STYLE(&quot;Neutre&quot;)))">
            <text:p/>
          </table:table-cell>
          <table:table-cell table:formula="of:=IF(AND([.$C18]&lt;=[.AX$1];[.$E18]&gt;=[.AX$1]);T(ORG.OPENOFFICE.STYLE(&quot;barre_bleu&quot;));T(ORG.OPENOFFICE.STYLE(&quot;Neutre&quot;)))">
            <text:p/>
          </table:table-cell>
          <table:table-cell table:formula="of:=IF(AND([.$C18]&lt;=[.AY$1];[.$E18]&gt;=[.AY$1]);T(ORG.OPENOFFICE.STYLE(&quot;barre_bleu&quot;));T(ORG.OPENOFFICE.STYLE(&quot;Neutre&quot;)))">
            <text:p/>
          </table:table-cell>
          <table:table-cell table:formula="of:=IF(AND([.$C18]&lt;=[.AZ$1];[.$E18]&gt;=[.AZ$1]);T(ORG.OPENOFFICE.STYLE(&quot;barre_bleu&quot;));T(ORG.OPENOFFICE.STYLE(&quot;Neutre&quot;)))">
            <text:p/>
          </table:table-cell>
          <table:table-cell table:formula="of:=IF(AND([.$C18]&lt;=[.BA$1];[.$E18]&gt;=[.BA$1]);T(ORG.OPENOFFICE.STYLE(&quot;barre_bleu&quot;));T(ORG.OPENOFFICE.STYLE(&quot;Neutre&quot;)))">
            <text:p/>
          </table:table-cell>
          <table:table-cell table:formula="of:=IF(AND([.$C18]&lt;=[.BB$1];[.$E18]&gt;=[.BB$1]);T(ORG.OPENOFFICE.STYLE(&quot;barre_bleu&quot;));T(ORG.OPENOFFICE.STYLE(&quot;Neutre&quot;)))">
            <text:p/>
          </table:table-cell>
          <table:table-cell table:formula="of:=IF(AND([.$C18]&lt;=[.BC$1];[.$E18]&gt;=[.BC$1]);T(ORG.OPENOFFICE.STYLE(&quot;barre_bleu&quot;));T(ORG.OPENOFFICE.STYLE(&quot;Neutre&quot;)))">
            <text:p/>
          </table:table-cell>
          <table:table-cell table:formula="of:=IF(AND([.$C18]&lt;=[.BD$1];[.$E18]&gt;=[.BD$1]);T(ORG.OPENOFFICE.STYLE(&quot;barre_bleu&quot;));T(ORG.OPENOFFICE.STYLE(&quot;Neutre&quot;)))">
            <text:p/>
          </table:table-cell>
          <table:table-cell table:formula="of:=IF(AND([.$C18]&lt;=[.BE$1];[.$E18]&gt;=[.BE$1]);T(ORG.OPENOFFICE.STYLE(&quot;barre_bleu&quot;));T(ORG.OPENOFFICE.STYLE(&quot;Neutre&quot;)))">
            <text:p/>
          </table:table-cell>
          <table:table-cell table:formula="of:=IF(AND([.$C18]&lt;=[.BF$1];[.$E18]&gt;=[.BF$1]);T(ORG.OPENOFFICE.STYLE(&quot;barre_bleu&quot;));T(ORG.OPENOFFICE.STYLE(&quot;Neutre&quot;)))">
            <text:p/>
          </table:table-cell>
          <table:table-cell table:formula="of:=IF(AND([.$C18]&lt;=[.BG$1];[.$E18]&gt;=[.BG$1]);T(ORG.OPENOFFICE.STYLE(&quot;barre_bleu&quot;));T(ORG.OPENOFFICE.STYLE(&quot;Neutre&quot;)))">
            <text:p/>
          </table:table-cell>
          <table:table-cell table:formula="of:=IF(AND([.$C18]&lt;=[.BH$1];[.$E18]&gt;=[.BH$1]);T(ORG.OPENOFFICE.STYLE(&quot;barre_bleu&quot;));T(ORG.OPENOFFICE.STYLE(&quot;Neutre&quot;)))">
            <text:p/>
          </table:table-cell>
          <table:table-cell table:formula="of:=IF(AND([.$C18]&lt;=[.BI$1];[.$E18]&gt;=[.BI$1]);T(ORG.OPENOFFICE.STYLE(&quot;barre_bleu&quot;));T(ORG.OPENOFFICE.STYLE(&quot;Neutre&quot;)))">
            <text:p/>
          </table:table-cell>
          <table:table-cell table:formula="of:=IF(AND([.$C18]&lt;=[.BJ$1];[.$E18]&gt;=[.BJ$1]);T(ORG.OPENOFFICE.STYLE(&quot;barre_bleu&quot;));T(ORG.OPENOFFICE.STYLE(&quot;Neutre&quot;)))">
            <text:p/>
          </table:table-cell>
          <table:table-cell table:formula="of:=IF(AND([.$C18]&lt;=[.BK$1];[.$E18]&gt;=[.BK$1]);T(ORG.OPENOFFICE.STYLE(&quot;barre_bleu&quot;));T(ORG.OPENOFFICE.STYLE(&quot;Neutre&quot;)))">
            <text:p/>
          </table:table-cell>
          <table:table-cell table:formula="of:=IF(AND([.$C18]&lt;=[.BL$1];[.$E18]&gt;=[.BL$1]);T(ORG.OPENOFFICE.STYLE(&quot;barre_bleu&quot;));T(ORG.OPENOFFICE.STYLE(&quot;Neutre&quot;)))">
            <text:p/>
          </table:table-cell>
          <table:table-cell table:formula="of:=IF(AND([.$C18]&lt;=[.BM$1];[.$E18]&gt;=[.BM$1]);T(ORG.OPENOFFICE.STYLE(&quot;barre_bleu&quot;));T(ORG.OPENOFFICE.STYLE(&quot;Neutre&quot;)))">
            <text:p/>
          </table:table-cell>
          <table:table-cell table:formula="of:=IF(AND([.$C18]&lt;=[.BN$1];[.$E18]&gt;=[.BN$1]);T(ORG.OPENOFFICE.STYLE(&quot;barre_bleu&quot;));T(ORG.OPENOFFICE.STYLE(&quot;Neutre&quot;)))">
            <text:p/>
          </table:table-cell>
          <table:table-cell table:formula="of:=IF(AND([.$C18]&lt;=[.BO$1];[.$E18]&gt;=[.BO$1]);T(ORG.OPENOFFICE.STYLE(&quot;barre_bleu&quot;));T(ORG.OPENOFFICE.STYLE(&quot;Neutre&quot;)))">
            <text:p/>
          </table:table-cell>
          <table:table-cell table:formula="of:=IF(AND([.$C18]&lt;=[.BP$1];[.$E18]&gt;=[.BP$1]);T(ORG.OPENOFFICE.STYLE(&quot;barre_bleu&quot;));T(ORG.OPENOFFICE.STYLE(&quot;Neutre&quot;)))">
            <text:p/>
          </table:table-cell>
          <table:table-cell table:formula="of:=IF(AND([.$C18]&lt;=[.BQ$1];[.$E18]&gt;=[.BQ$1]);T(ORG.OPENOFFICE.STYLE(&quot;barre_bleu&quot;));T(ORG.OPENOFFICE.STYLE(&quot;Neutre&quot;)))">
            <text:p/>
          </table:table-cell>
          <table:table-cell table:formula="of:=IF(AND([.$C18]&lt;=[.BR$1];[.$E18]&gt;=[.BR$1]);T(ORG.OPENOFFICE.STYLE(&quot;barre_bleu&quot;));T(ORG.OPENOFFICE.STYLE(&quot;Neutre&quot;)))">
            <text:p/>
          </table:table-cell>
          <table:table-cell table:style-name="barre_5f_bleu" table:formula="of:=IF(AND([.$C18]&lt;=[.BS$1];[.$E18]&gt;=[.BS$1]);T(ORG.OPENOFFICE.STYLE(&quot;barre_bleu&quot;));T(ORG.OPENOFFICE.STYLE(&quot;Neutre&quot;)))">
            <text:p/>
          </table:table-cell>
          <table:table-cell table:style-name="barre_5f_bleu" table:formula="of:=IF(AND([.$C18]&lt;=[.BT$1];[.$E18]&gt;=[.BT$1]);T(ORG.OPENOFFICE.STYLE(&quot;barre_bleu&quot;));T(ORG.OPENOFFICE.STYLE(&quot;Neutre&quot;)))">
            <text:p/>
          </table:table-cell>
          <table:table-cell table:style-name="barre_5f_bleu" table:formula="of:=IF(AND([.$C18]&lt;=[.BU$1];[.$E18]&gt;=[.BU$1]);T(ORG.OPENOFFICE.STYLE(&quot;barre_bleu&quot;));T(ORG.OPENOFFICE.STYLE(&quot;Neutre&quot;)))">
            <text:p/>
          </table:table-cell>
          <table:table-cell table:style-name="barre_5f_bleu" table:formula="of:=IF(AND([.$C18]&lt;=[.BV$1];[.$E18]&gt;=[.BV$1]);T(ORG.OPENOFFICE.STYLE(&quot;barre_bleu&quot;));T(ORG.OPENOFFICE.STYLE(&quot;Neutre&quot;)))">
            <text:p/>
          </table:table-cell>
          <table:table-cell table:style-name="barre_5f_bleu" table:formula="of:=IF(AND([.$C18]&lt;=[.BW$1];[.$E18]&gt;=[.BW$1]);T(ORG.OPENOFFICE.STYLE(&quot;barre_bleu&quot;));T(ORG.OPENOFFICE.STYLE(&quot;Neutre&quot;)))">
            <text:p/>
          </table:table-cell>
          <table:table-cell table:style-name="barre_5f_bleu" table:formula="of:=IF(AND([.$C18]&lt;=[.BX$1];[.$E18]&gt;=[.BX$1]);T(ORG.OPENOFFICE.STYLE(&quot;barre_bleu&quot;));T(ORG.OPENOFFICE.STYLE(&quot;Neutre&quot;)))">
            <text:p/>
          </table:table-cell>
          <table:table-cell table:style-name="barre_5f_bleu" table:formula="of:=IF(AND([.$C18]&lt;=[.BY$1];[.$E18]&gt;=[.BY$1]);T(ORG.OPENOFFICE.STYLE(&quot;barre_bleu&quot;));T(ORG.OPENOFFICE.STYLE(&quot;Neutre&quot;)))">
            <text:p/>
          </table:table-cell>
          <table:table-cell table:style-name="barre_5f_bleu" table:formula="of:=IF(AND([.$C18]&lt;=[.BZ$1];[.$E18]&gt;=[.BZ$1]);T(ORG.OPENOFFICE.STYLE(&quot;barre_bleu&quot;));T(ORG.OPENOFFICE.STYLE(&quot;Neutre&quot;)))">
            <text:p/>
          </table:table-cell>
          <table:table-cell table:style-name="barre_5f_bleu" table:formula="of:=IF(AND([.$C18]&lt;=[.CA$1];[.$E18]&gt;=[.CA$1]);T(ORG.OPENOFFICE.STYLE(&quot;barre_bleu&quot;));T(ORG.OPENOFFICE.STYLE(&quot;Neutre&quot;)))">
            <text:p/>
          </table:table-cell>
          <table:table-cell table:style-name="barre_5f_bleu" table:formula="of:=IF(AND([.$C18]&lt;=[.CB$1];[.$E18]&gt;=[.CB$1]);T(ORG.OPENOFFICE.STYLE(&quot;barre_bleu&quot;));T(ORG.OPENOFFICE.STYLE(&quot;Neutre&quot;)))">
            <text:p/>
          </table:table-cell>
          <table:table-cell table:style-name="barre_5f_bleu" table:formula="of:=IF(AND([.$C18]&lt;=[.CC$1];[.$E18]&gt;=[.CC$1]);T(ORG.OPENOFFICE.STYLE(&quot;barre_bleu&quot;));T(ORG.OPENOFFICE.STYLE(&quot;Neutre&quot;)))">
            <text:p/>
          </table:table-cell>
          <table:table-cell table:style-name="barre_5f_bleu" table:formula="of:=IF(AND([.$C18]&lt;=[.CD$1];[.$E18]&gt;=[.CD$1]);T(ORG.OPENOFFICE.STYLE(&quot;barre_bleu&quot;));T(ORG.OPENOFFICE.STYLE(&quot;Neutre&quot;)))">
            <text:p/>
          </table:table-cell>
          <table:table-cell table:formula="of:=IF(AND([.$C18]&lt;=[.CE$1];[.$E18]&gt;=[.CE$1]);T(ORG.OPENOFFICE.STYLE(&quot;barre_bleu&quot;));T(ORG.OPENOFFICE.STYLE(&quot;Neutre&quot;)))">
            <text:p/>
          </table:table-cell>
          <table:table-cell table:formula="of:=IF(AND([.$C18]&lt;=[.CF$1];[.$E18]&gt;=[.CF$1]);T(ORG.OPENOFFICE.STYLE(&quot;barre_bleu&quot;));T(ORG.OPENOFFICE.STYLE(&quot;Neutre&quot;)))">
            <text:p/>
          </table:table-cell>
          <table:table-cell table:formula="of:=IF(AND([.$C18]&lt;=[.CG$1];[.$E18]&gt;=[.CG$1]);T(ORG.OPENOFFICE.STYLE(&quot;barre_bleu&quot;));T(ORG.OPENOFFICE.STYLE(&quot;Neutre&quot;)))">
            <text:p/>
          </table:table-cell>
          <table:table-cell table:formula="of:=IF(AND([.$C18]&lt;=[.CH$1];[.$E18]&gt;=[.CH$1]);T(ORG.OPENOFFICE.STYLE(&quot;barre_bleu&quot;));T(ORG.OPENOFFICE.STYLE(&quot;Neutre&quot;)))">
            <text:p/>
          </table:table-cell>
          <table:table-cell table:formula="of:=IF(AND([.$C18]&lt;=[.CI$1];[.$E18]&gt;=[.CI$1]);T(ORG.OPENOFFICE.STYLE(&quot;barre_bleu&quot;));T(ORG.OPENOFFICE.STYLE(&quot;Neutre&quot;)))">
            <text:p/>
          </table:table-cell>
          <table:table-cell table:formula="of:=IF(AND([.$C18]&lt;=[.CJ$1];[.$E18]&gt;=[.CJ$1]);T(ORG.OPENOFFICE.STYLE(&quot;barre_bleu&quot;));T(ORG.OPENOFFICE.STYLE(&quot;Neutre&quot;)))">
            <text:p/>
          </table:table-cell>
          <table:table-cell table:formula="of:=IF(AND([.$C18]&lt;=[.CK$1];[.$E18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8</text:p>
          </table:table-cell>
          <table:table-cell office:value-type="string" calcext:value-type="string">
            <text:p>Fonctions changement de joueurs/dinosaure/tours</text:p>
          </table:table-cell>
          <table:table-cell office:value-type="date" office:date-value="2026-03-20" calcext:value-type="date">
            <text:p>20/03/26</text:p>
          </table:table-cell>
          <table:table-cell table:formula="of:=DAYS360([.C19];[.E19])" office:value-type="float" office:value="4" calcext:value-type="float">
            <text:p>4</text:p>
          </table:table-cell>
          <table:table-cell office:value-type="date" office:date-value="2026-03-24" calcext:value-type="date">
            <text:p>24/03/26</text:p>
          </table:table-cell>
          <table:table-cell/>
          <table:table-cell office:value-type="string" calcext:value-type="string">
            <text:p>T18</text:p>
          </table:table-cell>
          <table:table-cell table:formula="of:=IF(AND([.$C19]&lt;=[.H$1];[.$E19]&gt;=[.H$1]);T(ORG.OPENOFFICE.STYLE(&quot;barre_orange&quot;));T(ORG.OPENOFFICE.STYLE(&quot;Neutre&quot;)))">
            <text:p/>
          </table:table-cell>
          <table:table-cell table:formula="of:=IF(AND([.$C19]&lt;=[.I$1];[.$E19]&gt;=[.I$1]);T(ORG.OPENOFFICE.STYLE(&quot;barre_orange&quot;));T(ORG.OPENOFFICE.STYLE(&quot;Neutre&quot;)))">
            <text:p/>
          </table:table-cell>
          <table:table-cell table:formula="of:=IF(AND([.$C19]&lt;=[.J$1];[.$E19]&gt;=[.J$1]);T(ORG.OPENOFFICE.STYLE(&quot;barre_orange&quot;));T(ORG.OPENOFFICE.STYLE(&quot;Neutre&quot;)))">
            <text:p/>
          </table:table-cell>
          <table:table-cell table:formula="of:=IF(AND([.$C19]&lt;=[.K$1];[.$E19]&gt;=[.K$1]);T(ORG.OPENOFFICE.STYLE(&quot;barre_orange&quot;));T(ORG.OPENOFFICE.STYLE(&quot;Neutre&quot;)))">
            <text:p/>
          </table:table-cell>
          <table:table-cell table:formula="of:=IF(AND([.$C19]&lt;=[.L$1];[.$E19]&gt;=[.L$1]);T(ORG.OPENOFFICE.STYLE(&quot;barre_orange&quot;));T(ORG.OPENOFFICE.STYLE(&quot;Neutre&quot;)))">
            <text:p/>
          </table:table-cell>
          <table:table-cell table:formula="of:=IF(AND([.$C19]&lt;=[.M$1];[.$E19]&gt;=[.M$1]);T(ORG.OPENOFFICE.STYLE(&quot;barre_orange&quot;));T(ORG.OPENOFFICE.STYLE(&quot;Neutre&quot;)))">
            <text:p/>
          </table:table-cell>
          <table:table-cell table:formula="of:=IF(AND([.$C19]&lt;=[.N$1];[.$E19]&gt;=[.N$1]);T(ORG.OPENOFFICE.STYLE(&quot;barre_orange&quot;));T(ORG.OPENOFFICE.STYLE(&quot;Neutre&quot;)))">
            <text:p/>
          </table:table-cell>
          <table:table-cell table:formula="of:=IF(AND([.$C19]&lt;=[.O$1];[.$E19]&gt;=[.O$1]);T(ORG.OPENOFFICE.STYLE(&quot;barre_orange&quot;));T(ORG.OPENOFFICE.STYLE(&quot;Neutre&quot;)))">
            <text:p/>
          </table:table-cell>
          <table:table-cell table:formula="of:=IF(AND([.$C19]&lt;=[.P$1];[.$E19]&gt;=[.P$1]);T(ORG.OPENOFFICE.STYLE(&quot;barre_orange&quot;));T(ORG.OPENOFFICE.STYLE(&quot;Neutre&quot;)))">
            <text:p/>
          </table:table-cell>
          <table:table-cell table:formula="of:=IF(AND([.$C19]&lt;=[.Q$1];[.$E19]&gt;=[.Q$1]);T(ORG.OPENOFFICE.STYLE(&quot;barre_orange&quot;));T(ORG.OPENOFFICE.STYLE(&quot;Neutre&quot;)))">
            <text:p/>
          </table:table-cell>
          <table:table-cell table:formula="of:=IF(AND([.$C19]&lt;=[.R$1];[.$E19]&gt;=[.R$1]);T(ORG.OPENOFFICE.STYLE(&quot;barre_orange&quot;));T(ORG.OPENOFFICE.STYLE(&quot;Neutre&quot;)))">
            <text:p/>
          </table:table-cell>
          <table:table-cell table:formula="of:=IF(AND([.$C19]&lt;=[.S$1];[.$E19]&gt;=[.S$1]);T(ORG.OPENOFFICE.STYLE(&quot;barre_orange&quot;));T(ORG.OPENOFFICE.STYLE(&quot;Neutre&quot;)))">
            <text:p/>
          </table:table-cell>
          <table:table-cell table:formula="of:=IF(AND([.$C19]&lt;=[.T$1];[.$E19]&gt;=[.T$1]);T(ORG.OPENOFFICE.STYLE(&quot;barre_orange&quot;));T(ORG.OPENOFFICE.STYLE(&quot;Neutre&quot;)))">
            <text:p/>
          </table:table-cell>
          <table:table-cell table:formula="of:=IF(AND([.$C19]&lt;=[.U$1];[.$E19]&gt;=[.U$1]);T(ORG.OPENOFFICE.STYLE(&quot;barre_orange&quot;));T(ORG.OPENOFFICE.STYLE(&quot;Neutre&quot;)))">
            <text:p/>
          </table:table-cell>
          <table:table-cell table:formula="of:=IF(AND([.$C19]&lt;=[.V$1];[.$E19]&gt;=[.V$1]);T(ORG.OPENOFFICE.STYLE(&quot;barre_orange&quot;));T(ORG.OPENOFFICE.STYLE(&quot;Neutre&quot;)))">
            <text:p/>
          </table:table-cell>
          <table:table-cell table:formula="of:=IF(AND([.$C19]&lt;=[.W$1];[.$E19]&gt;=[.W$1]);T(ORG.OPENOFFICE.STYLE(&quot;barre_orange&quot;));T(ORG.OPENOFFICE.STYLE(&quot;Neutre&quot;)))">
            <text:p/>
          </table:table-cell>
          <table:table-cell table:formula="of:=IF(AND([.$C19]&lt;=[.X$1];[.$E19]&gt;=[.X$1]);T(ORG.OPENOFFICE.STYLE(&quot;barre_orange&quot;));T(ORG.OPENOFFICE.STYLE(&quot;Neutre&quot;)))">
            <text:p/>
          </table:table-cell>
          <table:table-cell table:formula="of:=IF(AND([.$C19]&lt;=[.Y$1];[.$E19]&gt;=[.Y$1]);T(ORG.OPENOFFICE.STYLE(&quot;barre_orange&quot;));T(ORG.OPENOFFICE.STYLE(&quot;Neutre&quot;)))">
            <text:p/>
          </table:table-cell>
          <table:table-cell table:formula="of:=IF(AND([.$C19]&lt;=[.Z$1];[.$E19]&gt;=[.Z$1]);T(ORG.OPENOFFICE.STYLE(&quot;barre_orange&quot;));T(ORG.OPENOFFICE.STYLE(&quot;Neutre&quot;)))">
            <text:p/>
          </table:table-cell>
          <table:table-cell table:formula="of:=IF(AND([.$C19]&lt;=[.AA$1];[.$E19]&gt;=[.AA$1]);T(ORG.OPENOFFICE.STYLE(&quot;barre_orange&quot;));T(ORG.OPENOFFICE.STYLE(&quot;Neutre&quot;)))">
            <text:p/>
          </table:table-cell>
          <table:table-cell table:formula="of:=IF(AND([.$C19]&lt;=[.AB$1];[.$E19]&gt;=[.AB$1]);T(ORG.OPENOFFICE.STYLE(&quot;barre_orange&quot;));T(ORG.OPENOFFICE.STYLE(&quot;Neutre&quot;)))">
            <text:p/>
          </table:table-cell>
          <table:table-cell table:formula="of:=IF(AND([.$C19]&lt;=[.AC$1];[.$E19]&gt;=[.AC$1]);T(ORG.OPENOFFICE.STYLE(&quot;barre_orange&quot;));T(ORG.OPENOFFICE.STYLE(&quot;Neutre&quot;)))">
            <text:p/>
          </table:table-cell>
          <table:table-cell table:formula="of:=IF(AND([.$C19]&lt;=[.AD$1];[.$E19]&gt;=[.AD$1]);T(ORG.OPENOFFICE.STYLE(&quot;barre_orange&quot;));T(ORG.OPENOFFICE.STYLE(&quot;Neutre&quot;)))">
            <text:p/>
          </table:table-cell>
          <table:table-cell table:formula="of:=IF(AND([.$C19]&lt;=[.AE$1];[.$E19]&gt;=[.AE$1]);T(ORG.OPENOFFICE.STYLE(&quot;barre_orange&quot;));T(ORG.OPENOFFICE.STYLE(&quot;Neutre&quot;)))">
            <text:p/>
          </table:table-cell>
          <table:table-cell table:formula="of:=IF(AND([.$C19]&lt;=[.AF$1];[.$E19]&gt;=[.AF$1]);T(ORG.OPENOFFICE.STYLE(&quot;barre_orange&quot;));T(ORG.OPENOFFICE.STYLE(&quot;Neutre&quot;)))">
            <text:p/>
          </table:table-cell>
          <table:table-cell table:formula="of:=IF(AND([.$C19]&lt;=[.AG$1];[.$E19]&gt;=[.AG$1]);T(ORG.OPENOFFICE.STYLE(&quot;barre_orange&quot;));T(ORG.OPENOFFICE.STYLE(&quot;Neutre&quot;)))">
            <text:p/>
          </table:table-cell>
          <table:table-cell table:formula="of:=IF(AND([.$C19]&lt;=[.AH$1];[.$E19]&gt;=[.AH$1]);T(ORG.OPENOFFICE.STYLE(&quot;barre_orange&quot;));T(ORG.OPENOFFICE.STYLE(&quot;Neutre&quot;)))">
            <text:p/>
          </table:table-cell>
          <table:table-cell table:formula="of:=IF(AND([.$C19]&lt;=[.AI$1];[.$E19]&gt;=[.AI$1]);T(ORG.OPENOFFICE.STYLE(&quot;barre_orange&quot;));T(ORG.OPENOFFICE.STYLE(&quot;Neutre&quot;)))">
            <text:p/>
          </table:table-cell>
          <table:table-cell table:formula="of:=IF(AND([.$C19]&lt;=[.AJ$1];[.$E19]&gt;=[.AJ$1]);T(ORG.OPENOFFICE.STYLE(&quot;barre_orange&quot;));T(ORG.OPENOFFICE.STYLE(&quot;Neutre&quot;)))">
            <text:p/>
          </table:table-cell>
          <table:table-cell table:formula="of:=IF(AND([.$C19]&lt;=[.AK$1];[.$E19]&gt;=[.AK$1]);T(ORG.OPENOFFICE.STYLE(&quot;barre_orange&quot;));T(ORG.OPENOFFICE.STYLE(&quot;Neutre&quot;)))">
            <text:p/>
          </table:table-cell>
          <table:table-cell table:formula="of:=IF(AND([.$C19]&lt;=[.AL$1];[.$E19]&gt;=[.AL$1]);T(ORG.OPENOFFICE.STYLE(&quot;barre_orange&quot;));T(ORG.OPENOFFICE.STYLE(&quot;Neutre&quot;)))">
            <text:p/>
          </table:table-cell>
          <table:table-cell table:formula="of:=IF(AND([.$C19]&lt;=[.AM$1];[.$E19]&gt;=[.AM$1]);T(ORG.OPENOFFICE.STYLE(&quot;barre_orange&quot;));T(ORG.OPENOFFICE.STYLE(&quot;Neutre&quot;)))">
            <text:p/>
          </table:table-cell>
          <table:table-cell table:formula="of:=IF(AND([.$C19]&lt;=[.AN$1];[.$E19]&gt;=[.AN$1]);T(ORG.OPENOFFICE.STYLE(&quot;barre_orange&quot;));T(ORG.OPENOFFICE.STYLE(&quot;Neutre&quot;)))">
            <text:p/>
          </table:table-cell>
          <table:table-cell table:formula="of:=IF(AND([.$C19]&lt;=[.AO$1];[.$E19]&gt;=[.AO$1]);T(ORG.OPENOFFICE.STYLE(&quot;barre_orange&quot;));T(ORG.OPENOFFICE.STYLE(&quot;Neutre&quot;)))">
            <text:p/>
          </table:table-cell>
          <table:table-cell table:formula="of:=IF(AND([.$C19]&lt;=[.AP$1];[.$E19]&gt;=[.AP$1]);T(ORG.OPENOFFICE.STYLE(&quot;barre_orange&quot;));T(ORG.OPENOFFICE.STYLE(&quot;Neutre&quot;)))">
            <text:p/>
          </table:table-cell>
          <table:table-cell table:formula="of:=IF(AND([.$C19]&lt;=[.AQ$1];[.$E19]&gt;=[.AQ$1]);T(ORG.OPENOFFICE.STYLE(&quot;barre_orange&quot;));T(ORG.OPENOFFICE.STYLE(&quot;Neutre&quot;)))">
            <text:p/>
          </table:table-cell>
          <table:table-cell table:formula="of:=IF(AND([.$C19]&lt;=[.AR$1];[.$E19]&gt;=[.AR$1]);T(ORG.OPENOFFICE.STYLE(&quot;barre_orange&quot;));T(ORG.OPENOFFICE.STYLE(&quot;Neutre&quot;)))">
            <text:p/>
          </table:table-cell>
          <table:table-cell table:formula="of:=IF(AND([.$C19]&lt;=[.AS$1];[.$E19]&gt;=[.AS$1]);T(ORG.OPENOFFICE.STYLE(&quot;barre_orange&quot;));T(ORG.OPENOFFICE.STYLE(&quot;Neutre&quot;)))">
            <text:p/>
          </table:table-cell>
          <table:table-cell table:formula="of:=IF(AND([.$C19]&lt;=[.AT$1];[.$E19]&gt;=[.AT$1]);T(ORG.OPENOFFICE.STYLE(&quot;barre_orange&quot;));T(ORG.OPENOFFICE.STYLE(&quot;Neutre&quot;)))">
            <text:p/>
          </table:table-cell>
          <table:table-cell table:formula="of:=IF(AND([.$C19]&lt;=[.AU$1];[.$E19]&gt;=[.AU$1]);T(ORG.OPENOFFICE.STYLE(&quot;barre_orange&quot;));T(ORG.OPENOFFICE.STYLE(&quot;Neutre&quot;)))">
            <text:p/>
          </table:table-cell>
          <table:table-cell table:formula="of:=IF(AND([.$C19]&lt;=[.AV$1];[.$E19]&gt;=[.AV$1]);T(ORG.OPENOFFICE.STYLE(&quot;barre_orange&quot;));T(ORG.OPENOFFICE.STYLE(&quot;Neutre&quot;)))">
            <text:p/>
          </table:table-cell>
          <table:table-cell table:formula="of:=IF(AND([.$C19]&lt;=[.AW$1];[.$E19]&gt;=[.AW$1]);T(ORG.OPENOFFICE.STYLE(&quot;barre_orange&quot;));T(ORG.OPENOFFICE.STYLE(&quot;Neutre&quot;)))">
            <text:p/>
          </table:table-cell>
          <table:table-cell table:formula="of:=IF(AND([.$C19]&lt;=[.AX$1];[.$E19]&gt;=[.AX$1]);T(ORG.OPENOFFICE.STYLE(&quot;barre_orange&quot;));T(ORG.OPENOFFICE.STYLE(&quot;Neutre&quot;)))">
            <text:p/>
          </table:table-cell>
          <table:table-cell table:formula="of:=IF(AND([.$C19]&lt;=[.AY$1];[.$E19]&gt;=[.AY$1]);T(ORG.OPENOFFICE.STYLE(&quot;barre_orange&quot;));T(ORG.OPENOFFICE.STYLE(&quot;Neutre&quot;)))">
            <text:p/>
          </table:table-cell>
          <table:table-cell table:formula="of:=IF(AND([.$C19]&lt;=[.AZ$1];[.$E19]&gt;=[.AZ$1]);T(ORG.OPENOFFICE.STYLE(&quot;barre_orange&quot;));T(ORG.OPENOFFICE.STYLE(&quot;Neutre&quot;)))">
            <text:p/>
          </table:table-cell>
          <table:table-cell table:formula="of:=IF(AND([.$C19]&lt;=[.BA$1];[.$E19]&gt;=[.BA$1]);T(ORG.OPENOFFICE.STYLE(&quot;barre_orange&quot;));T(ORG.OPENOFFICE.STYLE(&quot;Neutre&quot;)))">
            <text:p/>
          </table:table-cell>
          <table:table-cell table:formula="of:=IF(AND([.$C19]&lt;=[.BB$1];[.$E19]&gt;=[.BB$1]);T(ORG.OPENOFFICE.STYLE(&quot;barre_orange&quot;));T(ORG.OPENOFFICE.STYLE(&quot;Neutre&quot;)))">
            <text:p/>
          </table:table-cell>
          <table:table-cell table:formula="of:=IF(AND([.$C19]&lt;=[.BC$1];[.$E19]&gt;=[.BC$1]);T(ORG.OPENOFFICE.STYLE(&quot;barre_orange&quot;));T(ORG.OPENOFFICE.STYLE(&quot;Neutre&quot;)))">
            <text:p/>
          </table:table-cell>
          <table:table-cell table:formula="of:=IF(AND([.$C19]&lt;=[.BD$1];[.$E19]&gt;=[.BD$1]);T(ORG.OPENOFFICE.STYLE(&quot;barre_orange&quot;));T(ORG.OPENOFFICE.STYLE(&quot;Neutre&quot;)))">
            <text:p/>
          </table:table-cell>
          <table:table-cell table:formula="of:=IF(AND([.$C19]&lt;=[.BE$1];[.$E19]&gt;=[.BE$1]);T(ORG.OPENOFFICE.STYLE(&quot;barre_orange&quot;));T(ORG.OPENOFFICE.STYLE(&quot;Neutre&quot;)))">
            <text:p/>
          </table:table-cell>
          <table:table-cell table:formula="of:=IF(AND([.$C19]&lt;=[.BF$1];[.$E19]&gt;=[.BF$1]);T(ORG.OPENOFFICE.STYLE(&quot;barre_orange&quot;));T(ORG.OPENOFFICE.STYLE(&quot;Neutre&quot;)))">
            <text:p/>
          </table:table-cell>
          <table:table-cell table:formula="of:=IF(AND([.$C19]&lt;=[.BG$1];[.$E19]&gt;=[.BG$1]);T(ORG.OPENOFFICE.STYLE(&quot;barre_orange&quot;));T(ORG.OPENOFFICE.STYLE(&quot;Neutre&quot;)))">
            <text:p/>
          </table:table-cell>
          <table:table-cell table:formula="of:=IF(AND([.$C19]&lt;=[.BH$1];[.$E19]&gt;=[.BH$1]);T(ORG.OPENOFFICE.STYLE(&quot;barre_orange&quot;));T(ORG.OPENOFFICE.STYLE(&quot;Neutre&quot;)))">
            <text:p/>
          </table:table-cell>
          <table:table-cell table:formula="of:=IF(AND([.$C19]&lt;=[.BI$1];[.$E19]&gt;=[.BI$1]);T(ORG.OPENOFFICE.STYLE(&quot;barre_orange&quot;));T(ORG.OPENOFFICE.STYLE(&quot;Neutre&quot;)))">
            <text:p/>
          </table:table-cell>
          <table:table-cell table:formula="of:=IF(AND([.$C19]&lt;=[.BJ$1];[.$E19]&gt;=[.BJ$1]);T(ORG.OPENOFFICE.STYLE(&quot;barre_orange&quot;));T(ORG.OPENOFFICE.STYLE(&quot;Neutre&quot;)))">
            <text:p/>
          </table:table-cell>
          <table:table-cell table:formula="of:=IF(AND([.$C19]&lt;=[.BK$1];[.$E19]&gt;=[.BK$1]);T(ORG.OPENOFFICE.STYLE(&quot;barre_orange&quot;));T(ORG.OPENOFFICE.STYLE(&quot;Neutre&quot;)))">
            <text:p/>
          </table:table-cell>
          <table:table-cell table:formula="of:=IF(AND([.$C19]&lt;=[.BL$1];[.$E19]&gt;=[.BL$1]);T(ORG.OPENOFFICE.STYLE(&quot;barre_orange&quot;));T(ORG.OPENOFFICE.STYLE(&quot;Neutre&quot;)))">
            <text:p/>
          </table:table-cell>
          <table:table-cell table:style-name="barre_5f_orange" table:formula="of:=IF(AND([.$C19]&lt;=[.BM$1];[.$E19]&gt;=[.BM$1]);T(ORG.OPENOFFICE.STYLE(&quot;barre_orange&quot;));T(ORG.OPENOFFICE.STYLE(&quot;Neutre&quot;)))">
            <text:p/>
          </table:table-cell>
          <table:table-cell table:style-name="barre_5f_orange" table:formula="of:=IF(AND([.$C19]&lt;=[.BN$1];[.$E19]&gt;=[.BN$1]);T(ORG.OPENOFFICE.STYLE(&quot;barre_orange&quot;));T(ORG.OPENOFFICE.STYLE(&quot;Neutre&quot;)))">
            <text:p/>
          </table:table-cell>
          <table:table-cell table:style-name="barre_5f_orange" table:formula="of:=IF(AND([.$C19]&lt;=[.BO$1];[.$E19]&gt;=[.BO$1]);T(ORG.OPENOFFICE.STYLE(&quot;barre_orange&quot;));T(ORG.OPENOFFICE.STYLE(&quot;Neutre&quot;)))">
            <text:p/>
          </table:table-cell>
          <table:table-cell table:style-name="barre_5f_orange" table:formula="of:=IF(AND([.$C19]&lt;=[.BP$1];[.$E19]&gt;=[.BP$1]);T(ORG.OPENOFFICE.STYLE(&quot;barre_orange&quot;));T(ORG.OPENOFFICE.STYLE(&quot;Neutre&quot;)))">
            <text:p/>
          </table:table-cell>
          <table:table-cell table:style-name="barre_5f_orange" table:formula="of:=IF(AND([.$C19]&lt;=[.BQ$1];[.$E19]&gt;=[.BQ$1]);T(ORG.OPENOFFICE.STYLE(&quot;barre_orange&quot;));T(ORG.OPENOFFICE.STYLE(&quot;Neutre&quot;)))">
            <text:p/>
          </table:table-cell>
          <table:table-cell table:formula="of:=IF(AND([.$C19]&lt;=[.BR$1];[.$E19]&gt;=[.BR$1]);T(ORG.OPENOFFICE.STYLE(&quot;barre_orange&quot;));T(ORG.OPENOFFICE.STYLE(&quot;Neutre&quot;)))">
            <text:p/>
          </table:table-cell>
          <table:table-cell table:formula="of:=IF(AND([.$C19]&lt;=[.BS$1];[.$E19]&gt;=[.BS$1]);T(ORG.OPENOFFICE.STYLE(&quot;barre_orange&quot;));T(ORG.OPENOFFICE.STYLE(&quot;Neutre&quot;)))">
            <text:p/>
          </table:table-cell>
          <table:table-cell table:formula="of:=IF(AND([.$C19]&lt;=[.BT$1];[.$E19]&gt;=[.BT$1]);T(ORG.OPENOFFICE.STYLE(&quot;barre_orange&quot;));T(ORG.OPENOFFICE.STYLE(&quot;Neutre&quot;)))">
            <text:p/>
          </table:table-cell>
          <table:table-cell table:formula="of:=IF(AND([.$C19]&lt;=[.BU$1];[.$E19]&gt;=[.BU$1]);T(ORG.OPENOFFICE.STYLE(&quot;barre_orange&quot;));T(ORG.OPENOFFICE.STYLE(&quot;Neutre&quot;)))">
            <text:p/>
          </table:table-cell>
          <table:table-cell table:formula="of:=IF(AND([.$C19]&lt;=[.BV$1];[.$E19]&gt;=[.BV$1]);T(ORG.OPENOFFICE.STYLE(&quot;barre_orange&quot;));T(ORG.OPENOFFICE.STYLE(&quot;Neutre&quot;)))">
            <text:p/>
          </table:table-cell>
          <table:table-cell table:formula="of:=IF(AND([.$C19]&lt;=[.BW$1];[.$E19]&gt;=[.BW$1]);T(ORG.OPENOFFICE.STYLE(&quot;barre_orange&quot;));T(ORG.OPENOFFICE.STYLE(&quot;Neutre&quot;)))">
            <text:p/>
          </table:table-cell>
          <table:table-cell table:formula="of:=IF(AND([.$C19]&lt;=[.BX$1];[.$E19]&gt;=[.BX$1]);T(ORG.OPENOFFICE.STYLE(&quot;barre_orange&quot;));T(ORG.OPENOFFICE.STYLE(&quot;Neutre&quot;)))">
            <text:p/>
          </table:table-cell>
          <table:table-cell table:formula="of:=IF(AND([.$C19]&lt;=[.BY$1];[.$E19]&gt;=[.BY$1]);T(ORG.OPENOFFICE.STYLE(&quot;barre_orange&quot;));T(ORG.OPENOFFICE.STYLE(&quot;Neutre&quot;)))">
            <text:p/>
          </table:table-cell>
          <table:table-cell table:formula="of:=IF(AND([.$C19]&lt;=[.BZ$1];[.$E19]&gt;=[.BZ$1]);T(ORG.OPENOFFICE.STYLE(&quot;barre_orange&quot;));T(ORG.OPENOFFICE.STYLE(&quot;Neutre&quot;)))">
            <text:p/>
          </table:table-cell>
          <table:table-cell table:formula="of:=IF(AND([.$C19]&lt;=[.CA$1];[.$E19]&gt;=[.CA$1]);T(ORG.OPENOFFICE.STYLE(&quot;barre_orange&quot;));T(ORG.OPENOFFICE.STYLE(&quot;Neutre&quot;)))">
            <text:p/>
          </table:table-cell>
          <table:table-cell table:formula="of:=IF(AND([.$C19]&lt;=[.CB$1];[.$E19]&gt;=[.CB$1]);T(ORG.OPENOFFICE.STYLE(&quot;barre_orange&quot;));T(ORG.OPENOFFICE.STYLE(&quot;Neutre&quot;)))">
            <text:p/>
          </table:table-cell>
          <table:table-cell table:formula="of:=IF(AND([.$C19]&lt;=[.CC$1];[.$E19]&gt;=[.CC$1]);T(ORG.OPENOFFICE.STYLE(&quot;barre_orange&quot;));T(ORG.OPENOFFICE.STYLE(&quot;Neutre&quot;)))">
            <text:p/>
          </table:table-cell>
          <table:table-cell table:formula="of:=IF(AND([.$C19]&lt;=[.CD$1];[.$E19]&gt;=[.CD$1]);T(ORG.OPENOFFICE.STYLE(&quot;barre_orange&quot;));T(ORG.OPENOFFICE.STYLE(&quot;Neutre&quot;)))">
            <text:p/>
          </table:table-cell>
          <table:table-cell table:formula="of:=IF(AND([.$C19]&lt;=[.CE$1];[.$E19]&gt;=[.CE$1]);T(ORG.OPENOFFICE.STYLE(&quot;barre_orange&quot;));T(ORG.OPENOFFICE.STYLE(&quot;Neutre&quot;)))">
            <text:p/>
          </table:table-cell>
          <table:table-cell table:formula="of:=IF(AND([.$C19]&lt;=[.CF$1];[.$E19]&gt;=[.CF$1]);T(ORG.OPENOFFICE.STYLE(&quot;barre_orange&quot;));T(ORG.OPENOFFICE.STYLE(&quot;Neutre&quot;)))">
            <text:p/>
          </table:table-cell>
          <table:table-cell table:formula="of:=IF(AND([.$C19]&lt;=[.CG$1];[.$E19]&gt;=[.CG$1]);T(ORG.OPENOFFICE.STYLE(&quot;barre_orange&quot;));T(ORG.OPENOFFICE.STYLE(&quot;Neutre&quot;)))">
            <text:p/>
          </table:table-cell>
          <table:table-cell table:formula="of:=IF(AND([.$C19]&lt;=[.CH$1];[.$E19]&gt;=[.CH$1]);T(ORG.OPENOFFICE.STYLE(&quot;barre_orange&quot;));T(ORG.OPENOFFICE.STYLE(&quot;Neutre&quot;)))">
            <text:p/>
          </table:table-cell>
          <table:table-cell table:formula="of:=IF(AND([.$C19]&lt;=[.CI$1];[.$E19]&gt;=[.CI$1]);T(ORG.OPENOFFICE.STYLE(&quot;barre_orange&quot;));T(ORG.OPENOFFICE.STYLE(&quot;Neutre&quot;)))">
            <text:p/>
          </table:table-cell>
          <table:table-cell table:formula="of:=IF(AND([.$C19]&lt;=[.CJ$1];[.$E19]&gt;=[.CJ$1]);T(ORG.OPENOFFICE.STYLE(&quot;barre_orange&quot;));T(ORG.OPENOFFICE.STYLE(&quot;Neutre&quot;)))">
            <text:p/>
          </table:table-cell>
          <table:table-cell table:formula="of:=IF(AND([.$C19]&lt;=[.CK$1];[.$E19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9</text:p>
          </table:table-cell>
          <table:table-cell table:style-name="Default" office:value-type="string" calcext:value-type="string">
            <text:p>Création des images des armes</text:p>
          </table:table-cell>
          <table:table-cell office:value-type="date" office:date-value="2026-03-28" calcext:value-type="date">
            <text:p>28/03/26</text:p>
          </table:table-cell>
          <table:table-cell table:formula="of:=DAYS360([.C20];[.E20])" office:value-type="float" office:value="3" calcext:value-type="float">
            <text:p>3</text:p>
          </table:table-cell>
          <table:table-cell office:value-type="date" office:date-value="2026-03-31" calcext:value-type="date">
            <text:p>31/03/26</text:p>
          </table:table-cell>
          <table:table-cell/>
          <table:table-cell office:value-type="string" calcext:value-type="string">
            <text:p>T19</text:p>
          </table:table-cell>
          <table:table-cell table:formula="of:=IF(AND([.$C20]&lt;=[.H$1];[.$E20]&gt;=[.H$1]);T(ORG.OPENOFFICE.STYLE(&quot;barre_bleu&quot;));T(ORG.OPENOFFICE.STYLE(&quot;Neutre&quot;)))">
            <text:p/>
          </table:table-cell>
          <table:table-cell table:formula="of:=IF(AND([.$C20]&lt;=[.I$1];[.$E20]&gt;=[.I$1]);T(ORG.OPENOFFICE.STYLE(&quot;barre_bleu&quot;));T(ORG.OPENOFFICE.STYLE(&quot;Neutre&quot;)))">
            <text:p/>
          </table:table-cell>
          <table:table-cell table:formula="of:=IF(AND([.$C20]&lt;=[.J$1];[.$E20]&gt;=[.J$1]);T(ORG.OPENOFFICE.STYLE(&quot;barre_bleu&quot;));T(ORG.OPENOFFICE.STYLE(&quot;Neutre&quot;)))">
            <text:p/>
          </table:table-cell>
          <table:table-cell table:formula="of:=IF(AND([.$C20]&lt;=[.K$1];[.$E20]&gt;=[.K$1]);T(ORG.OPENOFFICE.STYLE(&quot;barre_bleu&quot;));T(ORG.OPENOFFICE.STYLE(&quot;Neutre&quot;)))">
            <text:p/>
          </table:table-cell>
          <table:table-cell table:formula="of:=IF(AND([.$C20]&lt;=[.L$1];[.$E20]&gt;=[.L$1]);T(ORG.OPENOFFICE.STYLE(&quot;barre_bleu&quot;));T(ORG.OPENOFFICE.STYLE(&quot;Neutre&quot;)))">
            <text:p/>
          </table:table-cell>
          <table:table-cell table:formula="of:=IF(AND([.$C20]&lt;=[.M$1];[.$E20]&gt;=[.M$1]);T(ORG.OPENOFFICE.STYLE(&quot;barre_bleu&quot;));T(ORG.OPENOFFICE.STYLE(&quot;Neutre&quot;)))">
            <text:p/>
          </table:table-cell>
          <table:table-cell table:formula="of:=IF(AND([.$C20]&lt;=[.N$1];[.$E20]&gt;=[.N$1]);T(ORG.OPENOFFICE.STYLE(&quot;barre_bleu&quot;));T(ORG.OPENOFFICE.STYLE(&quot;Neutre&quot;)))">
            <text:p/>
          </table:table-cell>
          <table:table-cell table:formula="of:=IF(AND([.$C20]&lt;=[.O$1];[.$E20]&gt;=[.O$1]);T(ORG.OPENOFFICE.STYLE(&quot;barre_bleu&quot;));T(ORG.OPENOFFICE.STYLE(&quot;Neutre&quot;)))">
            <text:p/>
          </table:table-cell>
          <table:table-cell table:formula="of:=IF(AND([.$C20]&lt;=[.P$1];[.$E20]&gt;=[.P$1]);T(ORG.OPENOFFICE.STYLE(&quot;barre_bleu&quot;));T(ORG.OPENOFFICE.STYLE(&quot;Neutre&quot;)))">
            <text:p/>
          </table:table-cell>
          <table:table-cell table:formula="of:=IF(AND([.$C20]&lt;=[.Q$1];[.$E20]&gt;=[.Q$1]);T(ORG.OPENOFFICE.STYLE(&quot;barre_bleu&quot;));T(ORG.OPENOFFICE.STYLE(&quot;Neutre&quot;)))">
            <text:p/>
          </table:table-cell>
          <table:table-cell table:formula="of:=IF(AND([.$C20]&lt;=[.R$1];[.$E20]&gt;=[.R$1]);T(ORG.OPENOFFICE.STYLE(&quot;barre_bleu&quot;));T(ORG.OPENOFFICE.STYLE(&quot;Neutre&quot;)))">
            <text:p/>
          </table:table-cell>
          <table:table-cell table:formula="of:=IF(AND([.$C20]&lt;=[.S$1];[.$E20]&gt;=[.S$1]);T(ORG.OPENOFFICE.STYLE(&quot;barre_bleu&quot;));T(ORG.OPENOFFICE.STYLE(&quot;Neutre&quot;)))">
            <text:p/>
          </table:table-cell>
          <table:table-cell table:formula="of:=IF(AND([.$C20]&lt;=[.T$1];[.$E20]&gt;=[.T$1]);T(ORG.OPENOFFICE.STYLE(&quot;barre_bleu&quot;));T(ORG.OPENOFFICE.STYLE(&quot;Neutre&quot;)))">
            <text:p/>
          </table:table-cell>
          <table:table-cell table:formula="of:=IF(AND([.$C20]&lt;=[.U$1];[.$E20]&gt;=[.U$1]);T(ORG.OPENOFFICE.STYLE(&quot;barre_bleu&quot;));T(ORG.OPENOFFICE.STYLE(&quot;Neutre&quot;)))">
            <text:p/>
          </table:table-cell>
          <table:table-cell table:formula="of:=IF(AND([.$C20]&lt;=[.V$1];[.$E20]&gt;=[.V$1]);T(ORG.OPENOFFICE.STYLE(&quot;barre_bleu&quot;));T(ORG.OPENOFFICE.STYLE(&quot;Neutre&quot;)))">
            <text:p/>
          </table:table-cell>
          <table:table-cell table:formula="of:=IF(AND([.$C20]&lt;=[.W$1];[.$E20]&gt;=[.W$1]);T(ORG.OPENOFFICE.STYLE(&quot;barre_bleu&quot;));T(ORG.OPENOFFICE.STYLE(&quot;Neutre&quot;)))">
            <text:p/>
          </table:table-cell>
          <table:table-cell table:formula="of:=IF(AND([.$C20]&lt;=[.X$1];[.$E20]&gt;=[.X$1]);T(ORG.OPENOFFICE.STYLE(&quot;barre_bleu&quot;));T(ORG.OPENOFFICE.STYLE(&quot;Neutre&quot;)))">
            <text:p/>
          </table:table-cell>
          <table:table-cell table:formula="of:=IF(AND([.$C20]&lt;=[.Y$1];[.$E20]&gt;=[.Y$1]);T(ORG.OPENOFFICE.STYLE(&quot;barre_bleu&quot;));T(ORG.OPENOFFICE.STYLE(&quot;Neutre&quot;)))">
            <text:p/>
          </table:table-cell>
          <table:table-cell table:formula="of:=IF(AND([.$C20]&lt;=[.Z$1];[.$E20]&gt;=[.Z$1]);T(ORG.OPENOFFICE.STYLE(&quot;barre_bleu&quot;));T(ORG.OPENOFFICE.STYLE(&quot;Neutre&quot;)))">
            <text:p/>
          </table:table-cell>
          <table:table-cell table:formula="of:=IF(AND([.$C20]&lt;=[.AA$1];[.$E20]&gt;=[.AA$1]);T(ORG.OPENOFFICE.STYLE(&quot;barre_bleu&quot;));T(ORG.OPENOFFICE.STYLE(&quot;Neutre&quot;)))">
            <text:p/>
          </table:table-cell>
          <table:table-cell table:formula="of:=IF(AND([.$C20]&lt;=[.AB$1];[.$E20]&gt;=[.AB$1]);T(ORG.OPENOFFICE.STYLE(&quot;barre_bleu&quot;));T(ORG.OPENOFFICE.STYLE(&quot;Neutre&quot;)))">
            <text:p/>
          </table:table-cell>
          <table:table-cell table:formula="of:=IF(AND([.$C20]&lt;=[.AC$1];[.$E20]&gt;=[.AC$1]);T(ORG.OPENOFFICE.STYLE(&quot;barre_bleu&quot;));T(ORG.OPENOFFICE.STYLE(&quot;Neutre&quot;)))">
            <text:p/>
          </table:table-cell>
          <table:table-cell table:formula="of:=IF(AND([.$C20]&lt;=[.AD$1];[.$E20]&gt;=[.AD$1]);T(ORG.OPENOFFICE.STYLE(&quot;barre_bleu&quot;));T(ORG.OPENOFFICE.STYLE(&quot;Neutre&quot;)))">
            <text:p/>
          </table:table-cell>
          <table:table-cell table:formula="of:=IF(AND([.$C20]&lt;=[.AE$1];[.$E20]&gt;=[.AE$1]);T(ORG.OPENOFFICE.STYLE(&quot;barre_bleu&quot;));T(ORG.OPENOFFICE.STYLE(&quot;Neutre&quot;)))">
            <text:p/>
          </table:table-cell>
          <table:table-cell table:formula="of:=IF(AND([.$C20]&lt;=[.AF$1];[.$E20]&gt;=[.AF$1]);T(ORG.OPENOFFICE.STYLE(&quot;barre_bleu&quot;));T(ORG.OPENOFFICE.STYLE(&quot;Neutre&quot;)))">
            <text:p/>
          </table:table-cell>
          <table:table-cell table:formula="of:=IF(AND([.$C20]&lt;=[.AG$1];[.$E20]&gt;=[.AG$1]);T(ORG.OPENOFFICE.STYLE(&quot;barre_bleu&quot;));T(ORG.OPENOFFICE.STYLE(&quot;Neutre&quot;)))">
            <text:p/>
          </table:table-cell>
          <table:table-cell table:formula="of:=IF(AND([.$C20]&lt;=[.AH$1];[.$E20]&gt;=[.AH$1]);T(ORG.OPENOFFICE.STYLE(&quot;barre_bleu&quot;));T(ORG.OPENOFFICE.STYLE(&quot;Neutre&quot;)))">
            <text:p/>
          </table:table-cell>
          <table:table-cell table:formula="of:=IF(AND([.$C20]&lt;=[.AI$1];[.$E20]&gt;=[.AI$1]);T(ORG.OPENOFFICE.STYLE(&quot;barre_bleu&quot;));T(ORG.OPENOFFICE.STYLE(&quot;Neutre&quot;)))">
            <text:p/>
          </table:table-cell>
          <table:table-cell table:formula="of:=IF(AND([.$C20]&lt;=[.AJ$1];[.$E20]&gt;=[.AJ$1]);T(ORG.OPENOFFICE.STYLE(&quot;barre_bleu&quot;));T(ORG.OPENOFFICE.STYLE(&quot;Neutre&quot;)))">
            <text:p/>
          </table:table-cell>
          <table:table-cell table:formula="of:=IF(AND([.$C20]&lt;=[.AK$1];[.$E20]&gt;=[.AK$1]);T(ORG.OPENOFFICE.STYLE(&quot;barre_bleu&quot;));T(ORG.OPENOFFICE.STYLE(&quot;Neutre&quot;)))">
            <text:p/>
          </table:table-cell>
          <table:table-cell table:formula="of:=IF(AND([.$C20]&lt;=[.AL$1];[.$E20]&gt;=[.AL$1]);T(ORG.OPENOFFICE.STYLE(&quot;barre_bleu&quot;));T(ORG.OPENOFFICE.STYLE(&quot;Neutre&quot;)))">
            <text:p/>
          </table:table-cell>
          <table:table-cell table:formula="of:=IF(AND([.$C20]&lt;=[.AM$1];[.$E20]&gt;=[.AM$1]);T(ORG.OPENOFFICE.STYLE(&quot;barre_bleu&quot;));T(ORG.OPENOFFICE.STYLE(&quot;Neutre&quot;)))">
            <text:p/>
          </table:table-cell>
          <table:table-cell table:formula="of:=IF(AND([.$C20]&lt;=[.AN$1];[.$E20]&gt;=[.AN$1]);T(ORG.OPENOFFICE.STYLE(&quot;barre_bleu&quot;));T(ORG.OPENOFFICE.STYLE(&quot;Neutre&quot;)))">
            <text:p/>
          </table:table-cell>
          <table:table-cell table:formula="of:=IF(AND([.$C20]&lt;=[.AO$1];[.$E20]&gt;=[.AO$1]);T(ORG.OPENOFFICE.STYLE(&quot;barre_bleu&quot;));T(ORG.OPENOFFICE.STYLE(&quot;Neutre&quot;)))">
            <text:p/>
          </table:table-cell>
          <table:table-cell table:formula="of:=IF(AND([.$C20]&lt;=[.AP$1];[.$E20]&gt;=[.AP$1]);T(ORG.OPENOFFICE.STYLE(&quot;barre_bleu&quot;));T(ORG.OPENOFFICE.STYLE(&quot;Neutre&quot;)))">
            <text:p/>
          </table:table-cell>
          <table:table-cell table:formula="of:=IF(AND([.$C20]&lt;=[.AQ$1];[.$E20]&gt;=[.AQ$1]);T(ORG.OPENOFFICE.STYLE(&quot;barre_bleu&quot;));T(ORG.OPENOFFICE.STYLE(&quot;Neutre&quot;)))">
            <text:p/>
          </table:table-cell>
          <table:table-cell table:formula="of:=IF(AND([.$C20]&lt;=[.AR$1];[.$E20]&gt;=[.AR$1]);T(ORG.OPENOFFICE.STYLE(&quot;barre_bleu&quot;));T(ORG.OPENOFFICE.STYLE(&quot;Neutre&quot;)))">
            <text:p/>
          </table:table-cell>
          <table:table-cell table:formula="of:=IF(AND([.$C20]&lt;=[.AS$1];[.$E20]&gt;=[.AS$1]);T(ORG.OPENOFFICE.STYLE(&quot;barre_bleu&quot;));T(ORG.OPENOFFICE.STYLE(&quot;Neutre&quot;)))">
            <text:p/>
          </table:table-cell>
          <table:table-cell table:formula="of:=IF(AND([.$C20]&lt;=[.AT$1];[.$E20]&gt;=[.AT$1]);T(ORG.OPENOFFICE.STYLE(&quot;barre_bleu&quot;));T(ORG.OPENOFFICE.STYLE(&quot;Neutre&quot;)))">
            <text:p/>
          </table:table-cell>
          <table:table-cell table:formula="of:=IF(AND([.$C20]&lt;=[.AU$1];[.$E20]&gt;=[.AU$1]);T(ORG.OPENOFFICE.STYLE(&quot;barre_bleu&quot;));T(ORG.OPENOFFICE.STYLE(&quot;Neutre&quot;)))">
            <text:p/>
          </table:table-cell>
          <table:table-cell table:formula="of:=IF(AND([.$C20]&lt;=[.AV$1];[.$E20]&gt;=[.AV$1]);T(ORG.OPENOFFICE.STYLE(&quot;barre_bleu&quot;));T(ORG.OPENOFFICE.STYLE(&quot;Neutre&quot;)))">
            <text:p/>
          </table:table-cell>
          <table:table-cell table:formula="of:=IF(AND([.$C20]&lt;=[.AW$1];[.$E20]&gt;=[.AW$1]);T(ORG.OPENOFFICE.STYLE(&quot;barre_bleu&quot;));T(ORG.OPENOFFICE.STYLE(&quot;Neutre&quot;)))">
            <text:p/>
          </table:table-cell>
          <table:table-cell table:formula="of:=IF(AND([.$C20]&lt;=[.AX$1];[.$E20]&gt;=[.AX$1]);T(ORG.OPENOFFICE.STYLE(&quot;barre_bleu&quot;));T(ORG.OPENOFFICE.STYLE(&quot;Neutre&quot;)))">
            <text:p/>
          </table:table-cell>
          <table:table-cell table:formula="of:=IF(AND([.$C20]&lt;=[.AY$1];[.$E20]&gt;=[.AY$1]);T(ORG.OPENOFFICE.STYLE(&quot;barre_bleu&quot;));T(ORG.OPENOFFICE.STYLE(&quot;Neutre&quot;)))">
            <text:p/>
          </table:table-cell>
          <table:table-cell table:formula="of:=IF(AND([.$C20]&lt;=[.AZ$1];[.$E20]&gt;=[.AZ$1]);T(ORG.OPENOFFICE.STYLE(&quot;barre_bleu&quot;));T(ORG.OPENOFFICE.STYLE(&quot;Neutre&quot;)))">
            <text:p/>
          </table:table-cell>
          <table:table-cell table:formula="of:=IF(AND([.$C20]&lt;=[.BA$1];[.$E20]&gt;=[.BA$1]);T(ORG.OPENOFFICE.STYLE(&quot;barre_bleu&quot;));T(ORG.OPENOFFICE.STYLE(&quot;Neutre&quot;)))">
            <text:p/>
          </table:table-cell>
          <table:table-cell table:formula="of:=IF(AND([.$C20]&lt;=[.BB$1];[.$E20]&gt;=[.BB$1]);T(ORG.OPENOFFICE.STYLE(&quot;barre_bleu&quot;));T(ORG.OPENOFFICE.STYLE(&quot;Neutre&quot;)))">
            <text:p/>
          </table:table-cell>
          <table:table-cell table:formula="of:=IF(AND([.$C20]&lt;=[.BC$1];[.$E20]&gt;=[.BC$1]);T(ORG.OPENOFFICE.STYLE(&quot;barre_bleu&quot;));T(ORG.OPENOFFICE.STYLE(&quot;Neutre&quot;)))">
            <text:p/>
          </table:table-cell>
          <table:table-cell table:formula="of:=IF(AND([.$C20]&lt;=[.BD$1];[.$E20]&gt;=[.BD$1]);T(ORG.OPENOFFICE.STYLE(&quot;barre_bleu&quot;));T(ORG.OPENOFFICE.STYLE(&quot;Neutre&quot;)))">
            <text:p/>
          </table:table-cell>
          <table:table-cell table:formula="of:=IF(AND([.$C20]&lt;=[.BE$1];[.$E20]&gt;=[.BE$1]);T(ORG.OPENOFFICE.STYLE(&quot;barre_bleu&quot;));T(ORG.OPENOFFICE.STYLE(&quot;Neutre&quot;)))">
            <text:p/>
          </table:table-cell>
          <table:table-cell table:formula="of:=IF(AND([.$C20]&lt;=[.BF$1];[.$E20]&gt;=[.BF$1]);T(ORG.OPENOFFICE.STYLE(&quot;barre_bleu&quot;));T(ORG.OPENOFFICE.STYLE(&quot;Neutre&quot;)))">
            <text:p/>
          </table:table-cell>
          <table:table-cell table:formula="of:=IF(AND([.$C20]&lt;=[.BG$1];[.$E20]&gt;=[.BG$1]);T(ORG.OPENOFFICE.STYLE(&quot;barre_bleu&quot;));T(ORG.OPENOFFICE.STYLE(&quot;Neutre&quot;)))">
            <text:p/>
          </table:table-cell>
          <table:table-cell table:formula="of:=IF(AND([.$C20]&lt;=[.BH$1];[.$E20]&gt;=[.BH$1]);T(ORG.OPENOFFICE.STYLE(&quot;barre_bleu&quot;));T(ORG.OPENOFFICE.STYLE(&quot;Neutre&quot;)))">
            <text:p/>
          </table:table-cell>
          <table:table-cell table:formula="of:=IF(AND([.$C20]&lt;=[.BI$1];[.$E20]&gt;=[.BI$1]);T(ORG.OPENOFFICE.STYLE(&quot;barre_bleu&quot;));T(ORG.OPENOFFICE.STYLE(&quot;Neutre&quot;)))">
            <text:p/>
          </table:table-cell>
          <table:table-cell table:formula="of:=IF(AND([.$C20]&lt;=[.BJ$1];[.$E20]&gt;=[.BJ$1]);T(ORG.OPENOFFICE.STYLE(&quot;barre_bleu&quot;));T(ORG.OPENOFFICE.STYLE(&quot;Neutre&quot;)))">
            <text:p/>
          </table:table-cell>
          <table:table-cell table:formula="of:=IF(AND([.$C20]&lt;=[.BK$1];[.$E20]&gt;=[.BK$1]);T(ORG.OPENOFFICE.STYLE(&quot;barre_bleu&quot;));T(ORG.OPENOFFICE.STYLE(&quot;Neutre&quot;)))">
            <text:p/>
          </table:table-cell>
          <table:table-cell table:formula="of:=IF(AND([.$C20]&lt;=[.BL$1];[.$E20]&gt;=[.BL$1]);T(ORG.OPENOFFICE.STYLE(&quot;barre_bleu&quot;));T(ORG.OPENOFFICE.STYLE(&quot;Neutre&quot;)))">
            <text:p/>
          </table:table-cell>
          <table:table-cell table:formula="of:=IF(AND([.$C20]&lt;=[.BM$1];[.$E20]&gt;=[.BM$1]);T(ORG.OPENOFFICE.STYLE(&quot;barre_bleu&quot;));T(ORG.OPENOFFICE.STYLE(&quot;Neutre&quot;)))">
            <text:p/>
          </table:table-cell>
          <table:table-cell table:formula="of:=IF(AND([.$C20]&lt;=[.BN$1];[.$E20]&gt;=[.BN$1]);T(ORG.OPENOFFICE.STYLE(&quot;barre_bleu&quot;));T(ORG.OPENOFFICE.STYLE(&quot;Neutre&quot;)))">
            <text:p/>
          </table:table-cell>
          <table:table-cell table:formula="of:=IF(AND([.$C20]&lt;=[.BO$1];[.$E20]&gt;=[.BO$1]);T(ORG.OPENOFFICE.STYLE(&quot;barre_bleu&quot;));T(ORG.OPENOFFICE.STYLE(&quot;Neutre&quot;)))">
            <text:p/>
          </table:table-cell>
          <table:table-cell table:formula="of:=IF(AND([.$C20]&lt;=[.BP$1];[.$E20]&gt;=[.BP$1]);T(ORG.OPENOFFICE.STYLE(&quot;barre_bleu&quot;));T(ORG.OPENOFFICE.STYLE(&quot;Neutre&quot;)))">
            <text:p/>
          </table:table-cell>
          <table:table-cell table:formula="of:=IF(AND([.$C20]&lt;=[.BQ$1];[.$E20]&gt;=[.BQ$1]);T(ORG.OPENOFFICE.STYLE(&quot;barre_bleu&quot;));T(ORG.OPENOFFICE.STYLE(&quot;Neutre&quot;)))">
            <text:p/>
          </table:table-cell>
          <table:table-cell table:formula="of:=IF(AND([.$C20]&lt;=[.BR$1];[.$E20]&gt;=[.BR$1]);T(ORG.OPENOFFICE.STYLE(&quot;barre_bleu&quot;));T(ORG.OPENOFFICE.STYLE(&quot;Neutre&quot;)))">
            <text:p/>
          </table:table-cell>
          <table:table-cell table:formula="of:=IF(AND([.$C20]&lt;=[.BS$1];[.$E20]&gt;=[.BS$1]);T(ORG.OPENOFFICE.STYLE(&quot;barre_bleu&quot;));T(ORG.OPENOFFICE.STYLE(&quot;Neutre&quot;)))">
            <text:p/>
          </table:table-cell>
          <table:table-cell table:formula="of:=IF(AND([.$C20]&lt;=[.BT$1];[.$E20]&gt;=[.BT$1]);T(ORG.OPENOFFICE.STYLE(&quot;barre_bleu&quot;));T(ORG.OPENOFFICE.STYLE(&quot;Neutre&quot;)))">
            <text:p/>
          </table:table-cell>
          <table:table-cell table:style-name="barre_5f_bleu" table:formula="of:=IF(AND([.$C20]&lt;=[.BU$1];[.$E20]&gt;=[.BU$1]);T(ORG.OPENOFFICE.STYLE(&quot;barre_bleu&quot;));T(ORG.OPENOFFICE.STYLE(&quot;Neutre&quot;)))">
            <text:p/>
          </table:table-cell>
          <table:table-cell table:style-name="barre_5f_bleu" table:formula="of:=IF(AND([.$C20]&lt;=[.BV$1];[.$E20]&gt;=[.BV$1]);T(ORG.OPENOFFICE.STYLE(&quot;barre_bleu&quot;));T(ORG.OPENOFFICE.STYLE(&quot;Neutre&quot;)))">
            <text:p/>
          </table:table-cell>
          <table:table-cell table:style-name="barre_5f_bleu" table:formula="of:=IF(AND([.$C20]&lt;=[.BW$1];[.$E20]&gt;=[.BW$1]);T(ORG.OPENOFFICE.STYLE(&quot;barre_bleu&quot;));T(ORG.OPENOFFICE.STYLE(&quot;Neutre&quot;)))">
            <text:p/>
          </table:table-cell>
          <table:table-cell table:style-name="barre_5f_bleu" table:formula="of:=IF(AND([.$C20]&lt;=[.BX$1];[.$E20]&gt;=[.BX$1]);T(ORG.OPENOFFICE.STYLE(&quot;barre_bleu&quot;));T(ORG.OPENOFFICE.STYLE(&quot;Neutre&quot;)))">
            <text:p/>
          </table:table-cell>
          <table:table-cell table:formula="of:=IF(AND([.$C20]&lt;=[.BY$1];[.$E20]&gt;=[.BY$1]);T(ORG.OPENOFFICE.STYLE(&quot;barre_bleu&quot;));T(ORG.OPENOFFICE.STYLE(&quot;Neutre&quot;)))">
            <text:p/>
          </table:table-cell>
          <table:table-cell table:formula="of:=IF(AND([.$C20]&lt;=[.BZ$1];[.$E20]&gt;=[.BZ$1]);T(ORG.OPENOFFICE.STYLE(&quot;barre_bleu&quot;));T(ORG.OPENOFFICE.STYLE(&quot;Neutre&quot;)))">
            <text:p/>
          </table:table-cell>
          <table:table-cell table:formula="of:=IF(AND([.$C20]&lt;=[.CA$1];[.$E20]&gt;=[.CA$1]);T(ORG.OPENOFFICE.STYLE(&quot;barre_bleu&quot;));T(ORG.OPENOFFICE.STYLE(&quot;Neutre&quot;)))">
            <text:p/>
          </table:table-cell>
          <table:table-cell table:formula="of:=IF(AND([.$C20]&lt;=[.CB$1];[.$E20]&gt;=[.CB$1]);T(ORG.OPENOFFICE.STYLE(&quot;barre_bleu&quot;));T(ORG.OPENOFFICE.STYLE(&quot;Neutre&quot;)))">
            <text:p/>
          </table:table-cell>
          <table:table-cell table:formula="of:=IF(AND([.$C20]&lt;=[.CC$1];[.$E20]&gt;=[.CC$1]);T(ORG.OPENOFFICE.STYLE(&quot;barre_bleu&quot;));T(ORG.OPENOFFICE.STYLE(&quot;Neutre&quot;)))">
            <text:p/>
          </table:table-cell>
          <table:table-cell table:formula="of:=IF(AND([.$C20]&lt;=[.CD$1];[.$E20]&gt;=[.CD$1]);T(ORG.OPENOFFICE.STYLE(&quot;barre_bleu&quot;));T(ORG.OPENOFFICE.STYLE(&quot;Neutre&quot;)))">
            <text:p/>
          </table:table-cell>
          <table:table-cell table:formula="of:=IF(AND([.$C20]&lt;=[.CE$1];[.$E20]&gt;=[.CE$1]);T(ORG.OPENOFFICE.STYLE(&quot;barre_bleu&quot;));T(ORG.OPENOFFICE.STYLE(&quot;Neutre&quot;)))">
            <text:p/>
          </table:table-cell>
          <table:table-cell table:formula="of:=IF(AND([.$C20]&lt;=[.CF$1];[.$E20]&gt;=[.CF$1]);T(ORG.OPENOFFICE.STYLE(&quot;barre_bleu&quot;));T(ORG.OPENOFFICE.STYLE(&quot;Neutre&quot;)))">
            <text:p/>
          </table:table-cell>
          <table:table-cell table:formula="of:=IF(AND([.$C20]&lt;=[.CG$1];[.$E20]&gt;=[.CG$1]);T(ORG.OPENOFFICE.STYLE(&quot;barre_bleu&quot;));T(ORG.OPENOFFICE.STYLE(&quot;Neutre&quot;)))">
            <text:p/>
          </table:table-cell>
          <table:table-cell table:formula="of:=IF(AND([.$C20]&lt;=[.CH$1];[.$E20]&gt;=[.CH$1]);T(ORG.OPENOFFICE.STYLE(&quot;barre_bleu&quot;));T(ORG.OPENOFFICE.STYLE(&quot;Neutre&quot;)))">
            <text:p/>
          </table:table-cell>
          <table:table-cell table:formula="of:=IF(AND([.$C20]&lt;=[.CI$1];[.$E20]&gt;=[.CI$1]);T(ORG.OPENOFFICE.STYLE(&quot;barre_bleu&quot;));T(ORG.OPENOFFICE.STYLE(&quot;Neutre&quot;)))">
            <text:p/>
          </table:table-cell>
          <table:table-cell table:formula="of:=IF(AND([.$C20]&lt;=[.CJ$1];[.$E20]&gt;=[.CJ$1]);T(ORG.OPENOFFICE.STYLE(&quot;barre_bleu&quot;));T(ORG.OPENOFFICE.STYLE(&quot;Neutre&quot;)))">
            <text:p/>
          </table:table-cell>
          <table:table-cell table:formula="of:=IF(AND([.$C20]&lt;=[.CK$1];[.$E20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20</text:p>
          </table:table-cell>
          <table:table-cell office:value-type="string" calcext:value-type="string">
            <text:p>Fonctions inventaire (outils, armes)</text:p>
          </table:table-cell>
          <table:table-cell office:value-type="date" office:date-value="2026-03-31" calcext:value-type="date">
            <text:p>31/03/26</text:p>
          </table:table-cell>
          <table:table-cell table:formula="of:=DAYS360([.C21];[.E21])" office:value-type="float" office:value="8" calcext:value-type="float">
            <text:p>8</text:p>
          </table:table-cell>
          <table:table-cell office:value-type="date" office:date-value="2026-04-08" calcext:value-type="date">
            <text:p>08/04/26</text:p>
          </table:table-cell>
          <table:table-cell/>
          <table:table-cell office:value-type="string" calcext:value-type="string">
            <text:p>T20</text:p>
          </table:table-cell>
          <table:table-cell table:formula="of:=IF(AND([.$C21]&lt;=[.H$1];[.$E21]&gt;=[.H$1]);T(ORG.OPENOFFICE.STYLE(&quot;barre_orange&quot;));T(ORG.OPENOFFICE.STYLE(&quot;Neutre&quot;)))">
            <text:p/>
          </table:table-cell>
          <table:table-cell table:formula="of:=IF(AND([.$C21]&lt;=[.I$1];[.$E21]&gt;=[.I$1]);T(ORG.OPENOFFICE.STYLE(&quot;barre_orange&quot;));T(ORG.OPENOFFICE.STYLE(&quot;Neutre&quot;)))">
            <text:p/>
          </table:table-cell>
          <table:table-cell table:formula="of:=IF(AND([.$C21]&lt;=[.J$1];[.$E21]&gt;=[.J$1]);T(ORG.OPENOFFICE.STYLE(&quot;barre_orange&quot;));T(ORG.OPENOFFICE.STYLE(&quot;Neutre&quot;)))">
            <text:p/>
          </table:table-cell>
          <table:table-cell table:formula="of:=IF(AND([.$C21]&lt;=[.K$1];[.$E21]&gt;=[.K$1]);T(ORG.OPENOFFICE.STYLE(&quot;barre_orange&quot;));T(ORG.OPENOFFICE.STYLE(&quot;Neutre&quot;)))">
            <text:p/>
          </table:table-cell>
          <table:table-cell table:formula="of:=IF(AND([.$C21]&lt;=[.L$1];[.$E21]&gt;=[.L$1]);T(ORG.OPENOFFICE.STYLE(&quot;barre_orange&quot;));T(ORG.OPENOFFICE.STYLE(&quot;Neutre&quot;)))">
            <text:p/>
          </table:table-cell>
          <table:table-cell table:formula="of:=IF(AND([.$C21]&lt;=[.M$1];[.$E21]&gt;=[.M$1]);T(ORG.OPENOFFICE.STYLE(&quot;barre_orange&quot;));T(ORG.OPENOFFICE.STYLE(&quot;Neutre&quot;)))">
            <text:p/>
          </table:table-cell>
          <table:table-cell table:formula="of:=IF(AND([.$C21]&lt;=[.N$1];[.$E21]&gt;=[.N$1]);T(ORG.OPENOFFICE.STYLE(&quot;barre_orange&quot;));T(ORG.OPENOFFICE.STYLE(&quot;Neutre&quot;)))">
            <text:p/>
          </table:table-cell>
          <table:table-cell table:formula="of:=IF(AND([.$C21]&lt;=[.O$1];[.$E21]&gt;=[.O$1]);T(ORG.OPENOFFICE.STYLE(&quot;barre_orange&quot;));T(ORG.OPENOFFICE.STYLE(&quot;Neutre&quot;)))">
            <text:p/>
          </table:table-cell>
          <table:table-cell table:formula="of:=IF(AND([.$C21]&lt;=[.P$1];[.$E21]&gt;=[.P$1]);T(ORG.OPENOFFICE.STYLE(&quot;barre_orange&quot;));T(ORG.OPENOFFICE.STYLE(&quot;Neutre&quot;)))">
            <text:p/>
          </table:table-cell>
          <table:table-cell table:formula="of:=IF(AND([.$C21]&lt;=[.Q$1];[.$E21]&gt;=[.Q$1]);T(ORG.OPENOFFICE.STYLE(&quot;barre_orange&quot;));T(ORG.OPENOFFICE.STYLE(&quot;Neutre&quot;)))">
            <text:p/>
          </table:table-cell>
          <table:table-cell table:formula="of:=IF(AND([.$C21]&lt;=[.R$1];[.$E21]&gt;=[.R$1]);T(ORG.OPENOFFICE.STYLE(&quot;barre_orange&quot;));T(ORG.OPENOFFICE.STYLE(&quot;Neutre&quot;)))">
            <text:p/>
          </table:table-cell>
          <table:table-cell table:formula="of:=IF(AND([.$C21]&lt;=[.S$1];[.$E21]&gt;=[.S$1]);T(ORG.OPENOFFICE.STYLE(&quot;barre_orange&quot;));T(ORG.OPENOFFICE.STYLE(&quot;Neutre&quot;)))">
            <text:p/>
          </table:table-cell>
          <table:table-cell table:formula="of:=IF(AND([.$C21]&lt;=[.T$1];[.$E21]&gt;=[.T$1]);T(ORG.OPENOFFICE.STYLE(&quot;barre_orange&quot;));T(ORG.OPENOFFICE.STYLE(&quot;Neutre&quot;)))">
            <text:p/>
          </table:table-cell>
          <table:table-cell table:formula="of:=IF(AND([.$C21]&lt;=[.U$1];[.$E21]&gt;=[.U$1]);T(ORG.OPENOFFICE.STYLE(&quot;barre_orange&quot;));T(ORG.OPENOFFICE.STYLE(&quot;Neutre&quot;)))">
            <text:p/>
          </table:table-cell>
          <table:table-cell table:formula="of:=IF(AND([.$C21]&lt;=[.V$1];[.$E21]&gt;=[.V$1]);T(ORG.OPENOFFICE.STYLE(&quot;barre_orange&quot;));T(ORG.OPENOFFICE.STYLE(&quot;Neutre&quot;)))">
            <text:p/>
          </table:table-cell>
          <table:table-cell table:formula="of:=IF(AND([.$C21]&lt;=[.W$1];[.$E21]&gt;=[.W$1]);T(ORG.OPENOFFICE.STYLE(&quot;barre_orange&quot;));T(ORG.OPENOFFICE.STYLE(&quot;Neutre&quot;)))">
            <text:p/>
          </table:table-cell>
          <table:table-cell table:formula="of:=IF(AND([.$C21]&lt;=[.X$1];[.$E21]&gt;=[.X$1]);T(ORG.OPENOFFICE.STYLE(&quot;barre_orange&quot;));T(ORG.OPENOFFICE.STYLE(&quot;Neutre&quot;)))">
            <text:p/>
          </table:table-cell>
          <table:table-cell table:formula="of:=IF(AND([.$C21]&lt;=[.Y$1];[.$E21]&gt;=[.Y$1]);T(ORG.OPENOFFICE.STYLE(&quot;barre_orange&quot;));T(ORG.OPENOFFICE.STYLE(&quot;Neutre&quot;)))">
            <text:p/>
          </table:table-cell>
          <table:table-cell table:formula="of:=IF(AND([.$C21]&lt;=[.Z$1];[.$E21]&gt;=[.Z$1]);T(ORG.OPENOFFICE.STYLE(&quot;barre_orange&quot;));T(ORG.OPENOFFICE.STYLE(&quot;Neutre&quot;)))">
            <text:p/>
          </table:table-cell>
          <table:table-cell table:formula="of:=IF(AND([.$C21]&lt;=[.AA$1];[.$E21]&gt;=[.AA$1]);T(ORG.OPENOFFICE.STYLE(&quot;barre_orange&quot;));T(ORG.OPENOFFICE.STYLE(&quot;Neutre&quot;)))">
            <text:p/>
          </table:table-cell>
          <table:table-cell table:formula="of:=IF(AND([.$C21]&lt;=[.AB$1];[.$E21]&gt;=[.AB$1]);T(ORG.OPENOFFICE.STYLE(&quot;barre_orange&quot;));T(ORG.OPENOFFICE.STYLE(&quot;Neutre&quot;)))">
            <text:p/>
          </table:table-cell>
          <table:table-cell table:formula="of:=IF(AND([.$C21]&lt;=[.AC$1];[.$E21]&gt;=[.AC$1]);T(ORG.OPENOFFICE.STYLE(&quot;barre_orange&quot;));T(ORG.OPENOFFICE.STYLE(&quot;Neutre&quot;)))">
            <text:p/>
          </table:table-cell>
          <table:table-cell table:formula="of:=IF(AND([.$C21]&lt;=[.AD$1];[.$E21]&gt;=[.AD$1]);T(ORG.OPENOFFICE.STYLE(&quot;barre_orange&quot;));T(ORG.OPENOFFICE.STYLE(&quot;Neutre&quot;)))">
            <text:p/>
          </table:table-cell>
          <table:table-cell table:formula="of:=IF(AND([.$C21]&lt;=[.AE$1];[.$E21]&gt;=[.AE$1]);T(ORG.OPENOFFICE.STYLE(&quot;barre_orange&quot;));T(ORG.OPENOFFICE.STYLE(&quot;Neutre&quot;)))">
            <text:p/>
          </table:table-cell>
          <table:table-cell table:formula="of:=IF(AND([.$C21]&lt;=[.AF$1];[.$E21]&gt;=[.AF$1]);T(ORG.OPENOFFICE.STYLE(&quot;barre_orange&quot;));T(ORG.OPENOFFICE.STYLE(&quot;Neutre&quot;)))">
            <text:p/>
          </table:table-cell>
          <table:table-cell table:formula="of:=IF(AND([.$C21]&lt;=[.AG$1];[.$E21]&gt;=[.AG$1]);T(ORG.OPENOFFICE.STYLE(&quot;barre_orange&quot;));T(ORG.OPENOFFICE.STYLE(&quot;Neutre&quot;)))">
            <text:p/>
          </table:table-cell>
          <table:table-cell table:formula="of:=IF(AND([.$C21]&lt;=[.AH$1];[.$E21]&gt;=[.AH$1]);T(ORG.OPENOFFICE.STYLE(&quot;barre_orange&quot;));T(ORG.OPENOFFICE.STYLE(&quot;Neutre&quot;)))">
            <text:p/>
          </table:table-cell>
          <table:table-cell table:formula="of:=IF(AND([.$C21]&lt;=[.AI$1];[.$E21]&gt;=[.AI$1]);T(ORG.OPENOFFICE.STYLE(&quot;barre_orange&quot;));T(ORG.OPENOFFICE.STYLE(&quot;Neutre&quot;)))">
            <text:p/>
          </table:table-cell>
          <table:table-cell table:formula="of:=IF(AND([.$C21]&lt;=[.AJ$1];[.$E21]&gt;=[.AJ$1]);T(ORG.OPENOFFICE.STYLE(&quot;barre_orange&quot;));T(ORG.OPENOFFICE.STYLE(&quot;Neutre&quot;)))">
            <text:p/>
          </table:table-cell>
          <table:table-cell table:formula="of:=IF(AND([.$C21]&lt;=[.AK$1];[.$E21]&gt;=[.AK$1]);T(ORG.OPENOFFICE.STYLE(&quot;barre_orange&quot;));T(ORG.OPENOFFICE.STYLE(&quot;Neutre&quot;)))">
            <text:p/>
          </table:table-cell>
          <table:table-cell table:formula="of:=IF(AND([.$C21]&lt;=[.AL$1];[.$E21]&gt;=[.AL$1]);T(ORG.OPENOFFICE.STYLE(&quot;barre_orange&quot;));T(ORG.OPENOFFICE.STYLE(&quot;Neutre&quot;)))">
            <text:p/>
          </table:table-cell>
          <table:table-cell table:formula="of:=IF(AND([.$C21]&lt;=[.AM$1];[.$E21]&gt;=[.AM$1]);T(ORG.OPENOFFICE.STYLE(&quot;barre_orange&quot;));T(ORG.OPENOFFICE.STYLE(&quot;Neutre&quot;)))">
            <text:p/>
          </table:table-cell>
          <table:table-cell table:formula="of:=IF(AND([.$C21]&lt;=[.AN$1];[.$E21]&gt;=[.AN$1]);T(ORG.OPENOFFICE.STYLE(&quot;barre_orange&quot;));T(ORG.OPENOFFICE.STYLE(&quot;Neutre&quot;)))">
            <text:p/>
          </table:table-cell>
          <table:table-cell table:formula="of:=IF(AND([.$C21]&lt;=[.AO$1];[.$E21]&gt;=[.AO$1]);T(ORG.OPENOFFICE.STYLE(&quot;barre_orange&quot;));T(ORG.OPENOFFICE.STYLE(&quot;Neutre&quot;)))">
            <text:p/>
          </table:table-cell>
          <table:table-cell table:formula="of:=IF(AND([.$C21]&lt;=[.AP$1];[.$E21]&gt;=[.AP$1]);T(ORG.OPENOFFICE.STYLE(&quot;barre_orange&quot;));T(ORG.OPENOFFICE.STYLE(&quot;Neutre&quot;)))">
            <text:p/>
          </table:table-cell>
          <table:table-cell table:formula="of:=IF(AND([.$C21]&lt;=[.AQ$1];[.$E21]&gt;=[.AQ$1]);T(ORG.OPENOFFICE.STYLE(&quot;barre_orange&quot;));T(ORG.OPENOFFICE.STYLE(&quot;Neutre&quot;)))">
            <text:p/>
          </table:table-cell>
          <table:table-cell table:formula="of:=IF(AND([.$C21]&lt;=[.AR$1];[.$E21]&gt;=[.AR$1]);T(ORG.OPENOFFICE.STYLE(&quot;barre_orange&quot;));T(ORG.OPENOFFICE.STYLE(&quot;Neutre&quot;)))">
            <text:p/>
          </table:table-cell>
          <table:table-cell table:formula="of:=IF(AND([.$C21]&lt;=[.AS$1];[.$E21]&gt;=[.AS$1]);T(ORG.OPENOFFICE.STYLE(&quot;barre_orange&quot;));T(ORG.OPENOFFICE.STYLE(&quot;Neutre&quot;)))">
            <text:p/>
          </table:table-cell>
          <table:table-cell table:formula="of:=IF(AND([.$C21]&lt;=[.AT$1];[.$E21]&gt;=[.AT$1]);T(ORG.OPENOFFICE.STYLE(&quot;barre_orange&quot;));T(ORG.OPENOFFICE.STYLE(&quot;Neutre&quot;)))">
            <text:p/>
          </table:table-cell>
          <table:table-cell table:formula="of:=IF(AND([.$C21]&lt;=[.AU$1];[.$E21]&gt;=[.AU$1]);T(ORG.OPENOFFICE.STYLE(&quot;barre_orange&quot;));T(ORG.OPENOFFICE.STYLE(&quot;Neutre&quot;)))">
            <text:p/>
          </table:table-cell>
          <table:table-cell table:formula="of:=IF(AND([.$C21]&lt;=[.AV$1];[.$E21]&gt;=[.AV$1]);T(ORG.OPENOFFICE.STYLE(&quot;barre_orange&quot;));T(ORG.OPENOFFICE.STYLE(&quot;Neutre&quot;)))">
            <text:p/>
          </table:table-cell>
          <table:table-cell table:formula="of:=IF(AND([.$C21]&lt;=[.AW$1];[.$E21]&gt;=[.AW$1]);T(ORG.OPENOFFICE.STYLE(&quot;barre_orange&quot;));T(ORG.OPENOFFICE.STYLE(&quot;Neutre&quot;)))">
            <text:p/>
          </table:table-cell>
          <table:table-cell table:formula="of:=IF(AND([.$C21]&lt;=[.AX$1];[.$E21]&gt;=[.AX$1]);T(ORG.OPENOFFICE.STYLE(&quot;barre_orange&quot;));T(ORG.OPENOFFICE.STYLE(&quot;Neutre&quot;)))">
            <text:p/>
          </table:table-cell>
          <table:table-cell table:formula="of:=IF(AND([.$C21]&lt;=[.AY$1];[.$E21]&gt;=[.AY$1]);T(ORG.OPENOFFICE.STYLE(&quot;barre_orange&quot;));T(ORG.OPENOFFICE.STYLE(&quot;Neutre&quot;)))">
            <text:p/>
          </table:table-cell>
          <table:table-cell table:formula="of:=IF(AND([.$C21]&lt;=[.AZ$1];[.$E21]&gt;=[.AZ$1]);T(ORG.OPENOFFICE.STYLE(&quot;barre_orange&quot;));T(ORG.OPENOFFICE.STYLE(&quot;Neutre&quot;)))">
            <text:p/>
          </table:table-cell>
          <table:table-cell table:formula="of:=IF(AND([.$C21]&lt;=[.BA$1];[.$E21]&gt;=[.BA$1]);T(ORG.OPENOFFICE.STYLE(&quot;barre_orange&quot;));T(ORG.OPENOFFICE.STYLE(&quot;Neutre&quot;)))">
            <text:p/>
          </table:table-cell>
          <table:table-cell table:formula="of:=IF(AND([.$C21]&lt;=[.BB$1];[.$E21]&gt;=[.BB$1]);T(ORG.OPENOFFICE.STYLE(&quot;barre_orange&quot;));T(ORG.OPENOFFICE.STYLE(&quot;Neutre&quot;)))">
            <text:p/>
          </table:table-cell>
          <table:table-cell table:formula="of:=IF(AND([.$C21]&lt;=[.BC$1];[.$E21]&gt;=[.BC$1]);T(ORG.OPENOFFICE.STYLE(&quot;barre_orange&quot;));T(ORG.OPENOFFICE.STYLE(&quot;Neutre&quot;)))">
            <text:p/>
          </table:table-cell>
          <table:table-cell table:formula="of:=IF(AND([.$C21]&lt;=[.BD$1];[.$E21]&gt;=[.BD$1]);T(ORG.OPENOFFICE.STYLE(&quot;barre_orange&quot;));T(ORG.OPENOFFICE.STYLE(&quot;Neutre&quot;)))">
            <text:p/>
          </table:table-cell>
          <table:table-cell table:formula="of:=IF(AND([.$C21]&lt;=[.BE$1];[.$E21]&gt;=[.BE$1]);T(ORG.OPENOFFICE.STYLE(&quot;barre_orange&quot;));T(ORG.OPENOFFICE.STYLE(&quot;Neutre&quot;)))">
            <text:p/>
          </table:table-cell>
          <table:table-cell table:formula="of:=IF(AND([.$C21]&lt;=[.BF$1];[.$E21]&gt;=[.BF$1]);T(ORG.OPENOFFICE.STYLE(&quot;barre_orange&quot;));T(ORG.OPENOFFICE.STYLE(&quot;Neutre&quot;)))">
            <text:p/>
          </table:table-cell>
          <table:table-cell table:formula="of:=IF(AND([.$C21]&lt;=[.BG$1];[.$E21]&gt;=[.BG$1]);T(ORG.OPENOFFICE.STYLE(&quot;barre_orange&quot;));T(ORG.OPENOFFICE.STYLE(&quot;Neutre&quot;)))">
            <text:p/>
          </table:table-cell>
          <table:table-cell table:formula="of:=IF(AND([.$C21]&lt;=[.BH$1];[.$E21]&gt;=[.BH$1]);T(ORG.OPENOFFICE.STYLE(&quot;barre_orange&quot;));T(ORG.OPENOFFICE.STYLE(&quot;Neutre&quot;)))">
            <text:p/>
          </table:table-cell>
          <table:table-cell table:formula="of:=IF(AND([.$C21]&lt;=[.BI$1];[.$E21]&gt;=[.BI$1]);T(ORG.OPENOFFICE.STYLE(&quot;barre_orange&quot;));T(ORG.OPENOFFICE.STYLE(&quot;Neutre&quot;)))">
            <text:p/>
          </table:table-cell>
          <table:table-cell table:formula="of:=IF(AND([.$C21]&lt;=[.BJ$1];[.$E21]&gt;=[.BJ$1]);T(ORG.OPENOFFICE.STYLE(&quot;barre_orange&quot;));T(ORG.OPENOFFICE.STYLE(&quot;Neutre&quot;)))">
            <text:p/>
          </table:table-cell>
          <table:table-cell table:formula="of:=IF(AND([.$C21]&lt;=[.BK$1];[.$E21]&gt;=[.BK$1]);T(ORG.OPENOFFICE.STYLE(&quot;barre_orange&quot;));T(ORG.OPENOFFICE.STYLE(&quot;Neutre&quot;)))">
            <text:p/>
          </table:table-cell>
          <table:table-cell table:formula="of:=IF(AND([.$C21]&lt;=[.BL$1];[.$E21]&gt;=[.BL$1]);T(ORG.OPENOFFICE.STYLE(&quot;barre_orange&quot;));T(ORG.OPENOFFICE.STYLE(&quot;Neutre&quot;)))">
            <text:p/>
          </table:table-cell>
          <table:table-cell table:formula="of:=IF(AND([.$C21]&lt;=[.BM$1];[.$E21]&gt;=[.BM$1]);T(ORG.OPENOFFICE.STYLE(&quot;barre_orange&quot;));T(ORG.OPENOFFICE.STYLE(&quot;Neutre&quot;)))">
            <text:p/>
          </table:table-cell>
          <table:table-cell table:formula="of:=IF(AND([.$C21]&lt;=[.BN$1];[.$E21]&gt;=[.BN$1]);T(ORG.OPENOFFICE.STYLE(&quot;barre_orange&quot;));T(ORG.OPENOFFICE.STYLE(&quot;Neutre&quot;)))">
            <text:p/>
          </table:table-cell>
          <table:table-cell table:formula="of:=IF(AND([.$C21]&lt;=[.BO$1];[.$E21]&gt;=[.BO$1]);T(ORG.OPENOFFICE.STYLE(&quot;barre_orange&quot;));T(ORG.OPENOFFICE.STYLE(&quot;Neutre&quot;)))">
            <text:p/>
          </table:table-cell>
          <table:table-cell table:formula="of:=IF(AND([.$C21]&lt;=[.BP$1];[.$E21]&gt;=[.BP$1]);T(ORG.OPENOFFICE.STYLE(&quot;barre_orange&quot;));T(ORG.OPENOFFICE.STYLE(&quot;Neutre&quot;)))">
            <text:p/>
          </table:table-cell>
          <table:table-cell table:formula="of:=IF(AND([.$C21]&lt;=[.BQ$1];[.$E21]&gt;=[.BQ$1]);T(ORG.OPENOFFICE.STYLE(&quot;barre_orange&quot;));T(ORG.OPENOFFICE.STYLE(&quot;Neutre&quot;)))">
            <text:p/>
          </table:table-cell>
          <table:table-cell table:formula="of:=IF(AND([.$C21]&lt;=[.BR$1];[.$E21]&gt;=[.BR$1]);T(ORG.OPENOFFICE.STYLE(&quot;barre_orange&quot;));T(ORG.OPENOFFICE.STYLE(&quot;Neutre&quot;)))">
            <text:p/>
          </table:table-cell>
          <table:table-cell table:formula="of:=IF(AND([.$C21]&lt;=[.BS$1];[.$E21]&gt;=[.BS$1]);T(ORG.OPENOFFICE.STYLE(&quot;barre_orange&quot;));T(ORG.OPENOFFICE.STYLE(&quot;Neutre&quot;)))">
            <text:p/>
          </table:table-cell>
          <table:table-cell table:formula="of:=IF(AND([.$C21]&lt;=[.BT$1];[.$E21]&gt;=[.BT$1]);T(ORG.OPENOFFICE.STYLE(&quot;barre_orange&quot;));T(ORG.OPENOFFICE.STYLE(&quot;Neutre&quot;)))">
            <text:p/>
          </table:table-cell>
          <table:table-cell table:formula="of:=IF(AND([.$C21]&lt;=[.BU$1];[.$E21]&gt;=[.BU$1]);T(ORG.OPENOFFICE.STYLE(&quot;barre_orange&quot;));T(ORG.OPENOFFICE.STYLE(&quot;Neutre&quot;)))">
            <text:p/>
          </table:table-cell>
          <table:table-cell table:formula="of:=IF(AND([.$C21]&lt;=[.BV$1];[.$E21]&gt;=[.BV$1]);T(ORG.OPENOFFICE.STYLE(&quot;barre_orange&quot;));T(ORG.OPENOFFICE.STYLE(&quot;Neutre&quot;)))">
            <text:p/>
          </table:table-cell>
          <table:table-cell table:formula="of:=IF(AND([.$C21]&lt;=[.BW$1];[.$E21]&gt;=[.BW$1]);T(ORG.OPENOFFICE.STYLE(&quot;barre_orange&quot;));T(ORG.OPENOFFICE.STYLE(&quot;Neutre&quot;)))">
            <text:p/>
          </table:table-cell>
          <table:table-cell table:style-name="barre_5f_orange" table:formula="of:=IF(AND([.$C21]&lt;=[.BX$1];[.$E21]&gt;=[.BX$1]);T(ORG.OPENOFFICE.STYLE(&quot;barre_orange&quot;));T(ORG.OPENOFFICE.STYLE(&quot;Neutre&quot;)))">
            <text:p/>
          </table:table-cell>
          <table:table-cell table:style-name="barre_5f_orange" table:formula="of:=IF(AND([.$C21]&lt;=[.BY$1];[.$E21]&gt;=[.BY$1]);T(ORG.OPENOFFICE.STYLE(&quot;barre_orange&quot;));T(ORG.OPENOFFICE.STYLE(&quot;Neutre&quot;)))">
            <text:p/>
          </table:table-cell>
          <table:table-cell table:style-name="barre_5f_orange" table:formula="of:=IF(AND([.$C21]&lt;=[.BZ$1];[.$E21]&gt;=[.BZ$1]);T(ORG.OPENOFFICE.STYLE(&quot;barre_orange&quot;));T(ORG.OPENOFFICE.STYLE(&quot;Neutre&quot;)))">
            <text:p/>
          </table:table-cell>
          <table:table-cell table:style-name="barre_5f_orange" table:formula="of:=IF(AND([.$C21]&lt;=[.CA$1];[.$E21]&gt;=[.CA$1]);T(ORG.OPENOFFICE.STYLE(&quot;barre_orange&quot;));T(ORG.OPENOFFICE.STYLE(&quot;Neutre&quot;)))">
            <text:p/>
          </table:table-cell>
          <table:table-cell table:style-name="barre_5f_orange" table:formula="of:=IF(AND([.$C21]&lt;=[.CB$1];[.$E21]&gt;=[.CB$1]);T(ORG.OPENOFFICE.STYLE(&quot;barre_orange&quot;));T(ORG.OPENOFFICE.STYLE(&quot;Neutre&quot;)))">
            <text:p/>
          </table:table-cell>
          <table:table-cell table:style-name="barre_5f_orange" table:formula="of:=IF(AND([.$C21]&lt;=[.CC$1];[.$E21]&gt;=[.CC$1]);T(ORG.OPENOFFICE.STYLE(&quot;barre_orange&quot;));T(ORG.OPENOFFICE.STYLE(&quot;Neutre&quot;)))">
            <text:p/>
          </table:table-cell>
          <table:table-cell table:style-name="barre_5f_orange" table:formula="of:=IF(AND([.$C21]&lt;=[.CD$1];[.$E21]&gt;=[.CD$1]);T(ORG.OPENOFFICE.STYLE(&quot;barre_orange&quot;));T(ORG.OPENOFFICE.STYLE(&quot;Neutre&quot;)))">
            <text:p/>
          </table:table-cell>
          <table:table-cell table:style-name="barre_5f_orange" table:formula="of:=IF(AND([.$C21]&lt;=[.CE$1];[.$E21]&gt;=[.CE$1]);T(ORG.OPENOFFICE.STYLE(&quot;barre_orange&quot;));T(ORG.OPENOFFICE.STYLE(&quot;Neutre&quot;)))">
            <text:p/>
          </table:table-cell>
          <table:table-cell table:style-name="barre_5f_orange" table:formula="of:=IF(AND([.$C21]&lt;=[.CF$1];[.$E21]&gt;=[.CF$1]);T(ORG.OPENOFFICE.STYLE(&quot;barre_orange&quot;));T(ORG.OPENOFFICE.STYLE(&quot;Neutre&quot;)))">
            <text:p/>
          </table:table-cell>
          <table:table-cell table:formula="of:=IF(AND([.$C21]&lt;=[.CG$1];[.$E21]&gt;=[.CG$1]);T(ORG.OPENOFFICE.STYLE(&quot;barre_orange&quot;));T(ORG.OPENOFFICE.STYLE(&quot;Neutre&quot;)))">
            <text:p/>
          </table:table-cell>
          <table:table-cell table:formula="of:=IF(AND([.$C21]&lt;=[.CH$1];[.$E21]&gt;=[.CH$1]);T(ORG.OPENOFFICE.STYLE(&quot;barre_orange&quot;));T(ORG.OPENOFFICE.STYLE(&quot;Neutre&quot;)))">
            <text:p/>
          </table:table-cell>
          <table:table-cell table:formula="of:=IF(AND([.$C21]&lt;=[.CI$1];[.$E21]&gt;=[.CI$1]);T(ORG.OPENOFFICE.STYLE(&quot;barre_orange&quot;));T(ORG.OPENOFFICE.STYLE(&quot;Neutre&quot;)))">
            <text:p/>
          </table:table-cell>
          <table:table-cell table:formula="of:=IF(AND([.$C21]&lt;=[.CJ$1];[.$E21]&gt;=[.CJ$1]);T(ORG.OPENOFFICE.STYLE(&quot;barre_orange&quot;));T(ORG.OPENOFFICE.STYLE(&quot;Neutre&quot;)))">
            <text:p/>
          </table:table-cell>
          <table:table-cell table:formula="of:=IF(AND([.$C21]&lt;=[.CK$1];[.$E21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21</text:p>
          </table:table-cell>
          <table:table-cell table:style-name="Default" office:value-type="string" calcext:value-type="string">
            <text:p>Fonctions d’affichage des points de vie</text:p>
          </table:table-cell>
          <table:table-cell office:value-type="date" office:date-value="2026-03-31" calcext:value-type="date">
            <text:p>31/03/26</text:p>
          </table:table-cell>
          <table:table-cell table:formula="of:=DAYS360([.C22];[.E22])" office:value-type="float" office:value="8" calcext:value-type="float">
            <text:p>8</text:p>
          </table:table-cell>
          <table:table-cell office:value-type="date" office:date-value="2026-04-08" calcext:value-type="date">
            <text:p>08/04/26</text:p>
          </table:table-cell>
          <table:table-cell/>
          <table:table-cell office:value-type="string" calcext:value-type="string">
            <text:p>T21</text:p>
          </table:table-cell>
          <table:table-cell table:formula="of:=IF(AND([.$C22]&lt;=[.H$1];[.$E22]&gt;=[.H$1]);T(ORG.OPENOFFICE.STYLE(&quot;barre_bleu&quot;));T(ORG.OPENOFFICE.STYLE(&quot;Neutre&quot;)))">
            <text:p/>
          </table:table-cell>
          <table:table-cell table:formula="of:=IF(AND([.$C22]&lt;=[.I$1];[.$E22]&gt;=[.I$1]);T(ORG.OPENOFFICE.STYLE(&quot;barre_bleu&quot;));T(ORG.OPENOFFICE.STYLE(&quot;Neutre&quot;)))">
            <text:p/>
          </table:table-cell>
          <table:table-cell table:formula="of:=IF(AND([.$C22]&lt;=[.J$1];[.$E22]&gt;=[.J$1]);T(ORG.OPENOFFICE.STYLE(&quot;barre_bleu&quot;));T(ORG.OPENOFFICE.STYLE(&quot;Neutre&quot;)))">
            <text:p/>
          </table:table-cell>
          <table:table-cell table:formula="of:=IF(AND([.$C22]&lt;=[.K$1];[.$E22]&gt;=[.K$1]);T(ORG.OPENOFFICE.STYLE(&quot;barre_bleu&quot;));T(ORG.OPENOFFICE.STYLE(&quot;Neutre&quot;)))">
            <text:p/>
          </table:table-cell>
          <table:table-cell table:formula="of:=IF(AND([.$C22]&lt;=[.L$1];[.$E22]&gt;=[.L$1]);T(ORG.OPENOFFICE.STYLE(&quot;barre_bleu&quot;));T(ORG.OPENOFFICE.STYLE(&quot;Neutre&quot;)))">
            <text:p/>
          </table:table-cell>
          <table:table-cell table:formula="of:=IF(AND([.$C22]&lt;=[.M$1];[.$E22]&gt;=[.M$1]);T(ORG.OPENOFFICE.STYLE(&quot;barre_bleu&quot;));T(ORG.OPENOFFICE.STYLE(&quot;Neutre&quot;)))">
            <text:p/>
          </table:table-cell>
          <table:table-cell table:formula="of:=IF(AND([.$C22]&lt;=[.N$1];[.$E22]&gt;=[.N$1]);T(ORG.OPENOFFICE.STYLE(&quot;barre_bleu&quot;));T(ORG.OPENOFFICE.STYLE(&quot;Neutre&quot;)))">
            <text:p/>
          </table:table-cell>
          <table:table-cell table:formula="of:=IF(AND([.$C22]&lt;=[.O$1];[.$E22]&gt;=[.O$1]);T(ORG.OPENOFFICE.STYLE(&quot;barre_bleu&quot;));T(ORG.OPENOFFICE.STYLE(&quot;Neutre&quot;)))">
            <text:p/>
          </table:table-cell>
          <table:table-cell table:formula="of:=IF(AND([.$C22]&lt;=[.P$1];[.$E22]&gt;=[.P$1]);T(ORG.OPENOFFICE.STYLE(&quot;barre_bleu&quot;));T(ORG.OPENOFFICE.STYLE(&quot;Neutre&quot;)))">
            <text:p/>
          </table:table-cell>
          <table:table-cell table:formula="of:=IF(AND([.$C22]&lt;=[.Q$1];[.$E22]&gt;=[.Q$1]);T(ORG.OPENOFFICE.STYLE(&quot;barre_bleu&quot;));T(ORG.OPENOFFICE.STYLE(&quot;Neutre&quot;)))">
            <text:p/>
          </table:table-cell>
          <table:table-cell table:formula="of:=IF(AND([.$C22]&lt;=[.R$1];[.$E22]&gt;=[.R$1]);T(ORG.OPENOFFICE.STYLE(&quot;barre_bleu&quot;));T(ORG.OPENOFFICE.STYLE(&quot;Neutre&quot;)))">
            <text:p/>
          </table:table-cell>
          <table:table-cell table:formula="of:=IF(AND([.$C22]&lt;=[.S$1];[.$E22]&gt;=[.S$1]);T(ORG.OPENOFFICE.STYLE(&quot;barre_bleu&quot;));T(ORG.OPENOFFICE.STYLE(&quot;Neutre&quot;)))">
            <text:p/>
          </table:table-cell>
          <table:table-cell table:formula="of:=IF(AND([.$C22]&lt;=[.T$1];[.$E22]&gt;=[.T$1]);T(ORG.OPENOFFICE.STYLE(&quot;barre_bleu&quot;));T(ORG.OPENOFFICE.STYLE(&quot;Neutre&quot;)))">
            <text:p/>
          </table:table-cell>
          <table:table-cell table:formula="of:=IF(AND([.$C22]&lt;=[.U$1];[.$E22]&gt;=[.U$1]);T(ORG.OPENOFFICE.STYLE(&quot;barre_bleu&quot;));T(ORG.OPENOFFICE.STYLE(&quot;Neutre&quot;)))">
            <text:p/>
          </table:table-cell>
          <table:table-cell table:formula="of:=IF(AND([.$C22]&lt;=[.V$1];[.$E22]&gt;=[.V$1]);T(ORG.OPENOFFICE.STYLE(&quot;barre_bleu&quot;));T(ORG.OPENOFFICE.STYLE(&quot;Neutre&quot;)))">
            <text:p/>
          </table:table-cell>
          <table:table-cell table:formula="of:=IF(AND([.$C22]&lt;=[.W$1];[.$E22]&gt;=[.W$1]);T(ORG.OPENOFFICE.STYLE(&quot;barre_bleu&quot;));T(ORG.OPENOFFICE.STYLE(&quot;Neutre&quot;)))">
            <text:p/>
          </table:table-cell>
          <table:table-cell table:formula="of:=IF(AND([.$C22]&lt;=[.X$1];[.$E22]&gt;=[.X$1]);T(ORG.OPENOFFICE.STYLE(&quot;barre_bleu&quot;));T(ORG.OPENOFFICE.STYLE(&quot;Neutre&quot;)))">
            <text:p/>
          </table:table-cell>
          <table:table-cell table:formula="of:=IF(AND([.$C22]&lt;=[.Y$1];[.$E22]&gt;=[.Y$1]);T(ORG.OPENOFFICE.STYLE(&quot;barre_bleu&quot;));T(ORG.OPENOFFICE.STYLE(&quot;Neutre&quot;)))">
            <text:p/>
          </table:table-cell>
          <table:table-cell table:formula="of:=IF(AND([.$C22]&lt;=[.Z$1];[.$E22]&gt;=[.Z$1]);T(ORG.OPENOFFICE.STYLE(&quot;barre_bleu&quot;));T(ORG.OPENOFFICE.STYLE(&quot;Neutre&quot;)))">
            <text:p/>
          </table:table-cell>
          <table:table-cell table:formula="of:=IF(AND([.$C22]&lt;=[.AA$1];[.$E22]&gt;=[.AA$1]);T(ORG.OPENOFFICE.STYLE(&quot;barre_bleu&quot;));T(ORG.OPENOFFICE.STYLE(&quot;Neutre&quot;)))">
            <text:p/>
          </table:table-cell>
          <table:table-cell table:formula="of:=IF(AND([.$C22]&lt;=[.AB$1];[.$E22]&gt;=[.AB$1]);T(ORG.OPENOFFICE.STYLE(&quot;barre_bleu&quot;));T(ORG.OPENOFFICE.STYLE(&quot;Neutre&quot;)))">
            <text:p/>
          </table:table-cell>
          <table:table-cell table:formula="of:=IF(AND([.$C22]&lt;=[.AC$1];[.$E22]&gt;=[.AC$1]);T(ORG.OPENOFFICE.STYLE(&quot;barre_bleu&quot;));T(ORG.OPENOFFICE.STYLE(&quot;Neutre&quot;)))">
            <text:p/>
          </table:table-cell>
          <table:table-cell table:formula="of:=IF(AND([.$C22]&lt;=[.AD$1];[.$E22]&gt;=[.AD$1]);T(ORG.OPENOFFICE.STYLE(&quot;barre_bleu&quot;));T(ORG.OPENOFFICE.STYLE(&quot;Neutre&quot;)))">
            <text:p/>
          </table:table-cell>
          <table:table-cell table:formula="of:=IF(AND([.$C22]&lt;=[.AE$1];[.$E22]&gt;=[.AE$1]);T(ORG.OPENOFFICE.STYLE(&quot;barre_bleu&quot;));T(ORG.OPENOFFICE.STYLE(&quot;Neutre&quot;)))">
            <text:p/>
          </table:table-cell>
          <table:table-cell table:formula="of:=IF(AND([.$C22]&lt;=[.AF$1];[.$E22]&gt;=[.AF$1]);T(ORG.OPENOFFICE.STYLE(&quot;barre_bleu&quot;));T(ORG.OPENOFFICE.STYLE(&quot;Neutre&quot;)))">
            <text:p/>
          </table:table-cell>
          <table:table-cell table:formula="of:=IF(AND([.$C22]&lt;=[.AG$1];[.$E22]&gt;=[.AG$1]);T(ORG.OPENOFFICE.STYLE(&quot;barre_bleu&quot;));T(ORG.OPENOFFICE.STYLE(&quot;Neutre&quot;)))">
            <text:p/>
          </table:table-cell>
          <table:table-cell table:formula="of:=IF(AND([.$C22]&lt;=[.AH$1];[.$E22]&gt;=[.AH$1]);T(ORG.OPENOFFICE.STYLE(&quot;barre_bleu&quot;));T(ORG.OPENOFFICE.STYLE(&quot;Neutre&quot;)))">
            <text:p/>
          </table:table-cell>
          <table:table-cell table:formula="of:=IF(AND([.$C22]&lt;=[.AI$1];[.$E22]&gt;=[.AI$1]);T(ORG.OPENOFFICE.STYLE(&quot;barre_bleu&quot;));T(ORG.OPENOFFICE.STYLE(&quot;Neutre&quot;)))">
            <text:p/>
          </table:table-cell>
          <table:table-cell table:formula="of:=IF(AND([.$C22]&lt;=[.AJ$1];[.$E22]&gt;=[.AJ$1]);T(ORG.OPENOFFICE.STYLE(&quot;barre_bleu&quot;));T(ORG.OPENOFFICE.STYLE(&quot;Neutre&quot;)))">
            <text:p/>
          </table:table-cell>
          <table:table-cell table:formula="of:=IF(AND([.$C22]&lt;=[.AK$1];[.$E22]&gt;=[.AK$1]);T(ORG.OPENOFFICE.STYLE(&quot;barre_bleu&quot;));T(ORG.OPENOFFICE.STYLE(&quot;Neutre&quot;)))">
            <text:p/>
          </table:table-cell>
          <table:table-cell table:formula="of:=IF(AND([.$C22]&lt;=[.AL$1];[.$E22]&gt;=[.AL$1]);T(ORG.OPENOFFICE.STYLE(&quot;barre_bleu&quot;));T(ORG.OPENOFFICE.STYLE(&quot;Neutre&quot;)))">
            <text:p/>
          </table:table-cell>
          <table:table-cell table:formula="of:=IF(AND([.$C22]&lt;=[.AM$1];[.$E22]&gt;=[.AM$1]);T(ORG.OPENOFFICE.STYLE(&quot;barre_bleu&quot;));T(ORG.OPENOFFICE.STYLE(&quot;Neutre&quot;)))">
            <text:p/>
          </table:table-cell>
          <table:table-cell table:formula="of:=IF(AND([.$C22]&lt;=[.AN$1];[.$E22]&gt;=[.AN$1]);T(ORG.OPENOFFICE.STYLE(&quot;barre_bleu&quot;));T(ORG.OPENOFFICE.STYLE(&quot;Neutre&quot;)))">
            <text:p/>
          </table:table-cell>
          <table:table-cell table:formula="of:=IF(AND([.$C22]&lt;=[.AO$1];[.$E22]&gt;=[.AO$1]);T(ORG.OPENOFFICE.STYLE(&quot;barre_bleu&quot;));T(ORG.OPENOFFICE.STYLE(&quot;Neutre&quot;)))">
            <text:p/>
          </table:table-cell>
          <table:table-cell table:formula="of:=IF(AND([.$C22]&lt;=[.AP$1];[.$E22]&gt;=[.AP$1]);T(ORG.OPENOFFICE.STYLE(&quot;barre_bleu&quot;));T(ORG.OPENOFFICE.STYLE(&quot;Neutre&quot;)))">
            <text:p/>
          </table:table-cell>
          <table:table-cell table:formula="of:=IF(AND([.$C22]&lt;=[.AQ$1];[.$E22]&gt;=[.AQ$1]);T(ORG.OPENOFFICE.STYLE(&quot;barre_bleu&quot;));T(ORG.OPENOFFICE.STYLE(&quot;Neutre&quot;)))">
            <text:p/>
          </table:table-cell>
          <table:table-cell table:formula="of:=IF(AND([.$C22]&lt;=[.AR$1];[.$E22]&gt;=[.AR$1]);T(ORG.OPENOFFICE.STYLE(&quot;barre_bleu&quot;));T(ORG.OPENOFFICE.STYLE(&quot;Neutre&quot;)))">
            <text:p/>
          </table:table-cell>
          <table:table-cell table:formula="of:=IF(AND([.$C22]&lt;=[.AS$1];[.$E22]&gt;=[.AS$1]);T(ORG.OPENOFFICE.STYLE(&quot;barre_bleu&quot;));T(ORG.OPENOFFICE.STYLE(&quot;Neutre&quot;)))">
            <text:p/>
          </table:table-cell>
          <table:table-cell table:formula="of:=IF(AND([.$C22]&lt;=[.AT$1];[.$E22]&gt;=[.AT$1]);T(ORG.OPENOFFICE.STYLE(&quot;barre_bleu&quot;));T(ORG.OPENOFFICE.STYLE(&quot;Neutre&quot;)))">
            <text:p/>
          </table:table-cell>
          <table:table-cell table:formula="of:=IF(AND([.$C22]&lt;=[.AU$1];[.$E22]&gt;=[.AU$1]);T(ORG.OPENOFFICE.STYLE(&quot;barre_bleu&quot;));T(ORG.OPENOFFICE.STYLE(&quot;Neutre&quot;)))">
            <text:p/>
          </table:table-cell>
          <table:table-cell table:formula="of:=IF(AND([.$C22]&lt;=[.AV$1];[.$E22]&gt;=[.AV$1]);T(ORG.OPENOFFICE.STYLE(&quot;barre_bleu&quot;));T(ORG.OPENOFFICE.STYLE(&quot;Neutre&quot;)))">
            <text:p/>
          </table:table-cell>
          <table:table-cell table:formula="of:=IF(AND([.$C22]&lt;=[.AW$1];[.$E22]&gt;=[.AW$1]);T(ORG.OPENOFFICE.STYLE(&quot;barre_bleu&quot;));T(ORG.OPENOFFICE.STYLE(&quot;Neutre&quot;)))">
            <text:p/>
          </table:table-cell>
          <table:table-cell table:formula="of:=IF(AND([.$C22]&lt;=[.AX$1];[.$E22]&gt;=[.AX$1]);T(ORG.OPENOFFICE.STYLE(&quot;barre_bleu&quot;));T(ORG.OPENOFFICE.STYLE(&quot;Neutre&quot;)))">
            <text:p/>
          </table:table-cell>
          <table:table-cell table:formula="of:=IF(AND([.$C22]&lt;=[.AY$1];[.$E22]&gt;=[.AY$1]);T(ORG.OPENOFFICE.STYLE(&quot;barre_bleu&quot;));T(ORG.OPENOFFICE.STYLE(&quot;Neutre&quot;)))">
            <text:p/>
          </table:table-cell>
          <table:table-cell table:formula="of:=IF(AND([.$C22]&lt;=[.AZ$1];[.$E22]&gt;=[.AZ$1]);T(ORG.OPENOFFICE.STYLE(&quot;barre_bleu&quot;));T(ORG.OPENOFFICE.STYLE(&quot;Neutre&quot;)))">
            <text:p/>
          </table:table-cell>
          <table:table-cell table:formula="of:=IF(AND([.$C22]&lt;=[.BA$1];[.$E22]&gt;=[.BA$1]);T(ORG.OPENOFFICE.STYLE(&quot;barre_bleu&quot;));T(ORG.OPENOFFICE.STYLE(&quot;Neutre&quot;)))">
            <text:p/>
          </table:table-cell>
          <table:table-cell table:formula="of:=IF(AND([.$C22]&lt;=[.BB$1];[.$E22]&gt;=[.BB$1]);T(ORG.OPENOFFICE.STYLE(&quot;barre_bleu&quot;));T(ORG.OPENOFFICE.STYLE(&quot;Neutre&quot;)))">
            <text:p/>
          </table:table-cell>
          <table:table-cell table:formula="of:=IF(AND([.$C22]&lt;=[.BC$1];[.$E22]&gt;=[.BC$1]);T(ORG.OPENOFFICE.STYLE(&quot;barre_bleu&quot;));T(ORG.OPENOFFICE.STYLE(&quot;Neutre&quot;)))">
            <text:p/>
          </table:table-cell>
          <table:table-cell table:formula="of:=IF(AND([.$C22]&lt;=[.BD$1];[.$E22]&gt;=[.BD$1]);T(ORG.OPENOFFICE.STYLE(&quot;barre_bleu&quot;));T(ORG.OPENOFFICE.STYLE(&quot;Neutre&quot;)))">
            <text:p/>
          </table:table-cell>
          <table:table-cell table:formula="of:=IF(AND([.$C22]&lt;=[.BE$1];[.$E22]&gt;=[.BE$1]);T(ORG.OPENOFFICE.STYLE(&quot;barre_bleu&quot;));T(ORG.OPENOFFICE.STYLE(&quot;Neutre&quot;)))">
            <text:p/>
          </table:table-cell>
          <table:table-cell table:formula="of:=IF(AND([.$C22]&lt;=[.BF$1];[.$E22]&gt;=[.BF$1]);T(ORG.OPENOFFICE.STYLE(&quot;barre_bleu&quot;));T(ORG.OPENOFFICE.STYLE(&quot;Neutre&quot;)))">
            <text:p/>
          </table:table-cell>
          <table:table-cell table:formula="of:=IF(AND([.$C22]&lt;=[.BG$1];[.$E22]&gt;=[.BG$1]);T(ORG.OPENOFFICE.STYLE(&quot;barre_bleu&quot;));T(ORG.OPENOFFICE.STYLE(&quot;Neutre&quot;)))">
            <text:p/>
          </table:table-cell>
          <table:table-cell table:formula="of:=IF(AND([.$C22]&lt;=[.BH$1];[.$E22]&gt;=[.BH$1]);T(ORG.OPENOFFICE.STYLE(&quot;barre_bleu&quot;));T(ORG.OPENOFFICE.STYLE(&quot;Neutre&quot;)))">
            <text:p/>
          </table:table-cell>
          <table:table-cell table:formula="of:=IF(AND([.$C22]&lt;=[.BI$1];[.$E22]&gt;=[.BI$1]);T(ORG.OPENOFFICE.STYLE(&quot;barre_bleu&quot;));T(ORG.OPENOFFICE.STYLE(&quot;Neutre&quot;)))">
            <text:p/>
          </table:table-cell>
          <table:table-cell table:formula="of:=IF(AND([.$C22]&lt;=[.BJ$1];[.$E22]&gt;=[.BJ$1]);T(ORG.OPENOFFICE.STYLE(&quot;barre_bleu&quot;));T(ORG.OPENOFFICE.STYLE(&quot;Neutre&quot;)))">
            <text:p/>
          </table:table-cell>
          <table:table-cell table:formula="of:=IF(AND([.$C22]&lt;=[.BK$1];[.$E22]&gt;=[.BK$1]);T(ORG.OPENOFFICE.STYLE(&quot;barre_bleu&quot;));T(ORG.OPENOFFICE.STYLE(&quot;Neutre&quot;)))">
            <text:p/>
          </table:table-cell>
          <table:table-cell table:formula="of:=IF(AND([.$C22]&lt;=[.BL$1];[.$E22]&gt;=[.BL$1]);T(ORG.OPENOFFICE.STYLE(&quot;barre_bleu&quot;));T(ORG.OPENOFFICE.STYLE(&quot;Neutre&quot;)))">
            <text:p/>
          </table:table-cell>
          <table:table-cell table:formula="of:=IF(AND([.$C22]&lt;=[.BM$1];[.$E22]&gt;=[.BM$1]);T(ORG.OPENOFFICE.STYLE(&quot;barre_bleu&quot;));T(ORG.OPENOFFICE.STYLE(&quot;Neutre&quot;)))">
            <text:p/>
          </table:table-cell>
          <table:table-cell table:formula="of:=IF(AND([.$C22]&lt;=[.BN$1];[.$E22]&gt;=[.BN$1]);T(ORG.OPENOFFICE.STYLE(&quot;barre_bleu&quot;));T(ORG.OPENOFFICE.STYLE(&quot;Neutre&quot;)))">
            <text:p/>
          </table:table-cell>
          <table:table-cell table:formula="of:=IF(AND([.$C22]&lt;=[.BO$1];[.$E22]&gt;=[.BO$1]);T(ORG.OPENOFFICE.STYLE(&quot;barre_bleu&quot;));T(ORG.OPENOFFICE.STYLE(&quot;Neutre&quot;)))">
            <text:p/>
          </table:table-cell>
          <table:table-cell table:formula="of:=IF(AND([.$C22]&lt;=[.BP$1];[.$E22]&gt;=[.BP$1]);T(ORG.OPENOFFICE.STYLE(&quot;barre_bleu&quot;));T(ORG.OPENOFFICE.STYLE(&quot;Neutre&quot;)))">
            <text:p/>
          </table:table-cell>
          <table:table-cell table:formula="of:=IF(AND([.$C22]&lt;=[.BQ$1];[.$E22]&gt;=[.BQ$1]);T(ORG.OPENOFFICE.STYLE(&quot;barre_bleu&quot;));T(ORG.OPENOFFICE.STYLE(&quot;Neutre&quot;)))">
            <text:p/>
          </table:table-cell>
          <table:table-cell table:formula="of:=IF(AND([.$C22]&lt;=[.BR$1];[.$E22]&gt;=[.BR$1]);T(ORG.OPENOFFICE.STYLE(&quot;barre_bleu&quot;));T(ORG.OPENOFFICE.STYLE(&quot;Neutre&quot;)))">
            <text:p/>
          </table:table-cell>
          <table:table-cell table:formula="of:=IF(AND([.$C22]&lt;=[.BS$1];[.$E22]&gt;=[.BS$1]);T(ORG.OPENOFFICE.STYLE(&quot;barre_bleu&quot;));T(ORG.OPENOFFICE.STYLE(&quot;Neutre&quot;)))">
            <text:p/>
          </table:table-cell>
          <table:table-cell table:formula="of:=IF(AND([.$C22]&lt;=[.BT$1];[.$E22]&gt;=[.BT$1]);T(ORG.OPENOFFICE.STYLE(&quot;barre_bleu&quot;));T(ORG.OPENOFFICE.STYLE(&quot;Neutre&quot;)))">
            <text:p/>
          </table:table-cell>
          <table:table-cell table:formula="of:=IF(AND([.$C22]&lt;=[.BU$1];[.$E22]&gt;=[.BU$1]);T(ORG.OPENOFFICE.STYLE(&quot;barre_bleu&quot;));T(ORG.OPENOFFICE.STYLE(&quot;Neutre&quot;)))">
            <text:p/>
          </table:table-cell>
          <table:table-cell table:formula="of:=IF(AND([.$C22]&lt;=[.BV$1];[.$E22]&gt;=[.BV$1]);T(ORG.OPENOFFICE.STYLE(&quot;barre_bleu&quot;));T(ORG.OPENOFFICE.STYLE(&quot;Neutre&quot;)))">
            <text:p/>
          </table:table-cell>
          <table:table-cell table:formula="of:=IF(AND([.$C22]&lt;=[.BW$1];[.$E22]&gt;=[.BW$1]);T(ORG.OPENOFFICE.STYLE(&quot;barre_bleu&quot;));T(ORG.OPENOFFICE.STYLE(&quot;Neutre&quot;)))">
            <text:p/>
          </table:table-cell>
          <table:table-cell table:style-name="barre_5f_bleu" table:formula="of:=IF(AND([.$C22]&lt;=[.BX$1];[.$E22]&gt;=[.BX$1]);T(ORG.OPENOFFICE.STYLE(&quot;barre_bleu&quot;));T(ORG.OPENOFFICE.STYLE(&quot;Neutre&quot;)))">
            <text:p/>
          </table:table-cell>
          <table:table-cell table:style-name="barre_5f_bleu" table:formula="of:=IF(AND([.$C22]&lt;=[.BY$1];[.$E22]&gt;=[.BY$1]);T(ORG.OPENOFFICE.STYLE(&quot;barre_bleu&quot;));T(ORG.OPENOFFICE.STYLE(&quot;Neutre&quot;)))">
            <text:p/>
          </table:table-cell>
          <table:table-cell table:style-name="barre_5f_bleu" table:formula="of:=IF(AND([.$C22]&lt;=[.BZ$1];[.$E22]&gt;=[.BZ$1]);T(ORG.OPENOFFICE.STYLE(&quot;barre_bleu&quot;));T(ORG.OPENOFFICE.STYLE(&quot;Neutre&quot;)))">
            <text:p/>
          </table:table-cell>
          <table:table-cell table:style-name="barre_5f_bleu" table:formula="of:=IF(AND([.$C22]&lt;=[.CA$1];[.$E22]&gt;=[.CA$1]);T(ORG.OPENOFFICE.STYLE(&quot;barre_bleu&quot;));T(ORG.OPENOFFICE.STYLE(&quot;Neutre&quot;)))">
            <text:p/>
          </table:table-cell>
          <table:table-cell table:style-name="barre_5f_bleu" table:formula="of:=IF(AND([.$C22]&lt;=[.CB$1];[.$E22]&gt;=[.CB$1]);T(ORG.OPENOFFICE.STYLE(&quot;barre_bleu&quot;));T(ORG.OPENOFFICE.STYLE(&quot;Neutre&quot;)))">
            <text:p/>
          </table:table-cell>
          <table:table-cell table:style-name="barre_5f_bleu" table:formula="of:=IF(AND([.$C22]&lt;=[.CC$1];[.$E22]&gt;=[.CC$1]);T(ORG.OPENOFFICE.STYLE(&quot;barre_bleu&quot;));T(ORG.OPENOFFICE.STYLE(&quot;Neutre&quot;)))">
            <text:p/>
          </table:table-cell>
          <table:table-cell table:style-name="barre_5f_bleu" table:formula="of:=IF(AND([.$C22]&lt;=[.CD$1];[.$E22]&gt;=[.CD$1]);T(ORG.OPENOFFICE.STYLE(&quot;barre_bleu&quot;));T(ORG.OPENOFFICE.STYLE(&quot;Neutre&quot;)))">
            <text:p/>
          </table:table-cell>
          <table:table-cell table:style-name="barre_5f_bleu" table:formula="of:=IF(AND([.$C22]&lt;=[.CE$1];[.$E22]&gt;=[.CE$1]);T(ORG.OPENOFFICE.STYLE(&quot;barre_bleu&quot;));T(ORG.OPENOFFICE.STYLE(&quot;Neutre&quot;)))">
            <text:p/>
          </table:table-cell>
          <table:table-cell table:style-name="barre_5f_bleu" table:formula="of:=IF(AND([.$C22]&lt;=[.CF$1];[.$E22]&gt;=[.CF$1]);T(ORG.OPENOFFICE.STYLE(&quot;barre_bleu&quot;));T(ORG.OPENOFFICE.STYLE(&quot;Neutre&quot;)))">
            <text:p/>
          </table:table-cell>
          <table:table-cell table:formula="of:=IF(AND([.$C22]&lt;=[.CG$1];[.$E22]&gt;=[.CG$1]);T(ORG.OPENOFFICE.STYLE(&quot;barre_bleu&quot;));T(ORG.OPENOFFICE.STYLE(&quot;Neutre&quot;)))">
            <text:p/>
          </table:table-cell>
          <table:table-cell table:formula="of:=IF(AND([.$C22]&lt;=[.CH$1];[.$E22]&gt;=[.CH$1]);T(ORG.OPENOFFICE.STYLE(&quot;barre_bleu&quot;));T(ORG.OPENOFFICE.STYLE(&quot;Neutre&quot;)))">
            <text:p/>
          </table:table-cell>
          <table:table-cell table:formula="of:=IF(AND([.$C22]&lt;=[.CI$1];[.$E22]&gt;=[.CI$1]);T(ORG.OPENOFFICE.STYLE(&quot;barre_bleu&quot;));T(ORG.OPENOFFICE.STYLE(&quot;Neutre&quot;)))">
            <text:p/>
          </table:table-cell>
          <table:table-cell table:formula="of:=IF(AND([.$C22]&lt;=[.CJ$1];[.$E22]&gt;=[.CJ$1]);T(ORG.OPENOFFICE.STYLE(&quot;barre_bleu&quot;));T(ORG.OPENOFFICE.STYLE(&quot;Neutre&quot;)))">
            <text:p/>
          </table:table-cell>
          <table:table-cell table:formula="of:=IF(AND([.$C22]&lt;=[.CK$1];[.$E22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22</text:p>
          </table:table-cell>
          <table:table-cell table:style-name="Default" office:value-type="string" calcext:value-type="string">
            <text:p>Fonction de soin</text:p>
          </table:table-cell>
          <table:table-cell office:value-type="date" office:date-value="2026-04-01" calcext:value-type="date">
            <text:p>01/04/26</text:p>
          </table:table-cell>
          <table:table-cell table:formula="of:=DAYS360([.C23];[.E23])" office:value-type="float" office:value="8" calcext:value-type="float">
            <text:p>8</text:p>
          </table:table-cell>
          <table:table-cell office:value-type="date" office:date-value="2026-04-09" calcext:value-type="date">
            <text:p>09/04/26</text:p>
          </table:table-cell>
          <table:table-cell/>
          <table:table-cell office:value-type="string" calcext:value-type="string">
            <text:p>T22</text:p>
          </table:table-cell>
          <table:table-cell table:formula="of:=IF(AND([.$C23]&lt;=[.H$1];[.$E23]&gt;=[.H$1]);T(ORG.OPENOFFICE.STYLE(&quot;barre_orange&quot;));T(ORG.OPENOFFICE.STYLE(&quot;Neutre&quot;)))">
            <text:p/>
          </table:table-cell>
          <table:table-cell table:formula="of:=IF(AND([.$C23]&lt;=[.I$1];[.$E23]&gt;=[.I$1]);T(ORG.OPENOFFICE.STYLE(&quot;barre_orange&quot;));T(ORG.OPENOFFICE.STYLE(&quot;Neutre&quot;)))">
            <text:p/>
          </table:table-cell>
          <table:table-cell table:formula="of:=IF(AND([.$C23]&lt;=[.J$1];[.$E23]&gt;=[.J$1]);T(ORG.OPENOFFICE.STYLE(&quot;barre_orange&quot;));T(ORG.OPENOFFICE.STYLE(&quot;Neutre&quot;)))">
            <text:p/>
          </table:table-cell>
          <table:table-cell table:formula="of:=IF(AND([.$C23]&lt;=[.K$1];[.$E23]&gt;=[.K$1]);T(ORG.OPENOFFICE.STYLE(&quot;barre_orange&quot;));T(ORG.OPENOFFICE.STYLE(&quot;Neutre&quot;)))">
            <text:p/>
          </table:table-cell>
          <table:table-cell table:formula="of:=IF(AND([.$C23]&lt;=[.L$1];[.$E23]&gt;=[.L$1]);T(ORG.OPENOFFICE.STYLE(&quot;barre_orange&quot;));T(ORG.OPENOFFICE.STYLE(&quot;Neutre&quot;)))">
            <text:p/>
          </table:table-cell>
          <table:table-cell table:formula="of:=IF(AND([.$C23]&lt;=[.M$1];[.$E23]&gt;=[.M$1]);T(ORG.OPENOFFICE.STYLE(&quot;barre_orange&quot;));T(ORG.OPENOFFICE.STYLE(&quot;Neutre&quot;)))">
            <text:p/>
          </table:table-cell>
          <table:table-cell table:formula="of:=IF(AND([.$C23]&lt;=[.N$1];[.$E23]&gt;=[.N$1]);T(ORG.OPENOFFICE.STYLE(&quot;barre_orange&quot;));T(ORG.OPENOFFICE.STYLE(&quot;Neutre&quot;)))">
            <text:p/>
          </table:table-cell>
          <table:table-cell table:formula="of:=IF(AND([.$C23]&lt;=[.O$1];[.$E23]&gt;=[.O$1]);T(ORG.OPENOFFICE.STYLE(&quot;barre_orange&quot;));T(ORG.OPENOFFICE.STYLE(&quot;Neutre&quot;)))">
            <text:p/>
          </table:table-cell>
          <table:table-cell table:formula="of:=IF(AND([.$C23]&lt;=[.P$1];[.$E23]&gt;=[.P$1]);T(ORG.OPENOFFICE.STYLE(&quot;barre_orange&quot;));T(ORG.OPENOFFICE.STYLE(&quot;Neutre&quot;)))">
            <text:p/>
          </table:table-cell>
          <table:table-cell table:formula="of:=IF(AND([.$C23]&lt;=[.Q$1];[.$E23]&gt;=[.Q$1]);T(ORG.OPENOFFICE.STYLE(&quot;barre_orange&quot;));T(ORG.OPENOFFICE.STYLE(&quot;Neutre&quot;)))">
            <text:p/>
          </table:table-cell>
          <table:table-cell table:formula="of:=IF(AND([.$C23]&lt;=[.R$1];[.$E23]&gt;=[.R$1]);T(ORG.OPENOFFICE.STYLE(&quot;barre_orange&quot;));T(ORG.OPENOFFICE.STYLE(&quot;Neutre&quot;)))">
            <text:p/>
          </table:table-cell>
          <table:table-cell table:formula="of:=IF(AND([.$C23]&lt;=[.S$1];[.$E23]&gt;=[.S$1]);T(ORG.OPENOFFICE.STYLE(&quot;barre_orange&quot;));T(ORG.OPENOFFICE.STYLE(&quot;Neutre&quot;)))">
            <text:p/>
          </table:table-cell>
          <table:table-cell table:formula="of:=IF(AND([.$C23]&lt;=[.T$1];[.$E23]&gt;=[.T$1]);T(ORG.OPENOFFICE.STYLE(&quot;barre_orange&quot;));T(ORG.OPENOFFICE.STYLE(&quot;Neutre&quot;)))">
            <text:p/>
          </table:table-cell>
          <table:table-cell table:formula="of:=IF(AND([.$C23]&lt;=[.U$1];[.$E23]&gt;=[.U$1]);T(ORG.OPENOFFICE.STYLE(&quot;barre_orange&quot;));T(ORG.OPENOFFICE.STYLE(&quot;Neutre&quot;)))">
            <text:p/>
          </table:table-cell>
          <table:table-cell table:formula="of:=IF(AND([.$C23]&lt;=[.V$1];[.$E23]&gt;=[.V$1]);T(ORG.OPENOFFICE.STYLE(&quot;barre_orange&quot;));T(ORG.OPENOFFICE.STYLE(&quot;Neutre&quot;)))">
            <text:p/>
          </table:table-cell>
          <table:table-cell table:formula="of:=IF(AND([.$C23]&lt;=[.W$1];[.$E23]&gt;=[.W$1]);T(ORG.OPENOFFICE.STYLE(&quot;barre_orange&quot;));T(ORG.OPENOFFICE.STYLE(&quot;Neutre&quot;)))">
            <text:p/>
          </table:table-cell>
          <table:table-cell table:formula="of:=IF(AND([.$C23]&lt;=[.X$1];[.$E23]&gt;=[.X$1]);T(ORG.OPENOFFICE.STYLE(&quot;barre_orange&quot;));T(ORG.OPENOFFICE.STYLE(&quot;Neutre&quot;)))">
            <text:p/>
          </table:table-cell>
          <table:table-cell table:formula="of:=IF(AND([.$C23]&lt;=[.Y$1];[.$E23]&gt;=[.Y$1]);T(ORG.OPENOFFICE.STYLE(&quot;barre_orange&quot;));T(ORG.OPENOFFICE.STYLE(&quot;Neutre&quot;)))">
            <text:p/>
          </table:table-cell>
          <table:table-cell table:formula="of:=IF(AND([.$C23]&lt;=[.Z$1];[.$E23]&gt;=[.Z$1]);T(ORG.OPENOFFICE.STYLE(&quot;barre_orange&quot;));T(ORG.OPENOFFICE.STYLE(&quot;Neutre&quot;)))">
            <text:p/>
          </table:table-cell>
          <table:table-cell table:formula="of:=IF(AND([.$C23]&lt;=[.AA$1];[.$E23]&gt;=[.AA$1]);T(ORG.OPENOFFICE.STYLE(&quot;barre_orange&quot;));T(ORG.OPENOFFICE.STYLE(&quot;Neutre&quot;)))">
            <text:p/>
          </table:table-cell>
          <table:table-cell table:formula="of:=IF(AND([.$C23]&lt;=[.AB$1];[.$E23]&gt;=[.AB$1]);T(ORG.OPENOFFICE.STYLE(&quot;barre_orange&quot;));T(ORG.OPENOFFICE.STYLE(&quot;Neutre&quot;)))">
            <text:p/>
          </table:table-cell>
          <table:table-cell table:formula="of:=IF(AND([.$C23]&lt;=[.AC$1];[.$E23]&gt;=[.AC$1]);T(ORG.OPENOFFICE.STYLE(&quot;barre_orange&quot;));T(ORG.OPENOFFICE.STYLE(&quot;Neutre&quot;)))">
            <text:p/>
          </table:table-cell>
          <table:table-cell table:formula="of:=IF(AND([.$C23]&lt;=[.AD$1];[.$E23]&gt;=[.AD$1]);T(ORG.OPENOFFICE.STYLE(&quot;barre_orange&quot;));T(ORG.OPENOFFICE.STYLE(&quot;Neutre&quot;)))">
            <text:p/>
          </table:table-cell>
          <table:table-cell table:formula="of:=IF(AND([.$C23]&lt;=[.AE$1];[.$E23]&gt;=[.AE$1]);T(ORG.OPENOFFICE.STYLE(&quot;barre_orange&quot;));T(ORG.OPENOFFICE.STYLE(&quot;Neutre&quot;)))">
            <text:p/>
          </table:table-cell>
          <table:table-cell table:formula="of:=IF(AND([.$C23]&lt;=[.AF$1];[.$E23]&gt;=[.AF$1]);T(ORG.OPENOFFICE.STYLE(&quot;barre_orange&quot;));T(ORG.OPENOFFICE.STYLE(&quot;Neutre&quot;)))">
            <text:p/>
          </table:table-cell>
          <table:table-cell table:formula="of:=IF(AND([.$C23]&lt;=[.AG$1];[.$E23]&gt;=[.AG$1]);T(ORG.OPENOFFICE.STYLE(&quot;barre_orange&quot;));T(ORG.OPENOFFICE.STYLE(&quot;Neutre&quot;)))">
            <text:p/>
          </table:table-cell>
          <table:table-cell table:formula="of:=IF(AND([.$C23]&lt;=[.AH$1];[.$E23]&gt;=[.AH$1]);T(ORG.OPENOFFICE.STYLE(&quot;barre_orange&quot;));T(ORG.OPENOFFICE.STYLE(&quot;Neutre&quot;)))">
            <text:p/>
          </table:table-cell>
          <table:table-cell table:formula="of:=IF(AND([.$C23]&lt;=[.AI$1];[.$E23]&gt;=[.AI$1]);T(ORG.OPENOFFICE.STYLE(&quot;barre_orange&quot;));T(ORG.OPENOFFICE.STYLE(&quot;Neutre&quot;)))">
            <text:p/>
          </table:table-cell>
          <table:table-cell table:formula="of:=IF(AND([.$C23]&lt;=[.AJ$1];[.$E23]&gt;=[.AJ$1]);T(ORG.OPENOFFICE.STYLE(&quot;barre_orange&quot;));T(ORG.OPENOFFICE.STYLE(&quot;Neutre&quot;)))">
            <text:p/>
          </table:table-cell>
          <table:table-cell table:formula="of:=IF(AND([.$C23]&lt;=[.AK$1];[.$E23]&gt;=[.AK$1]);T(ORG.OPENOFFICE.STYLE(&quot;barre_orange&quot;));T(ORG.OPENOFFICE.STYLE(&quot;Neutre&quot;)))">
            <text:p/>
          </table:table-cell>
          <table:table-cell table:formula="of:=IF(AND([.$C23]&lt;=[.AL$1];[.$E23]&gt;=[.AL$1]);T(ORG.OPENOFFICE.STYLE(&quot;barre_orange&quot;));T(ORG.OPENOFFICE.STYLE(&quot;Neutre&quot;)))">
            <text:p/>
          </table:table-cell>
          <table:table-cell table:formula="of:=IF(AND([.$C23]&lt;=[.AM$1];[.$E23]&gt;=[.AM$1]);T(ORG.OPENOFFICE.STYLE(&quot;barre_orange&quot;));T(ORG.OPENOFFICE.STYLE(&quot;Neutre&quot;)))">
            <text:p/>
          </table:table-cell>
          <table:table-cell table:formula="of:=IF(AND([.$C23]&lt;=[.AN$1];[.$E23]&gt;=[.AN$1]);T(ORG.OPENOFFICE.STYLE(&quot;barre_orange&quot;));T(ORG.OPENOFFICE.STYLE(&quot;Neutre&quot;)))">
            <text:p/>
          </table:table-cell>
          <table:table-cell table:formula="of:=IF(AND([.$C23]&lt;=[.AO$1];[.$E23]&gt;=[.AO$1]);T(ORG.OPENOFFICE.STYLE(&quot;barre_orange&quot;));T(ORG.OPENOFFICE.STYLE(&quot;Neutre&quot;)))">
            <text:p/>
          </table:table-cell>
          <table:table-cell table:formula="of:=IF(AND([.$C23]&lt;=[.AP$1];[.$E23]&gt;=[.AP$1]);T(ORG.OPENOFFICE.STYLE(&quot;barre_orange&quot;));T(ORG.OPENOFFICE.STYLE(&quot;Neutre&quot;)))">
            <text:p/>
          </table:table-cell>
          <table:table-cell table:formula="of:=IF(AND([.$C23]&lt;=[.AQ$1];[.$E23]&gt;=[.AQ$1]);T(ORG.OPENOFFICE.STYLE(&quot;barre_orange&quot;));T(ORG.OPENOFFICE.STYLE(&quot;Neutre&quot;)))">
            <text:p/>
          </table:table-cell>
          <table:table-cell table:formula="of:=IF(AND([.$C23]&lt;=[.AR$1];[.$E23]&gt;=[.AR$1]);T(ORG.OPENOFFICE.STYLE(&quot;barre_orange&quot;));T(ORG.OPENOFFICE.STYLE(&quot;Neutre&quot;)))">
            <text:p/>
          </table:table-cell>
          <table:table-cell table:formula="of:=IF(AND([.$C23]&lt;=[.AS$1];[.$E23]&gt;=[.AS$1]);T(ORG.OPENOFFICE.STYLE(&quot;barre_orange&quot;));T(ORG.OPENOFFICE.STYLE(&quot;Neutre&quot;)))">
            <text:p/>
          </table:table-cell>
          <table:table-cell table:formula="of:=IF(AND([.$C23]&lt;=[.AT$1];[.$E23]&gt;=[.AT$1]);T(ORG.OPENOFFICE.STYLE(&quot;barre_orange&quot;));T(ORG.OPENOFFICE.STYLE(&quot;Neutre&quot;)))">
            <text:p/>
          </table:table-cell>
          <table:table-cell table:formula="of:=IF(AND([.$C23]&lt;=[.AU$1];[.$E23]&gt;=[.AU$1]);T(ORG.OPENOFFICE.STYLE(&quot;barre_orange&quot;));T(ORG.OPENOFFICE.STYLE(&quot;Neutre&quot;)))">
            <text:p/>
          </table:table-cell>
          <table:table-cell table:formula="of:=IF(AND([.$C23]&lt;=[.AV$1];[.$E23]&gt;=[.AV$1]);T(ORG.OPENOFFICE.STYLE(&quot;barre_orange&quot;));T(ORG.OPENOFFICE.STYLE(&quot;Neutre&quot;)))">
            <text:p/>
          </table:table-cell>
          <table:table-cell table:formula="of:=IF(AND([.$C23]&lt;=[.AW$1];[.$E23]&gt;=[.AW$1]);T(ORG.OPENOFFICE.STYLE(&quot;barre_orange&quot;));T(ORG.OPENOFFICE.STYLE(&quot;Neutre&quot;)))">
            <text:p/>
          </table:table-cell>
          <table:table-cell table:formula="of:=IF(AND([.$C23]&lt;=[.AX$1];[.$E23]&gt;=[.AX$1]);T(ORG.OPENOFFICE.STYLE(&quot;barre_orange&quot;));T(ORG.OPENOFFICE.STYLE(&quot;Neutre&quot;)))">
            <text:p/>
          </table:table-cell>
          <table:table-cell table:formula="of:=IF(AND([.$C23]&lt;=[.AY$1];[.$E23]&gt;=[.AY$1]);T(ORG.OPENOFFICE.STYLE(&quot;barre_orange&quot;));T(ORG.OPENOFFICE.STYLE(&quot;Neutre&quot;)))">
            <text:p/>
          </table:table-cell>
          <table:table-cell table:formula="of:=IF(AND([.$C23]&lt;=[.AZ$1];[.$E23]&gt;=[.AZ$1]);T(ORG.OPENOFFICE.STYLE(&quot;barre_orange&quot;));T(ORG.OPENOFFICE.STYLE(&quot;Neutre&quot;)))">
            <text:p/>
          </table:table-cell>
          <table:table-cell table:formula="of:=IF(AND([.$C23]&lt;=[.BA$1];[.$E23]&gt;=[.BA$1]);T(ORG.OPENOFFICE.STYLE(&quot;barre_orange&quot;));T(ORG.OPENOFFICE.STYLE(&quot;Neutre&quot;)))">
            <text:p/>
          </table:table-cell>
          <table:table-cell table:formula="of:=IF(AND([.$C23]&lt;=[.BB$1];[.$E23]&gt;=[.BB$1]);T(ORG.OPENOFFICE.STYLE(&quot;barre_orange&quot;));T(ORG.OPENOFFICE.STYLE(&quot;Neutre&quot;)))">
            <text:p/>
          </table:table-cell>
          <table:table-cell table:formula="of:=IF(AND([.$C23]&lt;=[.BC$1];[.$E23]&gt;=[.BC$1]);T(ORG.OPENOFFICE.STYLE(&quot;barre_orange&quot;));T(ORG.OPENOFFICE.STYLE(&quot;Neutre&quot;)))">
            <text:p/>
          </table:table-cell>
          <table:table-cell table:formula="of:=IF(AND([.$C23]&lt;=[.BD$1];[.$E23]&gt;=[.BD$1]);T(ORG.OPENOFFICE.STYLE(&quot;barre_orange&quot;));T(ORG.OPENOFFICE.STYLE(&quot;Neutre&quot;)))">
            <text:p/>
          </table:table-cell>
          <table:table-cell table:formula="of:=IF(AND([.$C23]&lt;=[.BE$1];[.$E23]&gt;=[.BE$1]);T(ORG.OPENOFFICE.STYLE(&quot;barre_orange&quot;));T(ORG.OPENOFFICE.STYLE(&quot;Neutre&quot;)))">
            <text:p/>
          </table:table-cell>
          <table:table-cell table:formula="of:=IF(AND([.$C23]&lt;=[.BF$1];[.$E23]&gt;=[.BF$1]);T(ORG.OPENOFFICE.STYLE(&quot;barre_orange&quot;));T(ORG.OPENOFFICE.STYLE(&quot;Neutre&quot;)))">
            <text:p/>
          </table:table-cell>
          <table:table-cell table:formula="of:=IF(AND([.$C23]&lt;=[.BG$1];[.$E23]&gt;=[.BG$1]);T(ORG.OPENOFFICE.STYLE(&quot;barre_orange&quot;));T(ORG.OPENOFFICE.STYLE(&quot;Neutre&quot;)))">
            <text:p/>
          </table:table-cell>
          <table:table-cell table:formula="of:=IF(AND([.$C23]&lt;=[.BH$1];[.$E23]&gt;=[.BH$1]);T(ORG.OPENOFFICE.STYLE(&quot;barre_orange&quot;));T(ORG.OPENOFFICE.STYLE(&quot;Neutre&quot;)))">
            <text:p/>
          </table:table-cell>
          <table:table-cell table:formula="of:=IF(AND([.$C23]&lt;=[.BI$1];[.$E23]&gt;=[.BI$1]);T(ORG.OPENOFFICE.STYLE(&quot;barre_orange&quot;));T(ORG.OPENOFFICE.STYLE(&quot;Neutre&quot;)))">
            <text:p/>
          </table:table-cell>
          <table:table-cell table:formula="of:=IF(AND([.$C23]&lt;=[.BJ$1];[.$E23]&gt;=[.BJ$1]);T(ORG.OPENOFFICE.STYLE(&quot;barre_orange&quot;));T(ORG.OPENOFFICE.STYLE(&quot;Neutre&quot;)))">
            <text:p/>
          </table:table-cell>
          <table:table-cell table:formula="of:=IF(AND([.$C23]&lt;=[.BK$1];[.$E23]&gt;=[.BK$1]);T(ORG.OPENOFFICE.STYLE(&quot;barre_orange&quot;));T(ORG.OPENOFFICE.STYLE(&quot;Neutre&quot;)))">
            <text:p/>
          </table:table-cell>
          <table:table-cell table:formula="of:=IF(AND([.$C23]&lt;=[.BL$1];[.$E23]&gt;=[.BL$1]);T(ORG.OPENOFFICE.STYLE(&quot;barre_orange&quot;));T(ORG.OPENOFFICE.STYLE(&quot;Neutre&quot;)))">
            <text:p/>
          </table:table-cell>
          <table:table-cell table:formula="of:=IF(AND([.$C23]&lt;=[.BM$1];[.$E23]&gt;=[.BM$1]);T(ORG.OPENOFFICE.STYLE(&quot;barre_orange&quot;));T(ORG.OPENOFFICE.STYLE(&quot;Neutre&quot;)))">
            <text:p/>
          </table:table-cell>
          <table:table-cell table:formula="of:=IF(AND([.$C23]&lt;=[.BN$1];[.$E23]&gt;=[.BN$1]);T(ORG.OPENOFFICE.STYLE(&quot;barre_orange&quot;));T(ORG.OPENOFFICE.STYLE(&quot;Neutre&quot;)))">
            <text:p/>
          </table:table-cell>
          <table:table-cell table:formula="of:=IF(AND([.$C23]&lt;=[.BO$1];[.$E23]&gt;=[.BO$1]);T(ORG.OPENOFFICE.STYLE(&quot;barre_orange&quot;));T(ORG.OPENOFFICE.STYLE(&quot;Neutre&quot;)))">
            <text:p/>
          </table:table-cell>
          <table:table-cell table:formula="of:=IF(AND([.$C23]&lt;=[.BP$1];[.$E23]&gt;=[.BP$1]);T(ORG.OPENOFFICE.STYLE(&quot;barre_orange&quot;));T(ORG.OPENOFFICE.STYLE(&quot;Neutre&quot;)))">
            <text:p/>
          </table:table-cell>
          <table:table-cell table:formula="of:=IF(AND([.$C23]&lt;=[.BQ$1];[.$E23]&gt;=[.BQ$1]);T(ORG.OPENOFFICE.STYLE(&quot;barre_orange&quot;));T(ORG.OPENOFFICE.STYLE(&quot;Neutre&quot;)))">
            <text:p/>
          </table:table-cell>
          <table:table-cell table:formula="of:=IF(AND([.$C23]&lt;=[.BR$1];[.$E23]&gt;=[.BR$1]);T(ORG.OPENOFFICE.STYLE(&quot;barre_orange&quot;));T(ORG.OPENOFFICE.STYLE(&quot;Neutre&quot;)))">
            <text:p/>
          </table:table-cell>
          <table:table-cell table:formula="of:=IF(AND([.$C23]&lt;=[.BS$1];[.$E23]&gt;=[.BS$1]);T(ORG.OPENOFFICE.STYLE(&quot;barre_orange&quot;));T(ORG.OPENOFFICE.STYLE(&quot;Neutre&quot;)))">
            <text:p/>
          </table:table-cell>
          <table:table-cell table:formula="of:=IF(AND([.$C23]&lt;=[.BT$1];[.$E23]&gt;=[.BT$1]);T(ORG.OPENOFFICE.STYLE(&quot;barre_orange&quot;));T(ORG.OPENOFFICE.STYLE(&quot;Neutre&quot;)))">
            <text:p/>
          </table:table-cell>
          <table:table-cell table:formula="of:=IF(AND([.$C23]&lt;=[.BU$1];[.$E23]&gt;=[.BU$1]);T(ORG.OPENOFFICE.STYLE(&quot;barre_orange&quot;));T(ORG.OPENOFFICE.STYLE(&quot;Neutre&quot;)))">
            <text:p/>
          </table:table-cell>
          <table:table-cell table:formula="of:=IF(AND([.$C23]&lt;=[.BV$1];[.$E23]&gt;=[.BV$1]);T(ORG.OPENOFFICE.STYLE(&quot;barre_orange&quot;));T(ORG.OPENOFFICE.STYLE(&quot;Neutre&quot;)))">
            <text:p/>
          </table:table-cell>
          <table:table-cell table:formula="of:=IF(AND([.$C23]&lt;=[.BW$1];[.$E23]&gt;=[.BW$1]);T(ORG.OPENOFFICE.STYLE(&quot;barre_orange&quot;));T(ORG.OPENOFFICE.STYLE(&quot;Neutre&quot;)))">
            <text:p/>
          </table:table-cell>
          <table:table-cell table:formula="of:=IF(AND([.$C23]&lt;=[.BX$1];[.$E23]&gt;=[.BX$1]);T(ORG.OPENOFFICE.STYLE(&quot;barre_orange&quot;));T(ORG.OPENOFFICE.STYLE(&quot;Neutre&quot;)))">
            <text:p/>
          </table:table-cell>
          <table:table-cell table:style-name="barre_5f_orange" table:formula="of:=IF(AND([.$C23]&lt;=[.BY$1];[.$E23]&gt;=[.BY$1]);T(ORG.OPENOFFICE.STYLE(&quot;barre_orange&quot;));T(ORG.OPENOFFICE.STYLE(&quot;Neutre&quot;)))">
            <text:p/>
          </table:table-cell>
          <table:table-cell table:style-name="barre_5f_orange" table:formula="of:=IF(AND([.$C23]&lt;=[.BZ$1];[.$E23]&gt;=[.BZ$1]);T(ORG.OPENOFFICE.STYLE(&quot;barre_orange&quot;));T(ORG.OPENOFFICE.STYLE(&quot;Neutre&quot;)))">
            <text:p/>
          </table:table-cell>
          <table:table-cell table:style-name="barre_5f_orange" table:formula="of:=IF(AND([.$C23]&lt;=[.CA$1];[.$E23]&gt;=[.CA$1]);T(ORG.OPENOFFICE.STYLE(&quot;barre_orange&quot;));T(ORG.OPENOFFICE.STYLE(&quot;Neutre&quot;)))">
            <text:p/>
          </table:table-cell>
          <table:table-cell table:style-name="barre_5f_orange" table:formula="of:=IF(AND([.$C23]&lt;=[.CB$1];[.$E23]&gt;=[.CB$1]);T(ORG.OPENOFFICE.STYLE(&quot;barre_orange&quot;));T(ORG.OPENOFFICE.STYLE(&quot;Neutre&quot;)))">
            <text:p/>
          </table:table-cell>
          <table:table-cell table:style-name="barre_5f_orange" table:formula="of:=IF(AND([.$C23]&lt;=[.CC$1];[.$E23]&gt;=[.CC$1]);T(ORG.OPENOFFICE.STYLE(&quot;barre_orange&quot;));T(ORG.OPENOFFICE.STYLE(&quot;Neutre&quot;)))">
            <text:p/>
          </table:table-cell>
          <table:table-cell table:style-name="barre_5f_orange" table:formula="of:=IF(AND([.$C23]&lt;=[.CD$1];[.$E23]&gt;=[.CD$1]);T(ORG.OPENOFFICE.STYLE(&quot;barre_orange&quot;));T(ORG.OPENOFFICE.STYLE(&quot;Neutre&quot;)))">
            <text:p/>
          </table:table-cell>
          <table:table-cell table:style-name="barre_5f_orange" table:formula="of:=IF(AND([.$C23]&lt;=[.CE$1];[.$E23]&gt;=[.CE$1]);T(ORG.OPENOFFICE.STYLE(&quot;barre_orange&quot;));T(ORG.OPENOFFICE.STYLE(&quot;Neutre&quot;)))">
            <text:p/>
          </table:table-cell>
          <table:table-cell table:style-name="barre_5f_orange" table:formula="of:=IF(AND([.$C23]&lt;=[.CF$1];[.$E23]&gt;=[.CF$1]);T(ORG.OPENOFFICE.STYLE(&quot;barre_orange&quot;));T(ORG.OPENOFFICE.STYLE(&quot;Neutre&quot;)))">
            <text:p/>
          </table:table-cell>
          <table:table-cell table:style-name="barre_5f_orange" table:formula="of:=IF(AND([.$C23]&lt;=[.CG$1];[.$E23]&gt;=[.CG$1]);T(ORG.OPENOFFICE.STYLE(&quot;barre_orange&quot;));T(ORG.OPENOFFICE.STYLE(&quot;Neutre&quot;)))">
            <text:p/>
          </table:table-cell>
          <table:table-cell table:formula="of:=IF(AND([.$C23]&lt;=[.CH$1];[.$E23]&gt;=[.CH$1]);T(ORG.OPENOFFICE.STYLE(&quot;barre_orange&quot;));T(ORG.OPENOFFICE.STYLE(&quot;Neutre&quot;)))">
            <text:p/>
          </table:table-cell>
          <table:table-cell table:formula="of:=IF(AND([.$C23]&lt;=[.CI$1];[.$E23]&gt;=[.CI$1]);T(ORG.OPENOFFICE.STYLE(&quot;barre_orange&quot;));T(ORG.OPENOFFICE.STYLE(&quot;Neutre&quot;)))">
            <text:p/>
          </table:table-cell>
          <table:table-cell table:formula="of:=IF(AND([.$C23]&lt;=[.CJ$1];[.$E23]&gt;=[.CJ$1]);T(ORG.OPENOFFICE.STYLE(&quot;barre_orange&quot;));T(ORG.OPENOFFICE.STYLE(&quot;Neutre&quot;)))">
            <text:p/>
          </table:table-cell>
          <table:table-cell table:formula="of:=IF(AND([.$C23]&lt;=[.CK$1];[.$E23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23</text:p>
          </table:table-cell>
          <table:table-cell table:style-name="Default" office:value-type="string" calcext:value-type="string">
            <text:p>Fonctions pour le grappin</text:p>
          </table:table-cell>
          <table:table-cell office:value-type="date" office:date-value="2026-04-03" calcext:value-type="date">
            <text:p>03/04/26</text:p>
          </table:table-cell>
          <table:table-cell table:formula="of:=DAYS360([.C24];[.E24])" office:value-type="float" office:value="10" calcext:value-type="float">
            <text:p>10</text:p>
          </table:table-cell>
          <table:table-cell office:value-type="date" office:date-value="2026-04-13" calcext:value-type="date">
            <text:p>13/04/26</text:p>
          </table:table-cell>
          <table:table-cell/>
          <table:table-cell office:value-type="string" calcext:value-type="string">
            <text:p>T23</text:p>
          </table:table-cell>
          <table:table-cell table:formula="of:=IF(AND([.$C24]&lt;=[.H$1];[.$E24]&gt;=[.H$1]);T(ORG.OPENOFFICE.STYLE(&quot;barre_bleu&quot;));T(ORG.OPENOFFICE.STYLE(&quot;Neutre&quot;)))">
            <text:p/>
          </table:table-cell>
          <table:table-cell table:formula="of:=IF(AND([.$C24]&lt;=[.I$1];[.$E24]&gt;=[.I$1]);T(ORG.OPENOFFICE.STYLE(&quot;barre_bleu&quot;));T(ORG.OPENOFFICE.STYLE(&quot;Neutre&quot;)))">
            <text:p/>
          </table:table-cell>
          <table:table-cell table:formula="of:=IF(AND([.$C24]&lt;=[.J$1];[.$E24]&gt;=[.J$1]);T(ORG.OPENOFFICE.STYLE(&quot;barre_bleu&quot;));T(ORG.OPENOFFICE.STYLE(&quot;Neutre&quot;)))">
            <text:p/>
          </table:table-cell>
          <table:table-cell table:formula="of:=IF(AND([.$C24]&lt;=[.K$1];[.$E24]&gt;=[.K$1]);T(ORG.OPENOFFICE.STYLE(&quot;barre_bleu&quot;));T(ORG.OPENOFFICE.STYLE(&quot;Neutre&quot;)))">
            <text:p/>
          </table:table-cell>
          <table:table-cell table:formula="of:=IF(AND([.$C24]&lt;=[.L$1];[.$E24]&gt;=[.L$1]);T(ORG.OPENOFFICE.STYLE(&quot;barre_bleu&quot;));T(ORG.OPENOFFICE.STYLE(&quot;Neutre&quot;)))">
            <text:p/>
          </table:table-cell>
          <table:table-cell table:formula="of:=IF(AND([.$C24]&lt;=[.M$1];[.$E24]&gt;=[.M$1]);T(ORG.OPENOFFICE.STYLE(&quot;barre_bleu&quot;));T(ORG.OPENOFFICE.STYLE(&quot;Neutre&quot;)))">
            <text:p/>
          </table:table-cell>
          <table:table-cell table:formula="of:=IF(AND([.$C24]&lt;=[.N$1];[.$E24]&gt;=[.N$1]);T(ORG.OPENOFFICE.STYLE(&quot;barre_bleu&quot;));T(ORG.OPENOFFICE.STYLE(&quot;Neutre&quot;)))">
            <text:p/>
          </table:table-cell>
          <table:table-cell table:formula="of:=IF(AND([.$C24]&lt;=[.O$1];[.$E24]&gt;=[.O$1]);T(ORG.OPENOFFICE.STYLE(&quot;barre_bleu&quot;));T(ORG.OPENOFFICE.STYLE(&quot;Neutre&quot;)))">
            <text:p/>
          </table:table-cell>
          <table:table-cell table:formula="of:=IF(AND([.$C24]&lt;=[.P$1];[.$E24]&gt;=[.P$1]);T(ORG.OPENOFFICE.STYLE(&quot;barre_bleu&quot;));T(ORG.OPENOFFICE.STYLE(&quot;Neutre&quot;)))">
            <text:p/>
          </table:table-cell>
          <table:table-cell table:formula="of:=IF(AND([.$C24]&lt;=[.Q$1];[.$E24]&gt;=[.Q$1]);T(ORG.OPENOFFICE.STYLE(&quot;barre_bleu&quot;));T(ORG.OPENOFFICE.STYLE(&quot;Neutre&quot;)))">
            <text:p/>
          </table:table-cell>
          <table:table-cell table:formula="of:=IF(AND([.$C24]&lt;=[.R$1];[.$E24]&gt;=[.R$1]);T(ORG.OPENOFFICE.STYLE(&quot;barre_bleu&quot;));T(ORG.OPENOFFICE.STYLE(&quot;Neutre&quot;)))">
            <text:p/>
          </table:table-cell>
          <table:table-cell table:formula="of:=IF(AND([.$C24]&lt;=[.S$1];[.$E24]&gt;=[.S$1]);T(ORG.OPENOFFICE.STYLE(&quot;barre_bleu&quot;));T(ORG.OPENOFFICE.STYLE(&quot;Neutre&quot;)))">
            <text:p/>
          </table:table-cell>
          <table:table-cell table:formula="of:=IF(AND([.$C24]&lt;=[.T$1];[.$E24]&gt;=[.T$1]);T(ORG.OPENOFFICE.STYLE(&quot;barre_bleu&quot;));T(ORG.OPENOFFICE.STYLE(&quot;Neutre&quot;)))">
            <text:p/>
          </table:table-cell>
          <table:table-cell table:formula="of:=IF(AND([.$C24]&lt;=[.U$1];[.$E24]&gt;=[.U$1]);T(ORG.OPENOFFICE.STYLE(&quot;barre_bleu&quot;));T(ORG.OPENOFFICE.STYLE(&quot;Neutre&quot;)))">
            <text:p/>
          </table:table-cell>
          <table:table-cell table:formula="of:=IF(AND([.$C24]&lt;=[.V$1];[.$E24]&gt;=[.V$1]);T(ORG.OPENOFFICE.STYLE(&quot;barre_bleu&quot;));T(ORG.OPENOFFICE.STYLE(&quot;Neutre&quot;)))">
            <text:p/>
          </table:table-cell>
          <table:table-cell table:formula="of:=IF(AND([.$C24]&lt;=[.W$1];[.$E24]&gt;=[.W$1]);T(ORG.OPENOFFICE.STYLE(&quot;barre_bleu&quot;));T(ORG.OPENOFFICE.STYLE(&quot;Neutre&quot;)))">
            <text:p/>
          </table:table-cell>
          <table:table-cell table:formula="of:=IF(AND([.$C24]&lt;=[.X$1];[.$E24]&gt;=[.X$1]);T(ORG.OPENOFFICE.STYLE(&quot;barre_bleu&quot;));T(ORG.OPENOFFICE.STYLE(&quot;Neutre&quot;)))">
            <text:p/>
          </table:table-cell>
          <table:table-cell table:formula="of:=IF(AND([.$C24]&lt;=[.Y$1];[.$E24]&gt;=[.Y$1]);T(ORG.OPENOFFICE.STYLE(&quot;barre_bleu&quot;));T(ORG.OPENOFFICE.STYLE(&quot;Neutre&quot;)))">
            <text:p/>
          </table:table-cell>
          <table:table-cell table:formula="of:=IF(AND([.$C24]&lt;=[.Z$1];[.$E24]&gt;=[.Z$1]);T(ORG.OPENOFFICE.STYLE(&quot;barre_bleu&quot;));T(ORG.OPENOFFICE.STYLE(&quot;Neutre&quot;)))">
            <text:p/>
          </table:table-cell>
          <table:table-cell table:formula="of:=IF(AND([.$C24]&lt;=[.AA$1];[.$E24]&gt;=[.AA$1]);T(ORG.OPENOFFICE.STYLE(&quot;barre_bleu&quot;));T(ORG.OPENOFFICE.STYLE(&quot;Neutre&quot;)))">
            <text:p/>
          </table:table-cell>
          <table:table-cell table:formula="of:=IF(AND([.$C24]&lt;=[.AB$1];[.$E24]&gt;=[.AB$1]);T(ORG.OPENOFFICE.STYLE(&quot;barre_bleu&quot;));T(ORG.OPENOFFICE.STYLE(&quot;Neutre&quot;)))">
            <text:p/>
          </table:table-cell>
          <table:table-cell table:formula="of:=IF(AND([.$C24]&lt;=[.AC$1];[.$E24]&gt;=[.AC$1]);T(ORG.OPENOFFICE.STYLE(&quot;barre_bleu&quot;));T(ORG.OPENOFFICE.STYLE(&quot;Neutre&quot;)))">
            <text:p/>
          </table:table-cell>
          <table:table-cell table:formula="of:=IF(AND([.$C24]&lt;=[.AD$1];[.$E24]&gt;=[.AD$1]);T(ORG.OPENOFFICE.STYLE(&quot;barre_bleu&quot;));T(ORG.OPENOFFICE.STYLE(&quot;Neutre&quot;)))">
            <text:p/>
          </table:table-cell>
          <table:table-cell table:formula="of:=IF(AND([.$C24]&lt;=[.AE$1];[.$E24]&gt;=[.AE$1]);T(ORG.OPENOFFICE.STYLE(&quot;barre_bleu&quot;));T(ORG.OPENOFFICE.STYLE(&quot;Neutre&quot;)))">
            <text:p/>
          </table:table-cell>
          <table:table-cell table:formula="of:=IF(AND([.$C24]&lt;=[.AF$1];[.$E24]&gt;=[.AF$1]);T(ORG.OPENOFFICE.STYLE(&quot;barre_bleu&quot;));T(ORG.OPENOFFICE.STYLE(&quot;Neutre&quot;)))">
            <text:p/>
          </table:table-cell>
          <table:table-cell table:formula="of:=IF(AND([.$C24]&lt;=[.AG$1];[.$E24]&gt;=[.AG$1]);T(ORG.OPENOFFICE.STYLE(&quot;barre_bleu&quot;));T(ORG.OPENOFFICE.STYLE(&quot;Neutre&quot;)))">
            <text:p/>
          </table:table-cell>
          <table:table-cell table:formula="of:=IF(AND([.$C24]&lt;=[.AH$1];[.$E24]&gt;=[.AH$1]);T(ORG.OPENOFFICE.STYLE(&quot;barre_bleu&quot;));T(ORG.OPENOFFICE.STYLE(&quot;Neutre&quot;)))">
            <text:p/>
          </table:table-cell>
          <table:table-cell table:formula="of:=IF(AND([.$C24]&lt;=[.AI$1];[.$E24]&gt;=[.AI$1]);T(ORG.OPENOFFICE.STYLE(&quot;barre_bleu&quot;));T(ORG.OPENOFFICE.STYLE(&quot;Neutre&quot;)))">
            <text:p/>
          </table:table-cell>
          <table:table-cell table:formula="of:=IF(AND([.$C24]&lt;=[.AJ$1];[.$E24]&gt;=[.AJ$1]);T(ORG.OPENOFFICE.STYLE(&quot;barre_bleu&quot;));T(ORG.OPENOFFICE.STYLE(&quot;Neutre&quot;)))">
            <text:p/>
          </table:table-cell>
          <table:table-cell table:formula="of:=IF(AND([.$C24]&lt;=[.AK$1];[.$E24]&gt;=[.AK$1]);T(ORG.OPENOFFICE.STYLE(&quot;barre_bleu&quot;));T(ORG.OPENOFFICE.STYLE(&quot;Neutre&quot;)))">
            <text:p/>
          </table:table-cell>
          <table:table-cell table:formula="of:=IF(AND([.$C24]&lt;=[.AL$1];[.$E24]&gt;=[.AL$1]);T(ORG.OPENOFFICE.STYLE(&quot;barre_bleu&quot;));T(ORG.OPENOFFICE.STYLE(&quot;Neutre&quot;)))">
            <text:p/>
          </table:table-cell>
          <table:table-cell table:formula="of:=IF(AND([.$C24]&lt;=[.AM$1];[.$E24]&gt;=[.AM$1]);T(ORG.OPENOFFICE.STYLE(&quot;barre_bleu&quot;));T(ORG.OPENOFFICE.STYLE(&quot;Neutre&quot;)))">
            <text:p/>
          </table:table-cell>
          <table:table-cell table:formula="of:=IF(AND([.$C24]&lt;=[.AN$1];[.$E24]&gt;=[.AN$1]);T(ORG.OPENOFFICE.STYLE(&quot;barre_bleu&quot;));T(ORG.OPENOFFICE.STYLE(&quot;Neutre&quot;)))">
            <text:p/>
          </table:table-cell>
          <table:table-cell table:formula="of:=IF(AND([.$C24]&lt;=[.AO$1];[.$E24]&gt;=[.AO$1]);T(ORG.OPENOFFICE.STYLE(&quot;barre_bleu&quot;));T(ORG.OPENOFFICE.STYLE(&quot;Neutre&quot;)))">
            <text:p/>
          </table:table-cell>
          <table:table-cell table:formula="of:=IF(AND([.$C24]&lt;=[.AP$1];[.$E24]&gt;=[.AP$1]);T(ORG.OPENOFFICE.STYLE(&quot;barre_bleu&quot;));T(ORG.OPENOFFICE.STYLE(&quot;Neutre&quot;)))">
            <text:p/>
          </table:table-cell>
          <table:table-cell table:formula="of:=IF(AND([.$C24]&lt;=[.AQ$1];[.$E24]&gt;=[.AQ$1]);T(ORG.OPENOFFICE.STYLE(&quot;barre_bleu&quot;));T(ORG.OPENOFFICE.STYLE(&quot;Neutre&quot;)))">
            <text:p/>
          </table:table-cell>
          <table:table-cell table:formula="of:=IF(AND([.$C24]&lt;=[.AR$1];[.$E24]&gt;=[.AR$1]);T(ORG.OPENOFFICE.STYLE(&quot;barre_bleu&quot;));T(ORG.OPENOFFICE.STYLE(&quot;Neutre&quot;)))">
            <text:p/>
          </table:table-cell>
          <table:table-cell table:formula="of:=IF(AND([.$C24]&lt;=[.AS$1];[.$E24]&gt;=[.AS$1]);T(ORG.OPENOFFICE.STYLE(&quot;barre_bleu&quot;));T(ORG.OPENOFFICE.STYLE(&quot;Neutre&quot;)))">
            <text:p/>
          </table:table-cell>
          <table:table-cell table:formula="of:=IF(AND([.$C24]&lt;=[.AT$1];[.$E24]&gt;=[.AT$1]);T(ORG.OPENOFFICE.STYLE(&quot;barre_bleu&quot;));T(ORG.OPENOFFICE.STYLE(&quot;Neutre&quot;)))">
            <text:p/>
          </table:table-cell>
          <table:table-cell table:formula="of:=IF(AND([.$C24]&lt;=[.AU$1];[.$E24]&gt;=[.AU$1]);T(ORG.OPENOFFICE.STYLE(&quot;barre_bleu&quot;));T(ORG.OPENOFFICE.STYLE(&quot;Neutre&quot;)))">
            <text:p/>
          </table:table-cell>
          <table:table-cell table:formula="of:=IF(AND([.$C24]&lt;=[.AV$1];[.$E24]&gt;=[.AV$1]);T(ORG.OPENOFFICE.STYLE(&quot;barre_bleu&quot;));T(ORG.OPENOFFICE.STYLE(&quot;Neutre&quot;)))">
            <text:p/>
          </table:table-cell>
          <table:table-cell table:formula="of:=IF(AND([.$C24]&lt;=[.AW$1];[.$E24]&gt;=[.AW$1]);T(ORG.OPENOFFICE.STYLE(&quot;barre_bleu&quot;));T(ORG.OPENOFFICE.STYLE(&quot;Neutre&quot;)))">
            <text:p/>
          </table:table-cell>
          <table:table-cell table:formula="of:=IF(AND([.$C24]&lt;=[.AX$1];[.$E24]&gt;=[.AX$1]);T(ORG.OPENOFFICE.STYLE(&quot;barre_bleu&quot;));T(ORG.OPENOFFICE.STYLE(&quot;Neutre&quot;)))">
            <text:p/>
          </table:table-cell>
          <table:table-cell table:formula="of:=IF(AND([.$C24]&lt;=[.AY$1];[.$E24]&gt;=[.AY$1]);T(ORG.OPENOFFICE.STYLE(&quot;barre_bleu&quot;));T(ORG.OPENOFFICE.STYLE(&quot;Neutre&quot;)))">
            <text:p/>
          </table:table-cell>
          <table:table-cell table:formula="of:=IF(AND([.$C24]&lt;=[.AZ$1];[.$E24]&gt;=[.AZ$1]);T(ORG.OPENOFFICE.STYLE(&quot;barre_bleu&quot;));T(ORG.OPENOFFICE.STYLE(&quot;Neutre&quot;)))">
            <text:p/>
          </table:table-cell>
          <table:table-cell table:formula="of:=IF(AND([.$C24]&lt;=[.BA$1];[.$E24]&gt;=[.BA$1]);T(ORG.OPENOFFICE.STYLE(&quot;barre_bleu&quot;));T(ORG.OPENOFFICE.STYLE(&quot;Neutre&quot;)))">
            <text:p/>
          </table:table-cell>
          <table:table-cell table:formula="of:=IF(AND([.$C24]&lt;=[.BB$1];[.$E24]&gt;=[.BB$1]);T(ORG.OPENOFFICE.STYLE(&quot;barre_bleu&quot;));T(ORG.OPENOFFICE.STYLE(&quot;Neutre&quot;)))">
            <text:p/>
          </table:table-cell>
          <table:table-cell table:formula="of:=IF(AND([.$C24]&lt;=[.BC$1];[.$E24]&gt;=[.BC$1]);T(ORG.OPENOFFICE.STYLE(&quot;barre_bleu&quot;));T(ORG.OPENOFFICE.STYLE(&quot;Neutre&quot;)))">
            <text:p/>
          </table:table-cell>
          <table:table-cell table:formula="of:=IF(AND([.$C24]&lt;=[.BD$1];[.$E24]&gt;=[.BD$1]);T(ORG.OPENOFFICE.STYLE(&quot;barre_bleu&quot;));T(ORG.OPENOFFICE.STYLE(&quot;Neutre&quot;)))">
            <text:p/>
          </table:table-cell>
          <table:table-cell table:formula="of:=IF(AND([.$C24]&lt;=[.BE$1];[.$E24]&gt;=[.BE$1]);T(ORG.OPENOFFICE.STYLE(&quot;barre_bleu&quot;));T(ORG.OPENOFFICE.STYLE(&quot;Neutre&quot;)))">
            <text:p/>
          </table:table-cell>
          <table:table-cell table:formula="of:=IF(AND([.$C24]&lt;=[.BF$1];[.$E24]&gt;=[.BF$1]);T(ORG.OPENOFFICE.STYLE(&quot;barre_bleu&quot;));T(ORG.OPENOFFICE.STYLE(&quot;Neutre&quot;)))">
            <text:p/>
          </table:table-cell>
          <table:table-cell table:formula="of:=IF(AND([.$C24]&lt;=[.BG$1];[.$E24]&gt;=[.BG$1]);T(ORG.OPENOFFICE.STYLE(&quot;barre_bleu&quot;));T(ORG.OPENOFFICE.STYLE(&quot;Neutre&quot;)))">
            <text:p/>
          </table:table-cell>
          <table:table-cell table:formula="of:=IF(AND([.$C24]&lt;=[.BH$1];[.$E24]&gt;=[.BH$1]);T(ORG.OPENOFFICE.STYLE(&quot;barre_bleu&quot;));T(ORG.OPENOFFICE.STYLE(&quot;Neutre&quot;)))">
            <text:p/>
          </table:table-cell>
          <table:table-cell table:formula="of:=IF(AND([.$C24]&lt;=[.BI$1];[.$E24]&gt;=[.BI$1]);T(ORG.OPENOFFICE.STYLE(&quot;barre_bleu&quot;));T(ORG.OPENOFFICE.STYLE(&quot;Neutre&quot;)))">
            <text:p/>
          </table:table-cell>
          <table:table-cell table:formula="of:=IF(AND([.$C24]&lt;=[.BJ$1];[.$E24]&gt;=[.BJ$1]);T(ORG.OPENOFFICE.STYLE(&quot;barre_bleu&quot;));T(ORG.OPENOFFICE.STYLE(&quot;Neutre&quot;)))">
            <text:p/>
          </table:table-cell>
          <table:table-cell table:formula="of:=IF(AND([.$C24]&lt;=[.BK$1];[.$E24]&gt;=[.BK$1]);T(ORG.OPENOFFICE.STYLE(&quot;barre_bleu&quot;));T(ORG.OPENOFFICE.STYLE(&quot;Neutre&quot;)))">
            <text:p/>
          </table:table-cell>
          <table:table-cell table:formula="of:=IF(AND([.$C24]&lt;=[.BL$1];[.$E24]&gt;=[.BL$1]);T(ORG.OPENOFFICE.STYLE(&quot;barre_bleu&quot;));T(ORG.OPENOFFICE.STYLE(&quot;Neutre&quot;)))">
            <text:p/>
          </table:table-cell>
          <table:table-cell table:formula="of:=IF(AND([.$C24]&lt;=[.BM$1];[.$E24]&gt;=[.BM$1]);T(ORG.OPENOFFICE.STYLE(&quot;barre_bleu&quot;));T(ORG.OPENOFFICE.STYLE(&quot;Neutre&quot;)))">
            <text:p/>
          </table:table-cell>
          <table:table-cell table:formula="of:=IF(AND([.$C24]&lt;=[.BN$1];[.$E24]&gt;=[.BN$1]);T(ORG.OPENOFFICE.STYLE(&quot;barre_bleu&quot;));T(ORG.OPENOFFICE.STYLE(&quot;Neutre&quot;)))">
            <text:p/>
          </table:table-cell>
          <table:table-cell table:formula="of:=IF(AND([.$C24]&lt;=[.BO$1];[.$E24]&gt;=[.BO$1]);T(ORG.OPENOFFICE.STYLE(&quot;barre_bleu&quot;));T(ORG.OPENOFFICE.STYLE(&quot;Neutre&quot;)))">
            <text:p/>
          </table:table-cell>
          <table:table-cell table:formula="of:=IF(AND([.$C24]&lt;=[.BP$1];[.$E24]&gt;=[.BP$1]);T(ORG.OPENOFFICE.STYLE(&quot;barre_bleu&quot;));T(ORG.OPENOFFICE.STYLE(&quot;Neutre&quot;)))">
            <text:p/>
          </table:table-cell>
          <table:table-cell table:formula="of:=IF(AND([.$C24]&lt;=[.BQ$1];[.$E24]&gt;=[.BQ$1]);T(ORG.OPENOFFICE.STYLE(&quot;barre_bleu&quot;));T(ORG.OPENOFFICE.STYLE(&quot;Neutre&quot;)))">
            <text:p/>
          </table:table-cell>
          <table:table-cell table:formula="of:=IF(AND([.$C24]&lt;=[.BR$1];[.$E24]&gt;=[.BR$1]);T(ORG.OPENOFFICE.STYLE(&quot;barre_bleu&quot;));T(ORG.OPENOFFICE.STYLE(&quot;Neutre&quot;)))">
            <text:p/>
          </table:table-cell>
          <table:table-cell table:formula="of:=IF(AND([.$C24]&lt;=[.BS$1];[.$E24]&gt;=[.BS$1]);T(ORG.OPENOFFICE.STYLE(&quot;barre_bleu&quot;));T(ORG.OPENOFFICE.STYLE(&quot;Neutre&quot;)))">
            <text:p/>
          </table:table-cell>
          <table:table-cell table:formula="of:=IF(AND([.$C24]&lt;=[.BT$1];[.$E24]&gt;=[.BT$1]);T(ORG.OPENOFFICE.STYLE(&quot;barre_bleu&quot;));T(ORG.OPENOFFICE.STYLE(&quot;Neutre&quot;)))">
            <text:p/>
          </table:table-cell>
          <table:table-cell table:formula="of:=IF(AND([.$C24]&lt;=[.BU$1];[.$E24]&gt;=[.BU$1]);T(ORG.OPENOFFICE.STYLE(&quot;barre_bleu&quot;));T(ORG.OPENOFFICE.STYLE(&quot;Neutre&quot;)))">
            <text:p/>
          </table:table-cell>
          <table:table-cell table:formula="of:=IF(AND([.$C24]&lt;=[.BV$1];[.$E24]&gt;=[.BV$1]);T(ORG.OPENOFFICE.STYLE(&quot;barre_bleu&quot;));T(ORG.OPENOFFICE.STYLE(&quot;Neutre&quot;)))">
            <text:p/>
          </table:table-cell>
          <table:table-cell table:formula="of:=IF(AND([.$C24]&lt;=[.BW$1];[.$E24]&gt;=[.BW$1]);T(ORG.OPENOFFICE.STYLE(&quot;barre_bleu&quot;));T(ORG.OPENOFFICE.STYLE(&quot;Neutre&quot;)))">
            <text:p/>
          </table:table-cell>
          <table:table-cell table:formula="of:=IF(AND([.$C24]&lt;=[.BX$1];[.$E24]&gt;=[.BX$1]);T(ORG.OPENOFFICE.STYLE(&quot;barre_bleu&quot;));T(ORG.OPENOFFICE.STYLE(&quot;Neutre&quot;)))">
            <text:p/>
          </table:table-cell>
          <table:table-cell table:formula="of:=IF(AND([.$C24]&lt;=[.BY$1];[.$E24]&gt;=[.BY$1]);T(ORG.OPENOFFICE.STYLE(&quot;barre_bleu&quot;));T(ORG.OPENOFFICE.STYLE(&quot;Neutre&quot;)))">
            <text:p/>
          </table:table-cell>
          <table:table-cell table:formula="of:=IF(AND([.$C24]&lt;=[.BZ$1];[.$E24]&gt;=[.BZ$1]);T(ORG.OPENOFFICE.STYLE(&quot;barre_bleu&quot;));T(ORG.OPENOFFICE.STYLE(&quot;Neutre&quot;)))">
            <text:p/>
          </table:table-cell>
          <table:table-cell table:style-name="barre_5f_bleu" table:formula="of:=IF(AND([.$C24]&lt;=[.CA$1];[.$E24]&gt;=[.CA$1]);T(ORG.OPENOFFICE.STYLE(&quot;barre_bleu&quot;));T(ORG.OPENOFFICE.STYLE(&quot;Neutre&quot;)))">
            <text:p/>
          </table:table-cell>
          <table:table-cell table:style-name="barre_5f_bleu" table:formula="of:=IF(AND([.$C24]&lt;=[.CB$1];[.$E24]&gt;=[.CB$1]);T(ORG.OPENOFFICE.STYLE(&quot;barre_bleu&quot;));T(ORG.OPENOFFICE.STYLE(&quot;Neutre&quot;)))">
            <text:p/>
          </table:table-cell>
          <table:table-cell table:style-name="barre_5f_bleu" table:formula="of:=IF(AND([.$C24]&lt;=[.CC$1];[.$E24]&gt;=[.CC$1]);T(ORG.OPENOFFICE.STYLE(&quot;barre_bleu&quot;));T(ORG.OPENOFFICE.STYLE(&quot;Neutre&quot;)))">
            <text:p/>
          </table:table-cell>
          <table:table-cell table:style-name="barre_5f_bleu" table:formula="of:=IF(AND([.$C24]&lt;=[.CD$1];[.$E24]&gt;=[.CD$1]);T(ORG.OPENOFFICE.STYLE(&quot;barre_bleu&quot;));T(ORG.OPENOFFICE.STYLE(&quot;Neutre&quot;)))">
            <text:p/>
          </table:table-cell>
          <table:table-cell table:style-name="barre_5f_bleu" table:formula="of:=IF(AND([.$C24]&lt;=[.CE$1];[.$E24]&gt;=[.CE$1]);T(ORG.OPENOFFICE.STYLE(&quot;barre_bleu&quot;));T(ORG.OPENOFFICE.STYLE(&quot;Neutre&quot;)))">
            <text:p/>
          </table:table-cell>
          <table:table-cell table:style-name="barre_5f_bleu" table:formula="of:=IF(AND([.$C24]&lt;=[.CF$1];[.$E24]&gt;=[.CF$1]);T(ORG.OPENOFFICE.STYLE(&quot;barre_bleu&quot;));T(ORG.OPENOFFICE.STYLE(&quot;Neutre&quot;)))">
            <text:p/>
          </table:table-cell>
          <table:table-cell table:style-name="barre_5f_bleu" table:formula="of:=IF(AND([.$C24]&lt;=[.CG$1];[.$E24]&gt;=[.CG$1]);T(ORG.OPENOFFICE.STYLE(&quot;barre_bleu&quot;));T(ORG.OPENOFFICE.STYLE(&quot;Neutre&quot;)))">
            <text:p/>
          </table:table-cell>
          <table:table-cell table:style-name="barre_5f_bleu" table:formula="of:=IF(AND([.$C24]&lt;=[.CH$1];[.$E24]&gt;=[.CH$1]);T(ORG.OPENOFFICE.STYLE(&quot;barre_bleu&quot;));T(ORG.OPENOFFICE.STYLE(&quot;Neutre&quot;)))">
            <text:p/>
          </table:table-cell>
          <table:table-cell table:style-name="barre_5f_bleu" table:formula="of:=IF(AND([.$C24]&lt;=[.CI$1];[.$E24]&gt;=[.CI$1]);T(ORG.OPENOFFICE.STYLE(&quot;barre_bleu&quot;));T(ORG.OPENOFFICE.STYLE(&quot;Neutre&quot;)))">
            <text:p/>
          </table:table-cell>
          <table:table-cell table:style-name="barre_5f_bleu" table:formula="of:=IF(AND([.$C24]&lt;=[.CJ$1];[.$E24]&gt;=[.CJ$1]);T(ORG.OPENOFFICE.STYLE(&quot;barre_bleu&quot;));T(ORG.OPENOFFICE.STYLE(&quot;Neutre&quot;)))">
            <text:p/>
          </table:table-cell>
          <table:table-cell table:style-name="ce28" table:formula="of:=IF(AND([.$C24]&lt;=[.CK$1];[.$E24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24</text:p>
          </table:table-cell>
          <table:table-cell office:value-type="string" calcext:value-type="string">
            <text:p>Fonctions de libération du main</text:p>
          </table:table-cell>
          <table:table-cell office:value-type="date" office:date-value="2026-04-03" calcext:value-type="date">
            <text:p>03/04/26</text:p>
          </table:table-cell>
          <table:table-cell table:formula="of:=DAYS360([.C25];[.E25])" office:value-type="float" office:value="10" calcext:value-type="float">
            <text:p>10</text:p>
          </table:table-cell>
          <table:table-cell office:value-type="date" office:date-value="2026-04-13" calcext:value-type="date">
            <text:p>13/04/26</text:p>
          </table:table-cell>
          <table:table-cell/>
          <table:table-cell table:style-name="ce22" office:value-type="string" calcext:value-type="string">
            <text:p>T24</text:p>
          </table:table-cell>
          <table:table-cell table:style-name="ce24" table:formula="of:=IF(AND([.$C25]&lt;=[.H$1];[.$E25]&gt;=[.H$1]);T(ORG.OPENOFFICE.STYLE(&quot;barre_orange&quot;));T(ORG.OPENOFFICE.STYLE(&quot;Neutre&quot;)))">
            <text:p/>
          </table:table-cell>
          <table:table-cell table:style-name="ce24" table:formula="of:=IF(AND([.$C25]&lt;=[.I$1];[.$E25]&gt;=[.I$1]);T(ORG.OPENOFFICE.STYLE(&quot;barre_orange&quot;));T(ORG.OPENOFFICE.STYLE(&quot;Neutre&quot;)))">
            <text:p/>
          </table:table-cell>
          <table:table-cell table:style-name="ce24" table:formula="of:=IF(AND([.$C25]&lt;=[.J$1];[.$E25]&gt;=[.J$1]);T(ORG.OPENOFFICE.STYLE(&quot;barre_orange&quot;));T(ORG.OPENOFFICE.STYLE(&quot;Neutre&quot;)))">
            <text:p/>
          </table:table-cell>
          <table:table-cell table:style-name="ce24" table:formula="of:=IF(AND([.$C25]&lt;=[.K$1];[.$E25]&gt;=[.K$1]);T(ORG.OPENOFFICE.STYLE(&quot;barre_orange&quot;));T(ORG.OPENOFFICE.STYLE(&quot;Neutre&quot;)))">
            <text:p/>
          </table:table-cell>
          <table:table-cell table:style-name="ce24" table:formula="of:=IF(AND([.$C25]&lt;=[.L$1];[.$E25]&gt;=[.L$1]);T(ORG.OPENOFFICE.STYLE(&quot;barre_orange&quot;));T(ORG.OPENOFFICE.STYLE(&quot;Neutre&quot;)))">
            <text:p/>
          </table:table-cell>
          <table:table-cell table:style-name="ce24" table:formula="of:=IF(AND([.$C25]&lt;=[.M$1];[.$E25]&gt;=[.M$1]);T(ORG.OPENOFFICE.STYLE(&quot;barre_orange&quot;));T(ORG.OPENOFFICE.STYLE(&quot;Neutre&quot;)))">
            <text:p/>
          </table:table-cell>
          <table:table-cell table:style-name="ce24" table:formula="of:=IF(AND([.$C25]&lt;=[.N$1];[.$E25]&gt;=[.N$1]);T(ORG.OPENOFFICE.STYLE(&quot;barre_orange&quot;));T(ORG.OPENOFFICE.STYLE(&quot;Neutre&quot;)))">
            <text:p/>
          </table:table-cell>
          <table:table-cell table:style-name="ce24" table:formula="of:=IF(AND([.$C25]&lt;=[.O$1];[.$E25]&gt;=[.O$1]);T(ORG.OPENOFFICE.STYLE(&quot;barre_orange&quot;));T(ORG.OPENOFFICE.STYLE(&quot;Neutre&quot;)))">
            <text:p/>
          </table:table-cell>
          <table:table-cell table:style-name="ce24" table:formula="of:=IF(AND([.$C25]&lt;=[.P$1];[.$E25]&gt;=[.P$1]);T(ORG.OPENOFFICE.STYLE(&quot;barre_orange&quot;));T(ORG.OPENOFFICE.STYLE(&quot;Neutre&quot;)))">
            <text:p/>
          </table:table-cell>
          <table:table-cell table:style-name="ce24" table:formula="of:=IF(AND([.$C25]&lt;=[.Q$1];[.$E25]&gt;=[.Q$1]);T(ORG.OPENOFFICE.STYLE(&quot;barre_orange&quot;));T(ORG.OPENOFFICE.STYLE(&quot;Neutre&quot;)))">
            <text:p/>
          </table:table-cell>
          <table:table-cell table:style-name="ce24" table:formula="of:=IF(AND([.$C25]&lt;=[.R$1];[.$E25]&gt;=[.R$1]);T(ORG.OPENOFFICE.STYLE(&quot;barre_orange&quot;));T(ORG.OPENOFFICE.STYLE(&quot;Neutre&quot;)))">
            <text:p/>
          </table:table-cell>
          <table:table-cell table:style-name="ce24" table:formula="of:=IF(AND([.$C25]&lt;=[.S$1];[.$E25]&gt;=[.S$1]);T(ORG.OPENOFFICE.STYLE(&quot;barre_orange&quot;));T(ORG.OPENOFFICE.STYLE(&quot;Neutre&quot;)))">
            <text:p/>
          </table:table-cell>
          <table:table-cell table:style-name="ce24" table:formula="of:=IF(AND([.$C25]&lt;=[.T$1];[.$E25]&gt;=[.T$1]);T(ORG.OPENOFFICE.STYLE(&quot;barre_orange&quot;));T(ORG.OPENOFFICE.STYLE(&quot;Neutre&quot;)))">
            <text:p/>
          </table:table-cell>
          <table:table-cell table:style-name="ce24" table:formula="of:=IF(AND([.$C25]&lt;=[.U$1];[.$E25]&gt;=[.U$1]);T(ORG.OPENOFFICE.STYLE(&quot;barre_orange&quot;));T(ORG.OPENOFFICE.STYLE(&quot;Neutre&quot;)))">
            <text:p/>
          </table:table-cell>
          <table:table-cell table:style-name="ce24" table:formula="of:=IF(AND([.$C25]&lt;=[.V$1];[.$E25]&gt;=[.V$1]);T(ORG.OPENOFFICE.STYLE(&quot;barre_orange&quot;));T(ORG.OPENOFFICE.STYLE(&quot;Neutre&quot;)))">
            <text:p/>
          </table:table-cell>
          <table:table-cell table:style-name="ce24" table:formula="of:=IF(AND([.$C25]&lt;=[.W$1];[.$E25]&gt;=[.W$1]);T(ORG.OPENOFFICE.STYLE(&quot;barre_orange&quot;));T(ORG.OPENOFFICE.STYLE(&quot;Neutre&quot;)))">
            <text:p/>
          </table:table-cell>
          <table:table-cell table:style-name="ce24" table:formula="of:=IF(AND([.$C25]&lt;=[.X$1];[.$E25]&gt;=[.X$1]);T(ORG.OPENOFFICE.STYLE(&quot;barre_orange&quot;));T(ORG.OPENOFFICE.STYLE(&quot;Neutre&quot;)))">
            <text:p/>
          </table:table-cell>
          <table:table-cell table:style-name="ce24" table:formula="of:=IF(AND([.$C25]&lt;=[.Y$1];[.$E25]&gt;=[.Y$1]);T(ORG.OPENOFFICE.STYLE(&quot;barre_orange&quot;));T(ORG.OPENOFFICE.STYLE(&quot;Neutre&quot;)))">
            <text:p/>
          </table:table-cell>
          <table:table-cell table:style-name="ce24" table:formula="of:=IF(AND([.$C25]&lt;=[.Z$1];[.$E25]&gt;=[.Z$1]);T(ORG.OPENOFFICE.STYLE(&quot;barre_orange&quot;));T(ORG.OPENOFFICE.STYLE(&quot;Neutre&quot;)))">
            <text:p/>
          </table:table-cell>
          <table:table-cell table:style-name="ce24" table:formula="of:=IF(AND([.$C25]&lt;=[.AA$1];[.$E25]&gt;=[.AA$1]);T(ORG.OPENOFFICE.STYLE(&quot;barre_orange&quot;));T(ORG.OPENOFFICE.STYLE(&quot;Neutre&quot;)))">
            <text:p/>
          </table:table-cell>
          <table:table-cell table:style-name="ce24" table:formula="of:=IF(AND([.$C25]&lt;=[.AB$1];[.$E25]&gt;=[.AB$1]);T(ORG.OPENOFFICE.STYLE(&quot;barre_orange&quot;));T(ORG.OPENOFFICE.STYLE(&quot;Neutre&quot;)))">
            <text:p/>
          </table:table-cell>
          <table:table-cell table:style-name="ce24" table:formula="of:=IF(AND([.$C25]&lt;=[.AC$1];[.$E25]&gt;=[.AC$1]);T(ORG.OPENOFFICE.STYLE(&quot;barre_orange&quot;));T(ORG.OPENOFFICE.STYLE(&quot;Neutre&quot;)))">
            <text:p/>
          </table:table-cell>
          <table:table-cell table:style-name="ce24" table:formula="of:=IF(AND([.$C25]&lt;=[.AD$1];[.$E25]&gt;=[.AD$1]);T(ORG.OPENOFFICE.STYLE(&quot;barre_orange&quot;));T(ORG.OPENOFFICE.STYLE(&quot;Neutre&quot;)))">
            <text:p/>
          </table:table-cell>
          <table:table-cell table:style-name="ce24" table:formula="of:=IF(AND([.$C25]&lt;=[.AE$1];[.$E25]&gt;=[.AE$1]);T(ORG.OPENOFFICE.STYLE(&quot;barre_orange&quot;));T(ORG.OPENOFFICE.STYLE(&quot;Neutre&quot;)))">
            <text:p/>
          </table:table-cell>
          <table:table-cell table:style-name="ce24" table:formula="of:=IF(AND([.$C25]&lt;=[.AF$1];[.$E25]&gt;=[.AF$1]);T(ORG.OPENOFFICE.STYLE(&quot;barre_orange&quot;));T(ORG.OPENOFFICE.STYLE(&quot;Neutre&quot;)))">
            <text:p/>
          </table:table-cell>
          <table:table-cell table:style-name="ce24" table:formula="of:=IF(AND([.$C25]&lt;=[.AG$1];[.$E25]&gt;=[.AG$1]);T(ORG.OPENOFFICE.STYLE(&quot;barre_orange&quot;));T(ORG.OPENOFFICE.STYLE(&quot;Neutre&quot;)))">
            <text:p/>
          </table:table-cell>
          <table:table-cell table:style-name="ce24" table:formula="of:=IF(AND([.$C25]&lt;=[.AH$1];[.$E25]&gt;=[.AH$1]);T(ORG.OPENOFFICE.STYLE(&quot;barre_orange&quot;));T(ORG.OPENOFFICE.STYLE(&quot;Neutre&quot;)))">
            <text:p/>
          </table:table-cell>
          <table:table-cell table:style-name="ce24" table:formula="of:=IF(AND([.$C25]&lt;=[.AI$1];[.$E25]&gt;=[.AI$1]);T(ORG.OPENOFFICE.STYLE(&quot;barre_orange&quot;));T(ORG.OPENOFFICE.STYLE(&quot;Neutre&quot;)))">
            <text:p/>
          </table:table-cell>
          <table:table-cell table:style-name="ce24" table:formula="of:=IF(AND([.$C25]&lt;=[.AJ$1];[.$E25]&gt;=[.AJ$1]);T(ORG.OPENOFFICE.STYLE(&quot;barre_orange&quot;));T(ORG.OPENOFFICE.STYLE(&quot;Neutre&quot;)))">
            <text:p/>
          </table:table-cell>
          <table:table-cell table:style-name="ce24" table:formula="of:=IF(AND([.$C25]&lt;=[.AK$1];[.$E25]&gt;=[.AK$1]);T(ORG.OPENOFFICE.STYLE(&quot;barre_orange&quot;));T(ORG.OPENOFFICE.STYLE(&quot;Neutre&quot;)))">
            <text:p/>
          </table:table-cell>
          <table:table-cell table:style-name="ce24" table:formula="of:=IF(AND([.$C25]&lt;=[.AL$1];[.$E25]&gt;=[.AL$1]);T(ORG.OPENOFFICE.STYLE(&quot;barre_orange&quot;));T(ORG.OPENOFFICE.STYLE(&quot;Neutre&quot;)))">
            <text:p/>
          </table:table-cell>
          <table:table-cell table:style-name="ce24" table:formula="of:=IF(AND([.$C25]&lt;=[.AM$1];[.$E25]&gt;=[.AM$1]);T(ORG.OPENOFFICE.STYLE(&quot;barre_orange&quot;));T(ORG.OPENOFFICE.STYLE(&quot;Neutre&quot;)))">
            <text:p/>
          </table:table-cell>
          <table:table-cell table:style-name="ce24" table:formula="of:=IF(AND([.$C25]&lt;=[.AN$1];[.$E25]&gt;=[.AN$1]);T(ORG.OPENOFFICE.STYLE(&quot;barre_orange&quot;));T(ORG.OPENOFFICE.STYLE(&quot;Neutre&quot;)))">
            <text:p/>
          </table:table-cell>
          <table:table-cell table:style-name="ce24" table:formula="of:=IF(AND([.$C25]&lt;=[.AO$1];[.$E25]&gt;=[.AO$1]);T(ORG.OPENOFFICE.STYLE(&quot;barre_orange&quot;));T(ORG.OPENOFFICE.STYLE(&quot;Neutre&quot;)))">
            <text:p/>
          </table:table-cell>
          <table:table-cell table:style-name="ce24" table:formula="of:=IF(AND([.$C25]&lt;=[.AP$1];[.$E25]&gt;=[.AP$1]);T(ORG.OPENOFFICE.STYLE(&quot;barre_orange&quot;));T(ORG.OPENOFFICE.STYLE(&quot;Neutre&quot;)))">
            <text:p/>
          </table:table-cell>
          <table:table-cell table:style-name="ce24" table:formula="of:=IF(AND([.$C25]&lt;=[.AQ$1];[.$E25]&gt;=[.AQ$1]);T(ORG.OPENOFFICE.STYLE(&quot;barre_orange&quot;));T(ORG.OPENOFFICE.STYLE(&quot;Neutre&quot;)))">
            <text:p/>
          </table:table-cell>
          <table:table-cell table:style-name="ce24" table:formula="of:=IF(AND([.$C25]&lt;=[.AR$1];[.$E25]&gt;=[.AR$1]);T(ORG.OPENOFFICE.STYLE(&quot;barre_orange&quot;));T(ORG.OPENOFFICE.STYLE(&quot;Neutre&quot;)))">
            <text:p/>
          </table:table-cell>
          <table:table-cell table:style-name="ce24" table:formula="of:=IF(AND([.$C25]&lt;=[.AS$1];[.$E25]&gt;=[.AS$1]);T(ORG.OPENOFFICE.STYLE(&quot;barre_orange&quot;));T(ORG.OPENOFFICE.STYLE(&quot;Neutre&quot;)))">
            <text:p/>
          </table:table-cell>
          <table:table-cell table:style-name="ce24" table:formula="of:=IF(AND([.$C25]&lt;=[.AT$1];[.$E25]&gt;=[.AT$1]);T(ORG.OPENOFFICE.STYLE(&quot;barre_orange&quot;));T(ORG.OPENOFFICE.STYLE(&quot;Neutre&quot;)))">
            <text:p/>
          </table:table-cell>
          <table:table-cell table:style-name="ce24" table:formula="of:=IF(AND([.$C25]&lt;=[.AU$1];[.$E25]&gt;=[.AU$1]);T(ORG.OPENOFFICE.STYLE(&quot;barre_orange&quot;));T(ORG.OPENOFFICE.STYLE(&quot;Neutre&quot;)))">
            <text:p/>
          </table:table-cell>
          <table:table-cell table:style-name="ce24" table:formula="of:=IF(AND([.$C25]&lt;=[.AV$1];[.$E25]&gt;=[.AV$1]);T(ORG.OPENOFFICE.STYLE(&quot;barre_orange&quot;));T(ORG.OPENOFFICE.STYLE(&quot;Neutre&quot;)))">
            <text:p/>
          </table:table-cell>
          <table:table-cell table:style-name="ce24" table:formula="of:=IF(AND([.$C25]&lt;=[.AW$1];[.$E25]&gt;=[.AW$1]);T(ORG.OPENOFFICE.STYLE(&quot;barre_orange&quot;));T(ORG.OPENOFFICE.STYLE(&quot;Neutre&quot;)))">
            <text:p/>
          </table:table-cell>
          <table:table-cell table:style-name="ce24" table:formula="of:=IF(AND([.$C25]&lt;=[.AX$1];[.$E25]&gt;=[.AX$1]);T(ORG.OPENOFFICE.STYLE(&quot;barre_orange&quot;));T(ORG.OPENOFFICE.STYLE(&quot;Neutre&quot;)))">
            <text:p/>
          </table:table-cell>
          <table:table-cell table:style-name="ce24" table:formula="of:=IF(AND([.$C25]&lt;=[.AY$1];[.$E25]&gt;=[.AY$1]);T(ORG.OPENOFFICE.STYLE(&quot;barre_orange&quot;));T(ORG.OPENOFFICE.STYLE(&quot;Neutre&quot;)))">
            <text:p/>
          </table:table-cell>
          <table:table-cell table:style-name="ce24" table:formula="of:=IF(AND([.$C25]&lt;=[.AZ$1];[.$E25]&gt;=[.AZ$1]);T(ORG.OPENOFFICE.STYLE(&quot;barre_orange&quot;));T(ORG.OPENOFFICE.STYLE(&quot;Neutre&quot;)))">
            <text:p/>
          </table:table-cell>
          <table:table-cell table:style-name="ce24" table:formula="of:=IF(AND([.$C25]&lt;=[.BA$1];[.$E25]&gt;=[.BA$1]);T(ORG.OPENOFFICE.STYLE(&quot;barre_orange&quot;));T(ORG.OPENOFFICE.STYLE(&quot;Neutre&quot;)))">
            <text:p/>
          </table:table-cell>
          <table:table-cell table:style-name="ce24" table:formula="of:=IF(AND([.$C25]&lt;=[.BB$1];[.$E25]&gt;=[.BB$1]);T(ORG.OPENOFFICE.STYLE(&quot;barre_orange&quot;));T(ORG.OPENOFFICE.STYLE(&quot;Neutre&quot;)))">
            <text:p/>
          </table:table-cell>
          <table:table-cell table:style-name="ce24" table:formula="of:=IF(AND([.$C25]&lt;=[.BC$1];[.$E25]&gt;=[.BC$1]);T(ORG.OPENOFFICE.STYLE(&quot;barre_orange&quot;));T(ORG.OPENOFFICE.STYLE(&quot;Neutre&quot;)))">
            <text:p/>
          </table:table-cell>
          <table:table-cell table:style-name="ce24" table:formula="of:=IF(AND([.$C25]&lt;=[.BD$1];[.$E25]&gt;=[.BD$1]);T(ORG.OPENOFFICE.STYLE(&quot;barre_orange&quot;));T(ORG.OPENOFFICE.STYLE(&quot;Neutre&quot;)))">
            <text:p/>
          </table:table-cell>
          <table:table-cell table:style-name="ce24" table:formula="of:=IF(AND([.$C25]&lt;=[.BE$1];[.$E25]&gt;=[.BE$1]);T(ORG.OPENOFFICE.STYLE(&quot;barre_orange&quot;));T(ORG.OPENOFFICE.STYLE(&quot;Neutre&quot;)))">
            <text:p/>
          </table:table-cell>
          <table:table-cell table:style-name="ce24" table:formula="of:=IF(AND([.$C25]&lt;=[.BF$1];[.$E25]&gt;=[.BF$1]);T(ORG.OPENOFFICE.STYLE(&quot;barre_orange&quot;));T(ORG.OPENOFFICE.STYLE(&quot;Neutre&quot;)))">
            <text:p/>
          </table:table-cell>
          <table:table-cell table:style-name="ce24" table:formula="of:=IF(AND([.$C25]&lt;=[.BG$1];[.$E25]&gt;=[.BG$1]);T(ORG.OPENOFFICE.STYLE(&quot;barre_orange&quot;));T(ORG.OPENOFFICE.STYLE(&quot;Neutre&quot;)))">
            <text:p/>
          </table:table-cell>
          <table:table-cell table:style-name="ce24" table:formula="of:=IF(AND([.$C25]&lt;=[.BH$1];[.$E25]&gt;=[.BH$1]);T(ORG.OPENOFFICE.STYLE(&quot;barre_orange&quot;));T(ORG.OPENOFFICE.STYLE(&quot;Neutre&quot;)))">
            <text:p/>
          </table:table-cell>
          <table:table-cell table:style-name="ce24" table:formula="of:=IF(AND([.$C25]&lt;=[.BI$1];[.$E25]&gt;=[.BI$1]);T(ORG.OPENOFFICE.STYLE(&quot;barre_orange&quot;));T(ORG.OPENOFFICE.STYLE(&quot;Neutre&quot;)))">
            <text:p/>
          </table:table-cell>
          <table:table-cell table:style-name="ce24" table:formula="of:=IF(AND([.$C25]&lt;=[.BJ$1];[.$E25]&gt;=[.BJ$1]);T(ORG.OPENOFFICE.STYLE(&quot;barre_orange&quot;));T(ORG.OPENOFFICE.STYLE(&quot;Neutre&quot;)))">
            <text:p/>
          </table:table-cell>
          <table:table-cell table:style-name="ce24" table:formula="of:=IF(AND([.$C25]&lt;=[.BK$1];[.$E25]&gt;=[.BK$1]);T(ORG.OPENOFFICE.STYLE(&quot;barre_orange&quot;));T(ORG.OPENOFFICE.STYLE(&quot;Neutre&quot;)))">
            <text:p/>
          </table:table-cell>
          <table:table-cell table:style-name="ce24" table:formula="of:=IF(AND([.$C25]&lt;=[.BL$1];[.$E25]&gt;=[.BL$1]);T(ORG.OPENOFFICE.STYLE(&quot;barre_orange&quot;));T(ORG.OPENOFFICE.STYLE(&quot;Neutre&quot;)))">
            <text:p/>
          </table:table-cell>
          <table:table-cell table:style-name="ce24" table:formula="of:=IF(AND([.$C25]&lt;=[.BM$1];[.$E25]&gt;=[.BM$1]);T(ORG.OPENOFFICE.STYLE(&quot;barre_orange&quot;));T(ORG.OPENOFFICE.STYLE(&quot;Neutre&quot;)))">
            <text:p/>
          </table:table-cell>
          <table:table-cell table:style-name="ce24" table:formula="of:=IF(AND([.$C25]&lt;=[.BN$1];[.$E25]&gt;=[.BN$1]);T(ORG.OPENOFFICE.STYLE(&quot;barre_orange&quot;));T(ORG.OPENOFFICE.STYLE(&quot;Neutre&quot;)))">
            <text:p/>
          </table:table-cell>
          <table:table-cell table:style-name="ce24" table:formula="of:=IF(AND([.$C25]&lt;=[.BO$1];[.$E25]&gt;=[.BO$1]);T(ORG.OPENOFFICE.STYLE(&quot;barre_orange&quot;));T(ORG.OPENOFFICE.STYLE(&quot;Neutre&quot;)))">
            <text:p/>
          </table:table-cell>
          <table:table-cell table:style-name="ce24" table:formula="of:=IF(AND([.$C25]&lt;=[.BP$1];[.$E25]&gt;=[.BP$1]);T(ORG.OPENOFFICE.STYLE(&quot;barre_orange&quot;));T(ORG.OPENOFFICE.STYLE(&quot;Neutre&quot;)))">
            <text:p/>
          </table:table-cell>
          <table:table-cell table:style-name="ce24" table:formula="of:=IF(AND([.$C25]&lt;=[.BQ$1];[.$E25]&gt;=[.BQ$1]);T(ORG.OPENOFFICE.STYLE(&quot;barre_orange&quot;));T(ORG.OPENOFFICE.STYLE(&quot;Neutre&quot;)))">
            <text:p/>
          </table:table-cell>
          <table:table-cell table:style-name="ce24" table:formula="of:=IF(AND([.$C25]&lt;=[.BR$1];[.$E25]&gt;=[.BR$1]);T(ORG.OPENOFFICE.STYLE(&quot;barre_orange&quot;));T(ORG.OPENOFFICE.STYLE(&quot;Neutre&quot;)))">
            <text:p/>
          </table:table-cell>
          <table:table-cell table:style-name="ce24" table:formula="of:=IF(AND([.$C25]&lt;=[.BS$1];[.$E25]&gt;=[.BS$1]);T(ORG.OPENOFFICE.STYLE(&quot;barre_orange&quot;));T(ORG.OPENOFFICE.STYLE(&quot;Neutre&quot;)))">
            <text:p/>
          </table:table-cell>
          <table:table-cell table:style-name="ce24" table:formula="of:=IF(AND([.$C25]&lt;=[.BT$1];[.$E25]&gt;=[.BT$1]);T(ORG.OPENOFFICE.STYLE(&quot;barre_orange&quot;));T(ORG.OPENOFFICE.STYLE(&quot;Neutre&quot;)))">
            <text:p/>
          </table:table-cell>
          <table:table-cell table:style-name="ce24" table:formula="of:=IF(AND([.$C25]&lt;=[.BU$1];[.$E25]&gt;=[.BU$1]);T(ORG.OPENOFFICE.STYLE(&quot;barre_orange&quot;));T(ORG.OPENOFFICE.STYLE(&quot;Neutre&quot;)))">
            <text:p/>
          </table:table-cell>
          <table:table-cell table:style-name="ce24" table:formula="of:=IF(AND([.$C25]&lt;=[.BV$1];[.$E25]&gt;=[.BV$1]);T(ORG.OPENOFFICE.STYLE(&quot;barre_orange&quot;));T(ORG.OPENOFFICE.STYLE(&quot;Neutre&quot;)))">
            <text:p/>
          </table:table-cell>
          <table:table-cell table:style-name="ce24" table:formula="of:=IF(AND([.$C25]&lt;=[.BW$1];[.$E25]&gt;=[.BW$1]);T(ORG.OPENOFFICE.STYLE(&quot;barre_orange&quot;));T(ORG.OPENOFFICE.STYLE(&quot;Neutre&quot;)))">
            <text:p/>
          </table:table-cell>
          <table:table-cell table:style-name="ce24" table:formula="of:=IF(AND([.$C25]&lt;=[.BX$1];[.$E25]&gt;=[.BX$1]);T(ORG.OPENOFFICE.STYLE(&quot;barre_orange&quot;));T(ORG.OPENOFFICE.STYLE(&quot;Neutre&quot;)))">
            <text:p/>
          </table:table-cell>
          <table:table-cell table:style-name="ce24" table:formula="of:=IF(AND([.$C25]&lt;=[.BY$1];[.$E25]&gt;=[.BY$1]);T(ORG.OPENOFFICE.STYLE(&quot;barre_orange&quot;));T(ORG.OPENOFFICE.STYLE(&quot;Neutre&quot;)))">
            <text:p/>
          </table:table-cell>
          <table:table-cell table:style-name="ce24" table:formula="of:=IF(AND([.$C25]&lt;=[.BZ$1];[.$E25]&gt;=[.BZ$1]);T(ORG.OPENOFFICE.STYLE(&quot;barre_orange&quot;));T(ORG.OPENOFFICE.STYLE(&quot;Neutre&quot;)))">
            <text:p/>
          </table:table-cell>
          <table:table-cell table:style-name="ce26" table:formula="of:=IF(AND([.$C25]&lt;=[.CA$1];[.$E25]&gt;=[.CA$1]);T(ORG.OPENOFFICE.STYLE(&quot;barre_orange&quot;));T(ORG.OPENOFFICE.STYLE(&quot;Neutre&quot;)))">
            <text:p/>
          </table:table-cell>
          <table:table-cell table:style-name="ce26" table:formula="of:=IF(AND([.$C25]&lt;=[.CB$1];[.$E25]&gt;=[.CB$1]);T(ORG.OPENOFFICE.STYLE(&quot;barre_orange&quot;));T(ORG.OPENOFFICE.STYLE(&quot;Neutre&quot;)))">
            <text:p/>
          </table:table-cell>
          <table:table-cell table:style-name="ce26" table:formula="of:=IF(AND([.$C25]&lt;=[.CC$1];[.$E25]&gt;=[.CC$1]);T(ORG.OPENOFFICE.STYLE(&quot;barre_orange&quot;));T(ORG.OPENOFFICE.STYLE(&quot;Neutre&quot;)))">
            <text:p/>
          </table:table-cell>
          <table:table-cell table:style-name="ce26" table:formula="of:=IF(AND([.$C25]&lt;=[.CD$1];[.$E25]&gt;=[.CD$1]);T(ORG.OPENOFFICE.STYLE(&quot;barre_orange&quot;));T(ORG.OPENOFFICE.STYLE(&quot;Neutre&quot;)))">
            <text:p/>
          </table:table-cell>
          <table:table-cell table:style-name="ce26" table:formula="of:=IF(AND([.$C25]&lt;=[.CE$1];[.$E25]&gt;=[.CE$1]);T(ORG.OPENOFFICE.STYLE(&quot;barre_orange&quot;));T(ORG.OPENOFFICE.STYLE(&quot;Neutre&quot;)))">
            <text:p/>
          </table:table-cell>
          <table:table-cell table:style-name="ce26" table:formula="of:=IF(AND([.$C25]&lt;=[.CF$1];[.$E25]&gt;=[.CF$1]);T(ORG.OPENOFFICE.STYLE(&quot;barre_orange&quot;));T(ORG.OPENOFFICE.STYLE(&quot;Neutre&quot;)))">
            <text:p/>
          </table:table-cell>
          <table:table-cell table:style-name="ce26" table:formula="of:=IF(AND([.$C25]&lt;=[.CG$1];[.$E25]&gt;=[.CG$1]);T(ORG.OPENOFFICE.STYLE(&quot;barre_orange&quot;));T(ORG.OPENOFFICE.STYLE(&quot;Neutre&quot;)))">
            <text:p/>
          </table:table-cell>
          <table:table-cell table:style-name="ce26" table:formula="of:=IF(AND([.$C25]&lt;=[.CH$1];[.$E25]&gt;=[.CH$1]);T(ORG.OPENOFFICE.STYLE(&quot;barre_orange&quot;));T(ORG.OPENOFFICE.STYLE(&quot;Neutre&quot;)))">
            <text:p/>
          </table:table-cell>
          <table:table-cell table:style-name="ce26" table:formula="of:=IF(AND([.$C25]&lt;=[.CI$1];[.$E25]&gt;=[.CI$1]);T(ORG.OPENOFFICE.STYLE(&quot;barre_orange&quot;));T(ORG.OPENOFFICE.STYLE(&quot;Neutre&quot;)))">
            <text:p/>
          </table:table-cell>
          <table:table-cell table:style-name="ce26" table:formula="of:=IF(AND([.$C25]&lt;=[.CJ$1];[.$E25]&gt;=[.CJ$1]);T(ORG.OPENOFFICE.STYLE(&quot;barre_orange&quot;));T(ORG.OPENOFFICE.STYLE(&quot;Neutre&quot;)))">
            <text:p/>
          </table:table-cell>
          <table:table-cell table:style-name="ce29" table:formula="of:=IF(AND([.$C25]&lt;=[.CK$1];[.$E25]&gt;=[.CK$1]);T(ORG.OPENOFFICE.STYLE(&quot;barre_orange&quot;));T(ORG.OPENOFFICE.STYLE(&quot;Neutre&quot;))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text>$</number:text>
      <number:number number:decimal-places="2" number:min-decimal-places="2" number:min-integer-digits="1" number:grouping="true"/>
    </number:number-style>
    <number:date-style style:name="N119">
      <number:day/>
      <number:text>.</number:text>
      <number:month/>
    </number:date-style>
    <number:percentage-style style:name="N120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rre_5f_bleu" style:display-name="barre_bleu" style:family="table-cell" style:parent-style-name="Status">
      <style:table-cell-properties fo:background-color="#729fcf" style:diagonal-bl-tr="none" style:diagonal-tl-br="none" fo:border="none"/>
    </style:style>
    <style:style style:name="barre_5f_orange" style:display-name="barre_orange" style:family="table-cell" style:parent-style-name="Status">
      <style:table-cell-properties fo:background-color="#ea75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7:14:15.596000000</meta:creation-date>
    <dc:date>2026-04-09T16:08:57.288217566</dc:date>
    <meta:editing-duration>PT1H38M15S</meta:editing-duration>
    <meta:editing-cycles>24</meta:editing-cycles>
    <meta:generator>LibreOffice/24.2.7.2$Linux_X86_64 LibreOffice_project/420$Build-2</meta:generator>
    <meta:document-statistic meta:table-count="1" meta:cell-count="2200" meta:object-count="0"/>
  </office:meta>
</office:document-meta>
</file>